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Preformatted_20_Text">
    </style:style>
    <style:style style:name="P27" style:family="paragraph" style:parent-style-name="Text_20_body" style:list-style-name="L25">
      <style:paragraph-properties fo:margin-top="0in" fo:margin-bottom="0in"/>
    </style:style>
  </office:automatic-styles>
  <office:body>
    <office:text>
      <text:p text:style-name="Title">1. Introduction - Games for a Read-Write world.</text:p>
      <text:list text:style-name="L1">
        <text:list-item>
          <text:p text:style-name="P1"><text:a xlink:type="simple" xlink:href="#ideas-to-add-into-the-introduction" office:name=""><text:span text:style-name="Definition">Ideas to add into the introduction</text:span></text:a></text:p>
        </text:list-item>
        <text:list-item>
          <text:p text:style-name="P1"><text:a xlink:type="simple" xlink:href="#introduction-to-the-thesis" office:name=""><text:span text:style-name="Definition">1. Introduction to the thesis</text:span></text:a></text:p>
          <text:list text:style-name="L2">
            <text:list-item>
              <text:p text:style-name="P2"><text:a xlink:type="simple" xlink:href="#introduction-to-increased-use-and-importance-of-technology-in-western-society" office:name=""><text:span text:style-name="Definition">Introduction to increased use and importance of technology in western society</text:span></text:a></text:p>
            </text:list-item>
            <text:list-item>
              <text:p text:style-name="P2"><text:a xlink:type="simple" xlink:href="#introduction-to-issues-for-technology-use-for-young-people" office:name=""><text:span text:style-name="Definition">Introduction to issues for technology use for young people</text:span></text:a></text:p>
            </text:list-item>
            <text:list-item>
              <text:p text:style-name="P2"><text:a xlink:type="simple" xlink:href="#introduction-to-the-focus-of-the-study-on-computer-game-design-and-programming-cgdp" office:name=""><text:span text:style-name="Definition">Introduction to the focus of the study on computer game design and programming (CGD&amp;P)</text:span></text:a></text:p>
            </text:list-item>
          </text:list>
        </text:list-item>
        <text:list-item>
          <text:p text:style-name="P1"><text:a xlink:type="simple" xlink:href="#context-background" office:name=""><text:span text:style-name="Definition">2. Context / Background</text:span></text:a></text:p>
          <text:list text:style-name="L3">
            <text:list-item>
              <text:p text:style-name="P3"><text:a xlink:type="simple" xlink:href="#context---more-general-computing" office:name=""><text:span text:style-name="Definition">CONTEXT - MORE GENERAL COMPUTING</text:span></text:a></text:p>
            </text:list-item>
            <text:list-item>
              <text:p text:style-name="P3"><text:a xlink:type="simple" xlink:href="#background-of-informal-settings-non-formal-and-home-education-context" office:name=""><text:span text:style-name="Definition">Background of informal settings / non-formal and home education context</text:span></text:a></text:p>
              <text:list text:style-name="L4">
                <text:list-item>
                  <text:p text:style-name="P4"><text:a xlink:type="simple" xlink:href="#home-education-context" office:name=""><text:span text:style-name="Definition">Home education context</text:span></text:a></text:p>
                </text:list-item>
              </text:list>
            </text:list-item>
            <text:list-item>
              <text:p text:style-name="P3"><text:a xlink:type="simple" xlink:href="#context-of-wider-digital-making-and-culture-home-and-informal-settings" office:name=""><text:span text:style-name="Definition">Context of wider digital making and culture home and informal settings</text:span></text:a></text:p>
            </text:list-item>
            <text:list-item>
              <text:p text:style-name="P3"><text:a xlink:type="simple" xlink:href="#context-of-school-based-computing-education" office:name=""><text:span text:style-name="Definition">Context of school-based computing education</text:span></text:a></text:p>
            </text:list-item>
          </text:list>
        </text:list-item>
        <text:list-item>
          <text:p text:style-name="P1"><text:a xlink:type="simple" xlink:href="#turing-to-games" office:name=""><text:span text:style-name="Definition">Turing to games</text:span></text:a></text:p>
          <text:list text:style-name="L5">
            <text:list-item>
              <text:p text:style-name="P5"><text:a xlink:type="simple" xlink:href="#an-introduction-to-the-benefits-of-on-digital-game-making" office:name=""><text:span text:style-name="Definition">An introduction to the benefits of on digital game making</text:span></text:a></text:p>
            </text:list-item>
            <text:list-item>
              <text:p text:style-name="P5"><text:a xlink:type="simple" xlink:href="#the-potential-of-digital-game-making-of-retro-games-with-families" office:name=""><text:span text:style-name="Definition">The potential of digital game making of retro games with families</text:span></text:a></text:p>
            </text:list-item>
            <text:list-item>
              <text:p text:style-name="P5"><text:a xlink:type="simple" xlink:href="#barriers-to-participation-in-programming-and-specifically-cgdp" office:name=""><text:span text:style-name="Definition">Barriers to participation in programming and specifically CGD&amp;P</text:span></text:a></text:p>
            </text:list-item>
          </text:list>
        </text:list-item>
        <text:list-item>
          <text:p text:style-name="P1"><text:a xlink:type="simple" xlink:href="#rationale-for-the-study" office:name=""><text:span text:style-name="Definition">3. Rationale for the Study:</text:span></text:a></text:p>
          <text:list text:style-name="L6">
            <text:list-item>
              <text:p text:style-name="P6"><text:a xlink:type="simple" xlink:href="#personal-context" office:name=""><text:span text:style-name="Definition">Personal context</text:span></text:a></text:p>
              <text:list text:style-name="L7">
                <text:list-item>
                  <text:p text:style-name="P7"><text:a xlink:type="simple" xlink:href="#recap-of-personal-motivations" office:name=""><text:span text:style-name="Definition">Recap of Personal Motivations</text:span></text:a></text:p>
                </text:list-item>
              </text:list>
            </text:list-item>
            <text:list-item>
              <text:p text:style-name="P6"><text:a xlink:type="simple" xlink:href="#connecting-my-experience-to-broader-contextual-themes" office:name=""><text:span text:style-name="Definition">Connecting my experience to broader contextual themes</text:span></text:a></text:p>
            </text:list-item>
            <text:list-item>
              <text:p text:style-name="P6"><text:a xlink:type="simple" xlink:href="#rationale-of-home-education-settings-as-a-site-of-research" office:name=""><text:span text:style-name="Definition">Rationale of home education settings as a site of research</text:span></text:a></text:p>
            </text:list-item>
            <text:list-item>
              <text:p text:style-name="P6"><text:a xlink:type="simple" xlink:href="#observations-leading-to-perceived-need" office:name=""><text:span text:style-name="Definition">Observations leading to perceived need</text:span></text:a></text:p>
              <text:list text:style-name="L8">
                <text:list-item>
                  <text:p text:style-name="P8"><text:a xlink:type="simple" xlink:href="#on-fluency-agency" office:name=""><text:span text:style-name="Definition">On Fluency &amp; Agency</text:span></text:a></text:p>
                </text:list-item>
              </text:list>
            </text:list-item>
            <text:list-item>
              <text:p text:style-name="P6"><text:a xlink:type="simple" xlink:href="#convictions-about-potential---include-dynamic-of-agency-here-and-limits" office:name=""><text:span text:style-name="Definition">Convictions about potential - include dynamic of agency here (and limits?)</text:span></text:a></text:p>
            </text:list-item>
          </text:list>
        </text:list-item>
        <text:list-item>
          <text:p text:style-name="P1"><text:a xlink:type="simple" xlink:href="#research-objectives-and-questions" office:name=""><text:span text:style-name="Definition">4. Research objectives and questions</text:span></text:a></text:p>
          <text:list text:style-name="L9">
            <text:list-item>
              <text:p text:style-name="P9"><text:a xlink:type="simple" xlink:href="#primary-research-question-and-aims-and-objectives" office:name=""><text:span text:style-name="Definition">Primary research question and aims and objectives</text:span></text:a></text:p>
            </text:list-item>
            <text:list-item>
              <text:p text:style-name="P9"><text:a xlink:type="simple" xlink:href="#research-sub-questions-and-aims-and-objectives" office:name=""><text:span text:style-name="Definition">Research sub-questions and aims and objectives</text:span></text:a></text:p>
            </text:list-item>
            <text:list-item>
              <text:p text:style-name="P9"><text:a xlink:type="simple" xlink:href="#research-objectives-recap-of-motivation" office:name=""><text:span text:style-name="Definition">Research objectives &amp; Recap of motivation</text:span></text:a></text:p>
            </text:list-item>
            <text:list-item>
              <text:p text:style-name="P9"><text:a xlink:type="simple" xlink:href="#the-scope-of-the-thesis-and-what-it-does-not-try-to-address" office:name=""><text:span text:style-name="Definition">The scope of the thesis and what it does not try to address</text:span></text:a></text:p>
              <text:list text:style-name="L10">
                <text:list-item>
                  <text:p text:style-name="P10"><text:a xlink:type="simple" xlink:href="#the-challenge-of-maintaining-focus-in-this-phd-process" office:name=""><text:span text:style-name="Definition">The challenge of maintaining focus in this PhD process</text:span></text:a></text:p>
                </text:list-item>
              </text:list>
            </text:list-item>
            <text:list-item>
              <text:p text:style-name="P9"><text:a xlink:type="simple" xlink:href="#summary-of-the-theoretical-framework-of-this-thesis" office:name=""><text:span text:style-name="Definition">Summary of the theoretical framework of this thesis</text:span></text:a></text:p>
            </text:list-item>
          </text:list>
        </text:list-item>
        <text:list-item>
          <text:p text:style-name="P1"><text:a xlink:type="simple" xlink:href="#significance-of-the-study" office:name=""><text:span text:style-name="Definition">5. Significance of the study</text:span></text:a></text:p>
          <text:list text:style-name="L11">
            <text:list-item>
              <text:p text:style-name="P11"><text:a xlink:type="simple" xlink:href="#wider-implications-and-applications-of-the-research" office:name=""><text:span text:style-name="Definition">Wider implications and applications of the research</text:span></text:a></text:p>
            </text:list-item>
            <text:list-item>
              <text:p text:style-name="P11"><text:a xlink:type="simple" xlink:href="#contribution-to-knowledge-of-this-thesis" office:name=""><text:span text:style-name="Definition">Contribution to knowledge of this thesis</text:span></text:a></text:p>
            </text:list-item>
          </text:list>
        </text:list-item>
        <text:list-item>
          <text:p text:style-name="P1"><text:a xlink:type="simple" xlink:href="#chapter-outline-of-the-study" office:name=""><text:span text:style-name="Definition">6. Chapter outline of the study</text:span></text:a></text:p>
          <text:list text:style-name="L12">
            <text:list-item>
              <text:p text:style-name="P12"><text:a xlink:type="simple" xlink:href="#link-to-next-chapter" office:name=""><text:span text:style-name="Definition">7. Link to next chapter</text:span></text:a></text:p>
            </text:list-item>
          </text:list>
        </text:list-item>
        <text:list-item>
          <text:p text:style-name="P1"><text:a xlink:type="simple" xlink:href="#to-integrate-above" office:name=""><text:span text:style-name="Definition">To integrate above</text:span></text:a></text:p>
          <text:list text:style-name="L13">
            <text:list-item>
              <text:p text:style-name="P13"><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13"><text:a xlink:type="simple" xlink:href="#institutional-barriers---related-to-uk-school-context" office:name=""><text:span text:style-name="Definition">Institutional Barriers - related to UK School context</text:span></text:a></text:p>
            </text:list-item>
            <text:list-item>
              <text:p text:style-name="P13"><text:a xlink:type="simple" xlink:href="#technical-barriers---difficulties-in-learning-to-program" office:name=""><text:span text:style-name="Definition">Technical Barriers - Difficulties in learning to program</text:span></text:a></text:p>
            </text:list-item>
            <text:list-item>
              <text:p text:style-name="P13"><text:a xlink:type="simple" xlink:href="#cultural-identity-barriers-to-participation-in" office:name=""><text:span text:style-name="Definition">Cultural / Identity barriers to participation in …</text:span></text:a></text:p>
              <text:list text:style-name="L14">
                <text:list-item>
                  <text:p text:style-name="P14"><text:a xlink:type="simple" xlink:href="#barrier---identity-and-computer-cultures" office:name=""><text:span text:style-name="Definition">Barrier - Identity and computer cultures</text:span></text:a></text:p>
                </text:list-item>
              </text:list>
            </text:list-item>
            <text:list-item>
              <text:p text:style-name="P13"><text:a xlink:type="simple" xlink:href="#barrier---unfamiliarity-with-support-practices" office:name=""><text:span text:style-name="Definition">Barrier - unfamiliarity with support practices</text:span></text:a></text:p>
            </text:list-item>
            <text:list-item>
              <text:p text:style-name="P13"><text:a xlink:type="simple" xlink:href="#outlining-cultural-barriers-aspects-of-game-making" office:name=""><text:span text:style-name="Definition">Outlining cultural barriers / aspects of game making</text:span></text:a></text:p>
            </text:list-item>
          </text:list>
        </text:list-item>
        <text:list-item>
          <text:p text:style-name="P1"><text:a xlink:type="simple" xlink:href="#to-drop-or-merge-up." office:name=""><text:span text:style-name="Definition">TO DROP OR MERGE UP.</text:span></text:a></text:p>
        </text:list-item>
        <text:list-item>
          <text:p text:style-name="P1"><text:a xlink:type="simple" xlink:href="#existing-responses-to-challenges" office:name=""><text:span text:style-name="Definition">Existing responses to challenges</text:span></text:a></text:p>
          <text:list text:style-name="L15">
            <text:list-item>
              <text:p text:style-name="P15"><text:a xlink:type="simple" xlink:href="#digital-projects-as-an-inclusive-pedaogogy---move-to-introduction" office:name=""><text:span text:style-name="Definition">Digital projects as an inclusive pedaogogy - MOVE TO INTRODUCTION</text:span></text:a></text:p>
            </text:list-item>
            <text:list-item>
              <text:p text:style-name="P15"><text:a xlink:type="simple" xlink:href="#resource-provision-and-cpd" office:name=""><text:span text:style-name="Definition">Resource provision and CPD</text:span></text:a></text:p>
              <text:list text:style-name="L16">
                <text:list-item>
                  <text:p text:style-name="P16"><text:a xlink:type="simple" xlink:href="#computing-at-schools" office:name=""><text:span text:style-name="Definition">Computing at schools</text:span></text:a></text:p>
                </text:list-item>
              </text:list>
            </text:list-item>
            <text:list-item>
              <text:p text:style-name="P15"><text:a xlink:type="simple" xlink:href="#open-source-online-responses-to-the-challenge" office:name=""><text:span text:style-name="Definition">Open source, online responses to the challenge</text:span></text:a></text:p>
              <text:list text:style-name="L17">
                <text:list-item>
                  <text:p text:style-name="P17"><text:a xlink:type="simple" xlink:href="#mozilla-an-open-source-toolset" office:name=""><text:span text:style-name="Definition">Mozilla, an open source toolset</text:span></text:a></text:p>
                </text:list-item>
              </text:list>
            </text:list-item>
          </text:list>
        </text:list-item>
        <text:list-item>
          <text:p text:style-name="P1"><text:a xlink:type="simple" xlink:href="#drop-merge.-introduction-to-theoretical-framework-agency" office:name=""><text:span text:style-name="Definition">4-DROP MERGE. Introduction to theoretical framework &amp; agency</text:span></text:a></text:p>
          <text:list text:style-name="L18">
            <text:list-item>
              <text:p text:style-name="P18"><text:a xlink:type="simple" xlink:href="#theoretical-framework" office:name=""><text:span text:style-name="Definition">Theoretical framework</text:span></text:a></text:p>
            </text:list-item>
            <text:list-item>
              <text:p text:style-name="P18"><text:a xlink:type="simple" xlink:href="#on-agency-and-cultural-historical-activity-theory-socio-cultural-approach" office:name=""><text:span text:style-name="Definition">On agency and cultural historical activity theory / socio-cultural approach</text:span></text:a></text:p>
            </text:list-item>
            <text:list-item>
              <text:p text:style-name="P18"><text:a xlink:type="simple" xlink:href="#on-utility-and-design-based-research" office:name=""><text:span text:style-name="Definition">On utility and Design-based research</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citationID&quot;:&quot;00000001&quot;,&quot;citationItems&quot;:[{&quot;prefix&quot;:&quot;&quot;,&quot;id&quot;:10257,&quot;uris&quot;:[&quot;http://zotero.org/users/1913249/items/LXHRJ68G&quot;],&quot;itemData&quot;:{&quot;title-short&quot;:&quot;Digital detox&quot;,&quot;URL&quot;:&quot;https://journals.sagepub.com/doi/10.1177/1354856519847325&quot;,&quot;id&quot;:&quot;syvertsen_digital_2020&quot;,&quot;issue&quot;:&quot;5-6&quot;,&quot;DOI&quot;:&quot;10.1177/1354856519847325&quot;,&quot;language&quot;:&quot;en&quot;,&quot;container-title-short&quot;:&quot;Convergence: The International Journal of Research into New Media Technologies&quot;,&quot;type&quot;:&quot;article-journal&quot;,&quot;volume&quot;:&quot;26&quot;,&quot;accessed&quot;:{&quot;date-parts&quot;:[[&quot;2025&quot;,5,6]]},&quot;title&quot;:&quot;Digital detox: Media resistance and the promise of authenticity&quot;,&quot;ISSN&quot;:&quot;1354-8565, 1748-7382&quot;,&quot;citation-key&quot;:&quot;syvertsen_digital_2020&quot;,&quot;source&quot;:&quot;DOI.org (Crossref)&quot;,&quot;page&quot;:&quot;1269-1283&quot;,&quot;issued&quot;:{&quot;date-parts&quot;:[[&quot;2020&quot;,12]]},&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author&quot;:[{&quot;given&quot;:&quot;Trine&quot;,&quot;family&quot;:&quot;Syvertsen&quot;},{&quot;given&quot;:&quot;Gunn&quot;,&quot;family&quot;:&quot;Enli&quot;}]}}],&quot;schema&quot;:&quot;https://github.com/citation-style-language/schema/raw/master/csl-citation.json&quot;,&quot;properties&quot;:{&quot;noteIndex&quot;:0,&quot;unsorted&quot;:false,&quot;formattedCitation&quot;:&quot;[@syvertsen_digital_2020]&quot;}} RND0000000002"/>&lt;Do Zotero Refresh: [@syvertsen_digital_2020]&gt;<text:reference-mark-end text:name="ZOTERO_ITEM CSL_CITATION {&quot;citationID&quot;:&quot;00000001&quot;,&quot;citationItems&quot;:[{&quot;prefix&quot;:&quot;&quot;,&quot;id&quot;:10257,&quot;uris&quot;:[&quot;http://zotero.org/users/1913249/items/LXHRJ68G&quot;],&quot;itemData&quot;:{&quot;title-short&quot;:&quot;Digital detox&quot;,&quot;URL&quot;:&quot;https://journals.sagepub.com/doi/10.1177/1354856519847325&quot;,&quot;id&quot;:&quot;syvertsen_digital_2020&quot;,&quot;issue&quot;:&quot;5-6&quot;,&quot;DOI&quot;:&quot;10.1177/1354856519847325&quot;,&quot;language&quot;:&quot;en&quot;,&quot;container-title-short&quot;:&quot;Convergence: The International Journal of Research into New Media Technologies&quot;,&quot;type&quot;:&quot;article-journal&quot;,&quot;volume&quot;:&quot;26&quot;,&quot;accessed&quot;:{&quot;date-parts&quot;:[[&quot;2025&quot;,5,6]]},&quot;title&quot;:&quot;Digital detox: Media resistance and the promise of authenticity&quot;,&quot;ISSN&quot;:&quot;1354-8565, 1748-7382&quot;,&quot;citation-key&quot;:&quot;syvertsen_digital_2020&quot;,&quot;source&quot;:&quot;DOI.org (Crossref)&quot;,&quot;page&quot;:&quot;1269-1283&quot;,&quot;issued&quot;:{&quot;date-parts&quot;:[[&quot;2020&quot;,12]]},&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author&quot;:[{&quot;given&quot;:&quot;Trine&quot;,&quot;family&quot;:&quot;Syvertsen&quot;},{&quot;given&quot;:&quot;Gunn&quot;,&quot;family&quot;:&quot;Enli&quot;}]}}],&quot;schema&quot;:&quot;https://github.com/citation-style-language/schema/raw/master/csl-citation.json&quot;,&quot;properties&quot;:{&quot;noteIndex&quot;:0,&quot;unsorted&quot;:false,&quot;formattedCitation&quot;:&quot;[@syvertsen_digital_2020]&quot;}} RND0000000002"/>.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3" text:outline-level="3"><text:bookmark-start text:name="format-of-this-chapter"/>Format of this chapter<text:bookmark-end text:name="format-of-this-chapter"/></text:h>
      <text:p text:style-name="First_20_paragraph">Keep this brief.</text:p>
      <text:p text:style-name="Text_20_body">Following this, I outline key barriers to participation to game making identifying factors of technical, cultural, and practical dimensions.</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p text:style-name="Text_20_body">This section begins with digital making as a more general theme before focuses in on game making.</text:p>
      <text:h text:style-name="Heading_20_3" text:outline-level="3"><text:bookmark-start text:name="context---more-general-computing"/>CONTEXT - MORE GENERAL COMPUTING<text:bookmark-end text:name="context---more-general-computing"/></text:h>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MOVED FROM CH 2. INTEGRATE</text:p>
      <text:p text:style-name="Text_20_body">The setting of this research within the scope of non-formal activity attended by home educating families, while not a key focus of the study, is relevant and as such needs clarifying.</text:p>
      <text:p text:style-name="Text_20_body">NON FORMAL OR INFORMAL 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00000003&quot;,&quot;citationItems&quot;:[{&quot;prefix&quot;:&quot;&quot;,&quot;id&quot;:3752,&quot;uris&quot;:[&quot;http://zotero.org/users/1913249/items/TE57K2KN&quot;],&quot;itemData&quot;:{&quot;ISBN&quot;:&quot;978-1-139-02623-9 978-1-107-00591-4 978-1-107-50727-2&quot;,&quot;URL&quot;:&quot;https://www.cambridge.org/core/product/identifier/9781139026239%23c00591-8/type/book_part&quot;,&quot;id&quot;:&quot;erstad_identity_2012&quot;,&quot;editor&quot;:[{&quot;given&quot;:&quot;Ola&quot;,&quot;family&quot;:&quot;Erstad&quot;},{&quot;given&quot;:&quot;Julian&quot;,&quot;family&quot;:&quot;Sefton-Green&quot;}],&quot;DOI&quot;:&quot;10.1017/CBO9781139026239.001&quot;,&quot;language&quot;:&quot;en&quot;,&quot;citation-key&quot;:&quot;erstad_identity_2012&quot;,&quot;accessed&quot;:{&quot;date-parts&quot;:[[&quot;2022&quot;,8,9]]},&quot;page&quot;:&quot;1-20&quot;,&quot;author&quot;:[{&quot;given&quot;:&quot;Julian&quot;,&quot;family&quot;:&quot;Sefton-Green&quot;},{&quot;given&quot;:&quot;Ola&quot;,&quot;family&quot;:&quot;Erstad&quot;}],&quot;issued&quot;:{&quot;date-parts&quot;:[[&quot;2012&quot;,10,22]]},&quot;publisher&quot;:&quot;Cambridge University Press&quot;,&quot;edition&quot;:&quot;1&quot;,&quot;source&quot;:&quot;DOI.org (Crossref)&quot;,&quot;container-title&quot;:&quot;Identity, Community, and Learning Lives in the Digital Age&quot;,&quot;title&quot;:&quot;Identity, Community, and Learning Lives in the Digital Age&quot;,&quot;type&quot;:&quot;chapter&quot;}}],&quot;schema&quot;:&quot;https://github.com/citation-style-language/schema/raw/master/csl-citation.json&quot;,&quot;properties&quot;:{&quot;noteIndex&quot;:0,&quot;unsorted&quot;:false,&quot;formattedCitation&quot;:&quot;[@erstad_identity_2012]&quot;}} RND0000000004"/>&lt;Do Zotero Refresh: [@erstad_identity_2012]&gt;<text:reference-mark-end text:name="ZOTERO_ITEM CSL_CITATION {&quot;citationID&quot;:&quot;00000003&quot;,&quot;citationItems&quot;:[{&quot;prefix&quot;:&quot;&quot;,&quot;id&quot;:3752,&quot;uris&quot;:[&quot;http://zotero.org/users/1913249/items/TE57K2KN&quot;],&quot;itemData&quot;:{&quot;ISBN&quot;:&quot;978-1-139-02623-9 978-1-107-00591-4 978-1-107-50727-2&quot;,&quot;URL&quot;:&quot;https://www.cambridge.org/core/product/identifier/9781139026239%23c00591-8/type/book_part&quot;,&quot;id&quot;:&quot;erstad_identity_2012&quot;,&quot;editor&quot;:[{&quot;given&quot;:&quot;Ola&quot;,&quot;family&quot;:&quot;Erstad&quot;},{&quot;given&quot;:&quot;Julian&quot;,&quot;family&quot;:&quot;Sefton-Green&quot;}],&quot;DOI&quot;:&quot;10.1017/CBO9781139026239.001&quot;,&quot;language&quot;:&quot;en&quot;,&quot;citation-key&quot;:&quot;erstad_identity_2012&quot;,&quot;accessed&quot;:{&quot;date-parts&quot;:[[&quot;2022&quot;,8,9]]},&quot;page&quot;:&quot;1-20&quot;,&quot;author&quot;:[{&quot;given&quot;:&quot;Julian&quot;,&quot;family&quot;:&quot;Sefton-Green&quot;},{&quot;given&quot;:&quot;Ola&quot;,&quot;family&quot;:&quot;Erstad&quot;}],&quot;issued&quot;:{&quot;date-parts&quot;:[[&quot;2012&quot;,10,22]]},&quot;publisher&quot;:&quot;Cambridge University Press&quot;,&quot;edition&quot;:&quot;1&quot;,&quot;source&quot;:&quot;DOI.org (Crossref)&quot;,&quot;container-title&quot;:&quot;Identity, Community, and Learning Lives in the Digital Age&quot;,&quot;title&quot;:&quot;Identity, Community, and Learning Lives in the Digital Age&quot;,&quot;type&quot;:&quot;chapter&quot;}}],&quot;schema&quot;:&quot;https://github.com/citation-style-language/schema/raw/master/csl-citation.json&quot;,&quot;properties&quot;:{&quot;noteIndex&quot;:0,&quot;unsorted&quot;:false,&quot;formattedCitation&quot;:&quot;[@erstad_identity_2012]&quot;}} RND0000000004"/>. However, as Sefton-Green <text:reference-mark-start text:name="ZOTERO_ITEM CSL_CITATION {&quot;citationID&quot;:&quot;00000005&quot;,&quot;citationItems&quot;:[{&quot;prefix&quot;:&quot;&quot;,&quot;id&quot;:3214,&quot;uris&quot;:[&quot;http://zotero.org/users/1913249/items/NMBYWLRS&quot;],&quot;itemData&quot;:{&quot;issued&quot;:{&quot;date-parts&quot;:[[&quot;2006&quot;]]},&quot;source&quot;:&quot;Zotero&quot;,&quot;type&quot;:&quot;report&quot;,&quot;author&quot;:[{&quot;given&quot;:&quot;Julian&quot;,&quot;family&quot;:&quot;Sefton-Green&quot;}],&quot;citation-key&quot;:&quot;sefton-green_literature_2006&quot;,&quot;title&quot;:&quot;Literature Review in Informal Learning with Technology Outside School&quot;,&quot;id&quot;:&quot;sefton-green_literature_2006&quot;,&quot;event-place&quot;:&quot;Bristol&quot;,&quot;page&quot;:&quot;43&quot;,&quot;publisher-place&quot;:&quot;Bristol&quot;,&quot;publisher&quot;:&quot;Futurelab&quot;,&quot;language&quot;:&quot;en&quot;,&quot;collection-title&quot;:&quot;Opening Education&quot;}}],&quot;schema&quot;:&quot;https://github.com/citation-style-language/schema/raw/master/csl-citation.json&quot;,&quot;properties&quot;:{&quot;noteIndex&quot;:0,&quot;unsorted&quot;:false,&quot;formattedCitation&quot;:&quot;[@sefton-green_literature_2006]&quot;}} RND0000000006"/>&lt;Do Zotero Refresh: [@sefton-green_literature_2006]&gt;<text:reference-mark-end text:name="ZOTERO_ITEM CSL_CITATION {&quot;citationID&quot;:&quot;00000005&quot;,&quot;citationItems&quot;:[{&quot;prefix&quot;:&quot;&quot;,&quot;id&quot;:3214,&quot;uris&quot;:[&quot;http://zotero.org/users/1913249/items/NMBYWLRS&quot;],&quot;itemData&quot;:{&quot;issued&quot;:{&quot;date-parts&quot;:[[&quot;2006&quot;]]},&quot;source&quot;:&quot;Zotero&quot;,&quot;type&quot;:&quot;report&quot;,&quot;author&quot;:[{&quot;given&quot;:&quot;Julian&quot;,&quot;family&quot;:&quot;Sefton-Green&quot;}],&quot;citation-key&quot;:&quot;sefton-green_literature_2006&quot;,&quot;title&quot;:&quot;Literature Review in Informal Learning with Technology Outside School&quot;,&quot;id&quot;:&quot;sefton-green_literature_2006&quot;,&quot;event-place&quot;:&quot;Bristol&quot;,&quot;page&quot;:&quot;43&quot;,&quot;publisher-place&quot;:&quot;Bristol&quot;,&quot;publisher&quot;:&quot;Futurelab&quot;,&quot;language&quot;:&quot;en&quot;,&quot;collection-title&quot;:&quot;Opening Education&quot;}}],&quot;schema&quot;:&quot;https://github.com/citation-style-language/schema/raw/master/csl-citation.json&quot;,&quot;properties&quot;:{&quot;noteIndex&quot;:0,&quot;unsorted&quot;:false,&quot;formattedCitation&quot;:&quot;[@sefton-green_literature_2006]&quot;}} RND0000000006"/> notes, formally structured learning can take place in informal settings, and vice-versa. Others writers <text:reference-mark-start text:name="ZOTERO_ITEM CSL_CITATION {&quot;citationID&quot;:&quot;00000007&quot;,&quot;citationItems&quot;:[{&quot;prefix&quot;:&quot;&quot;,&quot;id&quot;:3302,&quot;uris&quot;:[&quot;http://zotero.org/users/1913249/items/CKARKKW9&quot;],&quot;label&quot;:&quot;page&quot;,&quot;locator&quot;:&quot;173&quot;,&quot;itemData&quot;:{&quot;title-short&quot;:&quot;Bridging In-school and Out-of-school Learning&quot;,&quot;URL&quot;:&quot;https://doi.org/10.1007/s10956-006-9027-1&quot;,&quot;id&quot;:&quot;eshach_bridging_2007&quot;,&quot;issue&quot;:&quot;2&quot;,&quot;DOI&quot;:&quot;10.1007/s10956-006-9027-1&quot;,&quot;language&quot;:&quot;en&quot;,&quot;container-title-short&quot;:&quot;J Sci Educ Technol&quot;,&quot;type&quot;:&quot;article-journal&quot;,&quot;volume&quot;:&quot;16&quot;,&quot;accessed&quot;:{&quot;date-parts&quot;:[[&quot;2019&quot;,4,24]]},&quot;title&quot;:&quot;Bridging In-school and Out-of-school Learning: Formal, Non-Formal, and Informal Education&quot;,&quot;ISSN&quot;:&quot;1573-1839&quot;,&quot;citation-key&quot;:&quot;eshach_bridging_2007&quot;,&quot;source&quot;:&quot;Springer Link&quot;,&quot;page&quot;:&quot;171-190&quot;,&quot;issued&quot;:{&quot;date-parts&quot;:[[&quot;2007&quot;,4,1]]},&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author&quot;:[{&quot;given&quot;:&quot;Haim&quot;,&quot;family&quot;:&quot;Eshach&quot;}]}},{&quot;prefix&quot;:&quot;&quot;,&quot;id&quot;:3306,&quot;uris&quot;:[&quot;http://zotero.org/users/1913249/items/WJMQLNPY&quot;],&quot;itemData&quot;:{&quot;DOI&quot;:&quot;10.3278/REP0903W011&quot;,&quot;language&quot;:&quot;en&quot;,&quot;title-short&quot;:&quot;Recognition of Non-formal and Informal Learning in OECD Countries&quot;,&quot;citation-key&quot;:&quot;werquin_recognition_2009&quot;,&quot;ISSN&quot;:&quot;0177-4166&quot;,&quot;accessed&quot;:{&quot;date-parts&quot;:[[&quot;2019&quot;,4,24]]},&quot;container-title&quot;:&quot;Recognition of Non-formal and Informal Learning in OECD Countries: an Overview of Some Key Issues&quot;,&quot;URL&quot;:&quot;http://doi.org/10.3278/REP0903W011&quot;,&quot;type&quot;:&quot;article-journal&quot;,&quot;id&quot;:&quot;werquin_recognition_2009&quot;,&quot;issued&quot;:{&quot;date-parts&quot;:[[&quot;2009&quot;,3,1]]},&quot;source&quot;:&quot;DOI.org (CSL JSON)&quot;,&quot;issue&quot;:&quot;03/2009&quot;,&quot;title&quot;:&quot;Recognition of Non-formal and Informal Learning in OECD Countries: an Overview of Some Key Issues&quot;,&quot;author&quot;:[{&quot;given&quot;:&quot;Patrick&quot;,&quot;family&quot;:&quot;Werquin&quot;}]}}],&quot;schema&quot;:&quot;https://github.com/citation-style-language/schema/raw/master/csl-citation.json&quot;,&quot;properties&quot;:{&quot;noteIndex&quot;:0,&quot;unsorted&quot;:false,&quot;formattedCitation&quot;:&quot;[@eshach_bridging_2007, p. 173; @werquin_recognition_2009]&quot;}} RND0000000008"/>&lt;Do Zotero Refresh: [@eshach_bridging_2007, p. 173; @werquin_recognition_2009]&gt;<text:reference-mark-end text:name="ZOTERO_ITEM CSL_CITATION {&quot;citationID&quot;:&quot;00000007&quot;,&quot;citationItems&quot;:[{&quot;prefix&quot;:&quot;&quot;,&quot;id&quot;:3302,&quot;uris&quot;:[&quot;http://zotero.org/users/1913249/items/CKARKKW9&quot;],&quot;label&quot;:&quot;page&quot;,&quot;locator&quot;:&quot;173&quot;,&quot;itemData&quot;:{&quot;title-short&quot;:&quot;Bridging In-school and Out-of-school Learning&quot;,&quot;URL&quot;:&quot;https://doi.org/10.1007/s10956-006-9027-1&quot;,&quot;id&quot;:&quot;eshach_bridging_2007&quot;,&quot;issue&quot;:&quot;2&quot;,&quot;DOI&quot;:&quot;10.1007/s10956-006-9027-1&quot;,&quot;language&quot;:&quot;en&quot;,&quot;container-title-short&quot;:&quot;J Sci Educ Technol&quot;,&quot;type&quot;:&quot;article-journal&quot;,&quot;volume&quot;:&quot;16&quot;,&quot;accessed&quot;:{&quot;date-parts&quot;:[[&quot;2019&quot;,4,24]]},&quot;title&quot;:&quot;Bridging In-school and Out-of-school Learning: Formal, Non-Formal, and Informal Education&quot;,&quot;ISSN&quot;:&quot;1573-1839&quot;,&quot;citation-key&quot;:&quot;eshach_bridging_2007&quot;,&quot;source&quot;:&quot;Springer Link&quot;,&quot;page&quot;:&quot;171-190&quot;,&quot;issued&quot;:{&quot;date-parts&quot;:[[&quot;2007&quot;,4,1]]},&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author&quot;:[{&quot;given&quot;:&quot;Haim&quot;,&quot;family&quot;:&quot;Eshach&quot;}]}},{&quot;prefix&quot;:&quot;&quot;,&quot;id&quot;:3306,&quot;uris&quot;:[&quot;http://zotero.org/users/1913249/items/WJMQLNPY&quot;],&quot;itemData&quot;:{&quot;DOI&quot;:&quot;10.3278/REP0903W011&quot;,&quot;language&quot;:&quot;en&quot;,&quot;title-short&quot;:&quot;Recognition of Non-formal and Informal Learning in OECD Countries&quot;,&quot;citation-key&quot;:&quot;werquin_recognition_2009&quot;,&quot;ISSN&quot;:&quot;0177-4166&quot;,&quot;accessed&quot;:{&quot;date-parts&quot;:[[&quot;2019&quot;,4,24]]},&quot;container-title&quot;:&quot;Recognition of Non-formal and Informal Learning in OECD Countries: an Overview of Some Key Issues&quot;,&quot;URL&quot;:&quot;http://doi.org/10.3278/REP0903W011&quot;,&quot;type&quot;:&quot;article-journal&quot;,&quot;id&quot;:&quot;werquin_recognition_2009&quot;,&quot;issued&quot;:{&quot;date-parts&quot;:[[&quot;2009&quot;,3,1]]},&quot;source&quot;:&quot;DOI.org (CSL JSON)&quot;,&quot;issue&quot;:&quot;03/2009&quot;,&quot;title&quot;:&quot;Recognition of Non-formal and Informal Learning in OECD Countries: an Overview of Some Key Issues&quot;,&quot;author&quot;:[{&quot;given&quot;:&quot;Patrick&quot;,&quot;family&quot;:&quot;Werquin&quot;}]}}],&quot;schema&quot;:&quot;https://github.com/citation-style-language/schema/raw/master/csl-citation.json&quot;,&quot;properties&quot;:{&quot;noteIndex&quot;:0,&quot;unsorted&quot;:false,&quot;formattedCitation&quot;:&quot;[@eshach_bridging_2007, p. 173; @werquin_recognition_2009]&quot;}} RND0000000008"/> use the term “non-formal” describe learning that happens outside of formal institutions, which may involve little instruction but still comprises a carefully planned learner experience, contrasting with both formal and unstructured learning. This study uses the term <text:span text:style-name="T2">non-formal</text:span> in this way, while <text:span text:style-name="T2">informal</text:span> is used more loosely to indicate unstructured, open activities happening outside a classroom lesson.</text:p>
      <text:p text:style-name="Text_20_body">SOMETHING ABOUT FUNDS OF KNOWLEDGE</text:p>
      <text:p text:style-name="Text_20_body">Turning to the structural dimension of education, there is also a lack of a clear division between formal and informal approaches <text:reference-mark-start text:name="ZOTERO_ITEM CSL_CITATION {&quot;citationID&quot;:&quot;00000009&quot;,&quot;citationItems&quot;:[{&quot;prefix&quot;:&quot;&quot;,&quot;id&quot;:3723,&quot;uris&quot;:[&quot;http://zotero.org/users/1913249/items/Q2M28PQC&quot;],&quot;itemData&quot;:{&quot;URL&quot;:&quot;http://journals.sagepub.com/doi/10.3102/0091732X16680994&quot;,&quot;id&quot;:&quot;rogoff_organization_2016&quot;,&quot;issue&quot;:&quot;1&quot;,&quot;DOI&quot;:&quot;10.3102/0091732X16680994&quot;,&quot;language&quot;:&quot;en&quot;,&quot;container-title-short&quot;:&quot;Review of Research in Education&quot;,&quot;type&quot;:&quot;article-journal&quot;,&quot;volume&quot;:&quot;40&quot;,&quot;accessed&quot;:{&quot;date-parts&quot;:[[&quot;2023&quot;,2,16]]},&quot;title&quot;:&quot;The Organization of Informal Learning&quot;,&quot;ISSN&quot;:&quot;0091-732X, 1935-1038&quot;,&quot;citation-key&quot;:&quot;rogoff_organization_2016&quot;,&quot;issued&quot;:{&quot;date-parts&quot;:[[&quot;2016&quot;,3]]},&quot;page&quot;:&quot;356-401&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schema&quot;:&quot;https://github.com/citation-style-language/schema/raw/master/csl-citation.json&quot;,&quot;properties&quot;:{&quot;noteIndex&quot;:0,&quot;unsorted&quot;:false,&quot;formattedCitation&quot;:&quot;[@rogoff_organization_2016]&quot;}} RND0000000010"/>&lt;Do Zotero Refresh: [@rogoff_organization_2016]&gt;<text:reference-mark-end text:name="ZOTERO_ITEM CSL_CITATION {&quot;citationID&quot;:&quot;00000009&quot;,&quot;citationItems&quot;:[{&quot;prefix&quot;:&quot;&quot;,&quot;id&quot;:3723,&quot;uris&quot;:[&quot;http://zotero.org/users/1913249/items/Q2M28PQC&quot;],&quot;itemData&quot;:{&quot;URL&quot;:&quot;http://journals.sagepub.com/doi/10.3102/0091732X16680994&quot;,&quot;id&quot;:&quot;rogoff_organization_2016&quot;,&quot;issue&quot;:&quot;1&quot;,&quot;DOI&quot;:&quot;10.3102/0091732X16680994&quot;,&quot;language&quot;:&quot;en&quot;,&quot;container-title-short&quot;:&quot;Review of Research in Education&quot;,&quot;type&quot;:&quot;article-journal&quot;,&quot;volume&quot;:&quot;40&quot;,&quot;accessed&quot;:{&quot;date-parts&quot;:[[&quot;2023&quot;,2,16]]},&quot;title&quot;:&quot;The Organization of Informal Learning&quot;,&quot;ISSN&quot;:&quot;0091-732X, 1935-1038&quot;,&quot;citation-key&quot;:&quot;rogoff_organization_2016&quot;,&quot;issued&quot;:{&quot;date-parts&quot;:[[&quot;2016&quot;,3]]},&quot;page&quot;:&quot;356-401&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schema&quot;:&quot;https://github.com/citation-style-language/schema/raw/master/csl-citation.json&quot;,&quot;properties&quot;:{&quot;noteIndex&quot;:0,&quot;unsorted&quot;:false,&quot;formattedCitation&quot;:&quot;[@rogoff_organization_2016]&quot;}} RND0000000010"/>. Rogoff outline a false dichotomy between <text:span text:style-name="T2">children-led</text:span> (based on free exploration), and <text:span text:style-name="T2">adult-led</text:span> (focused on direct instruction) approaches <text:reference-mark-start text:name="ZOTERO_ITEM CSL_CITATION {&quot;citationID&quot;:&quot;00000011&quot;,&quot;citationItems&quot;:[{&quot;prefix&quot;:&quot;&quot;,&quot;id&quot;:3879,&quot;uris&quot;:[&quot;http://zotero.org/users/1913249/items/ZMN79J65&quot;],&quot;label&quot;:&quot;page&quot;,&quot;locator&quot;:&quot;211&quot;,&quot;itemData&quot;:{&quot;issued&quot;:{&quot;date-parts&quot;:[[&quot;1995&quot;]]},&quot;source&quot;:&quot;APA PsycNet&quot;,&quot;title-short&quot;:&quot;Observing sociocultural activity on three planes&quot;,&quot;type&quot;:&quot;chapter&quot;,&quot;author&quot;:[{&quot;given&quot;:&quot;Barbara&quot;,&quot;family&quot;:&quot;Rogoff&quot;}],&quot;container-title&quot;:&quot;Sociocultural studies of mind&quot;,&quot;title&quot;:&quot;Observing sociocultural activity on three planes: Participatory appropriation, guided participation, and apprenticeship&quot;,&quot;citation-key&quot;:&quot;rogoff_observing_1995&quot;,&quot;event-place&quot;:&quot;New York, NY, US&quot;,&quot;page&quot;:&quot;139-164&quot;,&quot;publisher-place&quot;:&quot;New York, NY, US&quot;,&quot;id&quot;:&quot;rogoff_observing_1995&quot;,&quot;publisher&quot;:&quot;Cambridge University Press&quot;,&quot;collection-title&quot;:&quot;Learning in doing: Social, cognitive, and computational aspects&quot;}}],&quot;schema&quot;:&quot;https://github.com/citation-style-language/schema/raw/master/csl-citation.json&quot;,&quot;properties&quot;:{&quot;noteIndex&quot;:0,&quot;unsorted&quot;:false,&quot;formattedCitation&quot;:&quot;[@rogoff_observing_1995, p.211]&quot;}} RND0000000012"/>&lt;Do Zotero Refresh: [@rogoff_observing_1995, p.211]&gt;<text:reference-mark-end text:name="ZOTERO_ITEM CSL_CITATION {&quot;citationID&quot;:&quot;00000011&quot;,&quot;citationItems&quot;:[{&quot;prefix&quot;:&quot;&quot;,&quot;id&quot;:3879,&quot;uris&quot;:[&quot;http://zotero.org/users/1913249/items/ZMN79J65&quot;],&quot;label&quot;:&quot;page&quot;,&quot;locator&quot;:&quot;211&quot;,&quot;itemData&quot;:{&quot;issued&quot;:{&quot;date-parts&quot;:[[&quot;1995&quot;]]},&quot;source&quot;:&quot;APA PsycNet&quot;,&quot;title-short&quot;:&quot;Observing sociocultural activity on three planes&quot;,&quot;type&quot;:&quot;chapter&quot;,&quot;author&quot;:[{&quot;given&quot;:&quot;Barbara&quot;,&quot;family&quot;:&quot;Rogoff&quot;}],&quot;container-title&quot;:&quot;Sociocultural studies of mind&quot;,&quot;title&quot;:&quot;Observing sociocultural activity on three planes: Participatory appropriation, guided participation, and apprenticeship&quot;,&quot;citation-key&quot;:&quot;rogoff_observing_1995&quot;,&quot;event-place&quot;:&quot;New York, NY, US&quot;,&quot;page&quot;:&quot;139-164&quot;,&quot;publisher-place&quot;:&quot;New York, NY, US&quot;,&quot;id&quot;:&quot;rogoff_observing_1995&quot;,&quot;publisher&quot;:&quot;Cambridge University Press&quot;,&quot;collection-title&quot;:&quot;Learning in doing: Social, cognitive, and computational aspects&quot;}}],&quot;schema&quot;:&quot;https://github.com/citation-style-language/schema/raw/master/csl-citation.json&quot;,&quot;properties&quot;:{&quot;noteIndex&quot;:0,&quot;unsorted&quot;:false,&quot;formattedCitation&quot;:&quot;[@rogoff_observing_1995, p.211]&quot;}} RND0000000012"/>, proposing instead a more complex community-based understanding of learning that includes concepts of guided participation and apprenticeship <text:reference-mark-start text:name="ZOTERO_ITEM CSL_CITATION {&quot;citationID&quot;:&quot;00000013&quot;,&quot;citationItems&quot;:[{&quot;prefix&quot;:&quot;&quot;,&quot;id&quot;:3284,&quot;uris&quot;:[&quot;http://zotero.org/users/1913249/items/VUK2URI6&quot;],&quot;itemData&quot;:{&quot;issued&quot;:{&quot;date-parts&quot;:[[&quot;1994&quot;]]},&quot;type&quot;:&quot;article-journal&quot;,&quot;volume&quot;:&quot;1&quot;,&quot;author&quot;:[{&quot;given&quot;:&quot;Barbara&quot;,&quot;family&quot;:&quot;Rogoff&quot;}],&quot;id&quot;:&quot;rogoff_developing_1994&quot;,&quot;page&quot;:&quot;209–229&quot;,&quot;citation-key&quot;:&quot;rogoff_developing_1994&quot;,&quot;issue&quot;:&quot;4&quot;,&quot;title&quot;:&quot;Developing understanding of the idea of communities of learners&quot;,&quot;container-title&quot;:&quot;Mind, culture, and activity&quot;}}],&quot;schema&quot;:&quot;https://github.com/citation-style-language/schema/raw/master/csl-citation.json&quot;,&quot;properties&quot;:{&quot;noteIndex&quot;:0,&quot;unsorted&quot;:false,&quot;formattedCitation&quot;:&quot;[@rogoff_developing_1994]&quot;}} RND0000000014"/>&lt;Do Zotero Refresh: [@rogoff_developing_1994]&gt;<text:reference-mark-end text:name="ZOTERO_ITEM CSL_CITATION {&quot;citationID&quot;:&quot;00000013&quot;,&quot;citationItems&quot;:[{&quot;prefix&quot;:&quot;&quot;,&quot;id&quot;:3284,&quot;uris&quot;:[&quot;http://zotero.org/users/1913249/items/VUK2URI6&quot;],&quot;itemData&quot;:{&quot;issued&quot;:{&quot;date-parts&quot;:[[&quot;1994&quot;]]},&quot;type&quot;:&quot;article-journal&quot;,&quot;volume&quot;:&quot;1&quot;,&quot;author&quot;:[{&quot;given&quot;:&quot;Barbara&quot;,&quot;family&quot;:&quot;Rogoff&quot;}],&quot;id&quot;:&quot;rogoff_developing_1994&quot;,&quot;page&quot;:&quot;209–229&quot;,&quot;citation-key&quot;:&quot;rogoff_developing_1994&quot;,&quot;issue&quot;:&quot;4&quot;,&quot;title&quot;:&quot;Developing understanding of the idea of communities of learners&quot;,&quot;container-title&quot;:&quot;Mind, culture, and activity&quot;}}],&quot;schema&quot;:&quot;https://github.com/citation-style-language/schema/raw/master/csl-citation.json&quot;,&quot;properties&quot;:{&quot;noteIndex&quot;:0,&quot;unsorted&quot;:false,&quot;formattedCitation&quot;:&quot;[@rogoff_developing_1994]&quot;}} RND0000000014"/>.</text:p>
      <text:p text:style-name="Text_20_body">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4" text:outline-level="4"><text:bookmark-start text:name="home-education-context"/>Home education context<text:bookmark-end text:name="home-education-context"/></text:h>
      <text:p text:style-name="First_20_paragraph">The processes and motivations driving of home education are varied <text:reference-mark-start text:name="ZOTERO_ITEM CSL_CITATION {&quot;citationID&quot;:&quot;00000015&quot;,&quot;citationItems&quot;:[{&quot;prefix&quot;:&quot;&quot;,&quot;id&quot;:8983,&quot;uris&quot;:[&quot;http://zotero.org/users/1913249/items/F748Z3W8&quot;],&quot;itemData&quot;:{&quot;title-short&quot;:&quot;Invisible pedagogies in home education&quot;,&quot;URL&quot;:&quot;https://www.sciendo.com/article/10.2478/jped-2021-0001&quot;,&quot;id&quot;:&quot;fensham-smith_invisible_2021&quot;,&quot;issue&quot;:&quot;1&quot;,&quot;DOI&quot;:&quot;10.2478/jped-2021-0001&quot;,&quot;language&quot;:&quot;en&quot;,&quot;type&quot;:&quot;article-journal&quot;,&quot;volume&quot;:&quot;12&quot;,&quot;accessed&quot;:{&quot;date-parts&quot;:[[&quot;2023&quot;,10,2]]},&quot;title&quot;:&quot;Invisible pedagogies in home education: Freedom, power and control&quot;,&quot;ISSN&quot;:&quot;1338-1563&quot;,&quot;citation-key&quot;:&quot;fensham-smith_invisible_2021&quot;,&quot;issued&quot;:{&quot;date-parts&quot;:[[&quot;2021&quot;,6,1]]},&quot;page&quot;:&quot;5-27&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author&quot;:[{&quot;given&quot;:&quot;Amber Joy&quot;,&quot;family&quot;:&quot;Fensham-Smith&quot;}]}}],&quot;schema&quot;:&quot;https://github.com/citation-style-language/schema/raw/master/csl-citation.json&quot;,&quot;properties&quot;:{&quot;noteIndex&quot;:0,&quot;unsorted&quot;:false,&quot;formattedCitation&quot;:&quot;[@fensham-smith_invisible_2021]&quot;}} RND0000000016"/>&lt;Do Zotero Refresh: [@fensham-smith_invisible_2021]&gt;<text:reference-mark-end text:name="ZOTERO_ITEM CSL_CITATION {&quot;citationID&quot;:&quot;00000015&quot;,&quot;citationItems&quot;:[{&quot;prefix&quot;:&quot;&quot;,&quot;id&quot;:8983,&quot;uris&quot;:[&quot;http://zotero.org/users/1913249/items/F748Z3W8&quot;],&quot;itemData&quot;:{&quot;title-short&quot;:&quot;Invisible pedagogies in home education&quot;,&quot;URL&quot;:&quot;https://www.sciendo.com/article/10.2478/jped-2021-0001&quot;,&quot;id&quot;:&quot;fensham-smith_invisible_2021&quot;,&quot;issue&quot;:&quot;1&quot;,&quot;DOI&quot;:&quot;10.2478/jped-2021-0001&quot;,&quot;language&quot;:&quot;en&quot;,&quot;type&quot;:&quot;article-journal&quot;,&quot;volume&quot;:&quot;12&quot;,&quot;accessed&quot;:{&quot;date-parts&quot;:[[&quot;2023&quot;,10,2]]},&quot;title&quot;:&quot;Invisible pedagogies in home education: Freedom, power and control&quot;,&quot;ISSN&quot;:&quot;1338-1563&quot;,&quot;citation-key&quot;:&quot;fensham-smith_invisible_2021&quot;,&quot;issued&quot;:{&quot;date-parts&quot;:[[&quot;2021&quot;,6,1]]},&quot;page&quot;:&quot;5-27&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author&quot;:[{&quot;given&quot;:&quot;Amber Joy&quot;,&quot;family&quot;:&quot;Fensham-Smith&quot;}]}}],&quot;schema&quot;:&quot;https://github.com/citation-style-language/schema/raw/master/csl-citation.json&quot;,&quot;properties&quot;:{&quot;noteIndex&quot;:0,&quot;unsorted&quot;:false,&quot;formattedCitation&quot;:&quot;[@fensham-smith_invisible_2021]&quot;}} RND0000000016"/>. These motivations are often categorized into two broad streams: pedagogy and ideology <text:reference-mark-start text:name="ZOTERO_ITEM CSL_CITATION {&quot;citationID&quot;:&quot;00000017&quot;,&quot;citationItems&quot;:[{&quot;prefix&quot;:&quot;&quot;,&quot;id&quot;:8975,&quot;uris&quot;:[&quot;http://zotero.org/users/1913249/items/ZQHZ2GU8&quot;],&quot;itemData&quot;:{&quot;issued&quot;:{&quot;date-parts&quot;:[[&quot;1991&quot;,1,1]]},&quot;language&quot;:&quot;en&quot;,&quot;title-short&quot;:&quot;Home Schooling&quot;,&quot;type&quot;:&quot;book&quot;,&quot;citation-key&quot;:&quot;galen_home_1991&quot;,&quot;author&quot;:[{&quot;given&quot;:&quot;Jane Van&quot;,&quot;family&quot;:&quot;Galen&quot;},{&quot;given&quot;:&quot;Mary Anne&quot;,&quot;family&quot;:&quot;Pitman&quot;}],&quot;ISBN&quot;:&quot;978-0-313-38882-8&quot;,&quot;id&quot;:&quot;galen_home_1991&quot;,&quot;publisher&quot;:&quot;Bloomsbury Publishing USA&quot;,&quot;number-of-pages&quot;:&quot;224&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source&quot;:&quot;Google Books&quot;,&quot;title&quot;:&quot;Home Schooling: Political, Historical, and Pedagogical Perspectives&quot;}},{&quot;prefix&quot;:&quot;&quot;,&quot;id&quot;:8977,&quot;uris&quot;:[&quot;http://zotero.org/users/1913249/items/AKHEZBKX&quot;],&quot;itemData&quot;:{&quot;URL&quot;:&quot;https://doi.org/10.1080/09500790308668293&quot;,&quot;id&quot;:&quot;rothermel_can_2003&quot;,&quot;issue&quot;:&quot;2-3&quot;,&quot;DOI&quot;:&quot;10.1080/09500790308668293&quot;,&quot;publisher&quot;:&quot;Routledge&quot;,&quot;type&quot;:&quot;article-journal&quot;,&quot;volume&quot;:&quot;17&quot;,&quot;accessed&quot;:{&quot;date-parts&quot;:[[&quot;2023&quot;,10,2]]},&quot;title&quot;:&quot;Can We Classify Motives for Home Education?&quot;,&quot;ISSN&quot;:&quot;0950-0790&quot;,&quot;issued&quot;:{&quot;date-parts&quot;:[[&quot;2003&quot;,5,15]]},&quot;source&quot;:&quot;Taylor and Francis+NEJM&quot;,&quot;page&quot;:&quot;74-89&quot;,&quot;citation-key&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author&quot;:[{&quot;given&quot;:&quot;Paula&quot;,&quot;family&quot;:&quot;Rothermel&quot;}]}}],&quot;schema&quot;:&quot;https://github.com/citation-style-language/schema/raw/master/csl-citation.json&quot;,&quot;properties&quot;:{&quot;noteIndex&quot;:0,&quot;unsorted&quot;:false,&quot;formattedCitation&quot;:&quot;[@galen_home_1991; @rothermel_can_2003]&quot;}} RND0000000018"/>&lt;Do Zotero Refresh: [@galen_home_1991; @rothermel_can_2003]&gt;<text:reference-mark-end text:name="ZOTERO_ITEM CSL_CITATION {&quot;citationID&quot;:&quot;00000017&quot;,&quot;citationItems&quot;:[{&quot;prefix&quot;:&quot;&quot;,&quot;id&quot;:8975,&quot;uris&quot;:[&quot;http://zotero.org/users/1913249/items/ZQHZ2GU8&quot;],&quot;itemData&quot;:{&quot;issued&quot;:{&quot;date-parts&quot;:[[&quot;1991&quot;,1,1]]},&quot;language&quot;:&quot;en&quot;,&quot;title-short&quot;:&quot;Home Schooling&quot;,&quot;type&quot;:&quot;book&quot;,&quot;citation-key&quot;:&quot;galen_home_1991&quot;,&quot;author&quot;:[{&quot;given&quot;:&quot;Jane Van&quot;,&quot;family&quot;:&quot;Galen&quot;},{&quot;given&quot;:&quot;Mary Anne&quot;,&quot;family&quot;:&quot;Pitman&quot;}],&quot;ISBN&quot;:&quot;978-0-313-38882-8&quot;,&quot;id&quot;:&quot;galen_home_1991&quot;,&quot;publisher&quot;:&quot;Bloomsbury Publishing USA&quot;,&quot;number-of-pages&quot;:&quot;224&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source&quot;:&quot;Google Books&quot;,&quot;title&quot;:&quot;Home Schooling: Political, Historical, and Pedagogical Perspectives&quot;}},{&quot;prefix&quot;:&quot;&quot;,&quot;id&quot;:8977,&quot;uris&quot;:[&quot;http://zotero.org/users/1913249/items/AKHEZBKX&quot;],&quot;itemData&quot;:{&quot;URL&quot;:&quot;https://doi.org/10.1080/09500790308668293&quot;,&quot;id&quot;:&quot;rothermel_can_2003&quot;,&quot;issue&quot;:&quot;2-3&quot;,&quot;DOI&quot;:&quot;10.1080/09500790308668293&quot;,&quot;publisher&quot;:&quot;Routledge&quot;,&quot;type&quot;:&quot;article-journal&quot;,&quot;volume&quot;:&quot;17&quot;,&quot;accessed&quot;:{&quot;date-parts&quot;:[[&quot;2023&quot;,10,2]]},&quot;title&quot;:&quot;Can We Classify Motives for Home Education?&quot;,&quot;ISSN&quot;:&quot;0950-0790&quot;,&quot;issued&quot;:{&quot;date-parts&quot;:[[&quot;2003&quot;,5,15]]},&quot;source&quot;:&quot;Taylor and Francis+NEJM&quot;,&quot;page&quot;:&quot;74-89&quot;,&quot;citation-key&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author&quot;:[{&quot;given&quot;:&quot;Paula&quot;,&quot;family&quot;:&quot;Rothermel&quot;}]}}],&quot;schema&quot;:&quot;https://github.com/citation-style-language/schema/raw/master/csl-citation.json&quot;,&quot;properties&quot;:{&quot;noteIndex&quot;:0,&quot;unsorted&quot;:false,&quot;formattedCitation&quot;:&quot;[@galen_home_1991; @rothermel_can_2003]&quot;}} RND0000000018"/>.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00000019&quot;,&quot;citationItems&quot;:[{&quot;prefix&quot;:&quot;&quot;,&quot;id&quot;:8982,&quot;uris&quot;:[&quot;http://zotero.org/users/1913249/items/CUNAU5ZC&quot;],&quot;itemData&quot;:{&quot;issued&quot;:{&quot;date-parts&quot;:[[&quot;2013&quot;]]},&quot;language&quot;:&quot;en&quot;,&quot;type&quot;:&quot;article-journal&quot;,&quot;volume&quot;:&quot;7&quot;,&quot;author&quot;:[{&quot;given&quot;:&quot;Peter&quot;,&quot;family&quot;:&quot;Gray&quot;},{&quot;given&quot;:&quot;Gina&quot;,&quot;family&quot;:&quot;Riley&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itle&quot;:&quot;The Challenges and Benefits of Unschooling, According to 232 Families Who Have Chosen that Route&quot;,&quot;issue&quot;:&quot;14&quot;,&quot;source&quot;:&quot;Zotero&quot;,&quot;citation-key&quot;:&quot;gray_challenges_2013&quot;}}],&quot;schema&quot;:&quot;https://github.com/citation-style-language/schema/raw/master/csl-citation.json&quot;,&quot;properties&quot;:{&quot;noteIndex&quot;:0,&quot;unsorted&quot;:false,&quot;formattedCitation&quot;:&quot;[@gray_challenges_2013]&quot;}} RND0000000020"/>&lt;Do Zotero Refresh: [@gray_challenges_2013]&gt;<text:reference-mark-end text:name="ZOTERO_ITEM CSL_CITATION {&quot;citationID&quot;:&quot;00000019&quot;,&quot;citationItems&quot;:[{&quot;prefix&quot;:&quot;&quot;,&quot;id&quot;:8982,&quot;uris&quot;:[&quot;http://zotero.org/users/1913249/items/CUNAU5ZC&quot;],&quot;itemData&quot;:{&quot;issued&quot;:{&quot;date-parts&quot;:[[&quot;2013&quot;]]},&quot;language&quot;:&quot;en&quot;,&quot;type&quot;:&quot;article-journal&quot;,&quot;volume&quot;:&quot;7&quot;,&quot;author&quot;:[{&quot;given&quot;:&quot;Peter&quot;,&quot;family&quot;:&quot;Gray&quot;},{&quot;given&quot;:&quot;Gina&quot;,&quot;family&quot;:&quot;Riley&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itle&quot;:&quot;The Challenges and Benefits of Unschooling, According to 232 Families Who Have Chosen that Route&quot;,&quot;issue&quot;:&quot;14&quot;,&quot;source&quot;:&quot;Zotero&quot;,&quot;citation-key&quot;:&quot;gray_challenges_2013&quot;}}],&quot;schema&quot;:&quot;https://github.com/citation-style-language/schema/raw/master/csl-citation.json&quot;,&quot;properties&quot;:{&quot;noteIndex&quot;:0,&quot;unsorted&quot;:false,&quot;formattedCitation&quot;:&quot;[@gray_challenges_2013]&quot;}} RND0000000020"/> emphasises facilitating learning by drawing out children’s interests through everyday activities. Illich’s work on deschooling promotes the idea of <text:span text:style-name="T2">webs of learning</text:span> <text:reference-mark-start text:name="ZOTERO_ITEM CSL_CITATION {&quot;citationID&quot;:&quot;00000021&quot;,&quot;citationItems&quot;:[{&quot;prefix&quot;:&quot;&quot;,&quot;id&quot;:1115,&quot;uris&quot;:[&quot;http://zotero.org/users/1913249/items/6IH2ZXKT&quot;],&quot;itemData&quot;:{&quot;issued&quot;:{&quot;date-parts&quot;:[[&quot;1971&quot;]]},&quot;source&quot;:&quot;Library of Congress ISBN&quot;,&quot;call-number&quot;:&quot;LA210 .I4 1971&quot;,&quot;type&quot;:&quot;book&quot;,&quot;author&quot;:[{&quot;given&quot;:&quot;Ivan&quot;,&quot;family&quot;:&quot;Illich&quot;}],&quot;citation-key&quot;:&quot;illich_deschooling_1971&quot;,&quot;event-place&quot;:&quot;New York&quot;,&quot;title&quot;:&quot;Deschooling society&quot;,&quot;ISBN&quot;:&quot;0-06-012139-4&quot;,&quot;id&quot;:&quot;illich_deschooling_1971&quot;,&quot;edition&quot;:&quot;1st ed.&quot;,&quot;publisher-place&quot;:&quot;New York&quot;,&quot;number-of-pages&quot;:&quot;116&quot;,&quot;publisher&quot;:&quot;Harper &amp; Row&quot;,&quot;collection-title&quot;:&quot;World perspectives, v. 44&quot;}}],&quot;schema&quot;:&quot;https://github.com/citation-style-language/schema/raw/master/csl-citation.json&quot;,&quot;properties&quot;:{&quot;noteIndex&quot;:0,&quot;unsorted&quot;:false,&quot;formattedCitation&quot;:&quot;[@illich_deschooling_1971]&quot;}} RND0000000022"/>&lt;Do Zotero Refresh: [@illich_deschooling_1971]&gt;<text:reference-mark-end text:name="ZOTERO_ITEM CSL_CITATION {&quot;citationID&quot;:&quot;00000021&quot;,&quot;citationItems&quot;:[{&quot;prefix&quot;:&quot;&quot;,&quot;id&quot;:1115,&quot;uris&quot;:[&quot;http://zotero.org/users/1913249/items/6IH2ZXKT&quot;],&quot;itemData&quot;:{&quot;issued&quot;:{&quot;date-parts&quot;:[[&quot;1971&quot;]]},&quot;source&quot;:&quot;Library of Congress ISBN&quot;,&quot;call-number&quot;:&quot;LA210 .I4 1971&quot;,&quot;type&quot;:&quot;book&quot;,&quot;author&quot;:[{&quot;given&quot;:&quot;Ivan&quot;,&quot;family&quot;:&quot;Illich&quot;}],&quot;citation-key&quot;:&quot;illich_deschooling_1971&quot;,&quot;event-place&quot;:&quot;New York&quot;,&quot;title&quot;:&quot;Deschooling society&quot;,&quot;ISBN&quot;:&quot;0-06-012139-4&quot;,&quot;id&quot;:&quot;illich_deschooling_1971&quot;,&quot;edition&quot;:&quot;1st ed.&quot;,&quot;publisher-place&quot;:&quot;New York&quot;,&quot;number-of-pages&quot;:&quot;116&quot;,&quot;publisher&quot;:&quot;Harper &amp; Row&quot;,&quot;collection-title&quot;:&quot;World perspectives, v. 44&quot;}}],&quot;schema&quot;:&quot;https://github.com/citation-style-language/schema/raw/master/csl-citation.json&quot;,&quot;properties&quot;:{&quot;noteIndex&quot;:0,&quot;unsorted&quot;:false,&quot;formattedCitation&quot;:&quot;[@illich_deschooling_1971]&quot;}} RND0000000022"/>,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00000023&quot;,&quot;citationItems&quot;:[{&quot;prefix&quot;:&quot;&quot;,&quot;id&quot;:8980,&quot;uris&quot;:[&quot;http://zotero.org/users/1913249/items/CR7JKY94&quot;],&quot;itemData&quot;:{&quot;ISBN&quot;:&quot;979-8-4007-0025-5&quot;,&quot;URL&quot;:&quot;https://dl.acm.org/doi/10.1145/3573051.3593386&quot;,&quot;id&quot;:&quot;doroudi_relevance_2023&quot;,&quot;collection-title&quot;:&quot;L@S '23&quot;,&quot;DOI&quot;:&quot;10.1145/3573051.3593386&quot;,&quot;source&quot;:&quot;ACM Digital Library&quot;,&quot;container-title&quot;:&quot;Proceedings of the Tenth ACM Conference on Learning @ Scale&quot;,&quot;citation-key&quot;:&quot;doroudi_relevance_2023&quot;,&quot;accessed&quot;:{&quot;date-parts&quot;:[[&quot;2023&quot;,10,2]]},&quot;title&quot;:&quot;The Relevance of Ivan Illich's Learning Webs 50 Years On&quot;,&quot;publisher&quot;:&quot;Association for Computing Machinery&quot;,&quot;issued&quot;:{&quot;date-parts&quot;:[[&quot;2023&quot;,7,20]]},&quot;event-place&quot;:&quot;New York, NY, USA&quot;,&quot;page&quot;:&quot;99–109&quot;,&quot;publisher-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ype&quot;:&quot;paper-conference&quot;,&quot;author&quot;:[{&quot;given&quot;:&quot;Shayan&quot;,&quot;family&quot;:&quot;Doroudi&quot;},{&quot;given&quot;:&quot;Yusuf&quot;,&quot;family&quot;:&quot;Ahmad&quot;}]}}],&quot;schema&quot;:&quot;https://github.com/citation-style-language/schema/raw/master/csl-citation.json&quot;,&quot;properties&quot;:{&quot;noteIndex&quot;:0,&quot;unsorted&quot;:false,&quot;formattedCitation&quot;:&quot;[@doroudi_relevance_2023]&quot;}} RND0000000024"/>&lt;Do Zotero Refresh: [@doroudi_relevance_2023]&gt;<text:reference-mark-end text:name="ZOTERO_ITEM CSL_CITATION {&quot;citationID&quot;:&quot;00000023&quot;,&quot;citationItems&quot;:[{&quot;prefix&quot;:&quot;&quot;,&quot;id&quot;:8980,&quot;uris&quot;:[&quot;http://zotero.org/users/1913249/items/CR7JKY94&quot;],&quot;itemData&quot;:{&quot;ISBN&quot;:&quot;979-8-4007-0025-5&quot;,&quot;URL&quot;:&quot;https://dl.acm.org/doi/10.1145/3573051.3593386&quot;,&quot;id&quot;:&quot;doroudi_relevance_2023&quot;,&quot;collection-title&quot;:&quot;L@S '23&quot;,&quot;DOI&quot;:&quot;10.1145/3573051.3593386&quot;,&quot;source&quot;:&quot;ACM Digital Library&quot;,&quot;container-title&quot;:&quot;Proceedings of the Tenth ACM Conference on Learning @ Scale&quot;,&quot;citation-key&quot;:&quot;doroudi_relevance_2023&quot;,&quot;accessed&quot;:{&quot;date-parts&quot;:[[&quot;2023&quot;,10,2]]},&quot;title&quot;:&quot;The Relevance of Ivan Illich's Learning Webs 50 Years On&quot;,&quot;publisher&quot;:&quot;Association for Computing Machinery&quot;,&quot;issued&quot;:{&quot;date-parts&quot;:[[&quot;2023&quot;,7,20]]},&quot;event-place&quot;:&quot;New York, NY, USA&quot;,&quot;page&quot;:&quot;99–109&quot;,&quot;publisher-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ype&quot;:&quot;paper-conference&quot;,&quot;author&quot;:[{&quot;given&quot;:&quot;Shayan&quot;,&quot;family&quot;:&quot;Doroudi&quot;},{&quot;given&quot;:&quot;Yusuf&quot;,&quot;family&quot;:&quot;Ahmad&quot;}]}}],&quot;schema&quot;:&quot;https://github.com/citation-style-language/schema/raw/master/csl-citation.json&quot;,&quot;properties&quot;:{&quot;noteIndex&quot;:0,&quot;unsorted&quot;:false,&quot;formattedCitation&quot;:&quot;[@doroudi_relevance_2023]&quot;}} RND0000000024"/>. The game-making club that forms the basis of this research can be viewed as one node within the complex web of learning that participating families engage with.</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Text_20_body">Before addressing studies directly focused on computer game programming in Chapter 2, it is relevant to examine broader studies on areas of activity around games and the resulting diverse learning outcomes. Observations of young people’s enthusiastic involvement in digital media and game making, and meta-gaming in informal communities have sparked questions on how to leverage this interest for other educational aims <text:reference-mark-start text:name="ZOTERO_ITEM CSL_CITATION {&quot;citationID&quot;:&quot;00000025&quot;,&quot;citationItems&quot;:[{&quot;prefix&quot;:&quot;&quot;,&quot;id&quot;:1584,&quot;uris&quot;:[&quot;http://zotero.org/users/1913249/items/M6377K76&quot;],&quot;itemData&quot;:{&quot;ISBN&quot;:&quot;978-1-4039-6538-7&quot;,&quot;author&quot;:[{&quot;given&quot;:&quot;James Paul&quot;,&quot;family&quot;:&quot;Gee&quot;}],&quot;id&quot;:&quot;gee_what_2004&quot;,&quot;collection-title&quot;:&quot;Education&quot;,&quot;issued&quot;:{&quot;date-parts&quot;:[[&quot;2004&quot;]]},&quot;language&quot;:&quot;eng&quot;,&quot;type&quot;:&quot;book&quot;,&quot;publisher-place&quot;:&quot;New York, NY&quot;,&quot;note&quot;:&quot;OCLC: 255334132&quot;,&quot;publisher&quot;:&quot;Palgrave Macmillan&quot;,&quot;event-place&quot;:&quot;New York, NY&quot;,&quot;edition&quot;:&quot;1. paperback ed&quot;,&quot;number-of-pages&quot;:&quot;225&quot;,&quot;citation-key&quot;:&quot;gee_what_2004&quot;,&quot;source&quot;:&quot;Gemeinsamer Bibliotheksverbund ISBN&quot;,&quot;title&quot;:&quot;What video games have to teach us about learning and literacy&quot;}},{&quot;prefix&quot;:&quot;&quot;,&quot;id&quot;:3779,&quot;uris&quot;:[&quot;http://zotero.org/users/1913249/items/TTY8WYQ6&quot;],&quot;itemData&quot;:{&quot;issued&quot;:{&quot;date-parts&quot;:[[&quot;1980&quot;]]},&quot;publisher&quot;:&quot;Basic Books&quot;,&quot;title-short&quot;:&quot;Mindstorms&quot;,&quot;type&quot;:&quot;book&quot;,&quot;id&quot;:&quot;papert_mindstorms_1980&quot;,&quot;citation-key&quot;:&quot;papert_mindstorms_1980&quot;,&quot;ISBN&quot;:&quot;0-465-04674-6&quot;,&quot;title&quot;:&quot;Mindstorms: children, computers, and powerful ideas&quot;,&quot;publisher-place&quot;:&quot;New York&quot;,&quot;event-place&quot;:&quot;New York&quot;,&quot;edition&quot;:&quot;2nd ed&quot;,&quot;number-of-pages&quot;:&quot;230&quot;,&quot;source&quot;:&quot;Library of Congress ISBN&quot;,&quot;call-number&quot;:&quot;QA20.C65 P36 1993&quot;,&quot;author&quot;:[{&quot;given&quot;:&quot;Seymour&quot;,&quot;family&quot;:&quot;Papert&quot;}]}}],&quot;schema&quot;:&quot;https://github.com/citation-style-language/schema/raw/master/csl-citation.json&quot;,&quot;properties&quot;:{&quot;noteIndex&quot;:0,&quot;unsorted&quot;:false,&quot;formattedCitation&quot;:&quot;[@gee_what_2004; @papert_mindstorms_1980]&quot;}} RND0000000026"/>&lt;Do Zotero Refresh: [@gee_what_2004; @papert_mindstorms_1980]&gt;<text:reference-mark-end text:name="ZOTERO_ITEM CSL_CITATION {&quot;citationID&quot;:&quot;00000025&quot;,&quot;citationItems&quot;:[{&quot;prefix&quot;:&quot;&quot;,&quot;id&quot;:1584,&quot;uris&quot;:[&quot;http://zotero.org/users/1913249/items/M6377K76&quot;],&quot;itemData&quot;:{&quot;ISBN&quot;:&quot;978-1-4039-6538-7&quot;,&quot;author&quot;:[{&quot;given&quot;:&quot;James Paul&quot;,&quot;family&quot;:&quot;Gee&quot;}],&quot;id&quot;:&quot;gee_what_2004&quot;,&quot;collection-title&quot;:&quot;Education&quot;,&quot;issued&quot;:{&quot;date-parts&quot;:[[&quot;2004&quot;]]},&quot;language&quot;:&quot;eng&quot;,&quot;type&quot;:&quot;book&quot;,&quot;publisher-place&quot;:&quot;New York, NY&quot;,&quot;note&quot;:&quot;OCLC: 255334132&quot;,&quot;publisher&quot;:&quot;Palgrave Macmillan&quot;,&quot;event-place&quot;:&quot;New York, NY&quot;,&quot;edition&quot;:&quot;1. paperback ed&quot;,&quot;number-of-pages&quot;:&quot;225&quot;,&quot;citation-key&quot;:&quot;gee_what_2004&quot;,&quot;source&quot;:&quot;Gemeinsamer Bibliotheksverbund ISBN&quot;,&quot;title&quot;:&quot;What video games have to teach us about learning and literacy&quot;}},{&quot;prefix&quot;:&quot;&quot;,&quot;id&quot;:3779,&quot;uris&quot;:[&quot;http://zotero.org/users/1913249/items/TTY8WYQ6&quot;],&quot;itemData&quot;:{&quot;issued&quot;:{&quot;date-parts&quot;:[[&quot;1980&quot;]]},&quot;publisher&quot;:&quot;Basic Books&quot;,&quot;title-short&quot;:&quot;Mindstorms&quot;,&quot;type&quot;:&quot;book&quot;,&quot;id&quot;:&quot;papert_mindstorms_1980&quot;,&quot;citation-key&quot;:&quot;papert_mindstorms_1980&quot;,&quot;ISBN&quot;:&quot;0-465-04674-6&quot;,&quot;title&quot;:&quot;Mindstorms: children, computers, and powerful ideas&quot;,&quot;publisher-place&quot;:&quot;New York&quot;,&quot;event-place&quot;:&quot;New York&quot;,&quot;edition&quot;:&quot;2nd ed&quot;,&quot;number-of-pages&quot;:&quot;230&quot;,&quot;source&quot;:&quot;Library of Congress ISBN&quot;,&quot;call-number&quot;:&quot;QA20.C65 P36 1993&quot;,&quot;author&quot;:[{&quot;given&quot;:&quot;Seymour&quot;,&quot;family&quot;:&quot;Papert&quot;}]}}],&quot;schema&quot;:&quot;https://github.com/citation-style-language/schema/raw/master/csl-citation.json&quot;,&quot;properties&quot;:{&quot;noteIndex&quot;:0,&quot;unsorted&quot;:false,&quot;formattedCitation&quot;:&quot;[@gee_what_2004; @papert_mindstorms_1980]&quot;}} RND0000000026"/>. Gee <text:reference-mark-start text:name="ZOTERO_ITEM CSL_CITATION {&quot;citationID&quot;:&quot;00000027&quot;,&quot;citationItems&quot;:[{&quot;prefix&quot;:&quot;&quot;,&quot;id&quot;:1584,&quot;uris&quot;:[&quot;http://zotero.org/users/1913249/items/M6377K76&quot;],&quot;itemData&quot;:{&quot;ISBN&quot;:&quot;978-1-4039-6538-7&quot;,&quot;author&quot;:[{&quot;given&quot;:&quot;James Paul&quot;,&quot;family&quot;:&quot;Gee&quot;}],&quot;id&quot;:&quot;gee_what_2004&quot;,&quot;collection-title&quot;:&quot;Education&quot;,&quot;issued&quot;:{&quot;date-parts&quot;:[[&quot;2004&quot;]]},&quot;language&quot;:&quot;eng&quot;,&quot;type&quot;:&quot;book&quot;,&quot;publisher-place&quot;:&quot;New York, NY&quot;,&quot;note&quot;:&quot;OCLC: 255334132&quot;,&quot;publisher&quot;:&quot;Palgrave Macmillan&quot;,&quot;event-place&quot;:&quot;New York, NY&quot;,&quot;edition&quot;:&quot;1. paperback ed&quot;,&quot;number-of-pages&quot;:&quot;225&quot;,&quot;citation-key&quot;:&quot;gee_what_2004&quot;,&quot;source&quot;:&quot;Gemeinsamer Bibliotheksverbund ISBN&quot;,&quot;title&quot;:&quot;What video games have to teach us about learning and literacy&quot;}}],&quot;schema&quot;:&quot;https://github.com/citation-style-language/schema/raw/master/csl-citation.json&quot;,&quot;properties&quot;:{&quot;noteIndex&quot;:0,&quot;unsorted&quot;:false,&quot;formattedCitation&quot;:&quot;[@gee_what_2004]&quot;}} RND0000000028"/>&lt;Do Zotero Refresh: [@gee_what_2004]&gt;<text:reference-mark-end text:name="ZOTERO_ITEM CSL_CITATION {&quot;citationID&quot;:&quot;00000027&quot;,&quot;citationItems&quot;:[{&quot;prefix&quot;:&quot;&quot;,&quot;id&quot;:1584,&quot;uris&quot;:[&quot;http://zotero.org/users/1913249/items/M6377K76&quot;],&quot;itemData&quot;:{&quot;ISBN&quot;:&quot;978-1-4039-6538-7&quot;,&quot;author&quot;:[{&quot;given&quot;:&quot;James Paul&quot;,&quot;family&quot;:&quot;Gee&quot;}],&quot;id&quot;:&quot;gee_what_2004&quot;,&quot;collection-title&quot;:&quot;Education&quot;,&quot;issued&quot;:{&quot;date-parts&quot;:[[&quot;2004&quot;]]},&quot;language&quot;:&quot;eng&quot;,&quot;type&quot;:&quot;book&quot;,&quot;publisher-place&quot;:&quot;New York, NY&quot;,&quot;note&quot;:&quot;OCLC: 255334132&quot;,&quot;publisher&quot;:&quot;Palgrave Macmillan&quot;,&quot;event-place&quot;:&quot;New York, NY&quot;,&quot;edition&quot;:&quot;1. paperback ed&quot;,&quot;number-of-pages&quot;:&quot;225&quot;,&quot;citation-key&quot;:&quot;gee_what_2004&quot;,&quot;source&quot;:&quot;Gemeinsamer Bibliotheksverbund ISBN&quot;,&quot;title&quot;:&quot;What video games have to teach us about learning and literacy&quot;}}],&quot;schema&quot;:&quot;https://github.com/citation-style-language/schema/raw/master/csl-citation.json&quot;,&quot;properties&quot;:{&quot;noteIndex&quot;:0,&quot;unsorted&quot;:false,&quot;formattedCitation&quot;:&quot;[@gee_what_2004]&quot;}} RND0000000028"/> frames these informal, often online communities as <text:span text:style-name="T2">affinity spaces</text:span> where activities and culture created around games are termed <text:span text:style-name="T2">meta-gaming</text:span>. He examines how shared discourses and emerging identities develop within these spaces. Researcher Mizuko Ito’s ethnographic approach to studies of informal digital consumption and making in the home <text:reference-mark-start text:name="ZOTERO_ITEM CSL_CITATION {&quot;citationID&quot;:&quot;00000029&quot;,&quot;citationItems&quot;:[{&quot;prefix&quot;:&quot;&quot;,&quot;id&quot;:1939,&quot;uris&quot;:[&quot;http://zotero.org/users/1913249/items/URKI7FTD&quot;],&quot;itemData&quot;:{&quot;title-short&quot;:&quot;Hanging out, messing around, and geeking out&quot;,&quot;ISBN&quot;:&quot;978-0-262-01336-9 978-0-262-51854-3&quot;,&quot;title&quot;:&quot;Hanging out, messing around, and geeking out: kids living and learning with new media&quot;,&quot;id&quot;:&quot;ito_hanging_2010&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issued&quot;:{&quot;date-parts&quot;:[[&quot;2010&quot;]]},&quot;language&quot;:&quot;eng&quot;,&quot;type&quot;:&quot;book&quot;,&quot;note&quot;:&quot;OCLC: 699713878&quot;,&quot;event-place&quot;:&quot;Cambridge, Mass.&quot;,&quot;publisher-place&quot;:&quot;Cambridge, Mass.&quot;,&quot;number-of-pages&quot;:&quot;419&quot;,&quot;publisher&quot;:&quot;MIT Press&quot;,&quot;citation-key&quot;:&quot;ito_hanging_2010&quot;,&quot;source&quot;:&quot;Gemeinsamer Bibliotheksverbund ISBN&quot;}},{&quot;prefix&quot;:&quot;&quot;,&quot;id&quot;:1148,&quot;uris&quot;:[&quot;http://zotero.org/users/1913249/items/7GJR38P4&quot;],&quot;itemData&quot;:{&quot;issued&quot;:{&quot;date-parts&quot;:[[&quot;2009&quot;]]},&quot;source&quot;:&quot;Library of Congress ISBN&quot;,&quot;title-short&quot;:&quot;Living and learning with new media&quot;,&quot;type&quot;:&quot;book&quot;,&quot;citation-key&quot;:&quot;ito_living_2009&quot;,&quot;call-number&quot;:&quot;HQ799.2.M352 U655 2009&quot;,&quot;id&quot;:&quot;ito_living_2009&quot;,&quot;title&quot;:&quot;Living and learning with new media: summary of findings from the digital youth project&quot;,&quot;ISBN&quot;:&quot;978-0-262-51365-4&quot;,&quot;event-place&quot;:&quot;Cambridge, Mass&quot;,&quot;number-of-pages&quot;:&quot;98&quot;,&quot;publisher-place&quot;:&quot;Cambridge, Mass&quot;,&quot;editor&quot;:[{&quot;given&quot;:&quot;Mizuko&quot;,&quot;family&quot;:&quot;Itō&quot;}],&quot;publisher&quot;:&quot;MIT Press&quot;,&quot;collection-title&quot;:&quot;The John D. and Catherine T. MacArthur Foundation reports on digital media and learning&quot;}}],&quot;schema&quot;:&quot;https://github.com/citation-style-language/schema/raw/master/csl-citation.json&quot;,&quot;properties&quot;:{&quot;noteIndex&quot;:0,&quot;unsorted&quot;:false,&quot;formattedCitation&quot;:&quot;[@ito_hanging_2010; @ito_living_2009]&quot;}} RND0000000030"/>&lt;Do Zotero Refresh: [@ito_hanging_2010; @ito_living_2009]&gt;<text:reference-mark-end text:name="ZOTERO_ITEM CSL_CITATION {&quot;citationID&quot;:&quot;00000029&quot;,&quot;citationItems&quot;:[{&quot;prefix&quot;:&quot;&quot;,&quot;id&quot;:1939,&quot;uris&quot;:[&quot;http://zotero.org/users/1913249/items/URKI7FTD&quot;],&quot;itemData&quot;:{&quot;title-short&quot;:&quot;Hanging out, messing around, and geeking out&quot;,&quot;ISBN&quot;:&quot;978-0-262-01336-9 978-0-262-51854-3&quot;,&quot;title&quot;:&quot;Hanging out, messing around, and geeking out: kids living and learning with new media&quot;,&quot;id&quot;:&quot;ito_hanging_2010&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issued&quot;:{&quot;date-parts&quot;:[[&quot;2010&quot;]]},&quot;language&quot;:&quot;eng&quot;,&quot;type&quot;:&quot;book&quot;,&quot;note&quot;:&quot;OCLC: 699713878&quot;,&quot;event-place&quot;:&quot;Cambridge, Mass.&quot;,&quot;publisher-place&quot;:&quot;Cambridge, Mass.&quot;,&quot;number-of-pages&quot;:&quot;419&quot;,&quot;publisher&quot;:&quot;MIT Press&quot;,&quot;citation-key&quot;:&quot;ito_hanging_2010&quot;,&quot;source&quot;:&quot;Gemeinsamer Bibliotheksverbund ISBN&quot;}},{&quot;prefix&quot;:&quot;&quot;,&quot;id&quot;:1148,&quot;uris&quot;:[&quot;http://zotero.org/users/1913249/items/7GJR38P4&quot;],&quot;itemData&quot;:{&quot;issued&quot;:{&quot;date-parts&quot;:[[&quot;2009&quot;]]},&quot;source&quot;:&quot;Library of Congress ISBN&quot;,&quot;title-short&quot;:&quot;Living and learning with new media&quot;,&quot;type&quot;:&quot;book&quot;,&quot;citation-key&quot;:&quot;ito_living_2009&quot;,&quot;call-number&quot;:&quot;HQ799.2.M352 U655 2009&quot;,&quot;id&quot;:&quot;ito_living_2009&quot;,&quot;title&quot;:&quot;Living and learning with new media: summary of findings from the digital youth project&quot;,&quot;ISBN&quot;:&quot;978-0-262-51365-4&quot;,&quot;event-place&quot;:&quot;Cambridge, Mass&quot;,&quot;number-of-pages&quot;:&quot;98&quot;,&quot;publisher-place&quot;:&quot;Cambridge, Mass&quot;,&quot;editor&quot;:[{&quot;given&quot;:&quot;Mizuko&quot;,&quot;family&quot;:&quot;Itō&quot;}],&quot;publisher&quot;:&quot;MIT Press&quot;,&quot;collection-title&quot;:&quot;The John D. and Catherine T. MacArthur Foundation reports on digital media and learning&quot;}}],&quot;schema&quot;:&quot;https://github.com/citation-style-language/schema/raw/master/csl-citation.json&quot;,&quot;properties&quot;:{&quot;noteIndex&quot;:0,&quot;unsorted&quot;:false,&quot;formattedCitation&quot;:&quot;[@ito_hanging_2010; @ito_living_2009]&quot;}} RND0000000030"/>, charts a progression in proficiency of young makers of digital products within online communities. This approach connects the affordances of new online tools with the sociocultural view of learning as embedded within social and cultural contexts <text:reference-mark-start text:name="ZOTERO_ITEM CSL_CITATION {&quot;citationID&quot;:&quot;00000031&quot;,&quot;citationItems&quot;:[{&quot;prefix&quot;:&quot;&quot;,&quot;id&quot;:9654,&quot;uris&quot;:[&quot;http://zotero.org/users/1913249/items/4ULZ9S6U&quot;],&quot;itemData&quot;:{&quot;issued&quot;:{&quot;date-parts&quot;:[[&quot;2013&quot;]]},&quot;id&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citation-key&quot;:&quot;ito2013connected&quot;,&quot;publisher&quot;:&quot;Digital Media and Learning Research Hub&quot;,&quot;title&quot;:&quot;Connected learning: An agenda for research and design&quot;}}],&quot;schema&quot;:&quot;https://github.com/citation-style-language/schema/raw/master/csl-citation.json&quot;,&quot;properties&quot;:{&quot;noteIndex&quot;:0,&quot;unsorted&quot;:false,&quot;formattedCitation&quot;:&quot;[@ito2013connected]&quot;}} RND0000000032"/>&lt;Do Zotero Refresh: [@ito2013connected]&gt;<text:reference-mark-end text:name="ZOTERO_ITEM CSL_CITATION {&quot;citationID&quot;:&quot;00000031&quot;,&quot;citationItems&quot;:[{&quot;prefix&quot;:&quot;&quot;,&quot;id&quot;:9654,&quot;uris&quot;:[&quot;http://zotero.org/users/1913249/items/4ULZ9S6U&quot;],&quot;itemData&quot;:{&quot;issued&quot;:{&quot;date-parts&quot;:[[&quot;2013&quot;]]},&quot;id&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citation-key&quot;:&quot;ito2013connected&quot;,&quot;publisher&quot;:&quot;Digital Media and Learning Research Hub&quot;,&quot;title&quot;:&quot;Connected learning: An agenda for research and design&quot;}}],&quot;schema&quot;:&quot;https://github.com/citation-style-language/schema/raw/master/csl-citation.json&quot;,&quot;properties&quot;:{&quot;noteIndex&quot;:0,&quot;unsorted&quot;:false,&quot;formattedCitation&quot;:&quot;[@ito2013connected]&quot;}} RND0000000032"/>. One of the contributors, Sefton Green <text:reference-mark-start text:name="ZOTERO_ITEM CSL_CITATION {&quot;citationID&quot;:&quot;00000033&quot;,&quot;citationItems&quot;:[{&quot;prefix&quot;:&quot;&quot;,&quot;id&quot;:195,&quot;uris&quot;:[&quot;http://zotero.org/users/1913249/items/9LI3EL4F&quot;],&quot;itemData&quot;:{&quot;issued&quot;:{&quot;date-parts&quot;:[[&quot;2013&quot;,3]]},&quot;genre&quot;:&quot;Monograph&quot;,&quot;type&quot;:&quot;webpage&quot;,&quot;accessed&quot;:{&quot;date-parts&quot;:[[&quot;2018&quot;,12,18]]},&quot;author&quot;:[{&quot;given&quot;:&quot;Julian&quot;,&quot;family&quot;:&quot;Sefton-Green&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schema&quot;:&quot;https://github.com/citation-style-language/schema/raw/master/csl-citation.json&quot;,&quot;properties&quot;:{&quot;noteIndex&quot;:0,&quot;unsorted&quot;:false,&quot;formattedCitation&quot;:&quot;[@sefton-green_mapping_2013]&quot;}} RND0000000034"/>&lt;Do Zotero Refresh: [@sefton-green_mapping_2013]&gt;<text:reference-mark-end text:name="ZOTERO_ITEM CSL_CITATION {&quot;citationID&quot;:&quot;00000033&quot;,&quot;citationItems&quot;:[{&quot;prefix&quot;:&quot;&quot;,&quot;id&quot;:195,&quot;uris&quot;:[&quot;http://zotero.org/users/1913249/items/9LI3EL4F&quot;],&quot;itemData&quot;:{&quot;issued&quot;:{&quot;date-parts&quot;:[[&quot;2013&quot;,3]]},&quot;genre&quot;:&quot;Monograph&quot;,&quot;type&quot;:&quot;webpage&quot;,&quot;accessed&quot;:{&quot;date-parts&quot;:[[&quot;2018&quot;,12,18]]},&quot;author&quot;:[{&quot;given&quot;:&quot;Julian&quot;,&quot;family&quot;:&quot;Sefton-Green&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schema&quot;:&quot;https://github.com/citation-style-language/schema/raw/master/csl-citation.json&quot;,&quot;properties&quot;:{&quot;noteIndex&quot;:0,&quot;unsorted&quot;:false,&quot;formattedCitation&quot;:&quot;[@sefton-green_mapping_2013]&quot;}} RND0000000034"/>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line-break/>CHECK OVERLAP WITH LIT REVIEW</text:p>
      <text:p text:style-name="Text_20_body">ETHOS AND MOTIVATION</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D&quot;:&quot;00000035&quot;,&quot;citationItems&quot;:[{&quot;prefix&quot;:&quot;&quot;,&quot;id&quot;:9069,&quot;uris&quot;:[&quot;http://zotero.org/users/1913249/items/6V6PSBQ6&quot;],&quot;itemData&quot;:{&quot;title-short&quot;:&quot;IN THE GARAGE&quot;,&quot;URL&quot;:&quot;https://www.tandfonline.com/doi/full/10.1080/0969725X.2015.1017393&quot;,&quot;id&quot;:&quot;fuller_garage_2015&quot;,&quot;issue&quot;:&quot;1&quot;,&quot;DOI&quot;:&quot;10.1080/0969725X.2015.1017393&quot;,&quot;language&quot;:&quot;en&quot;,&quot;container-title-short&quot;:&quot;Angelaki&quot;,&quot;type&quot;:&quot;article-journal&quot;,&quot;volume&quot;:&quot;20&quot;,&quot;accessed&quot;:{&quot;date-parts&quot;:[[&quot;2023&quot;,10,30]]},&quot;author&quot;:[{&quot;given&quot;:&quot;Glen&quot;,&quot;family&quot;:&quot;Fuller&quot;}],&quot;ISSN&quot;:&quot;0969-725X, 1469-2899&quot;,&quot;container-title&quot;:&quot;Angelaki&quot;,&quot;page&quot;:&quot;125-136&quot;,&quot;issued&quot;:{&quot;date-parts&quot;:[[&quot;2015&quot;,1,2]]},&quot;source&quot;:&quot;DOI.org (Crossref)&quot;,&quot;citation-key&quot;:&quot;fuller_garage_2015&quot;,&quot;title&quot;:&quot;IN THE GARAGE: assemblage, opportunity and techno-aesthetics&quot;}}],&quot;schema&quot;:&quot;https://github.com/citation-style-language/schema/raw/master/csl-citation.json&quot;,&quot;properties&quot;:{&quot;noteIndex&quot;:0,&quot;unsorted&quot;:false,&quot;formattedCitation&quot;:&quot;[@fuller_garage_2015]&quot;}} RND0000000036"/>&lt;Do Zotero Refresh: [@fuller_garage_2015]&gt;<text:reference-mark-end text:name="ZOTERO_ITEM CSL_CITATION {&quot;citationID&quot;:&quot;00000035&quot;,&quot;citationItems&quot;:[{&quot;prefix&quot;:&quot;&quot;,&quot;id&quot;:9069,&quot;uris&quot;:[&quot;http://zotero.org/users/1913249/items/6V6PSBQ6&quot;],&quot;itemData&quot;:{&quot;title-short&quot;:&quot;IN THE GARAGE&quot;,&quot;URL&quot;:&quot;https://www.tandfonline.com/doi/full/10.1080/0969725X.2015.1017393&quot;,&quot;id&quot;:&quot;fuller_garage_2015&quot;,&quot;issue&quot;:&quot;1&quot;,&quot;DOI&quot;:&quot;10.1080/0969725X.2015.1017393&quot;,&quot;language&quot;:&quot;en&quot;,&quot;container-title-short&quot;:&quot;Angelaki&quot;,&quot;type&quot;:&quot;article-journal&quot;,&quot;volume&quot;:&quot;20&quot;,&quot;accessed&quot;:{&quot;date-parts&quot;:[[&quot;2023&quot;,10,30]]},&quot;author&quot;:[{&quot;given&quot;:&quot;Glen&quot;,&quot;family&quot;:&quot;Fuller&quot;}],&quot;ISSN&quot;:&quot;0969-725X, 1469-2899&quot;,&quot;container-title&quot;:&quot;Angelaki&quot;,&quot;page&quot;:&quot;125-136&quot;,&quot;issued&quot;:{&quot;date-parts&quot;:[[&quot;2015&quot;,1,2]]},&quot;source&quot;:&quot;DOI.org (Crossref)&quot;,&quot;citation-key&quot;:&quot;fuller_garage_2015&quot;,&quot;title&quot;:&quot;IN THE GARAGE: assemblage, opportunity and techno-aesthetics&quot;}}],&quot;schema&quot;:&quot;https://github.com/citation-style-language/schema/raw/master/csl-citation.json&quot;,&quot;properties&quot;:{&quot;noteIndex&quot;:0,&quot;unsorted&quot;:false,&quot;formattedCitation&quot;:&quot;[@fuller_garage_2015]&quot;}} RND0000000036"/>.</text:p>
      <text:p text:style-name="Text_20_body">The underlying ethos of the maker movement is relevant here which can be described as a complex mix of enthusiast and industry and progressive educational approaches <text:reference-mark-start text:name="ZOTERO_ITEM CSL_CITATION {&quot;citationID&quot;:&quot;00000037&quot;,&quot;citationItems&quot;:[{&quot;prefix&quot;:&quot;&quot;,&quot;id&quot;:10259,&quot;uris&quot;:[&quot;http://zotero.org/users/1913249/items/K97DIZB6&quot;],&quot;itemData&quot;:{&quot;title-short&quot;:&quot;Maker Movement in Education&quot;,&quot;ISBN&quot;:&quot;978-3-319-44686-8 978-3-319-44687-5&quot;,&quot;URL&quot;:&quot;http://link.springer.com/10.1007/978-3-319-44687-5_33&quot;,&quot;id&quot;:&quot;de_vries_maker_2018&quot;,&quot;editor&quot;:[{&quot;given&quot;:&quot;Marc J.&quot;,&quot;family&quot;:&quot;De Vries&quot;}],&quot;DOI&quot;:&quot;10.1007/978-3-319-44687-5_33&quot;,&quot;source&quot;:&quot;DOI.org (Crossref)&quot;,&quot;citation-key&quot;:&quot;de_vries_maker_2018&quot;,&quot;container-title&quot;:&quot;Handbook of Technology Education&quot;,&quot;title&quot;:&quot;Maker Movement in Education: History and Prospects&quot;,&quot;accessed&quot;:{&quot;date-parts&quot;:[[&quot;2025&quot;,5,6]]},&quot;language&quot;:&quot;en&quot;,&quot;publisher&quot;:&quot;Springer International Publishing&quot;,&quot;issued&quot;:{&quot;date-parts&quot;:[[&quot;2018&quot;]]},&quot;event-place&quot;:&quot;Cham&quot;,&quot;page&quot;:&quot;419-437&quot;,&quot;publisher-place&quot;:&quot;Cham&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uthor&quot;:[{&quot;given&quot;:&quot;Paulo&quot;,&quot;family&quot;:&quot;Blikstein&quot;}],&quot;type&quot;:&quot;chapter&quot;}}],&quot;schema&quot;:&quot;https://github.com/citation-style-language/schema/raw/master/csl-citation.json&quot;,&quot;properties&quot;:{&quot;noteIndex&quot;:0,&quot;unsorted&quot;:false,&quot;formattedCitation&quot;:&quot;[@de_vries_maker_2018]&quot;}} RND0000000038"/>&lt;Do Zotero Refresh: [@de_vries_maker_2018]&gt;<text:reference-mark-end text:name="ZOTERO_ITEM CSL_CITATION {&quot;citationID&quot;:&quot;00000037&quot;,&quot;citationItems&quot;:[{&quot;prefix&quot;:&quot;&quot;,&quot;id&quot;:10259,&quot;uris&quot;:[&quot;http://zotero.org/users/1913249/items/K97DIZB6&quot;],&quot;itemData&quot;:{&quot;title-short&quot;:&quot;Maker Movement in Education&quot;,&quot;ISBN&quot;:&quot;978-3-319-44686-8 978-3-319-44687-5&quot;,&quot;URL&quot;:&quot;http://link.springer.com/10.1007/978-3-319-44687-5_33&quot;,&quot;id&quot;:&quot;de_vries_maker_2018&quot;,&quot;editor&quot;:[{&quot;given&quot;:&quot;Marc J.&quot;,&quot;family&quot;:&quot;De Vries&quot;}],&quot;DOI&quot;:&quot;10.1007/978-3-319-44687-5_33&quot;,&quot;source&quot;:&quot;DOI.org (Crossref)&quot;,&quot;citation-key&quot;:&quot;de_vries_maker_2018&quot;,&quot;container-title&quot;:&quot;Handbook of Technology Education&quot;,&quot;title&quot;:&quot;Maker Movement in Education: History and Prospects&quot;,&quot;accessed&quot;:{&quot;date-parts&quot;:[[&quot;2025&quot;,5,6]]},&quot;language&quot;:&quot;en&quot;,&quot;publisher&quot;:&quot;Springer International Publishing&quot;,&quot;issued&quot;:{&quot;date-parts&quot;:[[&quot;2018&quot;]]},&quot;event-place&quot;:&quot;Cham&quot;,&quot;page&quot;:&quot;419-437&quot;,&quot;publisher-place&quot;:&quot;Cham&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uthor&quot;:[{&quot;given&quot;:&quot;Paulo&quot;,&quot;family&quot;:&quot;Blikstein&quot;}],&quot;type&quot;:&quot;chapter&quot;}}],&quot;schema&quot;:&quot;https://github.com/citation-style-language/schema/raw/master/csl-citation.json&quot;,&quot;properties&quot;:{&quot;noteIndex&quot;:0,&quot;unsorted&quot;:false,&quot;formattedCitation&quot;:&quot;[@de_vries_maker_2018]&quot;}} RND0000000038"/>.</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 ROLE OF CONSTRUCTIONISM AND CRITIQUE OF THAT AND MAKER MOVEMENT.</text:p>
      <text:p text:style-name="Text_20_body">MOVE TO INTRO? Vossoughi and other researchers also highlight political and social concerns associated with constructionism <text:reference-mark-start text:name="ZOTERO_ITEM CSL_CITATION {&quot;citationID&quot;:&quot;00000039&quot;,&quot;citationItems&quot;:[{&quot;prefix&quot;:&quot;&quot;,&quot;id&quot;:9650,&quot;uris&quot;:[&quot;http://zotero.org/users/1913249/items/NUD3E4DL&quot;],&quot;itemData&quot;:{&quot;issued&quot;:{&quot;date-parts&quot;:[[&quot;2018&quot;]]},&quot;id&quot;:&quot;thumlert2018learning&quot;,&quot;author&quot;:[{&quot;given&quot;:&quot;Kurt&quot;,&quot;family&quot;:&quot;Thumlert&quot;},{&quot;given&quot;:&quot;Suzanne&quot;,&quot;non-dropping-particle&quot;:&quot;de&quot;,&quot;family&quot;:&quot;Castell&quot;},{&quot;given&quot;:&quot;Jennifer&quot;,&quot;family&quot;:&quot;Jenson&quot;}],&quot;type&quot;:&quot;paper-conference&quot;,&quot;citation-key&quot;:&quot;thumlert2018learning&quot;,&quot;container-title&quot;:&quot;Proceedings of the 12th european conference on game-based learning ECGBL, publisher: ACPI&quot;,&quot;title&quot;:&quot;Learning through game design: A production pedagogy&quot;}},{&quot;prefix&quot;:&quot;&quot;,&quot;id&quot;:1756,&quot;uris&quot;:[&quot;http://zotero.org/users/1913249/items/E7EXZNJ2&quot;],&quot;itemData&quot;:{&quot;issued&quot;:{&quot;date-parts&quot;:[[&quot;2016&quot;]]},&quot;source&quot;:&quot;Google Scholar&quot;,&quot;title-short&quot;:&quot;Making through the lens of culture and power&quot;,&quot;citation-key&quot;:&quot;vossoughi_making_2016&quot;,&quot;volume&quot;:&quot;86&quot;,&quot;accessed&quot;:{&quot;date-parts&quot;:[[&quot;2017&quot;,10,14]]},&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page&quot;:&quot;206–232&quot;,&quot;type&quot;:&quot;article-journal&quot;,&quot;issue&quot;:&quot;2&quot;,&quot;title&quot;:&quot;Making through the lens of culture and power: Toward transformative visions for educational equity&quot;,&quot;URL&quot;:&quot;http://www.hepgjournals.org/doi/abs/10.17763/0017-8055.86.2.206&quot;}}],&quot;schema&quot;:&quot;https://github.com/citation-style-language/schema/raw/master/csl-citation.json&quot;,&quot;properties&quot;:{&quot;noteIndex&quot;:0,&quot;unsorted&quot;:false,&quot;formattedCitation&quot;:&quot;[@thumlert2018learning; @vossoughi_making_2016]&quot;}} RND0000000040"/>&lt;Do Zotero Refresh: [@thumlert2018learning; @vossoughi_making_2016]&gt;<text:reference-mark-end text:name="ZOTERO_ITEM CSL_CITATION {&quot;citationID&quot;:&quot;00000039&quot;,&quot;citationItems&quot;:[{&quot;prefix&quot;:&quot;&quot;,&quot;id&quot;:9650,&quot;uris&quot;:[&quot;http://zotero.org/users/1913249/items/NUD3E4DL&quot;],&quot;itemData&quot;:{&quot;issued&quot;:{&quot;date-parts&quot;:[[&quot;2018&quot;]]},&quot;id&quot;:&quot;thumlert2018learning&quot;,&quot;author&quot;:[{&quot;given&quot;:&quot;Kurt&quot;,&quot;family&quot;:&quot;Thumlert&quot;},{&quot;given&quot;:&quot;Suzanne&quot;,&quot;non-dropping-particle&quot;:&quot;de&quot;,&quot;family&quot;:&quot;Castell&quot;},{&quot;given&quot;:&quot;Jennifer&quot;,&quot;family&quot;:&quot;Jenson&quot;}],&quot;type&quot;:&quot;paper-conference&quot;,&quot;citation-key&quot;:&quot;thumlert2018learning&quot;,&quot;container-title&quot;:&quot;Proceedings of the 12th european conference on game-based learning ECGBL, publisher: ACPI&quot;,&quot;title&quot;:&quot;Learning through game design: A production pedagogy&quot;}},{&quot;prefix&quot;:&quot;&quot;,&quot;id&quot;:1756,&quot;uris&quot;:[&quot;http://zotero.org/users/1913249/items/E7EXZNJ2&quot;],&quot;itemData&quot;:{&quot;issued&quot;:{&quot;date-parts&quot;:[[&quot;2016&quot;]]},&quot;source&quot;:&quot;Google Scholar&quot;,&quot;title-short&quot;:&quot;Making through the lens of culture and power&quot;,&quot;citation-key&quot;:&quot;vossoughi_making_2016&quot;,&quot;volume&quot;:&quot;86&quot;,&quot;accessed&quot;:{&quot;date-parts&quot;:[[&quot;2017&quot;,10,14]]},&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page&quot;:&quot;206–232&quot;,&quot;type&quot;:&quot;article-journal&quot;,&quot;issue&quot;:&quot;2&quot;,&quot;title&quot;:&quot;Making through the lens of culture and power: Toward transformative visions for educational equity&quot;,&quot;URL&quot;:&quot;http://www.hepgjournals.org/doi/abs/10.17763/0017-8055.86.2.206&quot;}}],&quot;schema&quot;:&quot;https://github.com/citation-style-language/schema/raw/master/csl-citation.json&quot;,&quot;properties&quot;:{&quot;noteIndex&quot;:0,&quot;unsorted&quot;:false,&quot;formattedCitation&quot;:&quot;[@thumlert2018learning; @vossoughi_making_2016]&quot;}} RND0000000040"/>. They argue that a constructionist approach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citationID&quot;:&quot;00000041&quot;,&quot;citationItems&quot;:[{&quot;prefix&quot;:&quot;&quot;,&quot;id&quot;:9650,&quot;uris&quot;:[&quot;http://zotero.org/users/1913249/items/NUD3E4DL&quot;],&quot;label&quot;:&quot;page&quot;,&quot;locator&quot;:&quot;4&quot;,&quot;itemData&quot;:{&quot;issued&quot;:{&quot;date-parts&quot;:[[&quot;2018&quot;]]},&quot;id&quot;:&quot;thumlert2018learning&quot;,&quot;author&quot;:[{&quot;given&quot;:&quot;Kurt&quot;,&quot;family&quot;:&quot;Thumlert&quot;},{&quot;given&quot;:&quot;Suzanne&quot;,&quot;non-dropping-particle&quot;:&quot;de&quot;,&quot;family&quot;:&quot;Castell&quot;},{&quot;given&quot;:&quot;Jennifer&quot;,&quot;family&quot;:&quot;Jenson&quot;}],&quot;type&quot;:&quot;paper-conference&quot;,&quot;citation-key&quot;:&quot;thumlert2018learning&quot;,&quot;container-title&quot;:&quot;Proceedings of the 12th european conference on game-based learning ECGBL, publisher: ACPI&quot;,&quot;title&quot;:&quot;Learning through game design: A production pedagogy&quot;}}],&quot;schema&quot;:&quot;https://github.com/citation-style-language/schema/raw/master/csl-citation.json&quot;,&quot;properties&quot;:{&quot;noteIndex&quot;:0,&quot;unsorted&quot;:false,&quot;formattedCitation&quot;:&quot;[@thumlert2018learning, p.4]&quot;}} RND0000000042"/>&lt;Do Zotero Refresh: [@thumlert2018learning, p.4]&gt;<text:reference-mark-end text:name="ZOTERO_ITEM CSL_CITATION {&quot;citationID&quot;:&quot;00000041&quot;,&quot;citationItems&quot;:[{&quot;prefix&quot;:&quot;&quot;,&quot;id&quot;:9650,&quot;uris&quot;:[&quot;http://zotero.org/users/1913249/items/NUD3E4DL&quot;],&quot;label&quot;:&quot;page&quot;,&quot;locator&quot;:&quot;4&quot;,&quot;itemData&quot;:{&quot;issued&quot;:{&quot;date-parts&quot;:[[&quot;2018&quot;]]},&quot;id&quot;:&quot;thumlert2018learning&quot;,&quot;author&quot;:[{&quot;given&quot;:&quot;Kurt&quot;,&quot;family&quot;:&quot;Thumlert&quot;},{&quot;given&quot;:&quot;Suzanne&quot;,&quot;non-dropping-particle&quot;:&quot;de&quot;,&quot;family&quot;:&quot;Castell&quot;},{&quot;given&quot;:&quot;Jennifer&quot;,&quot;family&quot;:&quot;Jenson&quot;}],&quot;type&quot;:&quot;paper-conference&quot;,&quot;citation-key&quot;:&quot;thumlert2018learning&quot;,&quot;container-title&quot;:&quot;Proceedings of the 12th european conference on game-based learning ECGBL, publisher: ACPI&quot;,&quot;title&quot;:&quot;Learning through game design: A production pedagogy&quot;}}],&quot;schema&quot;:&quot;https://github.com/citation-style-language/schema/raw/master/csl-citation.json&quot;,&quot;properties&quot;:{&quot;noteIndex&quot;:0,&quot;unsorted&quot;:false,&quot;formattedCitation&quot;:&quot;[@thumlert2018learning, p.4]&quot;}} RND0000000042"/>.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citationID&quot;:&quot;00000043&quot;,&quot;citationItems&quot;:[{&quot;prefix&quot;:&quot;&quot;,&quot;id&quot;:9650,&quot;uris&quot;:[&quot;http://zotero.org/users/1913249/items/NUD3E4DL&quot;],&quot;itemData&quot;:{&quot;issued&quot;:{&quot;date-parts&quot;:[[&quot;2018&quot;]]},&quot;id&quot;:&quot;thumlert2018learning&quot;,&quot;author&quot;:[{&quot;given&quot;:&quot;Kurt&quot;,&quot;family&quot;:&quot;Thumlert&quot;},{&quot;given&quot;:&quot;Suzanne&quot;,&quot;non-dropping-particle&quot;:&quot;de&quot;,&quot;family&quot;:&quot;Castell&quot;},{&quot;given&quot;:&quot;Jennifer&quot;,&quot;family&quot;:&quot;Jenson&quot;}],&quot;type&quot;:&quot;paper-conference&quot;,&quot;citation-key&quot;:&quot;thumlert2018learning&quot;,&quot;container-title&quot;:&quot;Proceedings of the 12th european conference on game-based learning ECGBL, publisher: ACPI&quot;,&quot;title&quot;:&quot;Learning through game design: A production pedagogy&quot;}}],&quot;schema&quot;:&quot;https://github.com/citation-style-language/schema/raw/master/csl-citation.json&quot;,&quot;properties&quot;:{&quot;noteIndex&quot;:0,&quot;unsorted&quot;:false,&quot;formattedCitation&quot;:&quot;[@thumlert2018learning]&quot;}} RND0000000044"/>&lt;Do Zotero Refresh: [@thumlert2018learning]&gt;<text:reference-mark-end text:name="ZOTERO_ITEM CSL_CITATION {&quot;citationID&quot;:&quot;00000043&quot;,&quot;citationItems&quot;:[{&quot;prefix&quot;:&quot;&quot;,&quot;id&quot;:9650,&quot;uris&quot;:[&quot;http://zotero.org/users/1913249/items/NUD3E4DL&quot;],&quot;itemData&quot;:{&quot;issued&quot;:{&quot;date-parts&quot;:[[&quot;2018&quot;]]},&quot;id&quot;:&quot;thumlert2018learning&quot;,&quot;author&quot;:[{&quot;given&quot;:&quot;Kurt&quot;,&quot;family&quot;:&quot;Thumlert&quot;},{&quot;given&quot;:&quot;Suzanne&quot;,&quot;non-dropping-particle&quot;:&quot;de&quot;,&quot;family&quot;:&quot;Castell&quot;},{&quot;given&quot;:&quot;Jennifer&quot;,&quot;family&quot;:&quot;Jenson&quot;}],&quot;type&quot;:&quot;paper-conference&quot;,&quot;citation-key&quot;:&quot;thumlert2018learning&quot;,&quot;container-title&quot;:&quot;Proceedings of the 12th european conference on game-based learning ECGBL, publisher: ACPI&quot;,&quot;title&quot;:&quot;Learning through game design: A production pedagogy&quot;}}],&quot;schema&quot;:&quot;https://github.com/citation-style-language/schema/raw/master/csl-citation.json&quot;,&quot;properties&quot;:{&quot;noteIndex&quot;:0,&quot;unsorted&quot;:false,&quot;formattedCitation&quot;:&quot;[@thumlert2018learning]&quot;}} RND0000000044"/>.</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D&quot;:&quot;00000045&quot;,&quot;citationItems&quot;:[{&quot;prefix&quot;:&quot;&quot;,&quot;id&quot;:9630,&quot;uris&quot;:[&quot;http://zotero.org/users/1913249/items/BLSQ2RVC&quot;],&quot;label&quot;:&quot;page&quot;,&quot;locator&quot;:&quot;8&quot;,&quot;itemData&quot;:{&quot;issued&quot;:{&quot;date-parts&quot;:[[&quot;2011&quot;,8,26]]},&quot;language&quot;:&quot;en&quot;,&quot;citation-key&quot;:&quot;schmidt_eric_2011&quot;,&quot;accessed&quot;:{&quot;date-parts&quot;:[[&quot;2024&quot;,7,12]]},&quot;author&quot;:[{&quot;given&quot;:&quot;Eric&quot;,&quot;family&quot;:&quot;Schmidt&quot;}],&quot;container-title&quot;:&quot;The Guardian&quot;,&quot;id&quot;:&quot;schmidt_eric_2011&quot;,&quot;type&quot;:&quot;webpage&quot;,&quot;section&quot;:&quot;Media&quot;,&quot;abstract&quot;:&quot;Read the full text of the Google chief executive's keynote speech from the 2011 Edinburgh TV festival&quot;,&quot;title&quot;:&quot;Eric Schmidt's MacTaggart lecture - full text&quot;,&quot;URL&quot;:&quot;http://www.theguardian.com/media/interactive/2011/aug/26/eric-schmidt-mactaggart-lecture-full-text&quot;}}],&quot;schema&quot;:&quot;https://github.com/citation-style-language/schema/raw/master/csl-citation.json&quot;,&quot;properties&quot;:{&quot;noteIndex&quot;:0,&quot;unsorted&quot;:false,&quot;formattedCitation&quot;:&quot;[@schmidt_eric_2011, p.8]&quot;}} RND0000000046"/>&lt;Do Zotero Refresh: [@schmidt_eric_2011, p.8]&gt;<text:reference-mark-end text:name="ZOTERO_ITEM CSL_CITATION {&quot;citationID&quot;:&quot;00000045&quot;,&quot;citationItems&quot;:[{&quot;prefix&quot;:&quot;&quot;,&quot;id&quot;:9630,&quot;uris&quot;:[&quot;http://zotero.org/users/1913249/items/BLSQ2RVC&quot;],&quot;label&quot;:&quot;page&quot;,&quot;locator&quot;:&quot;8&quot;,&quot;itemData&quot;:{&quot;issued&quot;:{&quot;date-parts&quot;:[[&quot;2011&quot;,8,26]]},&quot;language&quot;:&quot;en&quot;,&quot;citation-key&quot;:&quot;schmidt_eric_2011&quot;,&quot;accessed&quot;:{&quot;date-parts&quot;:[[&quot;2024&quot;,7,12]]},&quot;author&quot;:[{&quot;given&quot;:&quot;Eric&quot;,&quot;family&quot;:&quot;Schmidt&quot;}],&quot;container-title&quot;:&quot;The Guardian&quot;,&quot;id&quot;:&quot;schmidt_eric_2011&quot;,&quot;type&quot;:&quot;webpage&quot;,&quot;section&quot;:&quot;Media&quot;,&quot;abstract&quot;:&quot;Read the full text of the Google chief executive's keynote speech from the 2011 Edinburgh TV festival&quot;,&quot;title&quot;:&quot;Eric Schmidt's MacTaggart lecture - full text&quot;,&quot;URL&quot;:&quot;http://www.theguardian.com/media/interactive/2011/aug/26/eric-schmidt-mactaggart-lecture-full-text&quot;}}],&quot;schema&quot;:&quot;https://github.com/citation-style-language/schema/raw/master/csl-citation.json&quot;,&quot;properties&quot;:{&quot;noteIndex&quot;:0,&quot;unsorted&quot;:false,&quot;formattedCitation&quot;:&quot;[@schmidt_eric_2011, p.8]&quot;}} RND0000000046"/>.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D&quot;:&quot;00000047&quot;,&quot;citationItems&quot;:[{&quot;prefix&quot;:&quot;&quot;,&quot;id&quot;:9620,&quot;uris&quot;:[&quot;http://zotero.org/users/1913249/items/B2FPAXQA&quot;],&quot;itemData&quot;:{&quot;issued&quot;:{&quot;date-parts&quot;:[[&quot;2013&quot;]]},&quot;type&quot;:&quot;article-journal&quot;,&quot;volume&quot;:&quot;16&quot;,&quot;author&quot;:[{&quot;given&quot;:&quot;UK&quot;,&quot;family&quot;:&quot;DFE&quot;}],&quot;id&quot;:&quot;dfe2013national&quot;,&quot;page&quot;:&quot;2014&quot;,&quot;title&quot;:&quot;National curriculum in England: computing programmes of study&quot;,&quot;container-title&quot;:&quot;Retrieved July&quot;,&quot;citation-key&quot;:&quot;dfe2013national&quot;}}],&quot;schema&quot;:&quot;https://github.com/citation-style-language/schema/raw/master/csl-citation.json&quot;,&quot;properties&quot;:{&quot;noteIndex&quot;:0,&quot;unsorted&quot;:false,&quot;formattedCitation&quot;:&quot;[@dfe2013national]&quot;}} RND0000000048"/>&lt;Do Zotero Refresh: [@dfe2013national]&gt;<text:reference-mark-end text:name="ZOTERO_ITEM CSL_CITATION {&quot;citationID&quot;:&quot;00000047&quot;,&quot;citationItems&quot;:[{&quot;prefix&quot;:&quot;&quot;,&quot;id&quot;:9620,&quot;uris&quot;:[&quot;http://zotero.org/users/1913249/items/B2FPAXQA&quot;],&quot;itemData&quot;:{&quot;issued&quot;:{&quot;date-parts&quot;:[[&quot;2013&quot;]]},&quot;type&quot;:&quot;article-journal&quot;,&quot;volume&quot;:&quot;16&quot;,&quot;author&quot;:[{&quot;given&quot;:&quot;UK&quot;,&quot;family&quot;:&quot;DFE&quot;}],&quot;id&quot;:&quot;dfe2013national&quot;,&quot;page&quot;:&quot;2014&quot;,&quot;title&quot;:&quot;National curriculum in England: computing programmes of study&quot;,&quot;container-title&quot;:&quot;Retrieved July&quot;,&quot;citation-key&quot;:&quot;dfe2013national&quot;}}],&quot;schema&quot;:&quot;https://github.com/citation-style-language/schema/raw/master/csl-citation.json&quot;,&quot;properties&quot;:{&quot;noteIndex&quot;:0,&quot;unsorted&quot;:false,&quot;formattedCitation&quot;:&quot;[@dfe2013national]&quot;}} RND0000000048"/>. However, while community responses were collected via a consultation, a clear consensus to avoid removal of too much digital literacy and creative project work was ignored in the final curriculum <text:reference-mark-start text:name="ZOTERO_ITEM CSL_CITATION {&quot;citationID&quot;:&quot;00000049&quot;,&quot;citationItems&quot;:[{&quot;prefix&quot;:&quot;&quot;,&quot;id&quot;:9616,&quot;uris&quot;:[&quot;http://zotero.org/users/1913249/items/T9KEDSZQ&quot;],&quot;itemData&quot;:{&quot;issued&quot;:{&quot;date-parts&quot;:[[&quot;2013&quot;]]},&quot;type&quot;:&quot;post-weblog&quot;,&quot;accessed&quot;:{&quot;date-parts&quot;:[[&quot;2024&quot;,7,11]]},&quot;author&quot;:[{&quot;given&quot;:&quot;Peter&quot;,&quot;family&quot;:&quot;Twining&quot;}],&quot;id&quot;:&quot;twining_we_2013&quot;,&quot;citation-key&quot;:&quot;twining_we_2013&quot;,&quot;container-title&quot;:&quot;EdFutures&quot;,&quot;title&quot;:&quot;We were consulted&quot;,&quot;URL&quot;:&quot;https://edfutures.net/index.php?title=We_were_consulted&quot;}}],&quot;schema&quot;:&quot;https://github.com/citation-style-language/schema/raw/master/csl-citation.json&quot;,&quot;properties&quot;:{&quot;noteIndex&quot;:0,&quot;unsorted&quot;:false,&quot;formattedCitation&quot;:&quot;[@twining_we_2013]&quot;}} RND0000000050"/>&lt;Do Zotero Refresh: [@twining_we_2013]&gt;<text:reference-mark-end text:name="ZOTERO_ITEM CSL_CITATION {&quot;citationID&quot;:&quot;00000049&quot;,&quot;citationItems&quot;:[{&quot;prefix&quot;:&quot;&quot;,&quot;id&quot;:9616,&quot;uris&quot;:[&quot;http://zotero.org/users/1913249/items/T9KEDSZQ&quot;],&quot;itemData&quot;:{&quot;issued&quot;:{&quot;date-parts&quot;:[[&quot;2013&quot;]]},&quot;type&quot;:&quot;post-weblog&quot;,&quot;accessed&quot;:{&quot;date-parts&quot;:[[&quot;2024&quot;,7,11]]},&quot;author&quot;:[{&quot;given&quot;:&quot;Peter&quot;,&quot;family&quot;:&quot;Twining&quot;}],&quot;id&quot;:&quot;twining_we_2013&quot;,&quot;citation-key&quot;:&quot;twining_we_2013&quot;,&quot;container-title&quot;:&quot;EdFutures&quot;,&quot;title&quot;:&quot;We were consulted&quot;,&quot;URL&quot;:&quot;https://edfutures.net/index.php?title=We_were_consulted&quot;}}],&quot;schema&quot;:&quot;https://github.com/citation-style-language/schema/raw/master/csl-citation.json&quot;,&quot;properties&quot;:{&quot;noteIndex&quot;:0,&quot;unsorted&quot;:false,&quot;formattedCitation&quot;:&quot;[@twining_we_2013]&quot;}} RND0000000050"/>. Preston <text:reference-mark-start text:name="ZOTERO_ITEM CSL_CITATION {&quot;citationID&quot;:&quot;00000051&quot;,&quot;citationItems&quot;:[{&quot;prefix&quot;:&quot;&quot;,&quot;id&quot;:9625,&quot;uris&quot;:[&quot;http://zotero.org/users/1913249/items/6T7NR2QM&quot;],&quot;itemData&quot;:{&quot;title-short&quot;:&quot;Re-engineering the ICT profession&quot;,&quot;URL&quot;:&quot;https://doi.org/10.1145/2465085.2465099&quot;,&quot;id&quot;:&quot;preston_re-engineering_2013&quot;,&quot;issue&quot;:&quot;2&quot;,&quot;DOI&quot;:&quot;10.1145/2465085.2465099&quot;,&quot;source&quot;:&quot;ACM Digital Library&quot;,&quot;citation-key&quot;:&quot;preston_re-engineering_2013&quot;,&quot;volume&quot;:&quot;4&quot;,&quot;accessed&quot;:{&quot;date-parts&quot;:[[&quot;2024&quot;,7,11]]},&quot;author&quot;:[{&quot;given&quot;:&quot;Christina&quot;,&quot;family&quot;:&quot;Preston&quot;}],&quot;type&quot;:&quot;article-journal&quot;,&quot;issued&quot;:{&quot;date-parts&quot;:[[&quot;2013&quot;,6,1]]},&quot;page&quot;:&quot;42–49&quot;,&quot;container-title&quot;:&quot;ACM Inroads&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SSN&quot;:&quot;2153-2184&quot;,&quot;title&quot;:&quot;Re-engineering the ICT profession: a global call for collective action&quot;}}],&quot;schema&quot;:&quot;https://github.com/citation-style-language/schema/raw/master/csl-citation.json&quot;,&quot;properties&quot;:{&quot;noteIndex&quot;:0,&quot;unsorted&quot;:false,&quot;formattedCitation&quot;:&quot;[@preston_re-engineering_2013]&quot;}} RND0000000052"/>&lt;Do Zotero Refresh: [@preston_re-engineering_2013]&gt;<text:reference-mark-end text:name="ZOTERO_ITEM CSL_CITATION {&quot;citationID&quot;:&quot;00000051&quot;,&quot;citationItems&quot;:[{&quot;prefix&quot;:&quot;&quot;,&quot;id&quot;:9625,&quot;uris&quot;:[&quot;http://zotero.org/users/1913249/items/6T7NR2QM&quot;],&quot;itemData&quot;:{&quot;title-short&quot;:&quot;Re-engineering the ICT profession&quot;,&quot;URL&quot;:&quot;https://doi.org/10.1145/2465085.2465099&quot;,&quot;id&quot;:&quot;preston_re-engineering_2013&quot;,&quot;issue&quot;:&quot;2&quot;,&quot;DOI&quot;:&quot;10.1145/2465085.2465099&quot;,&quot;source&quot;:&quot;ACM Digital Library&quot;,&quot;citation-key&quot;:&quot;preston_re-engineering_2013&quot;,&quot;volume&quot;:&quot;4&quot;,&quot;accessed&quot;:{&quot;date-parts&quot;:[[&quot;2024&quot;,7,11]]},&quot;author&quot;:[{&quot;given&quot;:&quot;Christina&quot;,&quot;family&quot;:&quot;Preston&quot;}],&quot;type&quot;:&quot;article-journal&quot;,&quot;issued&quot;:{&quot;date-parts&quot;:[[&quot;2013&quot;,6,1]]},&quot;page&quot;:&quot;42–49&quot;,&quot;container-title&quot;:&quot;ACM Inroads&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SSN&quot;:&quot;2153-2184&quot;,&quot;title&quot;:&quot;Re-engineering the ICT profession: a global call for collective action&quot;}}],&quot;schema&quot;:&quot;https://github.com/citation-style-language/schema/raw/master/csl-citation.json&quot;,&quot;properties&quot;:{&quot;noteIndex&quot;:0,&quot;unsorted&quot;:false,&quot;formattedCitation&quot;:&quot;[@preston_re-engineering_2013]&quot;}} RND0000000052"/> shares Twining’s perspective that Gove and Schmidt’s critique of previous ICT provision was misjudged, sharing a perspective that the ICT had been given a good kicking in part as a political football.</text:p>
      <text:p text:style-name="Text_20_body">In the intervening years, there have been extensive programmes which provide instruction based resources online and those providing CPD to teachers as detailed in the introduction [Barefoot, NCCE, CAS].</text:p>
      <text:p text:style-name="Text_20_body">A recent report by Kemp and colleagues <text:reference-mark-start text:name="ZOTERO_ITEM CSL_CITATION {&quot;citationID&quot;:&quot;00000053&quot;,&quot;citationItems&quot;:[{&quot;prefix&quot;:&quot;&quot;,&quot;id&quot;:9555,&quot;uris&quot;:[&quot;http://zotero.org/users/1913249/items/8U6BXM7H&quot;],&quot;itemData&quot;:{&quot;issued&quot;:{&quot;date-parts&quot;:[[&quot;2024&quot;]]},&quot;source&quot;:&quot;Zotero&quot;,&quot;type&quot;:&quot;report&quot;,&quot;author&quot;:[{&quot;given&quot;:&quot;Peter&quot;,&quot;family&quot;:&quot;Kemp&quot;},{&quot;given&quot;:&quot;Billy&quot;,&quot;family&quot;:&quot;Wong&quot;},{&quot;given&quot;:&quot;Jessica&quot;,&quot;family&quot;:&quot;Hamer&quot;},{&quot;given&quot;:&quot;Meggie&quot;,&quot;family&quot;:&quot;Copsey-Blake&quot;}],&quot;id&quot;:&quot;kemp_considerations_2024&quot;,&quot;publisher&quot;:&quot;King's College London and University of Reading&quot;,&quot;citation-key&quot;:&quot;kemp_considerations_2024&quot;,&quot;language&quot;:&quot;en&quot;,&quot;title&quot;:&quot;The future of computing education: Considerations for policy, curriculum and practice.&quot;}}],&quot;schema&quot;:&quot;https://github.com/citation-style-language/schema/raw/master/csl-citation.json&quot;,&quot;properties&quot;:{&quot;noteIndex&quot;:0,&quot;unsorted&quot;:false,&quot;formattedCitation&quot;:&quot;[@kemp_considerations_2024]&quot;}} RND0000000054"/>&lt;Do Zotero Refresh: [@kemp_considerations_2024]&gt;<text:reference-mark-end text:name="ZOTERO_ITEM CSL_CITATION {&quot;citationID&quot;:&quot;00000053&quot;,&quot;citationItems&quot;:[{&quot;prefix&quot;:&quot;&quot;,&quot;id&quot;:9555,&quot;uris&quot;:[&quot;http://zotero.org/users/1913249/items/8U6BXM7H&quot;],&quot;itemData&quot;:{&quot;issued&quot;:{&quot;date-parts&quot;:[[&quot;2024&quot;]]},&quot;source&quot;:&quot;Zotero&quot;,&quot;type&quot;:&quot;report&quot;,&quot;author&quot;:[{&quot;given&quot;:&quot;Peter&quot;,&quot;family&quot;:&quot;Kemp&quot;},{&quot;given&quot;:&quot;Billy&quot;,&quot;family&quot;:&quot;Wong&quot;},{&quot;given&quot;:&quot;Jessica&quot;,&quot;family&quot;:&quot;Hamer&quot;},{&quot;given&quot;:&quot;Meggie&quot;,&quot;family&quot;:&quot;Copsey-Blake&quot;}],&quot;id&quot;:&quot;kemp_considerations_2024&quot;,&quot;publisher&quot;:&quot;King's College London and University of Reading&quot;,&quot;citation-key&quot;:&quot;kemp_considerations_2024&quot;,&quot;language&quot;:&quot;en&quot;,&quot;title&quot;:&quot;The future of computing education: Considerations for policy, curriculum and practice.&quot;}}],&quot;schema&quot;:&quot;https://github.com/citation-style-language/schema/raw/master/csl-citation.json&quot;,&quot;properties&quot;:{&quot;noteIndex&quot;:0,&quot;unsorted&quot;:false,&quot;formattedCitation&quot;:&quot;[@kemp_considerations_2024]&quot;}} RND0000000054"/>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D&quot;:&quot;00000055&quot;,&quot;citationItems&quot;:[{&quot;prefix&quot;:&quot;&quot;,&quot;id&quot;:3869,&quot;uris&quot;:[&quot;http://zotero.org/users/1913249/items/R4M4KKC8&quot;],&quot;itemData&quot;:{&quot;issued&quot;:{&quot;date-parts&quot;:[[&quot;2017&quot;]]},&quot;language&quot;:&quot;en&quot;,&quot;type&quot;:&quot;report&quot;,&quot;author&quot;:[{&quot;given&quot;:&quot;Jane&quot;,&quot;family&quot;:&quot;Waite&quot;}],&quot;publisher&quot;:&quot;Royal Society&quot;,&quot;id&quot;:&quot;waite_pedagogy_2017&quot;,&quot;page&quot;:&quot;90&quot;,&quot;citation-key&quot;:&quot;waite_pedagogy_2017&quot;,&quot;source&quot;:&quot;Zotero&quot;,&quot;title&quot;:&quot;Pedagogy in teaching Computer Science in schools: A Literature Review&quot;,&quot;URL&quot;:&quot;https://royalsociety.org/%7E/media/policy/projects/computing-education/literature-review-pedagogy-in-teaching.pdf&quot;}}],&quot;schema&quot;:&quot;https://github.com/citation-style-language/schema/raw/master/csl-citation.json&quot;,&quot;properties&quot;:{&quot;noteIndex&quot;:0,&quot;unsorted&quot;:false,&quot;formattedCitation&quot;:&quot;[@waite_pedagogy_2017]&quot;}} RND0000000056"/>&lt;Do Zotero Refresh: [@waite_pedagogy_2017]&gt;<text:reference-mark-end text:name="ZOTERO_ITEM CSL_CITATION {&quot;citationID&quot;:&quot;00000055&quot;,&quot;citationItems&quot;:[{&quot;prefix&quot;:&quot;&quot;,&quot;id&quot;:3869,&quot;uris&quot;:[&quot;http://zotero.org/users/1913249/items/R4M4KKC8&quot;],&quot;itemData&quot;:{&quot;issued&quot;:{&quot;date-parts&quot;:[[&quot;2017&quot;]]},&quot;language&quot;:&quot;en&quot;,&quot;type&quot;:&quot;report&quot;,&quot;author&quot;:[{&quot;given&quot;:&quot;Jane&quot;,&quot;family&quot;:&quot;Waite&quot;}],&quot;publisher&quot;:&quot;Royal Society&quot;,&quot;id&quot;:&quot;waite_pedagogy_2017&quot;,&quot;page&quot;:&quot;90&quot;,&quot;citation-key&quot;:&quot;waite_pedagogy_2017&quot;,&quot;source&quot;:&quot;Zotero&quot;,&quot;title&quot;:&quot;Pedagogy in teaching Computer Science in schools: A Literature Review&quot;,&quot;URL&quot;:&quot;https://royalsociety.org/%7E/media/policy/projects/computing-education/literature-review-pedagogy-in-teaching.pdf&quot;}}],&quot;schema&quot;:&quot;https://github.com/citation-style-language/schema/raw/master/csl-citation.json&quot;,&quot;properties&quot;:{&quot;noteIndex&quot;:0,&quot;unsorted&quot;:false,&quot;formattedCitation&quot;:&quot;[@waite_pedagogy_2017]&quot;}} RND0000000056"/>,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span text:style-name="T1">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3" text:outline-level="3"><text:bookmark-start text:name="an-introduction-to-the-context-of-on-digital-game-making"/>An introduction to the context of on digital game making<text:bookmark-end text:name="an-introduction-to-the-context-of-on-digital-game-making"/></text:h>
      <text:p text:style-name="First_20_paragraph"><text:span text:style-name="T1">Broad 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citationID&quot;:&quot;00000058&quot;,&quot;citationItems&quot;:[{&quot;prefix&quot;:&quot;&quot;,&quot;id&quot;:3520,&quot;uris&quot;:[&quot;http://zotero.org/users/1913249/items/8K58PTFV&quot;],&quot;itemData&quot;:{&quot;title-short&quot;:&quot;Constructionist Gaming Beyond the Screen&quot;,&quot;ISBN&quot;:&quot;978-1-4503-3753-3&quot;,&quot;URL&quot;:&quot;https://doi.org/10.1145/2818314.2818334&quot;,&quot;id&quot;:&quot;kafai_constructionist_2015&quot;,&quot;collection-title&quot;:&quot;WiPSCE '15&quot;,&quot;DOI&quot;:&quot;10.1145/2818314.2818334&quot;,&quot;source&quot;:&quot;ACM Digital Library&quot;,&quot;type&quot;:&quot;paper-conference&quot;,&quot;citation-key&quot;:&quot;kafai_constructionist_2015&quot;,&quot;accessed&quot;:{&quot;date-parts&quot;:[[&quot;2020&quot;,8,19]]},&quot;title&quot;:&quot;Constructionist Gaming Beyond the Screen: Middle School Students' Crafting and Computing of Touchpads, Board Games, and Controllers&quot;,&quot;publisher&quot;:&quot;Association for Computing Machinery&quot;,&quot;issued&quot;:{&quot;date-parts&quot;:[[&quot;2015&quot;,11,9]]},&quot;event-place&quot;:&quot;New York, NY, USA&quot;,&quot;page&quot;:&quot;49–54&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author&quot;:[{&quot;given&quot;:&quot;Yasmin B.&quot;,&quot;family&quot;:&quot;Kafai&quot;},{&quot;given&quot;:&quot;Veena&quot;,&quot;family&quot;:&quot;Vasudevan&quot;}]}}],&quot;schema&quot;:&quot;https://github.com/citation-style-language/schema/raw/master/csl-citation.json&quot;,&quot;properties&quot;:{&quot;noteIndex&quot;:0,&quot;unsorted&quot;:false,&quot;formattedCitation&quot;:&quot;[@kafai_constructionist_2015]&quot;}} RND0000000059"/>&lt;Do Zotero Refresh: [@kafai_constructionist_2015]&gt;<text:reference-mark-end text:name="ZOTERO_ITEM CSL_CITATION {&quot;citationID&quot;:&quot;00000058&quot;,&quot;citationItems&quot;:[{&quot;prefix&quot;:&quot;&quot;,&quot;id&quot;:3520,&quot;uris&quot;:[&quot;http://zotero.org/users/1913249/items/8K58PTFV&quot;],&quot;itemData&quot;:{&quot;title-short&quot;:&quot;Constructionist Gaming Beyond the Screen&quot;,&quot;ISBN&quot;:&quot;978-1-4503-3753-3&quot;,&quot;URL&quot;:&quot;https://doi.org/10.1145/2818314.2818334&quot;,&quot;id&quot;:&quot;kafai_constructionist_2015&quot;,&quot;collection-title&quot;:&quot;WiPSCE '15&quot;,&quot;DOI&quot;:&quot;10.1145/2818314.2818334&quot;,&quot;source&quot;:&quot;ACM Digital Library&quot;,&quot;type&quot;:&quot;paper-conference&quot;,&quot;citation-key&quot;:&quot;kafai_constructionist_2015&quot;,&quot;accessed&quot;:{&quot;date-parts&quot;:[[&quot;2020&quot;,8,19]]},&quot;title&quot;:&quot;Constructionist Gaming Beyond the Screen: Middle School Students' Crafting and Computing of Touchpads, Board Games, and Controllers&quot;,&quot;publisher&quot;:&quot;Association for Computing Machinery&quot;,&quot;issued&quot;:{&quot;date-parts&quot;:[[&quot;2015&quot;,11,9]]},&quot;event-place&quot;:&quot;New York, NY, USA&quot;,&quot;page&quot;:&quot;49–54&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author&quot;:[{&quot;given&quot;:&quot;Yasmin B.&quot;,&quot;family&quot;:&quot;Kafai&quot;},{&quot;given&quot;:&quot;Veena&quot;,&quot;family&quot;:&quot;Vasudevan&quot;}]}}],&quot;schema&quot;:&quot;https://github.com/citation-style-language/schema/raw/master/csl-citation.json&quot;,&quot;properties&quot;:{&quot;noteIndex&quot;:0,&quot;unsorted&quot;:false,&quot;formattedCitation&quot;:&quot;[@kafai_constructionist_2015]&quot;}} RND0000000059"/>, there is also a diverse range of motivations behind game making, including critical making and empowerment.</text:p>
      <text:p text:style-name="Text_20_body">REFRAME AS EMPOWERMENT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CH. 2 The term communicates ‘not only an understanding of computational concepts and problem-solving strategies, but also the ability to create and express oneself with digital technologies’ <text:reference-mark-start text:name="ZOTERO_ITEM CSL_CITATION {&quot;citationID&quot;:&quot;00000060&quot;,&quot;citationItems&quot;:[{&quot;prefix&quot;:&quot;&quot;,&quot;id&quot;:9564,&quot;uris&quot;:[&quot;http://zotero.org/users/1913249/items/F8L86H5C&quot;],&quot;itemData&quot;:{&quot;issued&quot;:{&quot;date-parts&quot;:[[&quot;2018&quot;,9,16]]},&quot;language&quot;:&quot;en&quot;,&quot;citation-key&quot;:&quot;resnick_computational_2018&quot;,&quot;accessed&quot;:{&quot;date-parts&quot;:[[&quot;2024&quot;,7,9]]},&quot;author&quot;:[{&quot;given&quot;:&quot;Mitchel&quot;,&quot;family&quot;:&quot;Resnick&quot;}],&quot;id&quot;:&quot;resnick_computational_2018&quot;,&quot;container-title&quot;:&quot;Medium&quot;,&quot;type&quot;:&quot;post-weblog&quot;,&quot;abstract&quot;:&quot;[This essay is an adapted excerpt from my book Lifelong Kindergarten.]&quot;,&quot;title&quot;:&quot;Computational Fluency&quot;,&quot;URL&quot;:&quot;https://mres.medium.com/computational-fluency-776143c8d725&quot;}}],&quot;schema&quot;:&quot;https://github.com/citation-style-language/schema/raw/master/csl-citation.json&quot;,&quot;properties&quot;:{&quot;noteIndex&quot;:0,&quot;unsorted&quot;:false,&quot;formattedCitation&quot;:&quot;[@resnick_computational_2018]&quot;}} RND0000000061"/>&lt;Do Zotero Refresh: [@resnick_computational_2018]&gt;<text:reference-mark-end text:name="ZOTERO_ITEM CSL_CITATION {&quot;citationID&quot;:&quot;00000060&quot;,&quot;citationItems&quot;:[{&quot;prefix&quot;:&quot;&quot;,&quot;id&quot;:9564,&quot;uris&quot;:[&quot;http://zotero.org/users/1913249/items/F8L86H5C&quot;],&quot;itemData&quot;:{&quot;issued&quot;:{&quot;date-parts&quot;:[[&quot;2018&quot;,9,16]]},&quot;language&quot;:&quot;en&quot;,&quot;citation-key&quot;:&quot;resnick_computational_2018&quot;,&quot;accessed&quot;:{&quot;date-parts&quot;:[[&quot;2024&quot;,7,9]]},&quot;author&quot;:[{&quot;given&quot;:&quot;Mitchel&quot;,&quot;family&quot;:&quot;Resnick&quot;}],&quot;id&quot;:&quot;resnick_computational_2018&quot;,&quot;container-title&quot;:&quot;Medium&quot;,&quot;type&quot;:&quot;post-weblog&quot;,&quot;abstract&quot;:&quot;[This essay is an adapted excerpt from my book Lifelong Kindergarten.]&quot;,&quot;title&quot;:&quot;Computational Fluency&quot;,&quot;URL&quot;:&quot;https://mres.medium.com/computational-fluency-776143c8d725&quot;}}],&quot;schema&quot;:&quot;https://github.com/citation-style-language/schema/raw/master/csl-citation.json&quot;,&quot;properties&quot;:{&quot;noteIndex&quot;:0,&quot;unsorted&quot;:false,&quot;formattedCitation&quot;:&quot;[@resnick_computational_2018]&quot;}} RND0000000061"/>. For Resnick, fluency, whether with writing or coding, helps develop your thinking, voice, and identity <text:reference-mark-start text:name="ZOTERO_ITEM CSL_CITATION {&quot;citationID&quot;:&quot;00000062&quot;,&quot;citationItems&quot;:[{&quot;prefix&quot;:&quot;&quot;,&quot;id&quot;:86,&quot;uris&quot;:[&quot;http://zotero.org/users/1913249/items/QBMDH4UX&quot;],&quot;itemData&quot;:{&quot;title-short&quot;:&quot;Lifelong Kindergarten&quot;,&quot;ISBN&quot;:&quot;978-0-262-03729-7&quot;,&quot;author&quot;:[{&quot;given&quot;:&quot;Mitchel&quot;,&quot;family&quot;:&quot;Resnick&quot;}],&quot;id&quot;:&quot;resnick_lifelong_2017&quot;,&quot;issued&quot;:{&quot;date-parts&quot;:[[&quot;2017&quot;,9,29]]},&quot;source&quot;:&quot;Amazon&quot;,&quot;type&quot;:&quot;book&quot;,&quot;publisher-place&quot;:&quot;Cambridge, Massachusetts&quot;,&quot;publisher&quot;:&quot;MIT Press&quot;,&quot;citation-key&quot;:&quot;resnick_lifelong_2017&quot;,&quot;event-place&quot;:&quot;Cambridge, Massachusetts&quot;,&quot;language&quot;:&quot;English&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title&quot;:&quot;Lifelong Kindergarten: Cultivating Creativity Through Projects, Passion, Peers, and Play&quot;}}],&quot;schema&quot;:&quot;https://github.com/citation-style-language/schema/raw/master/csl-citation.json&quot;,&quot;properties&quot;:{&quot;noteIndex&quot;:0,&quot;unsorted&quot;:false,&quot;formattedCitation&quot;:&quot;[@resnick_lifelong_2017]&quot;}} RND0000000063"/>&lt;Do Zotero Refresh: [@resnick_lifelong_2017]&gt;<text:reference-mark-end text:name="ZOTERO_ITEM CSL_CITATION {&quot;citationID&quot;:&quot;00000062&quot;,&quot;citationItems&quot;:[{&quot;prefix&quot;:&quot;&quot;,&quot;id&quot;:86,&quot;uris&quot;:[&quot;http://zotero.org/users/1913249/items/QBMDH4UX&quot;],&quot;itemData&quot;:{&quot;title-short&quot;:&quot;Lifelong Kindergarten&quot;,&quot;ISBN&quot;:&quot;978-0-262-03729-7&quot;,&quot;author&quot;:[{&quot;given&quot;:&quot;Mitchel&quot;,&quot;family&quot;:&quot;Resnick&quot;}],&quot;id&quot;:&quot;resnick_lifelong_2017&quot;,&quot;issued&quot;:{&quot;date-parts&quot;:[[&quot;2017&quot;,9,29]]},&quot;source&quot;:&quot;Amazon&quot;,&quot;type&quot;:&quot;book&quot;,&quot;publisher-place&quot;:&quot;Cambridge, Massachusetts&quot;,&quot;publisher&quot;:&quot;MIT Press&quot;,&quot;citation-key&quot;:&quot;resnick_lifelong_2017&quot;,&quot;event-place&quot;:&quot;Cambridge, Massachusetts&quot;,&quot;language&quot;:&quot;English&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title&quot;:&quot;Lifelong Kindergarten: Cultivating Creativity Through Projects, Passion, Peers, and Play&quot;}}],&quot;schema&quot;:&quot;https://github.com/citation-style-language/schema/raw/master/csl-citation.json&quot;,&quot;properties&quot;:{&quot;noteIndex&quot;:0,&quot;unsorted&quot;:false,&quot;formattedCitation&quot;:&quot;[@resnick_lifelong_2017]&quot;}} RND0000000063"/>. Resnick’s aim here is to critique formulaic and instruction-based computing education <text:reference-mark-start text:name="ZOTERO_ITEM CSL_CITATION {&quot;citationID&quot;:&quot;00000064&quot;,&quot;citationItems&quot;:[{&quot;prefix&quot;:&quot;&quot;,&quot;id&quot;:3,&quot;uris&quot;:[&quot;http://zotero.org/users/1913249/items/VYS48CXK&quot;],&quot;itemData&quot;:{&quot;URL&quot;:&quot;https://dl.acm.org/doi/10.1145/3375546&quot;,&quot;id&quot;:&quot;resnick_coding_2020&quot;,&quot;issue&quot;:&quot;11&quot;,&quot;DOI&quot;:&quot;10.1145/3375546&quot;,&quot;language&quot;:&quot;en&quot;,&quot;container-title-short&quot;:&quot;Commun. ACM&quot;,&quot;type&quot;:&quot;article-journal&quot;,&quot;volume&quot;:&quot;63&quot;,&quot;accessed&quot;:{&quot;date-parts&quot;:[[&quot;2021&quot;,12,21]]},&quot;title&quot;:&quot;Coding at a crossroads&quot;,&quot;ISSN&quot;:&quot;0001-0782, 1557-7317&quot;,&quot;citation-key&quot;:&quot;resnick_coding_2020&quot;,&quot;issued&quot;:{&quot;date-parts&quot;:[[&quot;2020&quot;,10,22]]},&quot;page&quot;:&quot;120-127&quot;,&quot;source&quot;:&quot;DOI.org (Crossref)&quot;,&quot;abstract&quot;:&quot;While millions of students worldwide have enjoyed coding experiences over the last decade, the next challenge is spreading educational values and approaches.&quot;,&quot;container-title&quot;:&quot;Communications of the ACM&quot;,&quot;author&quot;:[{&quot;given&quot;:&quot;Mitchel&quot;,&quot;family&quot;:&quot;Resnick&quot;},{&quot;given&quot;:&quot;Natalie&quot;,&quot;family&quot;:&quot;Rusk&quot;}]}}],&quot;schema&quot;:&quot;https://github.com/citation-style-language/schema/raw/master/csl-citation.json&quot;,&quot;properties&quot;:{&quot;noteIndex&quot;:0,&quot;unsorted&quot;:false,&quot;formattedCitation&quot;:&quot;[@resnick_coding_2020]&quot;}} RND0000000065"/>&lt;Do Zotero Refresh: [@resnick_coding_2020]&gt;<text:reference-mark-end text:name="ZOTERO_ITEM CSL_CITATION {&quot;citationID&quot;:&quot;00000064&quot;,&quot;citationItems&quot;:[{&quot;prefix&quot;:&quot;&quot;,&quot;id&quot;:3,&quot;uris&quot;:[&quot;http://zotero.org/users/1913249/items/VYS48CXK&quot;],&quot;itemData&quot;:{&quot;URL&quot;:&quot;https://dl.acm.org/doi/10.1145/3375546&quot;,&quot;id&quot;:&quot;resnick_coding_2020&quot;,&quot;issue&quot;:&quot;11&quot;,&quot;DOI&quot;:&quot;10.1145/3375546&quot;,&quot;language&quot;:&quot;en&quot;,&quot;container-title-short&quot;:&quot;Commun. ACM&quot;,&quot;type&quot;:&quot;article-journal&quot;,&quot;volume&quot;:&quot;63&quot;,&quot;accessed&quot;:{&quot;date-parts&quot;:[[&quot;2021&quot;,12,21]]},&quot;title&quot;:&quot;Coding at a crossroads&quot;,&quot;ISSN&quot;:&quot;0001-0782, 1557-7317&quot;,&quot;citation-key&quot;:&quot;resnick_coding_2020&quot;,&quot;issued&quot;:{&quot;date-parts&quot;:[[&quot;2020&quot;,10,22]]},&quot;page&quot;:&quot;120-127&quot;,&quot;source&quot;:&quot;DOI.org (Crossref)&quot;,&quot;abstract&quot;:&quot;While millions of students worldwide have enjoyed coding experiences over the last decade, the next challenge is spreading educational values and approaches.&quot;,&quot;container-title&quot;:&quot;Communications of the ACM&quot;,&quot;author&quot;:[{&quot;given&quot;:&quot;Mitchel&quot;,&quot;family&quot;:&quot;Resnick&quot;},{&quot;given&quot;:&quot;Natalie&quot;,&quot;family&quot;:&quot;Rusk&quot;}]}}],&quot;schema&quot;:&quot;https://github.com/citation-style-language/schema/raw/master/csl-citation.json&quot;,&quot;properties&quot;:{&quot;noteIndex&quot;:0,&quot;unsorted&quot;:false,&quot;formattedCitation&quot;:&quot;[@resnick_coding_2020]&quot;}} RND0000000065"/>.</text:p>
      <text:h text:style-name="Heading_20_3" text:outline-level="3"><text:bookmark-start text:name="the-context-of-family-gaming"/>The context of family gaming<text:bookmark-end text:name="the-context-of-family-gaming"/></text:h>
      <text:p text:style-name="First_20_paragraph">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D&quot;:&quot;00000066&quot;,&quot;citationItems&quot;:[{&quot;prefix&quot;:&quot;&quot;,&quot;id&quot;:3743,&quot;uris&quot;:[&quot;http://zotero.org/users/1913249/items/47HDZ7GT&quot;],&quot;itemData&quot;:{&quot;issued&quot;:{&quot;date-parts&quot;:[[&quot;2017&quot;]]},&quot;language&quot;:&quot;English&quot;,&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citation-key&quot;:&quot;boyle_retro-futurism_2017&quot;,&quot;URL&quot;:&quot;https://library.oapen.org/handle/20.500.12657/25441&quot;,&quot;DOI&quot;:&quot;10.21983/P3.0188.1.00&quot;,&quot;id&quot;:&quot;boyle_retro-futurism_2017&quot;,&quot;source&quot;:&quot;library.oapen.org&quot;,&quot;publisher&quot;:&quot;punctum books&quot;,&quot;editor&quot;:[{&quot;given&quot;:&quot;Jen&quot;,&quot;family&quot;:&quot;Boyle&quot;},{&quot;given&quot;:&quot;Wan-Chuan&quot;,&quot;family&quot;:&quot;Kao&quot;}],&quot;title&quot;:&quot;The retro-futurism of cuteness&quot;,&quot;note&quot;:&quot;Accepted: 2019-03-26 23:55&quot;}}],&quot;schema&quot;:&quot;https://github.com/citation-style-language/schema/raw/master/csl-citation.json&quot;,&quot;properties&quot;:{&quot;noteIndex&quot;:0,&quot;unsorted&quot;:false,&quot;formattedCitation&quot;:&quot;[@boyle_retro-futurism_2017]&quot;}} RND0000000067"/>&lt;Do Zotero Refresh: [@boyle_retro-futurism_2017]&gt;<text:reference-mark-end text:name="ZOTERO_ITEM CSL_CITATION {&quot;citationID&quot;:&quot;00000066&quot;,&quot;citationItems&quot;:[{&quot;prefix&quot;:&quot;&quot;,&quot;id&quot;:3743,&quot;uris&quot;:[&quot;http://zotero.org/users/1913249/items/47HDZ7GT&quot;],&quot;itemData&quot;:{&quot;issued&quot;:{&quot;date-parts&quot;:[[&quot;2017&quot;]]},&quot;language&quot;:&quot;English&quot;,&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citation-key&quot;:&quot;boyle_retro-futurism_2017&quot;,&quot;URL&quot;:&quot;https://library.oapen.org/handle/20.500.12657/25441&quot;,&quot;DOI&quot;:&quot;10.21983/P3.0188.1.00&quot;,&quot;id&quot;:&quot;boyle_retro-futurism_2017&quot;,&quot;source&quot;:&quot;library.oapen.org&quot;,&quot;publisher&quot;:&quot;punctum books&quot;,&quot;editor&quot;:[{&quot;given&quot;:&quot;Jen&quot;,&quot;family&quot;:&quot;Boyle&quot;},{&quot;given&quot;:&quot;Wan-Chuan&quot;,&quot;family&quot;:&quot;Kao&quot;}],&quot;title&quot;:&quot;The retro-futurism of cuteness&quot;,&quot;note&quot;:&quot;Accepted: 2019-03-26 23:55&quot;}}],&quot;schema&quot;:&quot;https://github.com/citation-style-language/schema/raw/master/csl-citation.json&quot;,&quot;properties&quot;:{&quot;noteIndex&quot;:0,&quot;unsorted&quot;:false,&quot;formattedCitation&quot;:&quot;[@boyle_retro-futurism_2017]&quot;}} RND0000000067"/>.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D&quot;:&quot;00000068&quot;,&quot;citationItems&quot;:[{&quot;prefix&quot;:&quot;&quot;,&quot;id&quot;:3757,&quot;uris&quot;:[&quot;http://zotero.org/users/1913249/items/U5QUFD8Q&quot;],&quot;itemData&quot;:{&quot;issued&quot;:{&quot;date-parts&quot;:[[&quot;2014&quot;,8]]},&quot;type&quot;:&quot;paper-conference&quot;,&quot;author&quot;:[{&quot;given&quot;:&quot;Maria B&quot;,&quot;family&quot;:&quot;Garda&quot;}],&quot;id&quot;:&quot;garda_nostalgia_2014&quot;,&quot;ISBN&quot;:&quot;ISSN 2342-9666&quot;,&quot;title&quot;:&quot;Nostalgia in retro game design&quot;,&quot;citation-key&quot;:&quot;garda_nostalgia_2014&quot;,&quot;container-title&quot;:&quot;DiGRA - Proceedings of the 2013 DiGRA International Conference: DeFragging Game Studies&quot;,&quot;URL&quot;:&quot;http://www.digra.org/wp-content/uploads/digital-library/paper_310.pdf&quot;}}],&quot;schema&quot;:&quot;https://github.com/citation-style-language/schema/raw/master/csl-citation.json&quot;,&quot;properties&quot;:{&quot;noteIndex&quot;:0,&quot;unsorted&quot;:false,&quot;formattedCitation&quot;:&quot;[@garda_nostalgia_2014]&quot;}} RND0000000069"/>&lt;Do Zotero Refresh: [@garda_nostalgia_2014]&gt;<text:reference-mark-end text:name="ZOTERO_ITEM CSL_CITATION {&quot;citationID&quot;:&quot;00000068&quot;,&quot;citationItems&quot;:[{&quot;prefix&quot;:&quot;&quot;,&quot;id&quot;:3757,&quot;uris&quot;:[&quot;http://zotero.org/users/1913249/items/U5QUFD8Q&quot;],&quot;itemData&quot;:{&quot;issued&quot;:{&quot;date-parts&quot;:[[&quot;2014&quot;,8]]},&quot;type&quot;:&quot;paper-conference&quot;,&quot;author&quot;:[{&quot;given&quot;:&quot;Maria B&quot;,&quot;family&quot;:&quot;Garda&quot;}],&quot;id&quot;:&quot;garda_nostalgia_2014&quot;,&quot;ISBN&quot;:&quot;ISSN 2342-9666&quot;,&quot;title&quot;:&quot;Nostalgia in retro game design&quot;,&quot;citation-key&quot;:&quot;garda_nostalgia_2014&quot;,&quot;container-title&quot;:&quot;DiGRA - Proceedings of the 2013 DiGRA International Conference: DeFragging Game Studies&quot;,&quot;URL&quot;:&quot;http://www.digra.org/wp-content/uploads/digital-library/paper_310.pdf&quot;}}],&quot;schema&quot;:&quot;https://github.com/citation-style-language/schema/raw/master/csl-citation.json&quot;,&quot;properties&quot;:{&quot;noteIndex&quot;:0,&quot;unsorted&quot;:false,&quot;formattedCitation&quot;:&quot;[@garda_nostalgia_2014]&quot;}} RND0000000069"/>.</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HOWEVER, and link to next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Text_20_body">CGD&amp;P inherits some of the intrinsic difficulties associated with computer programming <text:reference-mark-start text:name="ZOTERO_ITEM CSL_CITATION {&quot;citationID&quot;:&quot;00000070&quot;,&quot;citationItems&quot;:[{&quot;prefix&quot;:&quot;&quot;,&quot;id&quot;:3685,&quot;uris&quot;:[&quot;http://zotero.org/users/1913249/items/UVA9VT54&quot;],&quot;itemData&quot;:{&quot;title-short&quot;:&quot;Teaching computer programming with PRIMM&quot;,&quot;URL&quot;:&quot;https://doi.org/10.1080/08993408.2019.1608781&quot;,&quot;id&quot;:&quot;sentance_teaching_2019&quot;,&quot;issue&quot;:&quot;2-3&quot;,&quot;DOI&quot;:&quot;10.1080/08993408.2019.1608781&quot;,&quot;publisher&quot;:&quot;Routledge&quot;,&quot;type&quot;:&quot;article-journal&quot;,&quot;volume&quot;:&quot;29&quot;,&quot;accessed&quot;:{&quot;date-parts&quot;:[[&quot;2023&quot;,3,15]]},&quot;title&quot;:&quot;Teaching computer programming with PRIMM: a sociocultural perspective&quot;,&quot;ISSN&quot;:&quot;0899-3408&quot;,&quot;citation-key&quot;:&quot;sentance_teaching_2019&quot;,&quot;issued&quot;:{&quot;date-parts&quot;:[[&quot;2019&quot;,7,3]]},&quot;page&quot;:&quot;136-176&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author&quot;:[{&quot;given&quot;:&quot;Sue&quot;,&quot;family&quot;:&quot;Sentance&quot;},{&quot;given&quot;:&quot;Jane&quot;,&quot;family&quot;:&quot;Waite&quot;},{&quot;given&quot;:&quot;Maria&quot;,&quot;family&quot;:&quot;Kallia&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sentance_teaching_2019; @gomes2007learning; @joao_cross-analysis_2019]&quot;}} RND0000000071"/>&lt;Do Zotero Refresh: [@sentance_teaching_2019; @gomes2007learning; @joao_cross-analysis_2019]&gt;<text:reference-mark-end text:name="ZOTERO_ITEM CSL_CITATION {&quot;citationID&quot;:&quot;00000070&quot;,&quot;citationItems&quot;:[{&quot;prefix&quot;:&quot;&quot;,&quot;id&quot;:3685,&quot;uris&quot;:[&quot;http://zotero.org/users/1913249/items/UVA9VT54&quot;],&quot;itemData&quot;:{&quot;title-short&quot;:&quot;Teaching computer programming with PRIMM&quot;,&quot;URL&quot;:&quot;https://doi.org/10.1080/08993408.2019.1608781&quot;,&quot;id&quot;:&quot;sentance_teaching_2019&quot;,&quot;issue&quot;:&quot;2-3&quot;,&quot;DOI&quot;:&quot;10.1080/08993408.2019.1608781&quot;,&quot;publisher&quot;:&quot;Routledge&quot;,&quot;type&quot;:&quot;article-journal&quot;,&quot;volume&quot;:&quot;29&quot;,&quot;accessed&quot;:{&quot;date-parts&quot;:[[&quot;2023&quot;,3,15]]},&quot;title&quot;:&quot;Teaching computer programming with PRIMM: a sociocultural perspective&quot;,&quot;ISSN&quot;:&quot;0899-3408&quot;,&quot;citation-key&quot;:&quot;sentance_teaching_2019&quot;,&quot;issued&quot;:{&quot;date-parts&quot;:[[&quot;2019&quot;,7,3]]},&quot;page&quot;:&quot;136-176&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author&quot;:[{&quot;given&quot;:&quot;Sue&quot;,&quot;family&quot;:&quot;Sentance&quot;},{&quot;given&quot;:&quot;Jane&quot;,&quot;family&quot;:&quot;Waite&quot;},{&quot;given&quot;:&quot;Maria&quot;,&quot;family&quot;:&quot;Kallia&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sentance_teaching_2019; @gomes2007learning; @joao_cross-analysis_2019]&quot;}} RND0000000071"/>. These difficulties include the complexity of programming syntax, the challenge of understanding abstract concepts, and problems with transferring skills between different contexts <text:reference-mark-start text:name="ZOTERO_ITEM CSL_CITATION {&quot;citationID&quot;:&quot;00000072&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prefix&quot;:&quot;&quot;,&quot;id&quot;:9725,&quot;uris&quot;:[&quot;http://zotero.org/users/1913249/items/ABNJ9B6R&quot;],&quot;itemData&quot;:{&quot;DOI&quot;:&quot;10.1016/j.sbspro.2012.09.277&quot;,&quot;source&quot;:&quot;ResearchGate&quot;,&quot;container-title-short&quot;:&quot;Procedia - Social and Behavioral Sciences&quot;,&quot;type&quot;:&quot;article-journal&quot;,&quot;volume&quot;:&quot;59&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citation-key&quot;:&quot;rahmat_major_2012&quot;,&quot;id&quot;:&quot;rahmat_major_2012&quot;,&quot;page&quot;:&quot;287–296&quot;,&quot;title&quot;:&quot;Major Problems in Basic Programming that Influence Student Performance&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ssued&quot;:{&quot;date-parts&quot;:[[&quot;2012&quot;,10,1]]},&quot;container-title&quot;:&quot;Procedia - Social and Behavioral Sciences&quot;}}],&quot;schema&quot;:&quot;https://github.com/citation-style-language/schema/raw/master/csl-citation.json&quot;,&quot;properties&quot;:{&quot;noteIndex&quot;:0,&quot;unsorted&quot;:false,&quot;formattedCitation&quot;:&quot;[@gomes2007learning; @rahmat_major_2012]&quot;}} RND0000000073"/>&lt;Do Zotero Refresh: [@gomes2007learning; @rahmat_major_2012]&gt;<text:reference-mark-end text:name="ZOTERO_ITEM CSL_CITATION {&quot;citationID&quot;:&quot;00000072&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prefix&quot;:&quot;&quot;,&quot;id&quot;:9725,&quot;uris&quot;:[&quot;http://zotero.org/users/1913249/items/ABNJ9B6R&quot;],&quot;itemData&quot;:{&quot;DOI&quot;:&quot;10.1016/j.sbspro.2012.09.277&quot;,&quot;source&quot;:&quot;ResearchGate&quot;,&quot;container-title-short&quot;:&quot;Procedia - Social and Behavioral Sciences&quot;,&quot;type&quot;:&quot;article-journal&quot;,&quot;volume&quot;:&quot;59&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citation-key&quot;:&quot;rahmat_major_2012&quot;,&quot;id&quot;:&quot;rahmat_major_2012&quot;,&quot;page&quot;:&quot;287–296&quot;,&quot;title&quot;:&quot;Major Problems in Basic Programming that Influence Student Performance&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ssued&quot;:{&quot;date-parts&quot;:[[&quot;2012&quot;,10,1]]},&quot;container-title&quot;:&quot;Procedia - Social and Behavioral Sciences&quot;}}],&quot;schema&quot;:&quot;https://github.com/citation-style-language/schema/raw/master/csl-citation.json&quot;,&quot;properties&quot;:{&quot;noteIndex&quot;:0,&quot;unsorted&quot;:false,&quot;formattedCitation&quot;:&quot;[@gomes2007learning; @rahmat_major_2012]&quot;}} RND0000000073"/>.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D&quot;:&quot;00000074&quot;,&quot;citationItems&quot;:[{&quot;prefix&quot;:&quot;&quot;,&quot;id&quot;:2837,&quot;uris&quot;:[&quot;http://zotero.org/users/1913249/items/FC7LF8E6&quot;],&quot;itemData&quot;:{&quot;ISBN&quot;:&quot;978-1-4503-5152-2&quot;,&quot;URL&quot;:&quot;http://dl.acm.org/citation.cfm?doid=3202185.3202738&quot;,&quot;id&quot;:&quot;yu_survey_2018&quot;,&quot;title&quot;:&quot;A survey of computational kits for young children&quot;,&quot;DOI&quot;:&quot;10.1145/3202185.3202738&quot;,&quot;language&quot;:&quot;en&quot;,&quot;author&quot;:[{&quot;given&quot;:&quot;Junnan&quot;,&quot;family&quot;:&quot;Yu&quot;},{&quot;given&quot;:&quot;Ricarose&quot;,&quot;family&quot;:&quot;Roque&quot;}],&quot;citation-key&quot;:&quot;yu_survey_2018&quot;,&quot;container-title&quot;:&quot;Proceedings of the 17th ACM Conference on Interaction Design and Children  - IDC '18&quot;,&quot;accessed&quot;:{&quot;date-parts&quot;:[[&quot;2018&quot;,10,30]]},&quot;source&quot;:&quot;Crossref&quot;,&quot;issued&quot;:{&quot;date-parts&quot;:[[&quot;2018&quot;]]},&quot;publisher&quot;:&quot;ACM Press&quot;,&quot;event-place&quot;:&quot;Trondheim, Norway&quot;,&quot;page&quot;:&quot;289-299&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event-title&quot;:&quot;the 17th ACM Conference&quot;}}],&quot;schema&quot;:&quot;https://github.com/citation-style-language/schema/raw/master/csl-citation.json&quot;,&quot;properties&quot;:{&quot;noteIndex&quot;:0,&quot;unsorted&quot;:false,&quot;formattedCitation&quot;:&quot;[@yu_survey_2018]&quot;}} RND0000000075"/>&lt;Do Zotero Refresh: [@yu_survey_2018]&gt;<text:reference-mark-end text:name="ZOTERO_ITEM CSL_CITATION {&quot;citationID&quot;:&quot;00000074&quot;,&quot;citationItems&quot;:[{&quot;prefix&quot;:&quot;&quot;,&quot;id&quot;:2837,&quot;uris&quot;:[&quot;http://zotero.org/users/1913249/items/FC7LF8E6&quot;],&quot;itemData&quot;:{&quot;ISBN&quot;:&quot;978-1-4503-5152-2&quot;,&quot;URL&quot;:&quot;http://dl.acm.org/citation.cfm?doid=3202185.3202738&quot;,&quot;id&quot;:&quot;yu_survey_2018&quot;,&quot;title&quot;:&quot;A survey of computational kits for young children&quot;,&quot;DOI&quot;:&quot;10.1145/3202185.3202738&quot;,&quot;language&quot;:&quot;en&quot;,&quot;author&quot;:[{&quot;given&quot;:&quot;Junnan&quot;,&quot;family&quot;:&quot;Yu&quot;},{&quot;given&quot;:&quot;Ricarose&quot;,&quot;family&quot;:&quot;Roque&quot;}],&quot;citation-key&quot;:&quot;yu_survey_2018&quot;,&quot;container-title&quot;:&quot;Proceedings of the 17th ACM Conference on Interaction Design and Children  - IDC '18&quot;,&quot;accessed&quot;:{&quot;date-parts&quot;:[[&quot;2018&quot;,10,30]]},&quot;source&quot;:&quot;Crossref&quot;,&quot;issued&quot;:{&quot;date-parts&quot;:[[&quot;2018&quot;]]},&quot;publisher&quot;:&quot;ACM Press&quot;,&quot;event-place&quot;:&quot;Trondheim, Norway&quot;,&quot;page&quot;:&quot;289-299&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event-title&quot;:&quot;the 17th ACM Conference&quot;}}],&quot;schema&quot;:&quot;https://github.com/citation-style-language/schema/raw/master/csl-citation.json&quot;,&quot;properties&quot;:{&quot;noteIndex&quot;:0,&quot;unsorted&quot;:false,&quot;formattedCitation&quot;:&quot;[@yu_survey_2018]&quot;}} RND0000000075"/>. However, this simplification creates a tension between using more authentic programming languages and relying on scaffolded, specialised approaches <text:reference-mark-start text:name="ZOTERO_ITEM CSL_CITATION {&quot;citationID&quot;:&quot;00000076&quot;,&quot;citationItems&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joao_cross-analysis_2019]&quot;}} RND0000000077"/>&lt;Do Zotero Refresh: [@joao_cross-analysis_2019]&gt;<text:reference-mark-end text:name="ZOTERO_ITEM CSL_CITATION {&quot;citationID&quot;:&quot;00000076&quot;,&quot;citationItems&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joao_cross-analysis_2019]&quot;}} RND0000000077"/>. Sefton-Green <text:reference-mark-start text:name="ZOTERO_ITEM CSL_CITATION {&quot;citationID&quot;:&quot;00000078&quot;,&quot;citationItems&quot;:[{&quot;prefix&quot;:&quot;&quot;,&quot;id&quot;:195,&quot;uris&quot;:[&quot;http://zotero.org/users/1913249/items/9LI3EL4F&quot;],&quot;suppress-author&quot;:true,&quot;itemData&quot;:{&quot;issued&quot;:{&quot;date-parts&quot;:[[&quot;2013&quot;,3]]},&quot;genre&quot;:&quot;Monograph&quot;,&quot;type&quot;:&quot;webpage&quot;,&quot;accessed&quot;:{&quot;date-parts&quot;:[[&quot;2018&quot;,12,18]]},&quot;author&quot;:[{&quot;given&quot;:&quot;Julian&quot;,&quot;family&quot;:&quot;Sefton-Green&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schema&quot;:&quot;https://github.com/citation-style-language/schema/raw/master/csl-citation.json&quot;,&quot;properties&quot;:{&quot;noteIndex&quot;:0,&quot;unsorted&quot;:false,&quot;formattedCitation&quot;:&quot;[-@sefton-green_mapping_2013]&quot;}} RND0000000079"/>&lt;Do Zotero Refresh: [-@sefton-green_mapping_2013]&gt;<text:reference-mark-end text:name="ZOTERO_ITEM CSL_CITATION {&quot;citationID&quot;:&quot;00000078&quot;,&quot;citationItems&quot;:[{&quot;prefix&quot;:&quot;&quot;,&quot;id&quot;:195,&quot;uris&quot;:[&quot;http://zotero.org/users/1913249/items/9LI3EL4F&quot;],&quot;suppress-author&quot;:true,&quot;itemData&quot;:{&quot;issued&quot;:{&quot;date-parts&quot;:[[&quot;2013&quot;,3]]},&quot;genre&quot;:&quot;Monograph&quot;,&quot;type&quot;:&quot;webpage&quot;,&quot;accessed&quot;:{&quot;date-parts&quot;:[[&quot;2018&quot;,12,18]]},&quot;author&quot;:[{&quot;given&quot;:&quot;Julian&quot;,&quot;family&quot;:&quot;Sefton-Green&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schema&quot;:&quot;https://github.com/citation-style-language/schema/raw/master/csl-citation.json&quot;,&quot;properties&quot;:{&quot;noteIndex&quot;:0,&quot;unsorted&quot;:false,&quot;formattedCitation&quot;:&quot;[-@sefton-green_mapping_2013]&quot;}} RND0000000079"/>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citationID&quot;:&quot;00000080&quot;,&quot;citationItems&quot;:[{&quot;prefix&quot;:&quot;&quot;,&quot;id&quot;:245,&quot;uris&quot;:[&quot;http://zotero.org/users/1913249/items/DFLJW3BA&quot;],&quot;itemData&quot;:{&quot;title-short&quot;:&quot;The Computer Clubhouse&quot;,&quot;URL&quot;:&quot;http://ieeexplore.ieee.org/document/5387217/&quot;,&quot;id&quot;:&quot;resnick_computer_1996&quot;,&quot;issue&quot;:&quot;3.4&quot;,&quot;DOI&quot;:&quot;10.1147/sj.353.0431&quot;,&quot;language&quot;:&quot;en&quot;,&quot;citation-key&quot;:&quot;resnick_computer_1996&quot;,&quot;volume&quot;:&quot;35&quot;,&quot;accessed&quot;:{&quot;date-parts&quot;:[[&quot;2018&quot;,4,28]]},&quot;author&quot;:[{&quot;given&quot;:&quot;M.&quot;,&quot;family&quot;:&quot;Resnick&quot;},{&quot;given&quot;:&quot;N.&quot;,&quot;family&quot;:&quot;Rusk&quot;}],&quot;type&quot;:&quot;article-journal&quot;,&quot;issued&quot;:{&quot;date-parts&quot;:[[&quot;1996&quot;]]},&quot;page&quot;:&quot;431-439&quot;,&quot;source&quot;:&quot;Crossref&quot;,&quot;container-title&quot;:&quot;IBM Systems Journal&quot;,&quot;ISSN&quot;:&quot;0018-8670&quot;,&quot;title&quot;:&quot;The Computer Clubhouse: Preparing for life in a digital world&quot;}}],&quot;schema&quot;:&quot;https://github.com/citation-style-language/schema/raw/master/csl-citation.json&quot;,&quot;properties&quot;:{&quot;noteIndex&quot;:0,&quot;unsorted&quot;:false,&quot;formattedCitation&quot;:&quot;[@resnick_computer_1996]&quot;}} RND0000000081"/>&lt;Do Zotero Refresh: [@resnick_computer_1996]&gt;<text:reference-mark-end text:name="ZOTERO_ITEM CSL_CITATION {&quot;citationID&quot;:&quot;00000080&quot;,&quot;citationItems&quot;:[{&quot;prefix&quot;:&quot;&quot;,&quot;id&quot;:245,&quot;uris&quot;:[&quot;http://zotero.org/users/1913249/items/DFLJW3BA&quot;],&quot;itemData&quot;:{&quot;title-short&quot;:&quot;The Computer Clubhouse&quot;,&quot;URL&quot;:&quot;http://ieeexplore.ieee.org/document/5387217/&quot;,&quot;id&quot;:&quot;resnick_computer_1996&quot;,&quot;issue&quot;:&quot;3.4&quot;,&quot;DOI&quot;:&quot;10.1147/sj.353.0431&quot;,&quot;language&quot;:&quot;en&quot;,&quot;citation-key&quot;:&quot;resnick_computer_1996&quot;,&quot;volume&quot;:&quot;35&quot;,&quot;accessed&quot;:{&quot;date-parts&quot;:[[&quot;2018&quot;,4,28]]},&quot;author&quot;:[{&quot;given&quot;:&quot;M.&quot;,&quot;family&quot;:&quot;Resnick&quot;},{&quot;given&quot;:&quot;N.&quot;,&quot;family&quot;:&quot;Rusk&quot;}],&quot;type&quot;:&quot;article-journal&quot;,&quot;issued&quot;:{&quot;date-parts&quot;:[[&quot;1996&quot;]]},&quot;page&quot;:&quot;431-439&quot;,&quot;source&quot;:&quot;Crossref&quot;,&quot;container-title&quot;:&quot;IBM Systems Journal&quot;,&quot;ISSN&quot;:&quot;0018-8670&quot;,&quot;title&quot;:&quot;The Computer Clubhouse: Preparing for life in a digital world&quot;}}],&quot;schema&quot;:&quot;https://github.com/citation-style-language/schema/raw/master/csl-citation.json&quot;,&quot;properties&quot;:{&quot;noteIndex&quot;:0,&quot;unsorted&quot;:false,&quot;formattedCitation&quot;:&quot;[@resnick_computer_1996]&quot;}} RND0000000081"/>. While equipping community centres with computers may have addressed some of these concerns, technological access is only one dimension of the problem. Sefton-Green <text:reference-mark-start text:name="ZOTERO_ITEM CSL_CITATION {&quot;citationID&quot;:&quot;00000082&quot;,&quot;citationItems&quot;:[{&quot;prefix&quot;:&quot;&quot;,&quot;id&quot;:195,&quot;uris&quot;:[&quot;http://zotero.org/users/1913249/items/9LI3EL4F&quot;],&quot;suppress-author&quot;:true,&quot;itemData&quot;:{&quot;issued&quot;:{&quot;date-parts&quot;:[[&quot;2013&quot;,3]]},&quot;genre&quot;:&quot;Monograph&quot;,&quot;type&quot;:&quot;webpage&quot;,&quot;accessed&quot;:{&quot;date-parts&quot;:[[&quot;2018&quot;,12,18]]},&quot;author&quot;:[{&quot;given&quot;:&quot;Julian&quot;,&quot;family&quot;:&quot;Sefton-Green&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schema&quot;:&quot;https://github.com/citation-style-language/schema/raw/master/csl-citation.json&quot;,&quot;properties&quot;:{&quot;noteIndex&quot;:0,&quot;unsorted&quot;:false,&quot;formattedCitation&quot;:&quot;[-@sefton-green_mapping_2013]&quot;}} RND0000000083"/>&lt;Do Zotero Refresh: [-@sefton-green_mapping_2013]&gt;<text:reference-mark-end text:name="ZOTERO_ITEM CSL_CITATION {&quot;citationID&quot;:&quot;00000082&quot;,&quot;citationItems&quot;:[{&quot;prefix&quot;:&quot;&quot;,&quot;id&quot;:195,&quot;uris&quot;:[&quot;http://zotero.org/users/1913249/items/9LI3EL4F&quot;],&quot;suppress-author&quot;:true,&quot;itemData&quot;:{&quot;issued&quot;:{&quot;date-parts&quot;:[[&quot;2013&quot;,3]]},&quot;genre&quot;:&quot;Monograph&quot;,&quot;type&quot;:&quot;webpage&quot;,&quot;accessed&quot;:{&quot;date-parts&quot;:[[&quot;2018&quot;,12,18]]},&quot;author&quot;:[{&quot;given&quot;:&quot;Julian&quot;,&quot;family&quot;:&quot;Sefton-Green&quot;}],&quot;id&quot;:&quot;sefton-green_mapping_2013&quot;,&quot;title&quot;:&quot;Mapping digital makers: a review exploring everyday creativity, learning lives and the digital&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schema&quot;:&quot;https://github.com/citation-style-language/schema/raw/master/csl-citation.json&quot;,&quot;properties&quot;:{&quot;noteIndex&quot;:0,&quot;unsorted&quot;:false,&quot;formattedCitation&quot;:&quot;[-@sefton-green_mapping_2013]&quot;}} RND0000000083"/>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citationID&quot;:&quot;00000084&quot;,&quot;citationItems&quot;:[{&quot;prefix&quot;:&quot;&quot;,&quot;id&quot;:1939,&quot;uris&quot;:[&quot;http://zotero.org/users/1913249/items/URKI7FTD&quot;],&quot;suppress-author&quot;:true,&quot;itemData&quot;:{&quot;title-short&quot;:&quot;Hanging out, messing around, and geeking out&quot;,&quot;ISBN&quot;:&quot;978-0-262-01336-9 978-0-262-51854-3&quot;,&quot;title&quot;:&quot;Hanging out, messing around, and geeking out: kids living and learning with new media&quot;,&quot;id&quot;:&quot;ito_hanging_2010&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issued&quot;:{&quot;date-parts&quot;:[[&quot;2010&quot;]]},&quot;language&quot;:&quot;eng&quot;,&quot;type&quot;:&quot;book&quot;,&quot;note&quot;:&quot;OCLC: 699713878&quot;,&quot;event-place&quot;:&quot;Cambridge, Mass.&quot;,&quot;publisher-place&quot;:&quot;Cambridge, Mass.&quot;,&quot;number-of-pages&quot;:&quot;419&quot;,&quot;publisher&quot;:&quot;MIT Press&quot;,&quot;citation-key&quot;:&quot;ito_hanging_2010&quot;,&quot;source&quot;:&quot;Gemeinsamer Bibliotheksverbund ISBN&quot;}},{&quot;prefix&quot;:&quot;&quot;,&quot;id&quot;:1584,&quot;uris&quot;:[&quot;http://zotero.org/users/1913249/items/M6377K76&quot;],&quot;suppress-author&quot;:true,&quot;itemData&quot;:{&quot;ISBN&quot;:&quot;978-1-4039-6538-7&quot;,&quot;author&quot;:[{&quot;given&quot;:&quot;James Paul&quot;,&quot;family&quot;:&quot;Gee&quot;}],&quot;id&quot;:&quot;gee_what_2004&quot;,&quot;collection-title&quot;:&quot;Education&quot;,&quot;issued&quot;:{&quot;date-parts&quot;:[[&quot;2004&quot;]]},&quot;language&quot;:&quot;eng&quot;,&quot;type&quot;:&quot;book&quot;,&quot;publisher-place&quot;:&quot;New York, NY&quot;,&quot;note&quot;:&quot;OCLC: 255334132&quot;,&quot;publisher&quot;:&quot;Palgrave Macmillan&quot;,&quot;event-place&quot;:&quot;New York, NY&quot;,&quot;edition&quot;:&quot;1. paperback ed&quot;,&quot;number-of-pages&quot;:&quot;225&quot;,&quot;citation-key&quot;:&quot;gee_what_2004&quot;,&quot;source&quot;:&quot;Gemeinsamer Bibliotheksverbund ISBN&quot;,&quot;title&quot;:&quot;What video games have to teach us about learning and literacy&quot;}}],&quot;schema&quot;:&quot;https://github.com/citation-style-language/schema/raw/master/csl-citation.json&quot;,&quot;properties&quot;:{&quot;noteIndex&quot;:0,&quot;unsorted&quot;:false,&quot;formattedCitation&quot;:&quot;[-@ito_hanging_2010; -@gee_what_2004]&quot;}} RND0000000085"/>&lt;Do Zotero Refresh: [-@ito_hanging_2010; -@gee_what_2004]&gt;<text:reference-mark-end text:name="ZOTERO_ITEM CSL_CITATION {&quot;citationID&quot;:&quot;00000084&quot;,&quot;citationItems&quot;:[{&quot;prefix&quot;:&quot;&quot;,&quot;id&quot;:1939,&quot;uris&quot;:[&quot;http://zotero.org/users/1913249/items/URKI7FTD&quot;],&quot;suppress-author&quot;:true,&quot;itemData&quot;:{&quot;title-short&quot;:&quot;Hanging out, messing around, and geeking out&quot;,&quot;ISBN&quot;:&quot;978-0-262-01336-9 978-0-262-51854-3&quot;,&quot;title&quot;:&quot;Hanging out, messing around, and geeking out: kids living and learning with new media&quot;,&quot;id&quot;:&quot;ito_hanging_2010&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issued&quot;:{&quot;date-parts&quot;:[[&quot;2010&quot;]]},&quot;language&quot;:&quot;eng&quot;,&quot;type&quot;:&quot;book&quot;,&quot;note&quot;:&quot;OCLC: 699713878&quot;,&quot;event-place&quot;:&quot;Cambridge, Mass.&quot;,&quot;publisher-place&quot;:&quot;Cambridge, Mass.&quot;,&quot;number-of-pages&quot;:&quot;419&quot;,&quot;publisher&quot;:&quot;MIT Press&quot;,&quot;citation-key&quot;:&quot;ito_hanging_2010&quot;,&quot;source&quot;:&quot;Gemeinsamer Bibliotheksverbund ISBN&quot;}},{&quot;prefix&quot;:&quot;&quot;,&quot;id&quot;:1584,&quot;uris&quot;:[&quot;http://zotero.org/users/1913249/items/M6377K76&quot;],&quot;suppress-author&quot;:true,&quot;itemData&quot;:{&quot;ISBN&quot;:&quot;978-1-4039-6538-7&quot;,&quot;author&quot;:[{&quot;given&quot;:&quot;James Paul&quot;,&quot;family&quot;:&quot;Gee&quot;}],&quot;id&quot;:&quot;gee_what_2004&quot;,&quot;collection-title&quot;:&quot;Education&quot;,&quot;issued&quot;:{&quot;date-parts&quot;:[[&quot;2004&quot;]]},&quot;language&quot;:&quot;eng&quot;,&quot;type&quot;:&quot;book&quot;,&quot;publisher-place&quot;:&quot;New York, NY&quot;,&quot;note&quot;:&quot;OCLC: 255334132&quot;,&quot;publisher&quot;:&quot;Palgrave Macmillan&quot;,&quot;event-place&quot;:&quot;New York, NY&quot;,&quot;edition&quot;:&quot;1. paperback ed&quot;,&quot;number-of-pages&quot;:&quot;225&quot;,&quot;citation-key&quot;:&quot;gee_what_2004&quot;,&quot;source&quot;:&quot;Gemeinsamer Bibliotheksverbund ISBN&quot;,&quot;title&quot;:&quot;What video games have to teach us about learning and literacy&quot;}}],&quot;schema&quot;:&quot;https://github.com/citation-style-language/schema/raw/master/csl-citation.json&quot;,&quot;properties&quot;:{&quot;noteIndex&quot;:0,&quot;unsorted&quot;:false,&quot;formattedCitation&quot;:&quot;[-@ito_hanging_2010; -@gee_what_2004]&quot;}} RND0000000085"/>, remains largely inaccessible to the majority. Among those who do participate, creative activities that result in finished digital products are rare, with studies such as Luther et al. <text:reference-mark-start text:name="ZOTERO_ITEM CSL_CITATION {&quot;citationID&quot;:&quot;00000086&quot;,&quot;citationItems&quot;:[{&quot;prefix&quot;:&quot;&quot;,&quot;id&quot;:2775,&quot;uris&quot;:[&quot;http://zotero.org/users/1913249/items/9XTYDSSZ&quot;],&quot;suppress-author&quot;:true,&quot;itemData&quot;:{&quot;title-short&quot;:&quot;Why It Works (when It Works)&quot;,&quot;ISBN&quot;:&quot;978-1-4503-0387-3&quot;,&quot;URL&quot;:&quot;http://doi.acm.org/10.1145/1880071.1880073&quot;,&quot;id&quot;:&quot;luther_why_2010&quot;,&quot;collection-title&quot;:&quot;GROUP '10&quot;,&quot;DOI&quot;:&quot;10.1145/1880071.1880073&quot;,&quot;source&quot;:&quot;ACM Digital Library&quot;,&quot;type&quot;:&quot;paper-conference&quot;,&quot;citation-key&quot;:&quot;luther_why_2010&quot;,&quot;accessed&quot;:{&quot;date-parts&quot;:[[&quot;2018&quot;,11,20]]},&quot;title&quot;:&quot;Why It Works (when It Works): Success Factors in Online Creative Collaboration&quot;,&quot;publisher&quot;:&quot;ACM&quot;,&quot;issued&quot;:{&quot;date-parts&quot;:[[&quot;2010&quot;]]},&quot;event-place&quot;:&quot;New York, NY, USA&quot;,&quot;page&quot;:&quot;1–10&quot;,&quot;publisher-place&quot;:&quot;New York, NY, US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ntainer-title&quot;:&quot;Proceedings of the 16th ACM International Conference on Supporting Group Work&quot;,&quot;author&quot;:[{&quot;given&quot;:&quot;Kurt&quot;,&quot;family&quot;:&quot;Luther&quot;},{&quot;given&quot;:&quot;Kelly&quot;,&quot;family&quot;:&quot;Caine&quot;},{&quot;given&quot;:&quot;Kevin&quot;,&quot;family&quot;:&quot;Ziegler&quot;},{&quot;given&quot;:&quot;Amy&quot;,&quot;family&quot;:&quot;Bruckman&quot;}]}}],&quot;schema&quot;:&quot;https://github.com/citation-style-language/schema/raw/master/csl-citation.json&quot;,&quot;properties&quot;:{&quot;noteIndex&quot;:0,&quot;unsorted&quot;:false,&quot;formattedCitation&quot;:&quot;[-@luther_why_2010]&quot;}} RND0000000087"/>&lt;Do Zotero Refresh: [-@luther_why_2010]&gt;<text:reference-mark-end text:name="ZOTERO_ITEM CSL_CITATION {&quot;citationID&quot;:&quot;00000086&quot;,&quot;citationItems&quot;:[{&quot;prefix&quot;:&quot;&quot;,&quot;id&quot;:2775,&quot;uris&quot;:[&quot;http://zotero.org/users/1913249/items/9XTYDSSZ&quot;],&quot;suppress-author&quot;:true,&quot;itemData&quot;:{&quot;title-short&quot;:&quot;Why It Works (when It Works)&quot;,&quot;ISBN&quot;:&quot;978-1-4503-0387-3&quot;,&quot;URL&quot;:&quot;http://doi.acm.org/10.1145/1880071.1880073&quot;,&quot;id&quot;:&quot;luther_why_2010&quot;,&quot;collection-title&quot;:&quot;GROUP '10&quot;,&quot;DOI&quot;:&quot;10.1145/1880071.1880073&quot;,&quot;source&quot;:&quot;ACM Digital Library&quot;,&quot;type&quot;:&quot;paper-conference&quot;,&quot;citation-key&quot;:&quot;luther_why_2010&quot;,&quot;accessed&quot;:{&quot;date-parts&quot;:[[&quot;2018&quot;,11,20]]},&quot;title&quot;:&quot;Why It Works (when It Works): Success Factors in Online Creative Collaboration&quot;,&quot;publisher&quot;:&quot;ACM&quot;,&quot;issued&quot;:{&quot;date-parts&quot;:[[&quot;2010&quot;]]},&quot;event-place&quot;:&quot;New York, NY, USA&quot;,&quot;page&quot;:&quot;1–10&quot;,&quot;publisher-place&quot;:&quot;New York, NY, US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ntainer-title&quot;:&quot;Proceedings of the 16th ACM International Conference on Supporting Group Work&quot;,&quot;author&quot;:[{&quot;given&quot;:&quot;Kurt&quot;,&quot;family&quot;:&quot;Luther&quot;},{&quot;given&quot;:&quot;Kelly&quot;,&quot;family&quot;:&quot;Caine&quot;},{&quot;given&quot;:&quot;Kevin&quot;,&quot;family&quot;:&quot;Ziegler&quot;},{&quot;given&quot;:&quot;Amy&quot;,&quot;family&quot;:&quot;Bruckman&quot;}]}}],&quot;schema&quot;:&quot;https://github.com/citation-style-language/schema/raw/master/csl-citation.json&quot;,&quot;properties&quot;:{&quot;noteIndex&quot;:0,&quot;unsorted&quot;:false,&quot;formattedCitation&quot;:&quot;[-@luther_why_2010]&quot;}} RND0000000087"/>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D&quot;:&quot;00000088&quot;,&quot;citationItems&quot;:[{&quot;prefix&quot;:&quot;&quot;,&quot;id&quot;:3759,&quot;uris&quot;:[&quot;http://zotero.org/users/1913249/items/XCATBQNK&quot;],&quot;itemData&quot;:{&quot;title-short&quot;:&quot;Beyond game design for broadening participation&quot;,&quot;ISBN&quot;:&quot;978-1-4503-2105-1&quot;,&quot;URL&quot;:&quot;http://dl.acm.org/citation.cfm?id=2670296.2670301&quot;,&quot;id&quot;:&quot;kafai_beyond_2014&quot;,&quot;collection-title&quot;:&quot;Gender IT '14&quot;,&quot;issued&quot;:{&quot;date-parts&quot;:[[&quot;2014&quot;]]},&quot;publisher&quot;:&quot;European Society for Socially Embedded Technologies&quot;,&quot;type&quot;:&quot;paper-conference&quot;,&quot;accessed&quot;:{&quot;date-parts&quot;:[[&quot;2018&quot;,7,18]]},&quot;citation-key&quot;:&quot;kafai_beyond_20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age&quot;:&quot;21:21–21:28&quot;,&quot;publisher-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author&quot;:[{&quot;given&quot;:&quot;Yasmin&quot;,&quot;family&quot;:&quot;Kafai&quot;},{&quot;given&quot;:&quot;Quinn&quot;,&quot;family&quot;:&quot;Burke&quot;}]}}],&quot;schema&quot;:&quot;https://github.com/citation-style-language/schema/raw/master/csl-citation.json&quot;,&quot;properties&quot;:{&quot;noteIndex&quot;:0,&quot;unsorted&quot;:false,&quot;formattedCitation&quot;:&quot;[@kafai_beyond_2014]&quot;}} RND0000000089"/>&lt;Do Zotero Refresh: [@kafai_beyond_2014]&gt;<text:reference-mark-end text:name="ZOTERO_ITEM CSL_CITATION {&quot;citationID&quot;:&quot;00000088&quot;,&quot;citationItems&quot;:[{&quot;prefix&quot;:&quot;&quot;,&quot;id&quot;:3759,&quot;uris&quot;:[&quot;http://zotero.org/users/1913249/items/XCATBQNK&quot;],&quot;itemData&quot;:{&quot;title-short&quot;:&quot;Beyond game design for broadening participation&quot;,&quot;ISBN&quot;:&quot;978-1-4503-2105-1&quot;,&quot;URL&quot;:&quot;http://dl.acm.org/citation.cfm?id=2670296.2670301&quot;,&quot;id&quot;:&quot;kafai_beyond_2014&quot;,&quot;collection-title&quot;:&quot;Gender IT '14&quot;,&quot;issued&quot;:{&quot;date-parts&quot;:[[&quot;2014&quot;]]},&quot;publisher&quot;:&quot;European Society for Socially Embedded Technologies&quot;,&quot;type&quot;:&quot;paper-conference&quot;,&quot;accessed&quot;:{&quot;date-parts&quot;:[[&quot;2018&quot;,7,18]]},&quot;citation-key&quot;:&quot;kafai_beyond_20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age&quot;:&quot;21:21–21:28&quot;,&quot;publisher-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author&quot;:[{&quot;given&quot;:&quot;Yasmin&quot;,&quot;family&quot;:&quot;Kafai&quot;},{&quot;given&quot;:&quot;Quinn&quot;,&quot;family&quot;:&quot;Burke&quot;}]}}],&quot;schema&quot;:&quot;https://github.com/citation-style-language/schema/raw/master/csl-citation.json&quot;,&quot;properties&quot;:{&quot;noteIndex&quot;:0,&quot;unsorted&quot;:false,&quot;formattedCitation&quot;:&quot;[@kafai_beyond_2014]&quot;}} RND0000000089"/>.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00000090&quot;,&quot;citationItems&quot;:[{&quot;prefix&quot;:&quot;&quot;,&quot;id&quot;:3036,&quot;uris&quot;:[&quot;http://zotero.org/users/1913249/items/B93D4I92&quot;],&quot;itemData&quot;:{&quot;title-short&quot;:&quot;Working toward third space in content area literacy&quot;,&quot;URL&quot;:&quot;http://doi.wiley.com/10.1598/RRQ.39.1.4&quot;,&quot;id&quot;:&quot;moje_working_2004&quot;,&quot;issue&quot;:&quot;1&quot;,&quot;DOI&quot;:&quot;10.1598/RRQ.39.1.4&quot;,&quot;language&quot;:&quot;en&quot;,&quot;citation-key&quot;:&quot;moje_working_2004&quot;,&quot;volume&quot;:&quot;39&quot;,&quot;accessed&quot;:{&quot;date-parts&quot;:[[&quot;2019&quot;,3,12]]},&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ype&quot;:&quot;article-journal&quot;,&quot;issued&quot;:{&quot;date-parts&quot;:[[&quot;2004&quot;,1,3]]},&quot;page&quot;:&quot;38-70&quot;,&quot;source&quot;:&quot;Crossref&quot;,&quot;container-title&quot;:&quot;Reading Research Quarterly&quot;,&quot;ISSN&quot;:&quot;00340553&quot;,&quot;title&quot;:&quot;Working toward third space in content area literacy: An examination of everyday funds of knowledge and Discourse&quot;}}],&quot;schema&quot;:&quot;https://github.com/citation-style-language/schema/raw/master/csl-citation.json&quot;,&quot;properties&quot;:{&quot;noteIndex&quot;:0,&quot;unsorted&quot;:false,&quot;formattedCitation&quot;:&quot;[@moje_working_2004]&quot;}} RND0000000091"/>&lt;Do Zotero Refresh: [@moje_working_2004]&gt;<text:reference-mark-end text:name="ZOTERO_ITEM CSL_CITATION {&quot;citationID&quot;:&quot;00000090&quot;,&quot;citationItems&quot;:[{&quot;prefix&quot;:&quot;&quot;,&quot;id&quot;:3036,&quot;uris&quot;:[&quot;http://zotero.org/users/1913249/items/B93D4I92&quot;],&quot;itemData&quot;:{&quot;title-short&quot;:&quot;Working toward third space in content area literacy&quot;,&quot;URL&quot;:&quot;http://doi.wiley.com/10.1598/RRQ.39.1.4&quot;,&quot;id&quot;:&quot;moje_working_2004&quot;,&quot;issue&quot;:&quot;1&quot;,&quot;DOI&quot;:&quot;10.1598/RRQ.39.1.4&quot;,&quot;language&quot;:&quot;en&quot;,&quot;citation-key&quot;:&quot;moje_working_2004&quot;,&quot;volume&quot;:&quot;39&quot;,&quot;accessed&quot;:{&quot;date-parts&quot;:[[&quot;2019&quot;,3,12]]},&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ype&quot;:&quot;article-journal&quot;,&quot;issued&quot;:{&quot;date-parts&quot;:[[&quot;2004&quot;,1,3]]},&quot;page&quot;:&quot;38-70&quot;,&quot;source&quot;:&quot;Crossref&quot;,&quot;container-title&quot;:&quot;Reading Research Quarterly&quot;,&quot;ISSN&quot;:&quot;00340553&quot;,&quot;title&quot;:&quot;Working toward third space in content area literacy: An examination of everyday funds of knowledge and Discourse&quot;}}],&quot;schema&quot;:&quot;https://github.com/citation-style-language/schema/raw/master/csl-citation.json&quot;,&quot;properties&quot;:{&quot;noteIndex&quot;:0,&quot;unsorted&quot;:false,&quot;formattedCitation&quot;:&quot;[@moje_working_2004]&quot;}} RND0000000091"/>. However, Kafai and Burke balance this potential with complex issues of the gender representation associated with gaming culture <text:reference-mark-start text:name="ZOTERO_ITEM CSL_CITATION {&quot;citationID&quot;:&quot;00000092&quot;,&quot;citationItems&quot;:[{&quot;prefix&quot;:&quot;&quot;,&quot;id&quot;:3760,&quot;uris&quot;:[&quot;http://zotero.org/users/1913249/items/BB9XR78K&quot;],&quot;itemData&quot;:{&quot;title-short&quot;:&quot;Diversifying barbie and mortal kombat&quot;,&quot;ISBN&quot;:&quot;978-1-365-83026-6&quot;,&quot;title&quot;:&quot;Diversifying barbie and mortal kombat: intersectional perspectives and inclusive designs in gaming&quot;,&quot;id&quot;:&quot;kafai_diversifying_2017&quot;,&quot;DOI&quot;:&quot;10.1184/R1/6686738&quot;,&quot;language&quot;:&quot;en&quot;,&quot;type&quot;:&quot;book&quot;,&quot;publisher-place&quot;:&quot;Pittsburgh&quot;,&quot;issued&quot;:{&quot;date-parts&quot;:[[&quot;2017&quot;,3,21]]},&quot;publisher&quot;:&quot;ETC Press&quot;,&quot;event-place&quot;:&quot;Pittsburgh&quot;,&quot;citation-key&quot;:&quot;kafai_diversifying_2017&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author&quot;:[{&quot;given&quot;:&quot;Yasmin&quot;,&quot;family&quot;:&quot;Kafai&quot;},{&quot;given&quot;:&quot;Gabriela T.&quot;,&quot;family&quot;:&quot;Richard&quot;},{&quot;given&quot;:&quot;Brendesha M.&quot;,&quot;family&quot;:&quot;Tynes&quot;}]}}],&quot;schema&quot;:&quot;https://github.com/citation-style-language/schema/raw/master/csl-citation.json&quot;,&quot;properties&quot;:{&quot;noteIndex&quot;:0,&quot;unsorted&quot;:false,&quot;formattedCitation&quot;:&quot;[@kafai_diversifying_2017]&quot;}} RND0000000093"/>&lt;Do Zotero Refresh: [@kafai_diversifying_2017]&gt;<text:reference-mark-end text:name="ZOTERO_ITEM CSL_CITATION {&quot;citationID&quot;:&quot;00000092&quot;,&quot;citationItems&quot;:[{&quot;prefix&quot;:&quot;&quot;,&quot;id&quot;:3760,&quot;uris&quot;:[&quot;http://zotero.org/users/1913249/items/BB9XR78K&quot;],&quot;itemData&quot;:{&quot;title-short&quot;:&quot;Diversifying barbie and mortal kombat&quot;,&quot;ISBN&quot;:&quot;978-1-365-83026-6&quot;,&quot;title&quot;:&quot;Diversifying barbie and mortal kombat: intersectional perspectives and inclusive designs in gaming&quot;,&quot;id&quot;:&quot;kafai_diversifying_2017&quot;,&quot;DOI&quot;:&quot;10.1184/R1/6686738&quot;,&quot;language&quot;:&quot;en&quot;,&quot;type&quot;:&quot;book&quot;,&quot;publisher-place&quot;:&quot;Pittsburgh&quot;,&quot;issued&quot;:{&quot;date-parts&quot;:[[&quot;2017&quot;,3,21]]},&quot;publisher&quot;:&quot;ETC Press&quot;,&quot;event-place&quot;:&quot;Pittsburgh&quot;,&quot;citation-key&quot;:&quot;kafai_diversifying_2017&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author&quot;:[{&quot;given&quot;:&quot;Yasmin&quot;,&quot;family&quot;:&quot;Kafai&quot;},{&quot;given&quot;:&quot;Gabriela T.&quot;,&quot;family&quot;:&quot;Richard&quot;},{&quot;given&quot;:&quot;Brendesha M.&quot;,&quot;family&quot;:&quot;Tynes&quot;}]}}],&quot;schema&quot;:&quot;https://github.com/citation-style-language/schema/raw/master/csl-citation.json&quot;,&quot;properties&quot;:{&quot;noteIndex&quot;:0,&quot;unsorted&quot;:false,&quot;formattedCitation&quot;:&quot;[@kafai_diversifying_2017]&quot;}} RND0000000093"/>.</text:p>
      <text:p text:style-name="Text_20_body">The concepts and legacy of Papert and Turkle’s <text:reference-mark-start text:name="ZOTERO_ITEM CSL_CITATION {&quot;citationID&quot;:&quot;00000094&quot;,&quot;citationItems&quot;:[{&quot;prefix&quot;:&quot;&quot;,&quot;id&quot;:2017,&quot;uris&quot;:[&quot;http://zotero.org/users/1913249/items/PN46846P&quot;],&quot;suppress-author&quot;:true,&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095"/>&lt;Do Zotero Refresh: [-@papert_epistemological_1990]&gt;<text:reference-mark-end text:name="ZOTERO_ITEM CSL_CITATION {&quot;citationID&quot;:&quot;00000094&quot;,&quot;citationItems&quot;:[{&quot;prefix&quot;:&quot;&quot;,&quot;id&quot;:2017,&quot;uris&quot;:[&quot;http://zotero.org/users/1913249/items/PN46846P&quot;],&quot;suppress-author&quot;:true,&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095"/>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00000096&quot;,&quot;citationItems&quot;:[{&quot;prefix&quot;:&quot;&quot;,&quot;id&quot;:2017,&quot;uris&quot;:[&quot;http://zotero.org/users/1913249/items/PN46846P&quot;],&quot;label&quot;:&quot;page&quot;,&quot;locator&quot;:&quot;134&quot;,&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 p.134]&quot;}} RND0000000097"/>&lt;Do Zotero Refresh: [@papert_epistemological_1990, p.134]&gt;<text:reference-mark-end text:name="ZOTERO_ITEM CSL_CITATION {&quot;citationID&quot;:&quot;00000096&quot;,&quot;citationItems&quot;:[{&quot;prefix&quot;:&quot;&quot;,&quot;id&quot;:2017,&quot;uris&quot;:[&quot;http://zotero.org/users/1913249/items/PN46846P&quot;],&quot;label&quot;:&quot;page&quot;,&quot;locator&quot;:&quot;134&quot;,&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 p.134]&quot;}} RND0000000097"/>.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D&quot;:&quot;00000098&quot;,&quot;citationItems&quot;:[{&quot;prefix&quot;:&quot;&quot;,&quot;id&quot;:2017,&quot;uris&quot;:[&quot;http://zotero.org/users/1913249/items/PN46846P&quot;],&quot;suppress-author&quot;:true,&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099"/>&lt;Do Zotero Refresh: [-@papert_epistemological_1990]&gt;<text:reference-mark-end text:name="ZOTERO_ITEM CSL_CITATION {&quot;citationID&quot;:&quot;00000098&quot;,&quot;citationItems&quot;:[{&quot;prefix&quot;:&quot;&quot;,&quot;id&quot;:2017,&quot;uris&quot;:[&quot;http://zotero.org/users/1913249/items/PN46846P&quot;],&quot;suppress-author&quot;:true,&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099"/> highlighted the value of a more concrete computing pedagogy, likening the process to bricolage, a craft-based approach where participants become very familiar with their tools and materials.</text:p>
      <text:p text:style-name="Text_20_body">MOVED HERE - OVERALL philosophical APPROACH 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D&quot;:&quot;00000100&quot;,&quot;citationItems&quot;:[{&quot;prefix&quot;:&quot;&quot;,&quot;id&quot;:3779,&quot;uris&quot;:[&quot;http://zotero.org/users/1913249/items/TTY8WYQ6&quot;],&quot;itemData&quot;:{&quot;issued&quot;:{&quot;date-parts&quot;:[[&quot;1980&quot;]]},&quot;publisher&quot;:&quot;Basic Books&quot;,&quot;title-short&quot;:&quot;Mindstorms&quot;,&quot;type&quot;:&quot;book&quot;,&quot;id&quot;:&quot;papert_mindstorms_1980&quot;,&quot;citation-key&quot;:&quot;papert_mindstorms_1980&quot;,&quot;ISBN&quot;:&quot;0-465-04674-6&quot;,&quot;title&quot;:&quot;Mindstorms: children, computers, and powerful ideas&quot;,&quot;publisher-place&quot;:&quot;New York&quot;,&quot;event-place&quot;:&quot;New York&quot;,&quot;edition&quot;:&quot;2nd ed&quot;,&quot;number-of-pages&quot;:&quot;230&quot;,&quot;source&quot;:&quot;Library of Congress ISBN&quot;,&quot;call-number&quot;:&quot;QA20.C65 P36 1993&quot;,&quot;author&quot;:[{&quot;given&quot;:&quot;Seymour&quot;,&quot;family&quot;:&quot;Papert&quot;}]}}],&quot;schema&quot;:&quot;https://github.com/citation-style-language/schema/raw/master/csl-citation.json&quot;,&quot;properties&quot;:{&quot;noteIndex&quot;:0,&quot;unsorted&quot;:false,&quot;formattedCitation&quot;:&quot;[@papert_mindstorms_1980]&quot;}} RND0000000101"/>&lt;Do Zotero Refresh: [@papert_mindstorms_1980]&gt;<text:reference-mark-end text:name="ZOTERO_ITEM CSL_CITATION {&quot;citationID&quot;:&quot;00000100&quot;,&quot;citationItems&quot;:[{&quot;prefix&quot;:&quot;&quot;,&quot;id&quot;:3779,&quot;uris&quot;:[&quot;http://zotero.org/users/1913249/items/TTY8WYQ6&quot;],&quot;itemData&quot;:{&quot;issued&quot;:{&quot;date-parts&quot;:[[&quot;1980&quot;]]},&quot;publisher&quot;:&quot;Basic Books&quot;,&quot;title-short&quot;:&quot;Mindstorms&quot;,&quot;type&quot;:&quot;book&quot;,&quot;id&quot;:&quot;papert_mindstorms_1980&quot;,&quot;citation-key&quot;:&quot;papert_mindstorms_1980&quot;,&quot;ISBN&quot;:&quot;0-465-04674-6&quot;,&quot;title&quot;:&quot;Mindstorms: children, computers, and powerful ideas&quot;,&quot;publisher-place&quot;:&quot;New York&quot;,&quot;event-place&quot;:&quot;New York&quot;,&quot;edition&quot;:&quot;2nd ed&quot;,&quot;number-of-pages&quot;:&quot;230&quot;,&quot;source&quot;:&quot;Library of Congress ISBN&quot;,&quot;call-number&quot;:&quot;QA20.C65 P36 1993&quot;,&quot;author&quot;:[{&quot;given&quot;:&quot;Seymour&quot;,&quot;family&quot;:&quot;Papert&quot;}]}}],&quot;schema&quot;:&quot;https://github.com/citation-style-language/schema/raw/master/csl-citation.json&quot;,&quot;properties&quot;:{&quot;noteIndex&quot;:0,&quot;unsorted&quot;:false,&quot;formattedCitation&quot;:&quot;[@papert_mindstorms_1980]&quot;}} RND0000000101"/>. This perspective continues to drive constructionist design approaches supporting creative computing <text:reference-mark-start text:name="ZOTERO_ITEM CSL_CITATION {&quot;citationID&quot;:&quot;00000102&quot;,&quot;citationItems&quot;:[{&quot;prefix&quot;:&quot;&quot;,&quot;id&quot;:1621,&quot;uris&quot;:[&quot;http://zotero.org/users/1913249/items/B657GVMG&quot;],&quot;itemData&quot;:{&quot;issued&quot;:{&quot;date-parts&quot;:[[&quot;2005&quot;]]},&quot;source&quot;:&quot;Google Scholar&quot;,&quot;citation-key&quot;:&quot;resnick_design_2005&quot;,&quot;accessed&quot;:{&quot;date-parts&quot;:[[&quot;2017&quot;,3,14]]},&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title&quot;:&quot;Design principles for tools to support creative thinking&quot;,&quot;type&quot;:&quot;document&quot;,&quot;URL&quot;:&quot;http://repository.cmu.edu/cgi/viewcontent.cgi?article=1822&amp;context=isr&quot;}},{&quot;prefix&quot;:&quot;&quot;,&quot;id&quot;:3819,&quot;uris&quot;:[&quot;http://zotero.org/users/1913249/items/C4CSJ62Q&quot;],&quot;itemData&quot;:{&quot;title-short&quot;:&quot;Scratch&quot;,&quot;URL&quot;:&quot;http://portal.acm.org/citation.cfm?doid=1592761.1592779&quot;,&quot;id&quot;:&quot;resnick_scratch_2009&quot;,&quot;issue&quot;:&quot;11&quot;,&quot;DOI&quot;:&quot;10.1145/1592761.1592779&quot;,&quot;language&quot;:&quot;en&quot;,&quot;citation-key&quot;:&quot;resnick_scratch_2009&quot;,&quot;volume&quot;:&quot;52&quot;,&quot;accessed&quot;:{&quot;date-parts&quot;:[[&quot;2015&quot;,12,20]]},&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issued&quot;:{&quot;date-parts&quot;:[[&quot;2009&quot;,11,1]]},&quot;page&quot;:&quot;60&quot;,&quot;source&quot;:&quot;CrossRef&quot;,&quot;container-title&quot;:&quot;Communications of the ACM&quot;,&quot;ISSN&quot;:&quot;00010782&quot;,&quot;title&quot;:&quot;Scratch: programming for all&quot;}},{&quot;prefix&quot;:&quot;&quot;,&quot;id&quot;:1100,&quot;uris&quot;:[&quot;http://zotero.org/users/1913249/items/RBDGKDQ4&quot;],&quot;itemData&quot;:{&quot;issued&quot;:{&quot;date-parts&quot;:[[&quot;1996&quot;]]},&quot;source&quot;:&quot;Library of Congress ISBN&quot;,&quot;title-short&quot;:&quot;Constructionism in practice&quot;,&quot;type&quot;:&quot;book&quot;,&quot;citation-key&quot;:&quot;kafai_constructionism_1996&quot;,&quot;call-number&quot;:&quot;LB1590.3 .C666 1996&quot;,&quot;title&quot;:&quot;Constructionism in practice: designing, thinking, and learning in a digital world&quot;,&quot;id&quot;:&quot;kafai_constructionism_1996&quot;,&quot;event-place&quot;:&quot;Mahwah, N.J&quot;,&quot;number-of-pages&quot;:&quot;339&quot;,&quot;publisher-place&quot;:&quot;Mahwah, N.J&quot;,&quot;editor&quot;:[{&quot;given&quot;:&quot;Yasmin B.&quot;,&quot;family&quot;:&quot;Kafai&quot;},{&quot;given&quot;:&quot;Mitchel&quot;,&quot;family&quot;:&quot;Resnick&quot;}],&quot;publisher&quot;:&quot;Lawrence Erlbaum Associates&quot;,&quot;ISBN&quot;:&quot;0-8058-1984-3 0-8058-1985-1&quot;}},{&quot;prefix&quot;:&quot;&quot;,&quot;id&quot;:1100,&quot;uris&quot;:[&quot;http://zotero.org/users/1913249/items/RBDGKDQ4&quot;],&quot;itemData&quot;:{&quot;issued&quot;:{&quot;date-parts&quot;:[[&quot;1996&quot;]]},&quot;source&quot;:&quot;Library of Congress ISBN&quot;,&quot;title-short&quot;:&quot;Constructionism in practice&quot;,&quot;type&quot;:&quot;book&quot;,&quot;citation-key&quot;:&quot;kafai_constructionism_1996&quot;,&quot;call-number&quot;:&quot;LB1590.3 .C666 1996&quot;,&quot;title&quot;:&quot;Constructionism in practice: designing, thinking, and learning in a digital world&quot;,&quot;id&quot;:&quot;kafai_constructionism_1996&quot;,&quot;event-place&quot;:&quot;Mahwah, N.J&quot;,&quot;number-of-pages&quot;:&quot;339&quot;,&quot;publisher-place&quot;:&quot;Mahwah, N.J&quot;,&quot;editor&quot;:[{&quot;given&quot;:&quot;Yasmin B.&quot;,&quot;family&quot;:&quot;Kafai&quot;},{&quot;given&quot;:&quot;Mitchel&quot;,&quot;family&quot;:&quot;Resnick&quot;}],&quot;publisher&quot;:&quot;Lawrence Erlbaum Associates&quot;,&quot;ISBN&quot;:&quot;0-8058-1984-3 0-8058-1985-1&quot;}},{&quot;prefix&quot;:&quot;&quot;,&quot;id&quot;:1747,&quot;uris&quot;:[&quot;http://zotero.org/users/1913249/items/R2R56ZFA&quot;],&quot;itemData&quot;:{&quot;title-short&quot;:&quot;Minds in Play&quot;,&quot;ISBN&quot;:&quot;978-0-8058-1513-9&quot;,&quot;author&quot;:[{&quot;given&quot;:&quot;Yasmin B.&quot;,&quot;family&quot;:&quot;Kafai&quot;}],&quot;id&quot;:&quot;kafai_minds_1994&quot;,&quot;issued&quot;:{&quot;date-parts&quot;:[[&quot;1994&quot;,11,1]]},&quot;language&quot;:&quot;English&quot;,&quot;type&quot;:&quot;book&quot;,&quot;publisher-place&quot;:&quot;Hillsdale, N.J&quot;,&quot;publisher&quot;:&quot;Routledge&quot;,&quot;citation-key&quot;:&quot;kafai_minds_1994&quot;,&quot;event-place&quot;:&quot;Hillsdale, N.J&quot;,&quot;edition&quot;:&quot;1 edition&quot;,&quot;number-of-pages&quot;:&quot;358&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source&quot;:&quot;Amazon&quot;,&quot;title&quot;:&quot;Minds in Play: Computer Game Design As A Context for Children's Learning: Computer Game Designs as a Context for Children's Learning&quot;}},{&quot;prefix&quot;:&quot;&quot;,&quot;id&quot;:2909,&quot;uris&quot;:[&quot;http://zotero.org/users/1913249/items/G5FUZIEE&quot;],&quot;itemData&quot;:{&quot;title-short&quot;:&quot;Playing in the Arcade&quot;,&quot;ISBN&quot;:&quot;978-981-4560-95-5 978-981-4560-96-2&quot;,&quot;URL&quot;:&quot;http://link.springer.com/chapter/10.1007/978-981-4560-96-2_13&quot;,&quot;id&quot;:&quot;lee_playing_2014&quot;,&quot;collection-title&quot;:&quot;Gaming Media and Social Effects&quot;,&quot;DOI&quot;:&quot;10.1007/978-981-4560-96-2_13&quot;,&quot;language&quot;:&quot;en&quot;,&quot;type&quot;:&quot;chapter&quot;,&quot;accessed&quot;:{&quot;date-parts&quot;:[[&quot;2018&quot;,8,17]]},&quot;source&quot;:&quot;link-springer-com.ezproxy.mmu.ac.uk&quot;,&quot;title&quot;:&quot;Playing in the Arcade: Designing Tangible Interfaces with MaKey MaKey for Scratch Games&quot;,&quot;citation-key&quot;:&quot;lee_playing_2014&quot;,&quot;issued&quot;:{&quot;date-parts&quot;:[[&quot;2014&quot;]]},&quot;page&quot;:&quot;277-292&quot;,&quot;publisher&quot;:&quot;Springer, Singapore&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ntainer-title&quot;:&quot;Playful User Interfaces&quot;,&quot;author&quot;:[{&quot;given&quot;:&quot;Eunkyoung&quot;,&quot;family&quot;:&quot;Lee&quot;},{&quot;given&quot;:&quot;Yasmin B.&quot;,&quot;family&quot;:&quot;Kafai&quot;},{&quot;given&quot;:&quot;Veena&quot;,&quot;family&quot;:&quot;Vasudevan&quot;},{&quot;given&quot;:&quot;Richard Lee&quot;,&quot;family&quot;:&quot;Davis&quot;}]}},{&quot;prefix&quot;:&quot;&quot;,&quot;id&quot;:2827,&quot;uris&quot;:[&quot;http://zotero.org/users/1913249/items/K6IU8LMM&quot;],&quot;itemData&quot;:{&quot;issued&quot;:{&quot;date-parts&quot;:[[&quot;2016&quot;,5,20]]},&quot;language&quot;:&quot;en&quot;,&quot;title-short&quot;:&quot;Makeology&quot;,&quot;type&quot;:&quot;book&quot;,&quot;citation-key&quot;:&quot;peppler_makeology:_2016&quot;,&quot;author&quot;:[{&quot;given&quot;:&quot;Kylie&quot;,&quot;family&quot;:&quot;Peppler&quot;},{&quot;given&quot;:&quot;Erica&quot;,&quot;family&quot;:&quot;Halverson&quot;},{&quot;given&quot;:&quot;Yasmin B.&quot;,&quot;family&quot;:&quot;Kafai&quot;}],&quot;ISBN&quot;:&quot;978-1-317-53715-1&quot;,&quot;id&quot;:&quot;peppler_makeology:_2016&quot;,&quot;publisher&quot;:&quot;Routledge&quot;,&quot;number-of-pages&quot;:&quot;303&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source&quot;:&quot;Google Books&quot;,&quot;title&quot;:&quot;Makeology: Makerspaces as Learning Environments&quot;}}],&quot;schema&quot;:&quot;https://github.com/citation-style-language/schema/raw/master/csl-citation.json&quot;,&quot;properties&quot;:{&quot;noteIndex&quot;:0,&quot;unsorted&quot;:false,&quot;formattedCitation&quot;:&quot;[@resnick_design_2005; @resnick_scratch_2009; @kafai_constructionism_1996; @kafai_constructionism_1996; @kafai_minds_1994; @lee_playing_2014; @peppler_makeology:_2016]&quot;}} RND0000000103"/>&lt;Do Zotero Refresh: [@resnick_design_2005; @resnick_scratch_2009; @kafai_constructionism_1996; @kafai_constructionism_1996; @kafai_minds_1994; @lee_playing_2014; @peppler_makeology:_2016]&gt;<text:reference-mark-end text:name="ZOTERO_ITEM CSL_CITATION {&quot;citationID&quot;:&quot;00000102&quot;,&quot;citationItems&quot;:[{&quot;prefix&quot;:&quot;&quot;,&quot;id&quot;:1621,&quot;uris&quot;:[&quot;http://zotero.org/users/1913249/items/B657GVMG&quot;],&quot;itemData&quot;:{&quot;issued&quot;:{&quot;date-parts&quot;:[[&quot;2005&quot;]]},&quot;source&quot;:&quot;Google Scholar&quot;,&quot;citation-key&quot;:&quot;resnick_design_2005&quot;,&quot;accessed&quot;:{&quot;date-parts&quot;:[[&quot;2017&quot;,3,14]]},&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title&quot;:&quot;Design principles for tools to support creative thinking&quot;,&quot;type&quot;:&quot;document&quot;,&quot;URL&quot;:&quot;http://repository.cmu.edu/cgi/viewcontent.cgi?article=1822&amp;context=isr&quot;}},{&quot;prefix&quot;:&quot;&quot;,&quot;id&quot;:3819,&quot;uris&quot;:[&quot;http://zotero.org/users/1913249/items/C4CSJ62Q&quot;],&quot;itemData&quot;:{&quot;title-short&quot;:&quot;Scratch&quot;,&quot;URL&quot;:&quot;http://portal.acm.org/citation.cfm?doid=1592761.1592779&quot;,&quot;id&quot;:&quot;resnick_scratch_2009&quot;,&quot;issue&quot;:&quot;11&quot;,&quot;DOI&quot;:&quot;10.1145/1592761.1592779&quot;,&quot;language&quot;:&quot;en&quot;,&quot;citation-key&quot;:&quot;resnick_scratch_2009&quot;,&quot;volume&quot;:&quot;52&quot;,&quot;accessed&quot;:{&quot;date-parts&quot;:[[&quot;2015&quot;,12,20]]},&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issued&quot;:{&quot;date-parts&quot;:[[&quot;2009&quot;,11,1]]},&quot;page&quot;:&quot;60&quot;,&quot;source&quot;:&quot;CrossRef&quot;,&quot;container-title&quot;:&quot;Communications of the ACM&quot;,&quot;ISSN&quot;:&quot;00010782&quot;,&quot;title&quot;:&quot;Scratch: programming for all&quot;}},{&quot;prefix&quot;:&quot;&quot;,&quot;id&quot;:1100,&quot;uris&quot;:[&quot;http://zotero.org/users/1913249/items/RBDGKDQ4&quot;],&quot;itemData&quot;:{&quot;issued&quot;:{&quot;date-parts&quot;:[[&quot;1996&quot;]]},&quot;source&quot;:&quot;Library of Congress ISBN&quot;,&quot;title-short&quot;:&quot;Constructionism in practice&quot;,&quot;type&quot;:&quot;book&quot;,&quot;citation-key&quot;:&quot;kafai_constructionism_1996&quot;,&quot;call-number&quot;:&quot;LB1590.3 .C666 1996&quot;,&quot;title&quot;:&quot;Constructionism in practice: designing, thinking, and learning in a digital world&quot;,&quot;id&quot;:&quot;kafai_constructionism_1996&quot;,&quot;event-place&quot;:&quot;Mahwah, N.J&quot;,&quot;number-of-pages&quot;:&quot;339&quot;,&quot;publisher-place&quot;:&quot;Mahwah, N.J&quot;,&quot;editor&quot;:[{&quot;given&quot;:&quot;Yasmin B.&quot;,&quot;family&quot;:&quot;Kafai&quot;},{&quot;given&quot;:&quot;Mitchel&quot;,&quot;family&quot;:&quot;Resnick&quot;}],&quot;publisher&quot;:&quot;Lawrence Erlbaum Associates&quot;,&quot;ISBN&quot;:&quot;0-8058-1984-3 0-8058-1985-1&quot;}},{&quot;prefix&quot;:&quot;&quot;,&quot;id&quot;:1100,&quot;uris&quot;:[&quot;http://zotero.org/users/1913249/items/RBDGKDQ4&quot;],&quot;itemData&quot;:{&quot;issued&quot;:{&quot;date-parts&quot;:[[&quot;1996&quot;]]},&quot;source&quot;:&quot;Library of Congress ISBN&quot;,&quot;title-short&quot;:&quot;Constructionism in practice&quot;,&quot;type&quot;:&quot;book&quot;,&quot;citation-key&quot;:&quot;kafai_constructionism_1996&quot;,&quot;call-number&quot;:&quot;LB1590.3 .C666 1996&quot;,&quot;title&quot;:&quot;Constructionism in practice: designing, thinking, and learning in a digital world&quot;,&quot;id&quot;:&quot;kafai_constructionism_1996&quot;,&quot;event-place&quot;:&quot;Mahwah, N.J&quot;,&quot;number-of-pages&quot;:&quot;339&quot;,&quot;publisher-place&quot;:&quot;Mahwah, N.J&quot;,&quot;editor&quot;:[{&quot;given&quot;:&quot;Yasmin B.&quot;,&quot;family&quot;:&quot;Kafai&quot;},{&quot;given&quot;:&quot;Mitchel&quot;,&quot;family&quot;:&quot;Resnick&quot;}],&quot;publisher&quot;:&quot;Lawrence Erlbaum Associates&quot;,&quot;ISBN&quot;:&quot;0-8058-1984-3 0-8058-1985-1&quot;}},{&quot;prefix&quot;:&quot;&quot;,&quot;id&quot;:1747,&quot;uris&quot;:[&quot;http://zotero.org/users/1913249/items/R2R56ZFA&quot;],&quot;itemData&quot;:{&quot;title-short&quot;:&quot;Minds in Play&quot;,&quot;ISBN&quot;:&quot;978-0-8058-1513-9&quot;,&quot;author&quot;:[{&quot;given&quot;:&quot;Yasmin B.&quot;,&quot;family&quot;:&quot;Kafai&quot;}],&quot;id&quot;:&quot;kafai_minds_1994&quot;,&quot;issued&quot;:{&quot;date-parts&quot;:[[&quot;1994&quot;,11,1]]},&quot;language&quot;:&quot;English&quot;,&quot;type&quot;:&quot;book&quot;,&quot;publisher-place&quot;:&quot;Hillsdale, N.J&quot;,&quot;publisher&quot;:&quot;Routledge&quot;,&quot;citation-key&quot;:&quot;kafai_minds_1994&quot;,&quot;event-place&quot;:&quot;Hillsdale, N.J&quot;,&quot;edition&quot;:&quot;1 edition&quot;,&quot;number-of-pages&quot;:&quot;358&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source&quot;:&quot;Amazon&quot;,&quot;title&quot;:&quot;Minds in Play: Computer Game Design As A Context for Children's Learning: Computer Game Designs as a Context for Children's Learning&quot;}},{&quot;prefix&quot;:&quot;&quot;,&quot;id&quot;:2909,&quot;uris&quot;:[&quot;http://zotero.org/users/1913249/items/G5FUZIEE&quot;],&quot;itemData&quot;:{&quot;title-short&quot;:&quot;Playing in the Arcade&quot;,&quot;ISBN&quot;:&quot;978-981-4560-95-5 978-981-4560-96-2&quot;,&quot;URL&quot;:&quot;http://link.springer.com/chapter/10.1007/978-981-4560-96-2_13&quot;,&quot;id&quot;:&quot;lee_playing_2014&quot;,&quot;collection-title&quot;:&quot;Gaming Media and Social Effects&quot;,&quot;DOI&quot;:&quot;10.1007/978-981-4560-96-2_13&quot;,&quot;language&quot;:&quot;en&quot;,&quot;type&quot;:&quot;chapter&quot;,&quot;accessed&quot;:{&quot;date-parts&quot;:[[&quot;2018&quot;,8,17]]},&quot;source&quot;:&quot;link-springer-com.ezproxy.mmu.ac.uk&quot;,&quot;title&quot;:&quot;Playing in the Arcade: Designing Tangible Interfaces with MaKey MaKey for Scratch Games&quot;,&quot;citation-key&quot;:&quot;lee_playing_2014&quot;,&quot;issued&quot;:{&quot;date-parts&quot;:[[&quot;2014&quot;]]},&quot;page&quot;:&quot;277-292&quot;,&quot;publisher&quot;:&quot;Springer, Singapore&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ntainer-title&quot;:&quot;Playful User Interfaces&quot;,&quot;author&quot;:[{&quot;given&quot;:&quot;Eunkyoung&quot;,&quot;family&quot;:&quot;Lee&quot;},{&quot;given&quot;:&quot;Yasmin B.&quot;,&quot;family&quot;:&quot;Kafai&quot;},{&quot;given&quot;:&quot;Veena&quot;,&quot;family&quot;:&quot;Vasudevan&quot;},{&quot;given&quot;:&quot;Richard Lee&quot;,&quot;family&quot;:&quot;Davis&quot;}]}},{&quot;prefix&quot;:&quot;&quot;,&quot;id&quot;:2827,&quot;uris&quot;:[&quot;http://zotero.org/users/1913249/items/K6IU8LMM&quot;],&quot;itemData&quot;:{&quot;issued&quot;:{&quot;date-parts&quot;:[[&quot;2016&quot;,5,20]]},&quot;language&quot;:&quot;en&quot;,&quot;title-short&quot;:&quot;Makeology&quot;,&quot;type&quot;:&quot;book&quot;,&quot;citation-key&quot;:&quot;peppler_makeology:_2016&quot;,&quot;author&quot;:[{&quot;given&quot;:&quot;Kylie&quot;,&quot;family&quot;:&quot;Peppler&quot;},{&quot;given&quot;:&quot;Erica&quot;,&quot;family&quot;:&quot;Halverson&quot;},{&quot;given&quot;:&quot;Yasmin B.&quot;,&quot;family&quot;:&quot;Kafai&quot;}],&quot;ISBN&quot;:&quot;978-1-317-53715-1&quot;,&quot;id&quot;:&quot;peppler_makeology:_2016&quot;,&quot;publisher&quot;:&quot;Routledge&quot;,&quot;number-of-pages&quot;:&quot;303&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source&quot;:&quot;Google Books&quot;,&quot;title&quot;:&quot;Makeology: Makerspaces as Learning Environments&quot;}}],&quot;schema&quot;:&quot;https://github.com/citation-style-language/schema/raw/master/csl-citation.json&quot;,&quot;properties&quot;:{&quot;noteIndex&quot;:0,&quot;unsorted&quot;:false,&quot;formattedCitation&quot;:&quot;[@resnick_design_2005; @resnick_scratch_2009; @kafai_constructionism_1996; @kafai_constructionism_1996; @kafai_minds_1994; @lee_playing_2014; @peppler_makeology:_2016]&quot;}} RND0000000103"/>.</text:p>
      <text:p text:style-name="Text_20_body">Addressing gender-based barriers to participation, Papert and Turkle <text:reference-mark-start text:name="ZOTERO_ITEM CSL_CITATION {&quot;citationID&quot;:&quot;00000104&quot;,&quot;citationItems&quot;:[{&quot;prefix&quot;:&quot;&quot;,&quot;id&quot;:2017,&quot;uris&quot;:[&quot;http://zotero.org/users/1913249/items/PN46846P&quot;],&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105"/>&lt;Do Zotero Refresh: [@papert_epistemological_1990]&gt;<text:reference-mark-end text:name="ZOTERO_ITEM CSL_CITATION {&quot;citationID&quot;:&quot;00000104&quot;,&quot;citationItems&quot;:[{&quot;prefix&quot;:&quot;&quot;,&quot;id&quot;:2017,&quot;uris&quot;:[&quot;http://zotero.org/users/1913249/items/PN46846P&quot;],&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105"/>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00000106&quot;,&quot;citationItems&quot;:[{&quot;prefix&quot;:&quot;&quot;,&quot;id&quot;:2676,&quot;uris&quot;:[&quot;http://zotero.org/users/1913249/items/HF2UTF38&quot;],&quot;itemData&quot;:{&quot;issued&quot;:{&quot;date-parts&quot;:[[&quot;2008&quot;]]},&quot;citation-key&quot;:&quot;denner_what_2008&quot;,&quot;author&quot;:[{&quot;given&quot;:&quot;Jill&quot;,&quot;family&quot;:&quot;Denner&quot;},{&quot;given&quot;:&quot;Shannon&quot;,&quot;family&quot;:&quot;Campe&quot;}],&quot;id&quot;:&quot;denner_what_2008&quot;,&quot;page&quot;:&quot;128–144&quot;,&quot;title&quot;:&quot;What do girls want? What games made by girls can tell us&quot;,&quot;container-title&quot;:&quot;Beyond Barbie and Mortal Kombat: New perspectives on gender and gaming&quot;,&quot;type&quot;:&quot;article-journal&quot;}},{&quot;prefix&quot;:&quot;&quot;,&quot;id&quot;:2850,&quot;uris&quot;:[&quot;http://zotero.org/users/1913249/items/GABBTVL8&quot;],&quot;itemData&quot;:{&quot;title-short&quot;:&quot;Beyond Stereotypes of Gender and Gaming&quot;,&quot;ISBN&quot;:&quot;978-1-118-79644-3 978-1-118-32803-3&quot;,&quot;URL&quot;:&quot;http://doi.wiley.com/10.1002/9781118796443.ch25&quot;,&quot;id&quot;:&quot;angelides_beyond_2014&quot;,&quot;editor&quot;:[{&quot;given&quot;:&quot;Marios C.&quot;,&quot;family&quot;:&quot;Angelides&quot;},{&quot;given&quot;:&quot;Harry&quot;,&quot;family&quot;:&quot;Agius&quot;}],&quot;DOI&quot;:&quot;10.1002/9781118796443.ch25&quot;,&quot;publisher&quot;:&quot;John Wiley &amp; Sons, Inc.&quot;,&quot;type&quot;:&quot;chapter&quot;,&quot;citation-key&quot;:&quot;angelides_beyond_2014&quot;,&quot;accessed&quot;:{&quot;date-parts&quot;:[[&quot;2018&quot;,10,10]]},&quot;title&quot;:&quot;Beyond Stereotypes of Gender and Gaming: Video Games Made by Middle School Students&quot;,&quot;source&quot;:&quot;Crossref&quot;,&quot;language&quot;:&quot;en&quot;,&quot;event-place&quot;:&quot;Hoboken, NJ, USA&quot;,&quot;page&quot;:&quot;667-688&quot;,&quot;publisher-place&quot;:&quot;Hoboken, NJ, USA&quot;,&quot;issued&quot;:{&quot;date-parts&quot;:[[&quot;2014&quot;,3,7]]},&quot;container-title&quot;:&quot;Handbook of Digital Games&quot;,&quot;author&quot;:[{&quot;given&quot;:&quot;Jill&quot;,&quot;family&quot;:&quot;Denner&quot;},{&quot;given&quot;:&quot;Eloy&quot;,&quot;family&quot;:&quot;Ortiz&quot;},{&quot;given&quot;:&quot;Shannon&quot;,&quot;family&quot;:&quot;Campe&quot;},{&quot;given&quot;:&quot;Linda&quot;,&quot;family&quot;:&quot;Werner&quot;}]}}],&quot;schema&quot;:&quot;https://github.com/citation-style-language/schema/raw/master/csl-citation.json&quot;,&quot;properties&quot;:{&quot;noteIndex&quot;:0,&quot;unsorted&quot;:false,&quot;formattedCitation&quot;:&quot;[@denner_what_2008; @angelides_beyond_2014]&quot;}} RND0000000107"/>&lt;Do Zotero Refresh: [@denner_what_2008; @angelides_beyond_2014]&gt;<text:reference-mark-end text:name="ZOTERO_ITEM CSL_CITATION {&quot;citationID&quot;:&quot;00000106&quot;,&quot;citationItems&quot;:[{&quot;prefix&quot;:&quot;&quot;,&quot;id&quot;:2676,&quot;uris&quot;:[&quot;http://zotero.org/users/1913249/items/HF2UTF38&quot;],&quot;itemData&quot;:{&quot;issued&quot;:{&quot;date-parts&quot;:[[&quot;2008&quot;]]},&quot;citation-key&quot;:&quot;denner_what_2008&quot;,&quot;author&quot;:[{&quot;given&quot;:&quot;Jill&quot;,&quot;family&quot;:&quot;Denner&quot;},{&quot;given&quot;:&quot;Shannon&quot;,&quot;family&quot;:&quot;Campe&quot;}],&quot;id&quot;:&quot;denner_what_2008&quot;,&quot;page&quot;:&quot;128–144&quot;,&quot;title&quot;:&quot;What do girls want? What games made by girls can tell us&quot;,&quot;container-title&quot;:&quot;Beyond Barbie and Mortal Kombat: New perspectives on gender and gaming&quot;,&quot;type&quot;:&quot;article-journal&quot;}},{&quot;prefix&quot;:&quot;&quot;,&quot;id&quot;:2850,&quot;uris&quot;:[&quot;http://zotero.org/users/1913249/items/GABBTVL8&quot;],&quot;itemData&quot;:{&quot;title-short&quot;:&quot;Beyond Stereotypes of Gender and Gaming&quot;,&quot;ISBN&quot;:&quot;978-1-118-79644-3 978-1-118-32803-3&quot;,&quot;URL&quot;:&quot;http://doi.wiley.com/10.1002/9781118796443.ch25&quot;,&quot;id&quot;:&quot;angelides_beyond_2014&quot;,&quot;editor&quot;:[{&quot;given&quot;:&quot;Marios C.&quot;,&quot;family&quot;:&quot;Angelides&quot;},{&quot;given&quot;:&quot;Harry&quot;,&quot;family&quot;:&quot;Agius&quot;}],&quot;DOI&quot;:&quot;10.1002/9781118796443.ch25&quot;,&quot;publisher&quot;:&quot;John Wiley &amp; Sons, Inc.&quot;,&quot;type&quot;:&quot;chapter&quot;,&quot;citation-key&quot;:&quot;angelides_beyond_2014&quot;,&quot;accessed&quot;:{&quot;date-parts&quot;:[[&quot;2018&quot;,10,10]]},&quot;title&quot;:&quot;Beyond Stereotypes of Gender and Gaming: Video Games Made by Middle School Students&quot;,&quot;source&quot;:&quot;Crossref&quot;,&quot;language&quot;:&quot;en&quot;,&quot;event-place&quot;:&quot;Hoboken, NJ, USA&quot;,&quot;page&quot;:&quot;667-688&quot;,&quot;publisher-place&quot;:&quot;Hoboken, NJ, USA&quot;,&quot;issued&quot;:{&quot;date-parts&quot;:[[&quot;2014&quot;,3,7]]},&quot;container-title&quot;:&quot;Handbook of Digital Games&quot;,&quot;author&quot;:[{&quot;given&quot;:&quot;Jill&quot;,&quot;family&quot;:&quot;Denner&quot;},{&quot;given&quot;:&quot;Eloy&quot;,&quot;family&quot;:&quot;Ortiz&quot;},{&quot;given&quot;:&quot;Shannon&quot;,&quot;family&quot;:&quot;Campe&quot;},{&quot;given&quot;:&quot;Linda&quot;,&quot;family&quot;:&quot;Werner&quot;}]}}],&quot;schema&quot;:&quot;https://github.com/citation-style-language/schema/raw/master/csl-citation.json&quot;,&quot;properties&quot;:{&quot;noteIndex&quot;:0,&quot;unsorted&quot;:false,&quot;formattedCitation&quot;:&quot;[@denner_what_2008; @angelides_beyond_2014]&quot;}} RND0000000107"/>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00000108&quot;,&quot;citationItems&quot;:[{&quot;prefix&quot;:&quot;&quot;,&quot;id&quot;:2943,&quot;uris&quot;:[&quot;http://zotero.org/users/1913249/items/CI3UYB78&quot;],&quot;itemData&quot;:{&quot;title-short&quot;:&quot;Gaming in Context&quot;,&quot;URL&quot;:&quot;http://discovery.ucl.ac.uk/1561023/&quot;,&quot;id&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ssued&quot;:{&quot;date-parts&quot;:[[&quot;2008&quot;]]},&quot;publisher&quot;:&quot;MIT Press&quot;,&quot;type&quot;:&quot;chapter&quot;,&quot;accessed&quot;:{&quot;date-parts&quot;:[[&quot;2018&quot;,7,19]]},&quot;title&quot;:&quot;Gaming in Context: How Young People Construct Their Gendered Identities in Playing and Making Games&quot;,&quot;citation-key&quot;:&quot;pelletier_gaming_2008&quot;,&quot;source&quot;:&quot;discovery.ucl.ac.uk&quot;,&quot;event-place&quot;:&quot;Cambridge, MA&quot;,&quot;page&quot;:&quot;145-159&quot;,&quot;publisher-place&quot;:&quot;Cambridge, MA&quot;,&quot;abstract&quot;:&quot;UCL Discovery is UCL's open access repository, showcasing and providing access to UCL research outputs from all UCL disciplines.&quot;,&quot;container-title&quot;:&quot;Beyond Barbie and Mortal Kombat: New Perspectives on Gender and Gaming&quot;,&quot;author&quot;:[{&quot;given&quot;:&quot;C.&quot;,&quot;family&quot;:&quot;Pelletier&quot;}]}}],&quot;schema&quot;:&quot;https://github.com/citation-style-language/schema/raw/master/csl-citation.json&quot;,&quot;properties&quot;:{&quot;noteIndex&quot;:0,&quot;unsorted&quot;:false,&quot;formattedCitation&quot;:&quot;[@pelletier_gaming_2008]&quot;}} RND0000000109"/>&lt;Do Zotero Refresh: [@pelletier_gaming_2008]&gt;<text:reference-mark-end text:name="ZOTERO_ITEM CSL_CITATION {&quot;citationID&quot;:&quot;00000108&quot;,&quot;citationItems&quot;:[{&quot;prefix&quot;:&quot;&quot;,&quot;id&quot;:2943,&quot;uris&quot;:[&quot;http://zotero.org/users/1913249/items/CI3UYB78&quot;],&quot;itemData&quot;:{&quot;title-short&quot;:&quot;Gaming in Context&quot;,&quot;URL&quot;:&quot;http://discovery.ucl.ac.uk/1561023/&quot;,&quot;id&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ssued&quot;:{&quot;date-parts&quot;:[[&quot;2008&quot;]]},&quot;publisher&quot;:&quot;MIT Press&quot;,&quot;type&quot;:&quot;chapter&quot;,&quot;accessed&quot;:{&quot;date-parts&quot;:[[&quot;2018&quot;,7,19]]},&quot;title&quot;:&quot;Gaming in Context: How Young People Construct Their Gendered Identities in Playing and Making Games&quot;,&quot;citation-key&quot;:&quot;pelletier_gaming_2008&quot;,&quot;source&quot;:&quot;discovery.ucl.ac.uk&quot;,&quot;event-place&quot;:&quot;Cambridge, MA&quot;,&quot;page&quot;:&quot;145-159&quot;,&quot;publisher-place&quot;:&quot;Cambridge, MA&quot;,&quot;abstract&quot;:&quot;UCL Discovery is UCL's open access repository, showcasing and providing access to UCL research outputs from all UCL disciplines.&quot;,&quot;container-title&quot;:&quot;Beyond Barbie and Mortal Kombat: New Perspectives on Gender and Gaming&quot;,&quot;author&quot;:[{&quot;given&quot;:&quot;C.&quot;,&quot;family&quot;:&quot;Pelletier&quot;}]}}],&quot;schema&quot;:&quot;https://github.com/citation-style-language/schema/raw/master/csl-citation.json&quot;,&quot;properties&quot;:{&quot;noteIndex&quot;:0,&quot;unsorted&quot;:false,&quot;formattedCitation&quot;:&quot;[@pelletier_gaming_2008]&quot;}} RND0000000109"/>. Kafai and Burke <text:reference-mark-start text:name="ZOTERO_ITEM CSL_CITATION {&quot;citationID&quot;:&quot;00000110&quot;,&quot;citationItems&quot;:[{&quot;prefix&quot;:&quot;&quot;,&quot;id&quot;:3759,&quot;uris&quot;:[&quot;http://zotero.org/users/1913249/items/XCATBQNK&quot;],&quot;itemData&quot;:{&quot;title-short&quot;:&quot;Beyond game design for broadening participation&quot;,&quot;ISBN&quot;:&quot;978-1-4503-2105-1&quot;,&quot;URL&quot;:&quot;http://dl.acm.org/citation.cfm?id=2670296.2670301&quot;,&quot;id&quot;:&quot;kafai_beyond_2014&quot;,&quot;collection-title&quot;:&quot;Gender IT '14&quot;,&quot;issued&quot;:{&quot;date-parts&quot;:[[&quot;2014&quot;]]},&quot;publisher&quot;:&quot;European Society for Socially Embedded Technologies&quot;,&quot;type&quot;:&quot;paper-conference&quot;,&quot;accessed&quot;:{&quot;date-parts&quot;:[[&quot;2018&quot;,7,18]]},&quot;citation-key&quot;:&quot;kafai_beyond_20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age&quot;:&quot;21:21–21:28&quot;,&quot;publisher-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author&quot;:[{&quot;given&quot;:&quot;Yasmin&quot;,&quot;family&quot;:&quot;Kafai&quot;},{&quot;given&quot;:&quot;Quinn&quot;,&quot;family&quot;:&quot;Burke&quot;}]}}],&quot;schema&quot;:&quot;https://github.com/citation-style-language/schema/raw/master/csl-citation.json&quot;,&quot;properties&quot;:{&quot;noteIndex&quot;:0,&quot;unsorted&quot;:false,&quot;formattedCitation&quot;:&quot;[@kafai_beyond_2014]&quot;}} RND0000000111"/>&lt;Do Zotero Refresh: [@kafai_beyond_2014]&gt;<text:reference-mark-end text:name="ZOTERO_ITEM CSL_CITATION {&quot;citationID&quot;:&quot;00000110&quot;,&quot;citationItems&quot;:[{&quot;prefix&quot;:&quot;&quot;,&quot;id&quot;:3759,&quot;uris&quot;:[&quot;http://zotero.org/users/1913249/items/XCATBQNK&quot;],&quot;itemData&quot;:{&quot;title-short&quot;:&quot;Beyond game design for broadening participation&quot;,&quot;ISBN&quot;:&quot;978-1-4503-2105-1&quot;,&quot;URL&quot;:&quot;http://dl.acm.org/citation.cfm?id=2670296.2670301&quot;,&quot;id&quot;:&quot;kafai_beyond_2014&quot;,&quot;collection-title&quot;:&quot;Gender IT '14&quot;,&quot;issued&quot;:{&quot;date-parts&quot;:[[&quot;2014&quot;]]},&quot;publisher&quot;:&quot;European Society for Socially Embedded Technologies&quot;,&quot;type&quot;:&quot;paper-conference&quot;,&quot;accessed&quot;:{&quot;date-parts&quot;:[[&quot;2018&quot;,7,18]]},&quot;citation-key&quot;:&quot;kafai_beyond_20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age&quot;:&quot;21:21–21:28&quot;,&quot;publisher-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author&quot;:[{&quot;given&quot;:&quot;Yasmin&quot;,&quot;family&quot;:&quot;Kafai&quot;},{&quot;given&quot;:&quot;Quinn&quot;,&quot;family&quot;:&quot;Burke&quot;}]}}],&quot;schema&quot;:&quot;https://github.com/citation-style-language/schema/raw/master/csl-citation.json&quot;,&quot;properties&quot;:{&quot;noteIndex&quot;:0,&quot;unsorted&quot;:false,&quot;formattedCitation&quot;:&quot;[@kafai_beyond_2014]&quot;}} RND0000000111"/>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00000112&quot;,&quot;citationItems&quot;:[{&quot;prefix&quot;:&quot;&quot;,&quot;id&quot;:9629,&quot;uris&quot;:[&quot;http://zotero.org/users/1913249/items/DZ9J8VZZ&quot;],&quot;label&quot;:&quot;page&quot;,&quot;locator&quot;:&quot;431&quot;,&quot;itemData&quot;:{&quot;title-short&quot;:&quot;The LilyPad Arduino&quot;,&quot;ISBN&quot;:&quot;978-1-60558-011-1&quot;,&quot;URL&quot;:&quot;https://dl.acm.org/doi/10.1145/1357054.1357123&quot;,&quot;id&quot;:&quot;buechley_lilypad_2008&quot;,&quot;title&quot;:&quot;The LilyPad Arduino: using computational textiles to investigate engagement, aesthetics, and diversity in computer science education&quot;,&quot;DOI&quot;:&quot;10.1145/1357054.1357123&quot;,&quot;source&quot;:&quot;DOI.org (Crossref)&quot;,&quot;language&quot;:&quot;en&quot;,&quot;citation-key&quot;:&quot;buechley_lilypad_2008&quot;,&quot;container-title&quot;:&quot;Proceedings of the SIGCHI Conference on Human Factors in Computing Systems&quot;,&quot;accessed&quot;:{&quot;date-parts&quot;:[[&quot;2024&quot;,7,12]]},&quot;type&quot;:&quot;paper-conference&quot;,&quot;publisher&quot;:&quot;ACM&quot;,&quot;issued&quot;:{&quot;date-parts&quot;:[[&quot;2008&quot;,4,6]]},&quot;event-place&quot;:&quot;Florence Italy&quot;,&quot;page&quot;:&quot;423-432&quot;,&quot;publisher-place&quot;:&quot;Florence Italy&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uthor&quot;:[{&quot;given&quot;:&quot;Leah&quot;,&quot;family&quot;:&quot;Buechley&quot;},{&quot;given&quot;:&quot;Mike&quot;,&quot;family&quot;:&quot;Eisenberg&quot;},{&quot;given&quot;:&quot;Jaime&quot;,&quot;family&quot;:&quot;Catchen&quot;},{&quot;given&quot;:&quot;Ali&quot;,&quot;family&quot;:&quot;Crockett&quot;}],&quot;event-title&quot;:&quot;CHI '08: CHI Conference on Human Factors in Computing Systems&quot;}}],&quot;schema&quot;:&quot;https://github.com/citation-style-language/schema/raw/master/csl-citation.json&quot;,&quot;properties&quot;:{&quot;noteIndex&quot;:0,&quot;unsorted&quot;:false,&quot;formattedCitation&quot;:&quot;[@buechley_lilypad_2008, p. 431]&quot;}} RND0000000113"/>&lt;Do Zotero Refresh: [@buechley_lilypad_2008, p. 431]&gt;<text:reference-mark-end text:name="ZOTERO_ITEM CSL_CITATION {&quot;citationID&quot;:&quot;00000112&quot;,&quot;citationItems&quot;:[{&quot;prefix&quot;:&quot;&quot;,&quot;id&quot;:9629,&quot;uris&quot;:[&quot;http://zotero.org/users/1913249/items/DZ9J8VZZ&quot;],&quot;label&quot;:&quot;page&quot;,&quot;locator&quot;:&quot;431&quot;,&quot;itemData&quot;:{&quot;title-short&quot;:&quot;The LilyPad Arduino&quot;,&quot;ISBN&quot;:&quot;978-1-60558-011-1&quot;,&quot;URL&quot;:&quot;https://dl.acm.org/doi/10.1145/1357054.1357123&quot;,&quot;id&quot;:&quot;buechley_lilypad_2008&quot;,&quot;title&quot;:&quot;The LilyPad Arduino: using computational textiles to investigate engagement, aesthetics, and diversity in computer science education&quot;,&quot;DOI&quot;:&quot;10.1145/1357054.1357123&quot;,&quot;source&quot;:&quot;DOI.org (Crossref)&quot;,&quot;language&quot;:&quot;en&quot;,&quot;citation-key&quot;:&quot;buechley_lilypad_2008&quot;,&quot;container-title&quot;:&quot;Proceedings of the SIGCHI Conference on Human Factors in Computing Systems&quot;,&quot;accessed&quot;:{&quot;date-parts&quot;:[[&quot;2024&quot;,7,12]]},&quot;type&quot;:&quot;paper-conference&quot;,&quot;publisher&quot;:&quot;ACM&quot;,&quot;issued&quot;:{&quot;date-parts&quot;:[[&quot;2008&quot;,4,6]]},&quot;event-place&quot;:&quot;Florence Italy&quot;,&quot;page&quot;:&quot;423-432&quot;,&quot;publisher-place&quot;:&quot;Florence Italy&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uthor&quot;:[{&quot;given&quot;:&quot;Leah&quot;,&quot;family&quot;:&quot;Buechley&quot;},{&quot;given&quot;:&quot;Mike&quot;,&quot;family&quot;:&quot;Eisenberg&quot;},{&quot;given&quot;:&quot;Jaime&quot;,&quot;family&quot;:&quot;Catchen&quot;},{&quot;given&quot;:&quot;Ali&quot;,&quot;family&quot;:&quot;Crockett&quot;}],&quot;event-title&quot;:&quot;CHI '08: CHI Conference on Human Factors in Computing Systems&quot;}}],&quot;schema&quot;:&quot;https://github.com/citation-style-language/schema/raw/master/csl-citation.json&quot;,&quot;properties&quot;:{&quot;noteIndex&quot;:0,&quot;unsorted&quot;:false,&quot;formattedCitation&quot;:&quot;[@buechley_lilypad_2008, p. 431]&quot;}} RND0000000113"/>question, “How can we integrate computer science with activities and communities that girls and women are already engaged in?”</text:p>
      <text:p text:style-name="Text_20_body">Margolis et al. [(<text:span text:style-name="T1">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D&quot;:&quot;00000115&quot;,&quot;citationItems&quot;:[{&quot;prefix&quot;:&quot;&quot;,&quot;id&quot;:2650,&quot;uris&quot;:[&quot;http://zotero.org/users/1913249/items/HKBNN53C&quot;],&quot;itemData&quot;:{&quot;title-short&quot;:&quot;Saving Face While Geeking Out&quot;,&quot;URL&quot;:&quot;https://doi.org/10.1080/10508406.2014.893434&quot;,&quot;id&quot;:&quot;disalvo_saving_2014&quot;,&quot;issue&quot;:&quot;3&quot;,&quot;DOI&quot;:&quot;10.1080/10508406.2014.893434&quot;,&quot;source&quot;:&quot;Taylor and Francis+NEJM&quot;,&quot;citation-key&quot;:&quot;disalvo_saving_2014&quot;,&quot;volume&quot;:&quot;23&quot;,&quot;accessed&quot;:{&quot;date-parts&quot;:[[&quot;2018&quot;,7,16]]},&quot;author&quot;:[{&quot;given&quot;:&quot;Betsy&quot;,&quot;family&quot;:&quot;DiSalvo&quot;},{&quot;given&quot;:&quot;Mark&quot;,&quot;family&quot;:&quot;Guzdial&quot;},{&quot;given&quot;:&quot;Amy&quot;,&quot;family&quot;:&quot;Bruckman&quot;},{&quot;given&quot;:&quot;Tom&quot;,&quot;family&quot;:&quot;McKlin&quot;}],&quot;type&quot;:&quot;article-journal&quot;,&quot;issued&quot;:{&quot;date-parts&quot;:[[&quot;2014&quot;,7,3]]},&quot;page&quot;:&quot;272-315&quot;,&quot;container-title&quot;:&quot;Journal of the Learning Sciences&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itle&quot;:&quot;Saving Face While Geeking Out: Video Game Testing as a Justification for Learning Computer Science&quot;}},{&quot;prefix&quot;:&quot;&quot;,&quot;id&quot;:2670,&quot;uris&quot;:[&quot;http://zotero.org/users/1913249/items/9GLLZLMB&quot;],&quot;itemData&quot;:{&quot;issued&quot;:{&quot;date-parts&quot;:[[&quot;2009&quot;]]},&quot;language&quot;:&quot;en&quot;,&quot;type&quot;:&quot;paper-conference&quot;,&quot;title&quot;:&quot;Glitch Game Testers: African American Men Breaking Open the Consol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ontainer-title&quot;:&quot;Breaking New Ground: Innovation in Games, Play, Practice and Theory.&quot;,&quot;id&quot;:&quot;disalvo_glitch_2009-1&quot;,&quot;page&quot;:&quot;7&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Zotero&quot;,&quot;event-title&quot;:&quot;DiGRA&quot;}},{&quot;prefix&quot;:&quot;&quot;,&quot;id&quot;:2651,&quot;uris&quot;:[&quot;http://zotero.org/users/1913249/items/XMLVAMHU&quot;],&quot;itemData&quot;:{&quot;title-short&quot;:&quot;Learning in Context                                                    ,                                                             Learning in Context&quot;,&quot;URL&quot;:&quot;http://journals.sagepub.com/doi/abs/10.1177/1555412008314130&quot;,&quot;id&quot;:&quot;disalvo_learning_2008&quot;,&quot;issue&quot;:&quot;2&quot;,&quot;DOI&quot;:&quot;10.1177/1555412008314130&quot;,&quot;language&quot;:&quot;en&quot;,&quot;container-title-short&quot;:&quot;Games and Culture&quot;,&quot;type&quot;:&quot;article-journal&quot;,&quot;volume&quot;:&quot;3&quot;,&quot;accessed&quot;:{&quot;date-parts&quot;:[[&quot;2018&quot;,7,16]]},&quot;title&quot;:&quot;Learning in Context                                                    ,                                                             Learning in Context: Digital Games and Young Black Men             ,                      Digital Games and Young Black Men&quot;,&quot;ISSN&quot;:&quot;1555-4120&quot;,&quot;citation-key&quot;:&quot;disalvo_learning_2008&quot;,&quot;source&quot;:&quot;SAGE Journals&quot;,&quot;page&quot;:&quot;131-141&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author&quot;:[{&quot;given&quot;:&quot;Betsy James&quot;,&quot;family&quot;:&quot;DiSalvo&quot;},{&quot;given&quot;:&quot;Kevin&quot;,&quot;family&quot;:&quot;Crowley&quot;},{&quot;given&quot;:&quot;Roy&quot;,&quot;family&quot;:&quot;Norwood&quot;}]}}],&quot;schema&quot;:&quot;https://github.com/citation-style-language/schema/raw/master/csl-citation.json&quot;,&quot;properties&quot;:{&quot;noteIndex&quot;:0,&quot;unsorted&quot;:false,&quot;formattedCitation&quot;:&quot;[@disalvo_saving_2014; @disalvo_glitch_2009-1; @disalvo_learning_2008]&quot;}} RND0000000116"/>&lt;Do Zotero Refresh: [@disalvo_saving_2014; @disalvo_glitch_2009-1; @disalvo_learning_2008]&gt;<text:reference-mark-end text:name="ZOTERO_ITEM CSL_CITATION {&quot;citationID&quot;:&quot;00000115&quot;,&quot;citationItems&quot;:[{&quot;prefix&quot;:&quot;&quot;,&quot;id&quot;:2650,&quot;uris&quot;:[&quot;http://zotero.org/users/1913249/items/HKBNN53C&quot;],&quot;itemData&quot;:{&quot;title-short&quot;:&quot;Saving Face While Geeking Out&quot;,&quot;URL&quot;:&quot;https://doi.org/10.1080/10508406.2014.893434&quot;,&quot;id&quot;:&quot;disalvo_saving_2014&quot;,&quot;issue&quot;:&quot;3&quot;,&quot;DOI&quot;:&quot;10.1080/10508406.2014.893434&quot;,&quot;source&quot;:&quot;Taylor and Francis+NEJM&quot;,&quot;citation-key&quot;:&quot;disalvo_saving_2014&quot;,&quot;volume&quot;:&quot;23&quot;,&quot;accessed&quot;:{&quot;date-parts&quot;:[[&quot;2018&quot;,7,16]]},&quot;author&quot;:[{&quot;given&quot;:&quot;Betsy&quot;,&quot;family&quot;:&quot;DiSalvo&quot;},{&quot;given&quot;:&quot;Mark&quot;,&quot;family&quot;:&quot;Guzdial&quot;},{&quot;given&quot;:&quot;Amy&quot;,&quot;family&quot;:&quot;Bruckman&quot;},{&quot;given&quot;:&quot;Tom&quot;,&quot;family&quot;:&quot;McKlin&quot;}],&quot;type&quot;:&quot;article-journal&quot;,&quot;issued&quot;:{&quot;date-parts&quot;:[[&quot;2014&quot;,7,3]]},&quot;page&quot;:&quot;272-315&quot;,&quot;container-title&quot;:&quot;Journal of the Learning Sciences&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itle&quot;:&quot;Saving Face While Geeking Out: Video Game Testing as a Justification for Learning Computer Science&quot;}},{&quot;prefix&quot;:&quot;&quot;,&quot;id&quot;:2670,&quot;uris&quot;:[&quot;http://zotero.org/users/1913249/items/9GLLZLMB&quot;],&quot;itemData&quot;:{&quot;issued&quot;:{&quot;date-parts&quot;:[[&quot;2009&quot;]]},&quot;language&quot;:&quot;en&quot;,&quot;type&quot;:&quot;paper-conference&quot;,&quot;title&quot;:&quot;Glitch Game Testers: African American Men Breaking Open the Consol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ontainer-title&quot;:&quot;Breaking New Ground: Innovation in Games, Play, Practice and Theory.&quot;,&quot;id&quot;:&quot;disalvo_glitch_2009-1&quot;,&quot;page&quot;:&quot;7&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Zotero&quot;,&quot;event-title&quot;:&quot;DiGRA&quot;}},{&quot;prefix&quot;:&quot;&quot;,&quot;id&quot;:2651,&quot;uris&quot;:[&quot;http://zotero.org/users/1913249/items/XMLVAMHU&quot;],&quot;itemData&quot;:{&quot;title-short&quot;:&quot;Learning in Context                                                    ,                                                             Learning in Context&quot;,&quot;URL&quot;:&quot;http://journals.sagepub.com/doi/abs/10.1177/1555412008314130&quot;,&quot;id&quot;:&quot;disalvo_learning_2008&quot;,&quot;issue&quot;:&quot;2&quot;,&quot;DOI&quot;:&quot;10.1177/1555412008314130&quot;,&quot;language&quot;:&quot;en&quot;,&quot;container-title-short&quot;:&quot;Games and Culture&quot;,&quot;type&quot;:&quot;article-journal&quot;,&quot;volume&quot;:&quot;3&quot;,&quot;accessed&quot;:{&quot;date-parts&quot;:[[&quot;2018&quot;,7,16]]},&quot;title&quot;:&quot;Learning in Context                                                    ,                                                             Learning in Context: Digital Games and Young Black Men             ,                      Digital Games and Young Black Men&quot;,&quot;ISSN&quot;:&quot;1555-4120&quot;,&quot;citation-key&quot;:&quot;disalvo_learning_2008&quot;,&quot;source&quot;:&quot;SAGE Journals&quot;,&quot;page&quot;:&quot;131-141&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author&quot;:[{&quot;given&quot;:&quot;Betsy James&quot;,&quot;family&quot;:&quot;DiSalvo&quot;},{&quot;given&quot;:&quot;Kevin&quot;,&quot;family&quot;:&quot;Crowley&quot;},{&quot;given&quot;:&quot;Roy&quot;,&quot;family&quot;:&quot;Norwood&quot;}]}}],&quot;schema&quot;:&quot;https://github.com/citation-style-language/schema/raw/master/csl-citation.json&quot;,&quot;properties&quot;:{&quot;noteIndex&quot;:0,&quot;unsorted&quot;:false,&quot;formattedCitation&quot;:&quot;[@disalvo_saving_2014; @disalvo_glitch_2009-1; @disalvo_learning_2008]&quot;}} RND0000000116"/>. Their findings indicated that activities should not only be engaging but also align with the underlying values of the programme’s young, African American male participants. Vossoughi et al. <text:reference-mark-start text:name="ZOTERO_ITEM CSL_CITATION {&quot;citationID&quot;:&quot;00000117&quot;,&quot;citationItems&quot;:[{&quot;prefix&quot;:&quot;&quot;,&quot;id&quot;:1756,&quot;uris&quot;:[&quot;http://zotero.org/users/1913249/items/E7EXZNJ2&quot;],&quot;suppress-author&quot;:true,&quot;itemData&quot;:{&quot;issued&quot;:{&quot;date-parts&quot;:[[&quot;2016&quot;]]},&quot;source&quot;:&quot;Google Scholar&quot;,&quot;title-short&quot;:&quot;Making through the lens of culture and power&quot;,&quot;citation-key&quot;:&quot;vossoughi_making_2016&quot;,&quot;volume&quot;:&quot;86&quot;,&quot;accessed&quot;:{&quot;date-parts&quot;:[[&quot;2017&quot;,10,14]]},&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page&quot;:&quot;206–232&quot;,&quot;type&quot;:&quot;article-journal&quot;,&quot;issue&quot;:&quot;2&quot;,&quot;title&quot;:&quot;Making through the lens of culture and power: Toward transformative visions for educational equity&quot;,&quot;URL&quot;:&quot;http://www.hepgjournals.org/doi/abs/10.17763/0017-8055.86.2.206&quot;}}],&quot;schema&quot;:&quot;https://github.com/citation-style-language/schema/raw/master/csl-citation.json&quot;,&quot;properties&quot;:{&quot;noteIndex&quot;:0,&quot;unsorted&quot;:false,&quot;formattedCitation&quot;:&quot;[-@vossoughi_making_2016]&quot;}} RND0000000118"/>&lt;Do Zotero Refresh: [-@vossoughi_making_2016]&gt;<text:reference-mark-end text:name="ZOTERO_ITEM CSL_CITATION {&quot;citationID&quot;:&quot;00000117&quot;,&quot;citationItems&quot;:[{&quot;prefix&quot;:&quot;&quot;,&quot;id&quot;:1756,&quot;uris&quot;:[&quot;http://zotero.org/users/1913249/items/E7EXZNJ2&quot;],&quot;suppress-author&quot;:true,&quot;itemData&quot;:{&quot;issued&quot;:{&quot;date-parts&quot;:[[&quot;2016&quot;]]},&quot;source&quot;:&quot;Google Scholar&quot;,&quot;title-short&quot;:&quot;Making through the lens of culture and power&quot;,&quot;citation-key&quot;:&quot;vossoughi_making_2016&quot;,&quot;volume&quot;:&quot;86&quot;,&quot;accessed&quot;:{&quot;date-parts&quot;:[[&quot;2017&quot;,10,14]]},&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page&quot;:&quot;206–232&quot;,&quot;type&quot;:&quot;article-journal&quot;,&quot;issue&quot;:&quot;2&quot;,&quot;title&quot;:&quot;Making through the lens of culture and power: Toward transformative visions for educational equity&quot;,&quot;URL&quot;:&quot;http://www.hepgjournals.org/doi/abs/10.17763/0017-8055.86.2.206&quot;}}],&quot;schema&quot;:&quot;https://github.com/citation-style-language/schema/raw/master/csl-citation.json&quot;,&quot;properties&quot;:{&quot;noteIndex&quot;:0,&quot;unsorted&quot;:false,&quot;formattedCitation&quot;:&quot;[-@vossoughi_making_2016]&quot;}} RND0000000118"/> critique digital making cultures, stressing the need to integrate not only the values but also the cultural experiences of working-class students and students of colour into the making process.</text:p>
      <text:p text:style-name="Text_20_body">There are limits and gaps in CGD&amp;P research in terms of overcoming barriers to participation. One is the lack of specific pedagogical approaches to address issues of inequality of participation. RETURN TO <text:reference-mark-start text:name="ZOTERO_ITEM CSL_CITATION {&quot;citationID&quot;:&quot;00000119&quot;,&quot;citationItems&quot;:[{&quot;prefix&quot;:&quot;&quot;,&quot;id&quot;:3520,&quot;uris&quot;:[&quot;http://zotero.org/users/1913249/items/8K58PTFV&quot;],&quot;itemData&quot;:{&quot;title-short&quot;:&quot;Constructionist Gaming Beyond the Screen&quot;,&quot;ISBN&quot;:&quot;978-1-4503-3753-3&quot;,&quot;URL&quot;:&quot;https://doi.org/10.1145/2818314.2818334&quot;,&quot;id&quot;:&quot;kafai_constructionist_2015&quot;,&quot;collection-title&quot;:&quot;WiPSCE '15&quot;,&quot;DOI&quot;:&quot;10.1145/2818314.2818334&quot;,&quot;source&quot;:&quot;ACM Digital Library&quot;,&quot;type&quot;:&quot;paper-conference&quot;,&quot;citation-key&quot;:&quot;kafai_constructionist_2015&quot;,&quot;accessed&quot;:{&quot;date-parts&quot;:[[&quot;2020&quot;,8,19]]},&quot;title&quot;:&quot;Constructionist Gaming Beyond the Screen: Middle School Students' Crafting and Computing of Touchpads, Board Games, and Controllers&quot;,&quot;publisher&quot;:&quot;Association for Computing Machinery&quot;,&quot;issued&quot;:{&quot;date-parts&quot;:[[&quot;2015&quot;,11,9]]},&quot;event-place&quot;:&quot;New York, NY, USA&quot;,&quot;page&quot;:&quot;49–54&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author&quot;:[{&quot;given&quot;:&quot;Yasmin B.&quot;,&quot;family&quot;:&quot;Kafai&quot;},{&quot;given&quot;:&quot;Veena&quot;,&quot;family&quot;:&quot;Vasudevan&quot;}]}}],&quot;schema&quot;:&quot;https://github.com/citation-style-language/schema/raw/master/csl-citation.json&quot;,&quot;properties&quot;:{&quot;noteIndex&quot;:0,&quot;unsorted&quot;:false,&quot;formattedCitation&quot;:&quot;[@kafai_constructionist_2015]&quot;}} RND0000000120"/>&lt;Do Zotero Refresh: [@kafai_constructionist_2015]&gt;<text:reference-mark-end text:name="ZOTERO_ITEM CSL_CITATION {&quot;citationID&quot;:&quot;00000119&quot;,&quot;citationItems&quot;:[{&quot;prefix&quot;:&quot;&quot;,&quot;id&quot;:3520,&quot;uris&quot;:[&quot;http://zotero.org/users/1913249/items/8K58PTFV&quot;],&quot;itemData&quot;:{&quot;title-short&quot;:&quot;Constructionist Gaming Beyond the Screen&quot;,&quot;ISBN&quot;:&quot;978-1-4503-3753-3&quot;,&quot;URL&quot;:&quot;https://doi.org/10.1145/2818314.2818334&quot;,&quot;id&quot;:&quot;kafai_constructionist_2015&quot;,&quot;collection-title&quot;:&quot;WiPSCE '15&quot;,&quot;DOI&quot;:&quot;10.1145/2818314.2818334&quot;,&quot;source&quot;:&quot;ACM Digital Library&quot;,&quot;type&quot;:&quot;paper-conference&quot;,&quot;citation-key&quot;:&quot;kafai_constructionist_2015&quot;,&quot;accessed&quot;:{&quot;date-parts&quot;:[[&quot;2020&quot;,8,19]]},&quot;title&quot;:&quot;Constructionist Gaming Beyond the Screen: Middle School Students' Crafting and Computing of Touchpads, Board Games, and Controllers&quot;,&quot;publisher&quot;:&quot;Association for Computing Machinery&quot;,&quot;issued&quot;:{&quot;date-parts&quot;:[[&quot;2015&quot;,11,9]]},&quot;event-place&quot;:&quot;New York, NY, USA&quot;,&quot;page&quot;:&quot;49–54&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author&quot;:[{&quot;given&quot;:&quot;Yasmin B.&quot;,&quot;family&quot;:&quot;Kafai&quot;},{&quot;given&quot;:&quot;Veena&quot;,&quot;family&quot;:&quot;Vasudevan&quot;}]}}],&quot;schema&quot;:&quot;https://github.com/citation-style-language/schema/raw/master/csl-citation.json&quot;,&quot;properties&quot;:{&quot;noteIndex&quot;:0,&quot;unsorted&quot;:false,&quot;formattedCitation&quot;:&quot;[@kafai_constructionist_2015]&quot;}} RND0000000120"/> to review. OTHER REVIEWS? UK IN Waite?</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citationID&quot;:&quot;00000121&quot;,&quot;citationItems&quot;:[{&quot;prefix&quot;:&quot;&quot;,&quot;id&quot;:423,&quot;uris&quot;:[&quot;http://zotero.org/users/1913249/items/F5RW69XD&quot;],&quot;itemData&quot;:{&quot;issued&quot;:{&quot;date-parts&quot;:[[&quot;2004&quot;]]},&quot;publisher&quot;:&quot;Penguin Press&quot;,&quot;title-short&quot;:&quot;Free culture&quot;,&quot;type&quot;:&quot;book&quot;,&quot;citation-key&quot;:&quot;lessig_free_2004&quot;,&quot;ISBN&quot;:&quot;1-59420-006-8&quot;,&quot;author&quot;:[{&quot;given&quot;:&quot;Lawrence&quot;,&quot;family&quot;:&quot;Lessig&quot;}],&quot;id&quot;:&quot;lessig_free_2004&quot;,&quot;event-place&quot;:&quot;New York&quot;,&quot;publisher-place&quot;:&quot;New York&quot;,&quot;number-of-pages&quot;:&quot;345&quot;,&quot;source&quot;:&quot;Library of Congress ISBN&quot;,&quot;call-number&quot;:&quot;KF2979 .L47 2004&quot;,&quot;title&quot;:&quot;Free culture: how big media uses technology and the law to lock down culture and control creativity&quot;}}],&quot;schema&quot;:&quot;https://github.com/citation-style-language/schema/raw/master/csl-citation.json&quot;,&quot;properties&quot;:{&quot;noteIndex&quot;:0,&quot;unsorted&quot;:false,&quot;formattedCitation&quot;:&quot;[@lessig_free_2004]&quot;}} RND0000000122"/>&lt;Do Zotero Refresh: [@lessig_free_2004]&gt;<text:reference-mark-end text:name="ZOTERO_ITEM CSL_CITATION {&quot;citationID&quot;:&quot;00000121&quot;,&quot;citationItems&quot;:[{&quot;prefix&quot;:&quot;&quot;,&quot;id&quot;:423,&quot;uris&quot;:[&quot;http://zotero.org/users/1913249/items/F5RW69XD&quot;],&quot;itemData&quot;:{&quot;issued&quot;:{&quot;date-parts&quot;:[[&quot;2004&quot;]]},&quot;publisher&quot;:&quot;Penguin Press&quot;,&quot;title-short&quot;:&quot;Free culture&quot;,&quot;type&quot;:&quot;book&quot;,&quot;citation-key&quot;:&quot;lessig_free_2004&quot;,&quot;ISBN&quot;:&quot;1-59420-006-8&quot;,&quot;author&quot;:[{&quot;given&quot;:&quot;Lawrence&quot;,&quot;family&quot;:&quot;Lessig&quot;}],&quot;id&quot;:&quot;lessig_free_2004&quot;,&quot;event-place&quot;:&quot;New York&quot;,&quot;publisher-place&quot;:&quot;New York&quot;,&quot;number-of-pages&quot;:&quot;345&quot;,&quot;source&quot;:&quot;Library of Congress ISBN&quot;,&quot;call-number&quot;:&quot;KF2979 .L47 2004&quot;,&quot;title&quot;:&quot;Free culture: how big media uses technology and the law to lock down culture and control creativity&quot;}}],&quot;schema&quot;:&quot;https://github.com/citation-style-language/schema/raw/master/csl-citation.json&quot;,&quot;properties&quot;:{&quot;noteIndex&quot;:0,&quot;unsorted&quot;:false,&quot;formattedCitation&quot;:&quot;[@lessig_free_2004]&quot;}} RND0000000122"/>.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Discussion around the launch of a new UK computing curriculum in 2013 championed the possibilities of creative digital production within the classroom (<text:span text:style-name="T1">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0"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4" text:outline-level="4"><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2">empowerment</text:span> and promoting learners <text:span text:style-name="T2">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D&quot;:&quot;00000124&quot;,&quot;citationItems&quot;:[{&quot;prefix&quot;:&quot;&quot;,&quot;id&quot;:8822,&quot;uris&quot;:[&quot;http://zotero.org/users/1913249/items/PSMR8LFN&quot;],&quot;itemData&quot;:{&quot;URL&quot;:&quot;https://www.degruyter.com/document/doi/10.1515/cjal-2013-0002/html&quot;,&quot;id&quot;:&quot;huang_autonomy_2013&quot;,&quot;issue&quot;:&quot;1&quot;,&quot;DOI&quot;:&quot;10.1515/cjal-2013-0002&quot;,&quot;language&quot;:&quot;en&quot;,&quot;citation-key&quot;:&quot;huang_autonomy_2013&quot;,&quot;volume&quot;:&quot;36&quot;,&quot;accessed&quot;:{&quot;date-parts&quot;:[[&quot;2023&quot;,6,19]]},&quot;author&quot;:[{&quot;given&quot;:&quot;Jing (Peter)&quot;,&quot;family&quot;:&quot;Huang&quot;},{&quot;given&quot;:&quot;Phil&quot;,&quot;family&quot;:&quot;Benson&quot;}],&quot;issued&quot;:{&quot;date-parts&quot;:[[&quot;2013&quot;,1,2]]},&quot;source&quot;:&quot;DOI.org (Crossref)&quot;,&quot;container-title&quot;:&quot;Chinese Journal of Applied Linguistics&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ype&quot;:&quot;article-journal&quot;,&quot;title&quot;:&quot;Autonomy, Agency and Identity in Foreign and Second Language Education&quot;}},{&quot;prefix&quot;:&quot;&quot;,&quot;id&quot;:8819,&quot;uris&quot;:[&quot;http://zotero.org/users/1913249/items/ZU33LZ9E&quot;],&quot;itemData&quot;:{&quot;URL&quot;:&quot;https://doi.org/10.1007/s12124-015-9336-0&quot;,&quot;id&quot;:&quot;matusov_mapping_2016&quot;,&quot;issue&quot;:&quot;3&quot;,&quot;DOI&quot;:&quot;10.1007/s12124-015-9336-0&quot;,&quot;language&quot;:&quot;en&quot;,&quot;container-title-short&quot;:&quot;Integr. psych. behav.&quot;,&quot;type&quot;:&quot;article-journal&quot;,&quot;volume&quot;:&quot;50&quot;,&quot;accessed&quot;:{&quot;date-parts&quot;:[[&quot;2023&quot;,6,19]]},&quot;title&quot;:&quot;Mapping Concepts of Agency in Educational Contexts&quot;,&quot;ISSN&quot;:&quot;1936-3567&quot;,&quot;citation-key&quot;:&quot;matusov_mapping_2016&quot;,&quot;issued&quot;:{&quot;date-parts&quot;:[[&quot;2016&quot;,9,1]]},&quot;page&quot;:&quot;420-446&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schema&quot;:&quot;https://github.com/citation-style-language/schema/raw/master/csl-citation.json&quot;,&quot;properties&quot;:{&quot;noteIndex&quot;:0,&quot;unsorted&quot;:false,&quot;formattedCitation&quot;:&quot;[@huang_autonomy_2013; @matusov_mapping_2016]&quot;}} RND0000000125"/>&lt;Do Zotero Refresh: [@huang_autonomy_2013; @matusov_mapping_2016]&gt;<text:reference-mark-end text:name="ZOTERO_ITEM CSL_CITATION {&quot;citationID&quot;:&quot;00000124&quot;,&quot;citationItems&quot;:[{&quot;prefix&quot;:&quot;&quot;,&quot;id&quot;:8822,&quot;uris&quot;:[&quot;http://zotero.org/users/1913249/items/PSMR8LFN&quot;],&quot;itemData&quot;:{&quot;URL&quot;:&quot;https://www.degruyter.com/document/doi/10.1515/cjal-2013-0002/html&quot;,&quot;id&quot;:&quot;huang_autonomy_2013&quot;,&quot;issue&quot;:&quot;1&quot;,&quot;DOI&quot;:&quot;10.1515/cjal-2013-0002&quot;,&quot;language&quot;:&quot;en&quot;,&quot;citation-key&quot;:&quot;huang_autonomy_2013&quot;,&quot;volume&quot;:&quot;36&quot;,&quot;accessed&quot;:{&quot;date-parts&quot;:[[&quot;2023&quot;,6,19]]},&quot;author&quot;:[{&quot;given&quot;:&quot;Jing (Peter)&quot;,&quot;family&quot;:&quot;Huang&quot;},{&quot;given&quot;:&quot;Phil&quot;,&quot;family&quot;:&quot;Benson&quot;}],&quot;issued&quot;:{&quot;date-parts&quot;:[[&quot;2013&quot;,1,2]]},&quot;source&quot;:&quot;DOI.org (Crossref)&quot;,&quot;container-title&quot;:&quot;Chinese Journal of Applied Linguistics&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ype&quot;:&quot;article-journal&quot;,&quot;title&quot;:&quot;Autonomy, Agency and Identity in Foreign and Second Language Education&quot;}},{&quot;prefix&quot;:&quot;&quot;,&quot;id&quot;:8819,&quot;uris&quot;:[&quot;http://zotero.org/users/1913249/items/ZU33LZ9E&quot;],&quot;itemData&quot;:{&quot;URL&quot;:&quot;https://doi.org/10.1007/s12124-015-9336-0&quot;,&quot;id&quot;:&quot;matusov_mapping_2016&quot;,&quot;issue&quot;:&quot;3&quot;,&quot;DOI&quot;:&quot;10.1007/s12124-015-9336-0&quot;,&quot;language&quot;:&quot;en&quot;,&quot;container-title-short&quot;:&quot;Integr. psych. behav.&quot;,&quot;type&quot;:&quot;article-journal&quot;,&quot;volume&quot;:&quot;50&quot;,&quot;accessed&quot;:{&quot;date-parts&quot;:[[&quot;2023&quot;,6,19]]},&quot;title&quot;:&quot;Mapping Concepts of Agency in Educational Contexts&quot;,&quot;ISSN&quot;:&quot;1936-3567&quot;,&quot;citation-key&quot;:&quot;matusov_mapping_2016&quot;,&quot;issued&quot;:{&quot;date-parts&quot;:[[&quot;2016&quot;,9,1]]},&quot;page&quot;:&quot;420-446&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schema&quot;:&quot;https://github.com/citation-style-language/schema/raw/master/csl-citation.json&quot;,&quot;properties&quot;:{&quot;noteIndex&quot;:0,&quot;unsorted&quot;:false,&quot;formattedCitation&quot;:&quot;[@huang_autonomy_2013; @matusov_mapping_2016]&quot;}} RND0000000125"/>.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RECAP THE BROADER RESEARCH THEMES</text:p>
      <text:p text:style-name="Text_20_body">PERHAPS DROP / MERGE THIS SECTION In this section, I outline how these experiences connect to broader research issues on media and game creation within informal learning environments.</text:p>
      <text:p text:style-name="Text_20_body">My past aims surrounding empowerment through music events and protest movement align with broader movements that advocate equality of access to digital participatory culture.</text:p>
      <text:p text:style-name="Text_20_body">The processes of building agency in a fledgling community can be seen as important acts of community participation.</text:p>
      <text:p text:style-name="Text_20_body">I find Rogoff’s reflection that initial first impressions of a ‘chaotic’ environment of learning in a community of learners are false impressions that stem from a lack of understanding of the underlying structure of activity (<text:span text:style-name="T1">rogoff_developing_nodate?</text:span>)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contextual features outlined above align with practical factors to make home educators a good fit for this thesis.</text:p>
      <text:p text:style-name="Text_20_body">The involvement of family members brings out possibilities to connect to home funds of knowledge (is this explored above?)</text:p>
      <text:p text:style-name="Text_20_body">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d example, to promote computer coding.</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text:p>
      <text:p text:style-name="Text_20_body">NOTES - could also link with after school club as a similar site. And the value of third spaces (check cross over with Ch.2)</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9">
        <text:list-item>
          <text:p text:style-name="P19">Less than clear exploration of the goal of social approaches to coding - variations on Fluency</text:p>
        </text:list-item>
        <text:list-item>
          <text:p text:style-name="P19">Specific pedagogies for social / cultural approaches</text:p>
        </text:list-item>
        <text:list-item>
          <text:p text:style-name="P19">understandings of how to mobilise funds of knowledge</text:p>
        </text:list-item>
      </text:list>
      <text:h text:style-name="Heading_20_4" text:outline-level="4"><text:bookmark-start text:name="on-fluency-agency"/>On Fluency &amp; Agency<text:bookmark-end text:name="on-fluency-agency"/></text:h>
      <text:p text:style-name="First_20_paragraph">Concepts of promise, are that of fluency and agency</text:p>
      <text:p text:style-name="Text_20_body">The guiding principle unifying these terms is being self expression &amp; the following are relevant.</text:p>
      <text:list text:style-name="L20">
        <text:list-item>
          <text:p text:style-name="P20">via instrumental coding competency needed to make changes effectively with or without supporting documentation</text:p>
        </text:list-item>
        <text:list-item>
          <text:p text:style-name="P20">from a as a read / write perspective, learners should be able to write as well as read programs as a form of empowerment <text:reference-mark-start text:name="ZOTERO_ITEM CSL_CITATION {&quot;citationID&quot;:&quot;00000127&quot;,&quot;citationItems&quot;:[{&quot;prefix&quot;:&quot;&quot;,&quot;id&quot;:10220,&quot;uris&quot;:[&quot;http://zotero.org/users/1913249/items/RE6SA4ZV&quot;],&quot;itemData&quot;:{&quot;issued&quot;:{&quot;date-parts&quot;:[[&quot;2002&quot;]]},&quot;id&quot;:&quot;resnick2002rethinking&quot;,&quot;author&quot;:[{&quot;given&quot;:&quot;Mitchel&quot;,&quot;family&quot;:&quot;Resnick&quot;}],&quot;type&quot;:&quot;document&quot;,&quot;citation-key&quot;:&quot;resnick2002rethinking&quot;,&quot;publisher&quot;:&quot;The global information technology report: Readiness for the networked world …&quot;,&quot;title&quot;:&quot;Rethinking learning in the digital age&quot;}}],&quot;schema&quot;:&quot;https://github.com/citation-style-language/schema/raw/master/csl-citation.json&quot;,&quot;properties&quot;:{&quot;noteIndex&quot;:0,&quot;unsorted&quot;:false,&quot;formattedCitation&quot;:&quot;[@resnick2002rethinking]&quot;}} RND0000000128"/>&lt;Do Zotero Refresh: [@resnick2002rethinking]&gt;<text:reference-mark-end text:name="ZOTERO_ITEM CSL_CITATION {&quot;citationID&quot;:&quot;00000127&quot;,&quot;citationItems&quot;:[{&quot;prefix&quot;:&quot;&quot;,&quot;id&quot;:10220,&quot;uris&quot;:[&quot;http://zotero.org/users/1913249/items/RE6SA4ZV&quot;],&quot;itemData&quot;:{&quot;issued&quot;:{&quot;date-parts&quot;:[[&quot;2002&quot;]]},&quot;id&quot;:&quot;resnick2002rethinking&quot;,&quot;author&quot;:[{&quot;given&quot;:&quot;Mitchel&quot;,&quot;family&quot;:&quot;Resnick&quot;}],&quot;type&quot;:&quot;document&quot;,&quot;citation-key&quot;:&quot;resnick2002rethinking&quot;,&quot;publisher&quot;:&quot;The global information technology report: Readiness for the networked world …&quot;,&quot;title&quot;:&quot;Rethinking learning in the digital age&quot;}}],&quot;schema&quot;:&quot;https://github.com/citation-style-language/schema/raw/master/csl-citation.json&quot;,&quot;properties&quot;:{&quot;noteIndex&quot;:0,&quot;unsorted&quot;:false,&quot;formattedCitation&quot;:&quot;[@resnick2002rethinking]&quot;}} RND0000000128"/></text:p>
        </text:list-item>
        <text:list-item>
          <text:p text:style-name="P20">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D&quot;:&quot;00000129&quot;,&quot;citationItems&quot;:[{&quot;prefix&quot;:&quot;&quot;,&quot;id&quot;:3779,&quot;uris&quot;:[&quot;http://zotero.org/users/1913249/items/TTY8WYQ6&quot;],&quot;itemData&quot;:{&quot;issued&quot;:{&quot;date-parts&quot;:[[&quot;1980&quot;]]},&quot;publisher&quot;:&quot;Basic Books&quot;,&quot;title-short&quot;:&quot;Mindstorms&quot;,&quot;type&quot;:&quot;book&quot;,&quot;id&quot;:&quot;papert_mindstorms_1980&quot;,&quot;citation-key&quot;:&quot;papert_mindstorms_1980&quot;,&quot;ISBN&quot;:&quot;0-465-04674-6&quot;,&quot;title&quot;:&quot;Mindstorms: children, computers, and powerful ideas&quot;,&quot;publisher-place&quot;:&quot;New York&quot;,&quot;event-place&quot;:&quot;New York&quot;,&quot;edition&quot;:&quot;2nd ed&quot;,&quot;number-of-pages&quot;:&quot;230&quot;,&quot;source&quot;:&quot;Library of Congress ISBN&quot;,&quot;call-number&quot;:&quot;QA20.C65 P36 1993&quot;,&quot;author&quot;:[{&quot;given&quot;:&quot;Seymour&quot;,&quot;family&quot;:&quot;Papert&quot;}]}}],&quot;schema&quot;:&quot;https://github.com/citation-style-language/schema/raw/master/csl-citation.json&quot;,&quot;properties&quot;:{&quot;noteIndex&quot;:0,&quot;unsorted&quot;:false,&quot;formattedCitation&quot;:&quot;[@papert_mindstorms_1980]&quot;}} RND0000000130"/>&lt;Do Zotero Refresh: [@papert_mindstorms_1980]&gt;<text:reference-mark-end text:name="ZOTERO_ITEM CSL_CITATION {&quot;citationID&quot;:&quot;00000129&quot;,&quot;citationItems&quot;:[{&quot;prefix&quot;:&quot;&quot;,&quot;id&quot;:3779,&quot;uris&quot;:[&quot;http://zotero.org/users/1913249/items/TTY8WYQ6&quot;],&quot;itemData&quot;:{&quot;issued&quot;:{&quot;date-parts&quot;:[[&quot;1980&quot;]]},&quot;publisher&quot;:&quot;Basic Books&quot;,&quot;title-short&quot;:&quot;Mindstorms&quot;,&quot;type&quot;:&quot;book&quot;,&quot;id&quot;:&quot;papert_mindstorms_1980&quot;,&quot;citation-key&quot;:&quot;papert_mindstorms_1980&quot;,&quot;ISBN&quot;:&quot;0-465-04674-6&quot;,&quot;title&quot;:&quot;Mindstorms: children, computers, and powerful ideas&quot;,&quot;publisher-place&quot;:&quot;New York&quot;,&quot;event-place&quot;:&quot;New York&quot;,&quot;edition&quot;:&quot;2nd ed&quot;,&quot;number-of-pages&quot;:&quot;230&quot;,&quot;source&quot;:&quot;Library of Congress ISBN&quot;,&quot;call-number&quot;:&quot;QA20.C65 P36 1993&quot;,&quot;author&quot;:[{&quot;given&quot;:&quot;Seymour&quot;,&quot;family&quot;:&quot;Papert&quot;}]}}],&quot;schema&quot;:&quot;https://github.com/citation-style-language/schema/raw/master/csl-citation.json&quot;,&quot;properties&quot;:{&quot;noteIndex&quot;:0,&quot;unsorted&quot;:false,&quot;formattedCitation&quot;:&quot;[@papert_mindstorms_1980]&quot;}} RND0000000130"/>,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citationID&quot;:&quot;00000131&quot;,&quot;citationItems&quot;:[{&quot;prefix&quot;:&quot;&quot;,&quot;id&quot;:148,&quot;uris&quot;:[&quot;http://zotero.org/users/1913249/items/DQTQ7PGL&quot;],&quot;locator&quot;:&quot;539&quot;,&quot;suppress-author&quot;:true,&quot;label&quot;:&quot;page&quot;,&quot;itemData&quot;:{&quot;URL&quot;:&quot;http://www.tandfonline.com/doi/abs/10.1080/0144929X.2010.490921&quot;,&quot;id&quot;:&quot;ang_case_2011&quot;,&quot;issue&quot;:&quot;5&quot;,&quot;DOI&quot;:&quot;10.1080/0144929X.2010.490921&quot;,&quot;language&quot;:&quot;en&quot;,&quot;type&quot;:&quot;article-journal&quot;,&quot;volume&quot;:&quot;30&quot;,&quot;accessed&quot;:{&quot;date-parts&quot;:[[&quot;2019&quot;,1,8]]},&quot;title&quot;:&quot;A case study analysis of a constructionist knowledge building community with activity theory&quot;,&quot;note&quot;:&quot;due to its comparative weakness as a more general theoretical framework.&quot;,&quot;ISSN&quot;:&quot;0144-929X, 1362-3001&quot;,&quot;issued&quot;:{&quot;date-parts&quot;:[[&quot;2011&quot;,9]]},&quot;page&quot;:&quot;537-554&quot;,&quot;source&quot;:&quot;Crossref&quot;,&quot;citation-key&quot;:&quot;ang_case_2011&quot;,&quot;container-title&quot;:&quot;Behaviour &amp; Information Technology&quot;,&quot;author&quot;:[{&quot;given&quot;:&quot;Chee S.&quot;,&quot;family&quot;:&quot;Ang&quot;},{&quot;given&quot;:&quot;Panayiotis&quot;,&quot;family&quot;:&quot;Zaphiris&quot;},{&quot;given&quot;:&quot;Stephanie&quot;,&quot;family&quot;:&quot;Wilson&quot;}]}}],&quot;schema&quot;:&quot;https://github.com/citation-style-language/schema/raw/master/csl-citation.json&quot;,&quot;properties&quot;:{&quot;noteIndex&quot;:0,&quot;unsorted&quot;:false,&quot;formattedCitation&quot;:&quot;[-@ang_case_2011, p.539]&quot;}} RND0000000132"/>&lt;Do Zotero Refresh: [-@ang_case_2011, p.539]&gt;<text:reference-mark-end text:name="ZOTERO_ITEM CSL_CITATION {&quot;citationID&quot;:&quot;00000131&quot;,&quot;citationItems&quot;:[{&quot;prefix&quot;:&quot;&quot;,&quot;id&quot;:148,&quot;uris&quot;:[&quot;http://zotero.org/users/1913249/items/DQTQ7PGL&quot;],&quot;locator&quot;:&quot;539&quot;,&quot;suppress-author&quot;:true,&quot;label&quot;:&quot;page&quot;,&quot;itemData&quot;:{&quot;URL&quot;:&quot;http://www.tandfonline.com/doi/abs/10.1080/0144929X.2010.490921&quot;,&quot;id&quot;:&quot;ang_case_2011&quot;,&quot;issue&quot;:&quot;5&quot;,&quot;DOI&quot;:&quot;10.1080/0144929X.2010.490921&quot;,&quot;language&quot;:&quot;en&quot;,&quot;type&quot;:&quot;article-journal&quot;,&quot;volume&quot;:&quot;30&quot;,&quot;accessed&quot;:{&quot;date-parts&quot;:[[&quot;2019&quot;,1,8]]},&quot;title&quot;:&quot;A case study analysis of a constructionist knowledge building community with activity theory&quot;,&quot;note&quot;:&quot;due to its comparative weakness as a more general theoretical framework.&quot;,&quot;ISSN&quot;:&quot;0144-929X, 1362-3001&quot;,&quot;issued&quot;:{&quot;date-parts&quot;:[[&quot;2011&quot;,9]]},&quot;page&quot;:&quot;537-554&quot;,&quot;source&quot;:&quot;Crossref&quot;,&quot;citation-key&quot;:&quot;ang_case_2011&quot;,&quot;container-title&quot;:&quot;Behaviour &amp; Information Technology&quot;,&quot;author&quot;:[{&quot;given&quot;:&quot;Chee S.&quot;,&quot;family&quot;:&quot;Ang&quot;},{&quot;given&quot;:&quot;Panayiotis&quot;,&quot;family&quot;:&quot;Zaphiris&quot;},{&quot;given&quot;:&quot;Stephanie&quot;,&quot;family&quot;:&quot;Wilson&quot;}]}}],&quot;schema&quot;:&quot;https://github.com/citation-style-language/schema/raw/master/csl-citation.json&quot;,&quot;properties&quot;:{&quot;noteIndex&quot;:0,&quot;unsorted&quot;:false,&quot;formattedCitation&quot;:&quot;[-@ang_case_2011, p.539]&quot;}} RND0000000132"/>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2" text:outline-level="2"><text:bookmark-start text:name="research-objectives-and-questions"/>4. Research objectives and questions<text:bookmark-end text:name="research-objectives-and-question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h text:style-name="Heading_20_4" text:outline-level="4"><text:bookmark-start text:name="research-questions-rqs"/>Research Questions (RQs)<text:bookmark-end text:name="research-questions-rqs"/></text:h>
      <text:list text:style-name="L21">
        <text:list-item>
          <text:p text:style-name="P21"><text:span text:style-name="T1">Principle research question (PRQ):</text:span> How can pedagogies to support CGD&amp;P be enriched using socio-cultural approaches to foster inclusive and effective learning in various contexts?</text:p>
        </text:list-item>
        <text:list-item>
          <text:p text:style-name="P21">RQ1. What contradictions arose in participation in this research’s CGD&amp;P processes and how were they addressed via an innovative pedagogy?</text:p>
        </text:list-item>
        <text:list-item>
          <text:p text:style-name="P21">RQ2. How can the use of a collection of game design patterns support CGD&amp;P, in particular in relation to abstract and concrete dimensions of existing pedagogies?</text:p>
        </text:list-item>
        <text:list-item>
          <text:p text:style-name="P21">RQ3. How do learner agency and game maker identity evolve within CGD&amp;P communities of practice, and what pedagogical strategies can nurture this development across learning communities?</text:p>
        </text:list-item>
      </text:list>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text:span text:style-name="T1">How can understandings of how to design and facilitate CGD&amp;P be enriched using socio-cultural approaches?</text:span></text:p>
      <text:h text:style-name="Heading_20_3" text:outline-level="3"><text:bookmark-start text:name="research-sub-questions-and-aims-and-objectives"/>Research sub-questions and aims and objectives<text:bookmark-end text:name="research-sub-questions-and-aims-and-objectives"/></text:h>
      <text:p text:style-name="First_20_paragraph">The sub-questions are explored in greater details at the end of Chapter 2 in relation to the problem statement of the thesis.</text:p>
      <text:h text:style-name="Heading_20_3" text:outline-level="3"><text:bookmark-start text:name="research-objectives-motivation-is-motivation-right-here-how-different-from-rationale-and-significance---is-this-the-problem-statement"/>Research objectives &amp; motivation (is motivation right here? how different from rationale and significance?) - IS THIS THE PROBLEM STATEMENT<text:bookmark-end text:name="research-objectives-motivation-is-motivation-right-here-how-different-from-rationale-and-significance---is-this-the-problem-statement"/></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Despite the many studies published on the benefits of game making for learning, few contain detailed specifics of pedagogies when supporting learners in the proces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Text_20_body"><text:span text:style-name="T1">Motivations patched in from Ch.2 - regarding agency</text:span></text:p>
      <text:p text:style-name="Text_20_body">There is another gaps conceptually in a clarity in terms of what we are undertaking (CGD&amp;P) for, i.e. the motivation, what we are developing.</text:p>
      <text:p text:style-name="Text_20_body">Given my particular interest in empowerment within technology education, greater clarity in terms of</text:p>
      <text:p text:style-name="Text_20_body">one promising concept within relevant research is that of fluency in constructionist research on digital making.</text:p>
      <text:p text:style-name="Text_20_body">PATCHED IN INTEGRATE</text:p>
      <text:p text:style-name="Text_20_body">This research locates particular potential in the use of is a socio cultural intepreational of agency. In RQ3 and tackled in more detail in Chapter 3.</text:p>
      <text:h text:style-name="Heading_20_3" text:outline-level="3"><text:bookmark-start text:name="the-scope-of-the-thesis-and-what-it-does-not-try-to-address"/>The scope of the thesis and what it does not try to address<text:bookmark-end text:name="the-scope-of-the-thesis-and-what-it-does-not-try-to-addres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citationID&quot;:&quot;00000133&quot;,&quot;citationItems&quot;:[{&quot;prefix&quot;:&quot;&quot;,&quot;id&quot;:1756,&quot;uris&quot;:[&quot;http://zotero.org/users/1913249/items/E7EXZNJ2&quot;],&quot;itemData&quot;:{&quot;issued&quot;:{&quot;date-parts&quot;:[[&quot;2016&quot;]]},&quot;source&quot;:&quot;Google Scholar&quot;,&quot;title-short&quot;:&quot;Making through the lens of culture and power&quot;,&quot;citation-key&quot;:&quot;vossoughi_making_2016&quot;,&quot;volume&quot;:&quot;86&quot;,&quot;accessed&quot;:{&quot;date-parts&quot;:[[&quot;2017&quot;,10,14]]},&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page&quot;:&quot;206–232&quot;,&quot;type&quot;:&quot;article-journal&quot;,&quot;issue&quot;:&quot;2&quot;,&quot;title&quot;:&quot;Making through the lens of culture and power: Toward transformative visions for educational equity&quot;,&quot;URL&quot;:&quot;http://www.hepgjournals.org/doi/abs/10.17763/0017-8055.86.2.206&quot;}}],&quot;schema&quot;:&quot;https://github.com/citation-style-language/schema/raw/master/csl-citation.json&quot;,&quot;properties&quot;:{&quot;noteIndex&quot;:0,&quot;unsorted&quot;:false,&quot;formattedCitation&quot;:&quot;[@vossoughi_making_2016]&quot;}} RND0000000134"/>&lt;Do Zotero Refresh: [@vossoughi_making_2016]&gt;<text:reference-mark-end text:name="ZOTERO_ITEM CSL_CITATION {&quot;citationID&quot;:&quot;00000133&quot;,&quot;citationItems&quot;:[{&quot;prefix&quot;:&quot;&quot;,&quot;id&quot;:1756,&quot;uris&quot;:[&quot;http://zotero.org/users/1913249/items/E7EXZNJ2&quot;],&quot;itemData&quot;:{&quot;issued&quot;:{&quot;date-parts&quot;:[[&quot;2016&quot;]]},&quot;source&quot;:&quot;Google Scholar&quot;,&quot;title-short&quot;:&quot;Making through the lens of culture and power&quot;,&quot;citation-key&quot;:&quot;vossoughi_making_2016&quot;,&quot;volume&quot;:&quot;86&quot;,&quot;accessed&quot;:{&quot;date-parts&quot;:[[&quot;2017&quot;,10,14]]},&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page&quot;:&quot;206–232&quot;,&quot;type&quot;:&quot;article-journal&quot;,&quot;issue&quot;:&quot;2&quot;,&quot;title&quot;:&quot;Making through the lens of culture and power: Toward transformative visions for educational equity&quot;,&quot;URL&quot;:&quot;http://www.hepgjournals.org/doi/abs/10.17763/0017-8055.86.2.206&quot;}}],&quot;schema&quot;:&quot;https://github.com/citation-style-language/schema/raw/master/csl-citation.json&quot;,&quot;properties&quot;:{&quot;noteIndex&quot;:0,&quot;unsorted&quot;:false,&quot;formattedCitation&quot;:&quot;[@vossoughi_making_2016]&quot;}} RND0000000134"/>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Many game making studies mentioned also omit descriptions of pedagogies used <text:reference-mark-start text:name="ZOTERO_ITEM CSL_CITATION {&quot;citationID&quot;:&quot;00000135&quot;,&quot;citationItems&quot;:[{&quot;prefix&quot;:&quot;&quot;,&quot;id&quot;:3520,&quot;uris&quot;:[&quot;http://zotero.org/users/1913249/items/8K58PTFV&quot;],&quot;itemData&quot;:{&quot;title-short&quot;:&quot;Constructionist Gaming Beyond the Screen&quot;,&quot;ISBN&quot;:&quot;978-1-4503-3753-3&quot;,&quot;URL&quot;:&quot;https://doi.org/10.1145/2818314.2818334&quot;,&quot;id&quot;:&quot;kafai_constructionist_2015&quot;,&quot;collection-title&quot;:&quot;WiPSCE '15&quot;,&quot;DOI&quot;:&quot;10.1145/2818314.2818334&quot;,&quot;source&quot;:&quot;ACM Digital Library&quot;,&quot;type&quot;:&quot;paper-conference&quot;,&quot;citation-key&quot;:&quot;kafai_constructionist_2015&quot;,&quot;accessed&quot;:{&quot;date-parts&quot;:[[&quot;2020&quot;,8,19]]},&quot;title&quot;:&quot;Constructionist Gaming Beyond the Screen: Middle School Students' Crafting and Computing of Touchpads, Board Games, and Controllers&quot;,&quot;publisher&quot;:&quot;Association for Computing Machinery&quot;,&quot;issued&quot;:{&quot;date-parts&quot;:[[&quot;2015&quot;,11,9]]},&quot;event-place&quot;:&quot;New York, NY, USA&quot;,&quot;page&quot;:&quot;49–54&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author&quot;:[{&quot;given&quot;:&quot;Yasmin B.&quot;,&quot;family&quot;:&quot;Kafai&quot;},{&quot;given&quot;:&quot;Veena&quot;,&quot;family&quot;:&quot;Vasudevan&quot;}]}}],&quot;schema&quot;:&quot;https://github.com/citation-style-language/schema/raw/master/csl-citation.json&quot;,&quot;properties&quot;:{&quot;noteIndex&quot;:0,&quot;unsorted&quot;:false,&quot;formattedCitation&quot;:&quot;[@kafai_constructionist_2015]&quot;}} RND0000000136"/>&lt;Do Zotero Refresh: [@kafai_constructionist_2015]&gt;<text:reference-mark-end text:name="ZOTERO_ITEM CSL_CITATION {&quot;citationID&quot;:&quot;00000135&quot;,&quot;citationItems&quot;:[{&quot;prefix&quot;:&quot;&quot;,&quot;id&quot;:3520,&quot;uris&quot;:[&quot;http://zotero.org/users/1913249/items/8K58PTFV&quot;],&quot;itemData&quot;:{&quot;title-short&quot;:&quot;Constructionist Gaming Beyond the Screen&quot;,&quot;ISBN&quot;:&quot;978-1-4503-3753-3&quot;,&quot;URL&quot;:&quot;https://doi.org/10.1145/2818314.2818334&quot;,&quot;id&quot;:&quot;kafai_constructionist_2015&quot;,&quot;collection-title&quot;:&quot;WiPSCE '15&quot;,&quot;DOI&quot;:&quot;10.1145/2818314.2818334&quot;,&quot;source&quot;:&quot;ACM Digital Library&quot;,&quot;type&quot;:&quot;paper-conference&quot;,&quot;citation-key&quot;:&quot;kafai_constructionist_2015&quot;,&quot;accessed&quot;:{&quot;date-parts&quot;:[[&quot;2020&quot;,8,19]]},&quot;title&quot;:&quot;Constructionist Gaming Beyond the Screen: Middle School Students' Crafting and Computing of Touchpads, Board Games, and Controllers&quot;,&quot;publisher&quot;:&quot;Association for Computing Machinery&quot;,&quot;issued&quot;:{&quot;date-parts&quot;:[[&quot;2015&quot;,11,9]]},&quot;event-place&quot;:&quot;New York, NY, USA&quot;,&quot;page&quot;:&quot;49–54&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author&quot;:[{&quot;given&quot;:&quot;Yasmin B.&quot;,&quot;family&quot;:&quot;Kafai&quot;},{&quot;given&quot;:&quot;Veena&quot;,&quot;family&quot;:&quot;Vasudevan&quot;}]}}],&quot;schema&quot;:&quot;https://github.com/citation-style-language/schema/raw/master/csl-citation.json&quot;,&quot;properties&quot;:{&quot;noteIndex&quot;:0,&quot;unsorted&quot;:false,&quot;formattedCitation&quot;:&quot;[@kafai_constructionist_2015]&quot;}} RND0000000136"/>.</text:p>
      <text:p text:style-name="Text_20_body">Even when processes are described, results are often too abstract to be useful or easily understood by practitioners or too bound up with contextual factors to be replicable (<text:span text:style-name="T1">hoadley_creating_2002?</text:span> CHECK). This is a grand problem in education which this work cannot resolve, but can only seek to mitigate against. To this end, this study is guided by research processes which share, design heuristics in a format that is accessible by researchers and practitioners.</text:p>
      <text:p text:style-name="Text_20_body">TOO SPECIFIC? MAKE MORE GENERAL? An example of which is the work of Brennan and Silverman <text:reference-mark-start text:name="ZOTERO_ITEM CSL_CITATION {&quot;citationID&quot;:&quot;00000138&quot;,&quot;citationItems&quot;:[{&quot;prefix&quot;:&quot;&quot;,&quot;id&quot;:1095,&quot;uris&quot;:[&quot;http://zotero.org/users/1913249/items/VWHA2FJX&quot;],&quot;itemData&quot;:{&quot;issued&quot;:{&quot;date-parts&quot;:[[&quot;2005&quot;]]},&quot;publisher&quot;:&quot;ACM&quot;,&quot;container-title&quot;:&quot;Proceedings of the 2005 conference on Interaction design and children&quot;,&quot;accessed&quot;:{&quot;date-parts&quot;:[[&quot;2015&quot;,5,9]]},&quot;author&quot;:[{&quot;given&quot;:&quot;Mitchel&quot;,&quot;family&quot;:&quot;Resnick&quot;},{&quot;given&quot;:&quot;Brian&quot;,&quot;family&quot;:&quot;Silverman&quot;}],&quot;citation-key&quot;:&quot;resnick_reflections_2005&quot;,&quot;id&quot;:&quot;resnick_reflections_2005&quot;,&quot;page&quot;:&quot;117–122&quot;,&quot;type&quot;:&quot;paper-conference&quot;,&quot;source&quot;:&quot;Google Scholar&quot;,&quot;title&quot;:&quot;Some reflections on designing construction kits for kids&quot;,&quot;URL&quot;:&quot;http://dl.acm.org/citation.cfm?id=1109556&quot;}}],&quot;schema&quot;:&quot;https://github.com/citation-style-language/schema/raw/master/csl-citation.json&quot;,&quot;properties&quot;:{&quot;noteIndex&quot;:0,&quot;unsorted&quot;:false,&quot;formattedCitation&quot;:&quot;[@resnick_reflections_2005]&quot;}} RND0000000139"/>&lt;Do Zotero Refresh: [@resnick_reflections_2005]&gt;<text:reference-mark-end text:name="ZOTERO_ITEM CSL_CITATION {&quot;citationID&quot;:&quot;00000138&quot;,&quot;citationItems&quot;:[{&quot;prefix&quot;:&quot;&quot;,&quot;id&quot;:1095,&quot;uris&quot;:[&quot;http://zotero.org/users/1913249/items/VWHA2FJX&quot;],&quot;itemData&quot;:{&quot;issued&quot;:{&quot;date-parts&quot;:[[&quot;2005&quot;]]},&quot;publisher&quot;:&quot;ACM&quot;,&quot;container-title&quot;:&quot;Proceedings of the 2005 conference on Interaction design and children&quot;,&quot;accessed&quot;:{&quot;date-parts&quot;:[[&quot;2015&quot;,5,9]]},&quot;author&quot;:[{&quot;given&quot;:&quot;Mitchel&quot;,&quot;family&quot;:&quot;Resnick&quot;},{&quot;given&quot;:&quot;Brian&quot;,&quot;family&quot;:&quot;Silverman&quot;}],&quot;citation-key&quot;:&quot;resnick_reflections_2005&quot;,&quot;id&quot;:&quot;resnick_reflections_2005&quot;,&quot;page&quot;:&quot;117–122&quot;,&quot;type&quot;:&quot;paper-conference&quot;,&quot;source&quot;:&quot;Google Scholar&quot;,&quot;title&quot;:&quot;Some reflections on designing construction kits for kids&quot;,&quot;URL&quot;:&quot;http://dl.acm.org/citation.cfm?id=1109556&quot;}}],&quot;schema&quot;:&quot;https://github.com/citation-style-language/schema/raw/master/csl-citation.json&quot;,&quot;properties&quot;:{&quot;noteIndex&quot;:0,&quot;unsorted&quot;:false,&quot;formattedCitation&quot;:&quot;[@resnick_reflections_2005]&quot;}} RND0000000139"/>, and Brennan and Petrich in tinkering studios. As a result, my research proposes as a design heuristic, the use of a collection of game design patterns. While some existing research on this approach exists <text:reference-mark-start text:name="ZOTERO_ITEM CSL_CITATION {&quot;citationID&quot;:&quot;00000140&quot;,&quot;citationItems&quot;:[{&quot;prefix&quot;:&quot;&quot;,&quot;id&quot;:8906,&quot;uris&quot;:[&quot;http://zotero.org/users/1913249/items/AMYEQUUY&quot;],&quot;itemData&quot;:{&quot;issued&quot;:{&quot;date-parts&quot;:[[&quot;2007&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citation-key&quot;:&quot;holopainen2007teaching&quot;,&quot;container-title&quot;:&quot;Organizing and Learning through Gaming and Simulation, Proceedings of ISAGA&quot;,&quot;title&quot;:&quot;Teaching gameplay design patterns&quot;}}],&quot;schema&quot;:&quot;https://github.com/citation-style-language/schema/raw/master/csl-citation.json&quot;,&quot;properties&quot;:{&quot;noteIndex&quot;:0,&quot;unsorted&quot;:false,&quot;formattedCitation&quot;:&quot;[@holopainen2007teaching]&quot;}} RND0000000141"/>&lt;Do Zotero Refresh: [@holopainen2007teaching]&gt;<text:reference-mark-end text:name="ZOTERO_ITEM CSL_CITATION {&quot;citationID&quot;:&quot;00000140&quot;,&quot;citationItems&quot;:[{&quot;prefix&quot;:&quot;&quot;,&quot;id&quot;:8906,&quot;uris&quot;:[&quot;http://zotero.org/users/1913249/items/AMYEQUUY&quot;],&quot;itemData&quot;:{&quot;issued&quot;:{&quot;date-parts&quot;:[[&quot;2007&quot;]]},&quot;id&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citation-key&quot;:&quot;holopainen2007teaching&quot;,&quot;container-title&quot;:&quot;Organizing and Learning through Gaming and Simulation, Proceedings of ISAGA&quot;,&quot;title&quot;:&quot;Teaching gameplay design patterns&quot;}}],&quot;schema&quot;:&quot;https://github.com/citation-style-language/schema/raw/master/csl-citation.json&quot;,&quot;properties&quot;:{&quot;noteIndex&quot;:0,&quot;unsorted&quot;:false,&quot;formattedCitation&quot;:&quot;[@holopainen2007teaching]&quot;}} RND0000000141"/>,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D&quot;:&quot;00000142&quot;,&quot;citationItems&quot;:[{&quot;prefix&quot;:&quot;&quot;,&quot;id&quot;:2001,&quot;uris&quot;:[&quot;http://zotero.org/users/1913249/items/XIX2G9BQ&quot;],&quot;itemData&quot;:{&quot;URL&quot;:&quot;http://portal.acm.org/citation.cfm?doid=1118178.1118215&quot;,&quot;id&quot;:&quot;wing_computational_2006-1&quot;,&quot;issue&quot;:&quot;3&quot;,&quot;DOI&quot;:&quot;10.1145/1118178.1118215&quot;,&quot;language&quot;:&quot;en&quot;,&quot;citation-key&quot;:&quot;wing_computational_2006-1&quot;,&quot;volume&quot;:&quot;49&quot;,&quot;accessed&quot;:{&quot;date-parts&quot;:[[&quot;2017&quot;,11,19]]},&quot;author&quot;:[{&quot;given&quot;:&quot;Jeannette M.&quot;,&quot;family&quot;:&quot;Wing&quot;}],&quot;issued&quot;:{&quot;date-parts&quot;:[[&quot;2006&quot;,3,1]]},&quot;source&quot;:&quot;CrossRef&quot;,&quot;page&quot;:&quot;33&quot;,&quot;container-title&quot;:&quot;Communications of the ACM&quot;,&quot;ISSN&quot;:&quot;00010782&quot;,&quot;type&quot;:&quot;article-journal&quot;,&quot;title&quot;:&quot;Computational thinking&quot;}},{&quot;prefix&quot;:&quot;&quot;,&quot;id&quot;:627,&quot;uris&quot;:[&quot;http://zotero.org/users/1913249/items/U3C74XBP&quot;],&quot;itemData&quot;:{&quot;issued&quot;:{&quot;date-parts&quot;:[[&quot;2012&quot;]]},&quot;publisher&quot;:&quot;The Royal Society&quot;,&quot;citation-key&quot;:&quot;the_royal_society_shut_2012&quot;,&quot;accessed&quot;:{&quot;date-parts&quot;:[[&quot;2014&quot;,10,12]]},&quot;author&quot;:[{&quot;literal&quot;:&quot;The Royal Society&quot;}],&quot;event-place&quot;:&quot;London&quot;,&quot;id&quot;:&quot;the_royal_society_shut_2012&quot;,&quot;publisher-place&quot;:&quot;London&quot;,&quot;type&quot;:&quot;report&quot;,&quot;title&quot;:&quot;Shut down or restart? The way forward for computing in UK schools.&quot;,&quot;URL&quot;:&quot;https://royalsociety.org/~/media/education/computing-in-schools/2012-01-12-computing-in-schools.pdf&quot;}}],&quot;schema&quot;:&quot;https://github.com/citation-style-language/schema/raw/master/csl-citation.json&quot;,&quot;properties&quot;:{&quot;noteIndex&quot;:0,&quot;unsorted&quot;:false,&quot;formattedCitation&quot;:&quot;[@wing_computational_2006-1; @the_royal_society_shut_2012]&quot;}} RND0000000143"/>&lt;Do Zotero Refresh: [@wing_computational_2006-1; @the_royal_society_shut_2012]&gt;<text:reference-mark-end text:name="ZOTERO_ITEM CSL_CITATION {&quot;citationID&quot;:&quot;00000142&quot;,&quot;citationItems&quot;:[{&quot;prefix&quot;:&quot;&quot;,&quot;id&quot;:2001,&quot;uris&quot;:[&quot;http://zotero.org/users/1913249/items/XIX2G9BQ&quot;],&quot;itemData&quot;:{&quot;URL&quot;:&quot;http://portal.acm.org/citation.cfm?doid=1118178.1118215&quot;,&quot;id&quot;:&quot;wing_computational_2006-1&quot;,&quot;issue&quot;:&quot;3&quot;,&quot;DOI&quot;:&quot;10.1145/1118178.1118215&quot;,&quot;language&quot;:&quot;en&quot;,&quot;citation-key&quot;:&quot;wing_computational_2006-1&quot;,&quot;volume&quot;:&quot;49&quot;,&quot;accessed&quot;:{&quot;date-parts&quot;:[[&quot;2017&quot;,11,19]]},&quot;author&quot;:[{&quot;given&quot;:&quot;Jeannette M.&quot;,&quot;family&quot;:&quot;Wing&quot;}],&quot;issued&quot;:{&quot;date-parts&quot;:[[&quot;2006&quot;,3,1]]},&quot;source&quot;:&quot;CrossRef&quot;,&quot;page&quot;:&quot;33&quot;,&quot;container-title&quot;:&quot;Communications of the ACM&quot;,&quot;ISSN&quot;:&quot;00010782&quot;,&quot;type&quot;:&quot;article-journal&quot;,&quot;title&quot;:&quot;Computational thinking&quot;}},{&quot;prefix&quot;:&quot;&quot;,&quot;id&quot;:627,&quot;uris&quot;:[&quot;http://zotero.org/users/1913249/items/U3C74XBP&quot;],&quot;itemData&quot;:{&quot;issued&quot;:{&quot;date-parts&quot;:[[&quot;2012&quot;]]},&quot;publisher&quot;:&quot;The Royal Society&quot;,&quot;citation-key&quot;:&quot;the_royal_society_shut_2012&quot;,&quot;accessed&quot;:{&quot;date-parts&quot;:[[&quot;2014&quot;,10,12]]},&quot;author&quot;:[{&quot;literal&quot;:&quot;The Royal Society&quot;}],&quot;event-place&quot;:&quot;London&quot;,&quot;id&quot;:&quot;the_royal_society_shut_2012&quot;,&quot;publisher-place&quot;:&quot;London&quot;,&quot;type&quot;:&quot;report&quot;,&quot;title&quot;:&quot;Shut down or restart? The way forward for computing in UK schools.&quot;,&quot;URL&quot;:&quot;https://royalsociety.org/~/media/education/computing-in-schools/2012-01-12-computing-in-schools.pdf&quot;}}],&quot;schema&quot;:&quot;https://github.com/citation-style-language/schema/raw/master/csl-citation.json&quot;,&quot;properties&quot;:{&quot;noteIndex&quot;:0,&quot;unsorted&quot;:false,&quot;formattedCitation&quot;:&quot;[@wing_computational_2006-1; @the_royal_society_shut_2012]&quot;}} RND0000000143"/>. Sociocultural and situated understandings of learning view such transmission of knowledge as problematic, a view indeed shared by many advocates of computational thinking <text:reference-mark-start text:name="ZOTERO_ITEM CSL_CITATION {&quot;citationID&quot;:&quot;00000144&quot;,&quot;citationItems&quot;:[{&quot;prefix&quot;:&quot;&quot;,&quot;id&quot;:83,&quot;uris&quot;:[&quot;http://zotero.org/users/1913249/items/D6IF6PH5&quot;],&quot;itemData&quot;:{&quot;ISBN&quot;:&quot;978-1-4503-4770-9&quot;,&quot;URL&quot;:&quot;https://dl.acm.org/doi/10.1145/2999541.2999542&quot;,&quot;id&quot;:&quot;tedre_long_2016&quot;,&quot;title&quot;:&quot;The long quest for computational thinking&quot;,&quot;DOI&quot;:&quot;10.1145/2999541.2999542&quot;,&quot;language&quot;:&quot;en&quot;,&quot;author&quot;:[{&quot;given&quot;:&quot;Matti&quot;,&quot;family&quot;:&quot;Tedre&quot;},{&quot;given&quot;:&quot;Peter J.&quot;,&quot;family&quot;:&quot;Denning&quot;}],&quot;citation-key&quot;:&quot;tedre_long_2016&quot;,&quot;container-title&quot;:&quot;Proceedings of the 16th Koli Calling International Conference on Computing Education Research&quot;,&quot;accessed&quot;:{&quot;date-parts&quot;:[[&quot;2021&quot;,2,22]]},&quot;source&quot;:&quot;DOI.org (Crossref)&quot;,&quot;issued&quot;:{&quot;date-parts&quot;:[[&quot;2016&quot;,11,24]]},&quot;publisher&quot;:&quot;ACM&quot;,&quot;event-place&quot;:&quot;Koli Finland&quot;,&quot;page&quot;:&quot;120-129&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event-title&quot;:&quot;Koli Calling 2016: 16th Koli Calling International Conference on Computing Education Research&quot;}},{&quot;prefix&quot;:&quot;&quot;,&quot;id&quot;:1434,&quot;uris&quot;:[&quot;http://zotero.org/users/1913249/items/H369PIJW&quot;],&quot;itemData&quot;:{&quot;issued&quot;:{&quot;date-parts&quot;:[[&quot;2015&quot;,12,1]]},&quot;language&quot;:&quot;en&quot;,&quot;title-short&quot;:&quot;Learner-Centered Design of Computing Education&quot;,&quot;type&quot;:&quot;book&quot;,&quot;citation-key&quot;:&quot;guzdial_learner-centered_2015-1&quot;,&quot;author&quot;:[{&quot;given&quot;:&quot;Mark&quot;,&quot;family&quot;:&quot;Guzdial&quot;}],&quot;ISBN&quot;:&quot;978-1-62705-352-5&quot;,&quot;id&quot;:&quot;guzdial_learner-centered_2015-1&quot;,&quot;publisher&quot;:&quot;Morgan &amp; Claypool Publishers&quot;,&quot;number-of-pages&quot;:&quot;167&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source&quot;:&quot;Google Books&quot;,&quot;title&quot;:&quot;Learner-Centered Design of Computing Education: Research on Computing for Everyone&quot;}}],&quot;schema&quot;:&quot;https://github.com/citation-style-language/schema/raw/master/csl-citation.json&quot;,&quot;properties&quot;:{&quot;noteIndex&quot;:0,&quot;unsorted&quot;:false,&quot;formattedCitation&quot;:&quot;[@tedre_long_2016; @guzdial_learner-centered_2015-1]&quot;}} RND0000000145"/>&lt;Do Zotero Refresh: [@tedre_long_2016; @guzdial_learner-centered_2015-1]&gt;<text:reference-mark-end text:name="ZOTERO_ITEM CSL_CITATION {&quot;citationID&quot;:&quot;00000144&quot;,&quot;citationItems&quot;:[{&quot;prefix&quot;:&quot;&quot;,&quot;id&quot;:83,&quot;uris&quot;:[&quot;http://zotero.org/users/1913249/items/D6IF6PH5&quot;],&quot;itemData&quot;:{&quot;ISBN&quot;:&quot;978-1-4503-4770-9&quot;,&quot;URL&quot;:&quot;https://dl.acm.org/doi/10.1145/2999541.2999542&quot;,&quot;id&quot;:&quot;tedre_long_2016&quot;,&quot;title&quot;:&quot;The long quest for computational thinking&quot;,&quot;DOI&quot;:&quot;10.1145/2999541.2999542&quot;,&quot;language&quot;:&quot;en&quot;,&quot;author&quot;:[{&quot;given&quot;:&quot;Matti&quot;,&quot;family&quot;:&quot;Tedre&quot;},{&quot;given&quot;:&quot;Peter J.&quot;,&quot;family&quot;:&quot;Denning&quot;}],&quot;citation-key&quot;:&quot;tedre_long_2016&quot;,&quot;container-title&quot;:&quot;Proceedings of the 16th Koli Calling International Conference on Computing Education Research&quot;,&quot;accessed&quot;:{&quot;date-parts&quot;:[[&quot;2021&quot;,2,22]]},&quot;source&quot;:&quot;DOI.org (Crossref)&quot;,&quot;issued&quot;:{&quot;date-parts&quot;:[[&quot;2016&quot;,11,24]]},&quot;publisher&quot;:&quot;ACM&quot;,&quot;event-place&quot;:&quot;Koli Finland&quot;,&quot;page&quot;:&quot;120-129&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event-title&quot;:&quot;Koli Calling 2016: 16th Koli Calling International Conference on Computing Education Research&quot;}},{&quot;prefix&quot;:&quot;&quot;,&quot;id&quot;:1434,&quot;uris&quot;:[&quot;http://zotero.org/users/1913249/items/H369PIJW&quot;],&quot;itemData&quot;:{&quot;issued&quot;:{&quot;date-parts&quot;:[[&quot;2015&quot;,12,1]]},&quot;language&quot;:&quot;en&quot;,&quot;title-short&quot;:&quot;Learner-Centered Design of Computing Education&quot;,&quot;type&quot;:&quot;book&quot;,&quot;citation-key&quot;:&quot;guzdial_learner-centered_2015-1&quot;,&quot;author&quot;:[{&quot;given&quot;:&quot;Mark&quot;,&quot;family&quot;:&quot;Guzdial&quot;}],&quot;ISBN&quot;:&quot;978-1-62705-352-5&quot;,&quot;id&quot;:&quot;guzdial_learner-centered_2015-1&quot;,&quot;publisher&quot;:&quot;Morgan &amp; Claypool Publishers&quot;,&quot;number-of-pages&quot;:&quot;167&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source&quot;:&quot;Google Books&quot;,&quot;title&quot;:&quot;Learner-Centered Design of Computing Education: Research on Computing for Everyone&quot;}}],&quot;schema&quot;:&quot;https://github.com/citation-style-language/schema/raw/master/csl-citation.json&quot;,&quot;properties&quot;:{&quot;noteIndex&quot;:0,&quot;unsorted&quot;:false,&quot;formattedCitation&quot;:&quot;[@tedre_long_2016; @guzdial_learner-centered_2015-1]&quot;}} RND0000000145"/>.</text:p>
      <text:p text:style-name="Text_20_body">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p text:style-name="Text_20_body">INTEGRATE U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00000146&quot;,&quot;citationItems&quot;:[{&quot;prefix&quot;:&quot;&quot;,&quot;id&quot;:83,&quot;uris&quot;:[&quot;http://zotero.org/users/1913249/items/D6IF6PH5&quot;],&quot;itemData&quot;:{&quot;ISBN&quot;:&quot;978-1-4503-4770-9&quot;,&quot;URL&quot;:&quot;https://dl.acm.org/doi/10.1145/2999541.2999542&quot;,&quot;id&quot;:&quot;tedre_long_2016&quot;,&quot;title&quot;:&quot;The long quest for computational thinking&quot;,&quot;DOI&quot;:&quot;10.1145/2999541.2999542&quot;,&quot;language&quot;:&quot;en&quot;,&quot;author&quot;:[{&quot;given&quot;:&quot;Matti&quot;,&quot;family&quot;:&quot;Tedre&quot;},{&quot;given&quot;:&quot;Peter J.&quot;,&quot;family&quot;:&quot;Denning&quot;}],&quot;citation-key&quot;:&quot;tedre_long_2016&quot;,&quot;container-title&quot;:&quot;Proceedings of the 16th Koli Calling International Conference on Computing Education Research&quot;,&quot;accessed&quot;:{&quot;date-parts&quot;:[[&quot;2021&quot;,2,22]]},&quot;source&quot;:&quot;DOI.org (Crossref)&quot;,&quot;issued&quot;:{&quot;date-parts&quot;:[[&quot;2016&quot;,11,24]]},&quot;publisher&quot;:&quot;ACM&quot;,&quot;event-place&quot;:&quot;Koli Finland&quot;,&quot;page&quot;:&quot;120-129&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event-title&quot;:&quot;Koli Calling 2016: 16th Koli Calling International Conference on Computing Education Research&quot;}}],&quot;schema&quot;:&quot;https://github.com/citation-style-language/schema/raw/master/csl-citation.json&quot;,&quot;properties&quot;:{&quot;noteIndex&quot;:0,&quot;unsorted&quot;:false,&quot;formattedCitation&quot;:&quot;[@tedre_long_2016]&quot;}} RND0000000147"/>&lt;Do Zotero Refresh: [@tedre_long_2016]&gt;<text:reference-mark-end text:name="ZOTERO_ITEM CSL_CITATION {&quot;citationID&quot;:&quot;00000146&quot;,&quot;citationItems&quot;:[{&quot;prefix&quot;:&quot;&quot;,&quot;id&quot;:83,&quot;uris&quot;:[&quot;http://zotero.org/users/1913249/items/D6IF6PH5&quot;],&quot;itemData&quot;:{&quot;ISBN&quot;:&quot;978-1-4503-4770-9&quot;,&quot;URL&quot;:&quot;https://dl.acm.org/doi/10.1145/2999541.2999542&quot;,&quot;id&quot;:&quot;tedre_long_2016&quot;,&quot;title&quot;:&quot;The long quest for computational thinking&quot;,&quot;DOI&quot;:&quot;10.1145/2999541.2999542&quot;,&quot;language&quot;:&quot;en&quot;,&quot;author&quot;:[{&quot;given&quot;:&quot;Matti&quot;,&quot;family&quot;:&quot;Tedre&quot;},{&quot;given&quot;:&quot;Peter J.&quot;,&quot;family&quot;:&quot;Denning&quot;}],&quot;citation-key&quot;:&quot;tedre_long_2016&quot;,&quot;container-title&quot;:&quot;Proceedings of the 16th Koli Calling International Conference on Computing Education Research&quot;,&quot;accessed&quot;:{&quot;date-parts&quot;:[[&quot;2021&quot;,2,22]]},&quot;source&quot;:&quot;DOI.org (Crossref)&quot;,&quot;issued&quot;:{&quot;date-parts&quot;:[[&quot;2016&quot;,11,24]]},&quot;publisher&quot;:&quot;ACM&quot;,&quot;event-place&quot;:&quot;Koli Finland&quot;,&quot;page&quot;:&quot;120-129&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event-title&quot;:&quot;Koli Calling 2016: 16th Koli Calling International Conference on Computing Education Research&quot;}}],&quot;schema&quot;:&quot;https://github.com/citation-style-language/schema/raw/master/csl-citation.json&quot;,&quot;properties&quot;:{&quot;noteIndex&quot;:0,&quot;unsorted&quot;:false,&quot;formattedCitation&quot;:&quot;[@tedre_long_2016]&quot;}} RND0000000147"/>.</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22">
        <text:list-item>
          <text:p text:style-name="P22">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D&quot;:&quot;00000148&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schema&quot;:&quot;https://github.com/citation-style-language/schema/raw/master/csl-citation.json&quot;,&quot;properties&quot;:{&quot;noteIndex&quot;:0,&quot;unsorted&quot;:false,&quot;formattedCitation&quot;:&quot;[@gomes2007learning]&quot;}} RND0000000149"/>&lt;Do Zotero Refresh: [@gomes2007learning]&gt;<text:reference-mark-end text:name="ZOTERO_ITEM CSL_CITATION {&quot;citationID&quot;:&quot;00000148&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schema&quot;:&quot;https://github.com/citation-style-language/schema/raw/master/csl-citation.json&quot;,&quot;properties&quot;:{&quot;noteIndex&quot;:0,&quot;unsorted&quot;:false,&quot;formattedCitation&quot;:&quot;[@gomes2007learning]&quot;}} RND0000000149"/> <text:reference-mark-start text:name="ZOTERO_ITEM CSL_CITATION {&quot;citationID&quot;:&quot;00000150&quot;,&quot;citationItems&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joao_cross-analysis_2019]&quot;}} RND0000000151"/>&lt;Do Zotero Refresh: [@joao_cross-analysis_2019]&gt;<text:reference-mark-end text:name="ZOTERO_ITEM CSL_CITATION {&quot;citationID&quot;:&quot;00000150&quot;,&quot;citationItems&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joao_cross-analysis_2019]&quot;}} RND0000000151"/>. and here</text:p>
      <text:p text:style-name="P23">&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D&quot;:&quot;00000152&quot;,&quot;citationItems&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joao_cross-analysis_2019]&quot;}} RND0000000153"/>&lt;Do Zotero Refresh: [@joao_cross-analysis_2019]&gt;<text:reference-mark-end text:name="ZOTERO_ITEM CSL_CITATION {&quot;citationID&quot;:&quot;00000152&quot;,&quot;citationItems&quot;:[{&quot;prefix&quot;:&quot;&quot;,&quot;id&quot;:9093,&quot;uris&quot;:[&quot;http://zotero.org/users/1913249/items/C7CNB5XA&quot;],&quot;itemData&quot;:{&quot;license&quot;:&quot;http://creativecommons.org/licenses/by/3.0/&quot;,&quot;URL&quot;:&quot;https://www.mdpi.com/2227-7102/9/3/181&quot;,&quot;id&quot;:&quot;joao_cross-analysis_2019&quot;,&quot;issue&quot;:&quot;3&quot;,&quot;number&quot;:&quot;3&quot;,&quot;issued&quot;:{&quot;date-parts&quot;:[[&quot;2019&quot;,9]]},&quot;source&quot;:&quot;www.mdpi.com&quot;,&quot;citation-key&quot;:&quot;joao_cross-analysis_2019&quot;,&quot;type&quot;:&quot;article-journal&quot;,&quot;ISSN&quot;:&quot;2227-7102&quot;,&quot;accessed&quot;:{&quot;date-parts&quot;:[[&quot;2023&quot;,12,3]]},&quot;volume&quot;:&quot;9&quot;,&quot;language&quot;:&quot;en&quot;,&quot;title&quot;:&quot;A Cross-analysis of Block-based and Visual Programming Apps with Computer Science Student-Teachers&quot;,&quot;DOI&quot;:&quot;10.3390/educsci9030181&quot;,&quot;page&quot;:&quot;181&quot;,&quot;publisher&quot;:&quot;Multidisciplinary Digital Publishing Institute&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author&quot;:[{&quot;given&quot;:&quot;Piedade&quot;,&quot;family&quot;:&quot;João&quot;},{&quot;given&quot;:&quot;Dorotea&quot;,&quot;family&quot;:&quot;Nuno&quot;},{&quot;given&quot;:&quot;Sampaio Ferrentini&quot;,&quot;family&quot;:&quot;Fábio&quot;},{&quot;given&quot;:&quot;Pedro&quot;,&quot;family&quot;:&quot;Ana&quot;}]}}],&quot;schema&quot;:&quot;https://github.com/citation-style-language/schema/raw/master/csl-citation.json&quot;,&quot;properties&quot;:{&quot;noteIndex&quot;:0,&quot;unsorted&quot;:false,&quot;formattedCitation&quot;:&quot;[@joao_cross-analysis_2019]&quot;}} RND0000000153"/>.</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00000154&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schema&quot;:&quot;https://github.com/citation-style-language/schema/raw/master/csl-citation.json&quot;,&quot;properties&quot;:{&quot;noteIndex&quot;:0,&quot;unsorted&quot;:false,&quot;formattedCitation&quot;:&quot;[@gomes2007learning]&quot;}} RND0000000155"/>&lt;Do Zotero Refresh: [@gomes2007learning]&gt;<text:reference-mark-end text:name="ZOTERO_ITEM CSL_CITATION {&quot;citationID&quot;:&quot;00000154&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schema&quot;:&quot;https://github.com/citation-style-language/schema/raw/master/csl-citation.json&quot;,&quot;properties&quot;:{&quot;noteIndex&quot;:0,&quot;unsorted&quot;:false,&quot;formattedCitation&quot;:&quot;[@gomes2007learning]&quot;}} RND0000000155"/></text:p>
      <text:p text:style-name="Text_20_body">Issues of needing levels of abstraction in learning programming <text:reference-mark-start text:name="ZOTERO_ITEM CSL_CITATION {&quot;citationID&quot;:&quot;00000156&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schema&quot;:&quot;https://github.com/citation-style-language/schema/raw/master/csl-citation.json&quot;,&quot;properties&quot;:{&quot;noteIndex&quot;:0,&quot;unsorted&quot;:false,&quot;formattedCitation&quot;:&quot;[@gomes2007learning]&quot;}} RND0000000157"/>&lt;Do Zotero Refresh: [@gomes2007learning]&gt;<text:reference-mark-end text:name="ZOTERO_ITEM CSL_CITATION {&quot;citationID&quot;:&quot;00000156&quot;,&quot;citationItems&quot;:[{&quot;prefix&quot;:&quot;&quot;,&quot;id&quot;:9092,&quot;uris&quot;:[&quot;http://zotero.org/users/1913249/items/JRKNFC9F&quot;],&quot;itemData&quot;:{&quot;issued&quot;:{&quot;date-parts&quot;:[[&quot;2007&quot;]]},&quot;citation-key&quot;:&quot;gomes2007learning&quot;,&quot;volume&quot;:&quot;7&quot;,&quot;author&quot;:[{&quot;given&quot;:&quot;Anabela&quot;,&quot;family&quot;:&quot;Gomes&quot;},{&quot;given&quot;:&quot;António José&quot;,&quot;family&quot;:&quot;Mendes&quot;}],&quot;id&quot;:&quot;gomes2007learning&quot;,&quot;title&quot;:&quot;Learning to program-difficulties and solutions&quot;,&quot;type&quot;:&quot;paper-conference&quot;,&quot;container-title&quot;:&quot;International conference on engineering Education–ICEE&quot;}}],&quot;schema&quot;:&quot;https://github.com/citation-style-language/schema/raw/master/csl-citation.json&quot;,&quot;properties&quot;:{&quot;noteIndex&quot;:0,&quot;unsorted&quot;:false,&quot;formattedCitation&quot;:&quot;[@gomes2007learning]&quot;}} RND0000000157"/>.</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citationID&quot;:&quot;00000158&quot;,&quot;citationItems&quot;:[{&quot;prefix&quot;:&quot;&quot;,&quot;id&quot;:2837,&quot;uris&quot;:[&quot;http://zotero.org/users/1913249/items/FC7LF8E6&quot;],&quot;itemData&quot;:{&quot;ISBN&quot;:&quot;978-1-4503-5152-2&quot;,&quot;URL&quot;:&quot;http://dl.acm.org/citation.cfm?doid=3202185.3202738&quot;,&quot;id&quot;:&quot;yu_survey_2018&quot;,&quot;title&quot;:&quot;A survey of computational kits for young children&quot;,&quot;DOI&quot;:&quot;10.1145/3202185.3202738&quot;,&quot;language&quot;:&quot;en&quot;,&quot;author&quot;:[{&quot;given&quot;:&quot;Junnan&quot;,&quot;family&quot;:&quot;Yu&quot;},{&quot;given&quot;:&quot;Ricarose&quot;,&quot;family&quot;:&quot;Roque&quot;}],&quot;citation-key&quot;:&quot;yu_survey_2018&quot;,&quot;container-title&quot;:&quot;Proceedings of the 17th ACM Conference on Interaction Design and Children  - IDC '18&quot;,&quot;accessed&quot;:{&quot;date-parts&quot;:[[&quot;2018&quot;,10,30]]},&quot;source&quot;:&quot;Crossref&quot;,&quot;issued&quot;:{&quot;date-parts&quot;:[[&quot;2018&quot;]]},&quot;publisher&quot;:&quot;ACM Press&quot;,&quot;event-place&quot;:&quot;Trondheim, Norway&quot;,&quot;page&quot;:&quot;289-299&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event-title&quot;:&quot;the 17th ACM Conference&quot;}}],&quot;schema&quot;:&quot;https://github.com/citation-style-language/schema/raw/master/csl-citation.json&quot;,&quot;properties&quot;:{&quot;noteIndex&quot;:0,&quot;unsorted&quot;:false,&quot;formattedCitation&quot;:&quot;[@yu_survey_2018]&quot;}} RND0000000159"/>&lt;Do Zotero Refresh: [@yu_survey_2018]&gt;<text:reference-mark-end text:name="ZOTERO_ITEM CSL_CITATION {&quot;citationID&quot;:&quot;00000158&quot;,&quot;citationItems&quot;:[{&quot;prefix&quot;:&quot;&quot;,&quot;id&quot;:2837,&quot;uris&quot;:[&quot;http://zotero.org/users/1913249/items/FC7LF8E6&quot;],&quot;itemData&quot;:{&quot;ISBN&quot;:&quot;978-1-4503-5152-2&quot;,&quot;URL&quot;:&quot;http://dl.acm.org/citation.cfm?doid=3202185.3202738&quot;,&quot;id&quot;:&quot;yu_survey_2018&quot;,&quot;title&quot;:&quot;A survey of computational kits for young children&quot;,&quot;DOI&quot;:&quot;10.1145/3202185.3202738&quot;,&quot;language&quot;:&quot;en&quot;,&quot;author&quot;:[{&quot;given&quot;:&quot;Junnan&quot;,&quot;family&quot;:&quot;Yu&quot;},{&quot;given&quot;:&quot;Ricarose&quot;,&quot;family&quot;:&quot;Roque&quot;}],&quot;citation-key&quot;:&quot;yu_survey_2018&quot;,&quot;container-title&quot;:&quot;Proceedings of the 17th ACM Conference on Interaction Design and Children  - IDC '18&quot;,&quot;accessed&quot;:{&quot;date-parts&quot;:[[&quot;2018&quot;,10,30]]},&quot;source&quot;:&quot;Crossref&quot;,&quot;issued&quot;:{&quot;date-parts&quot;:[[&quot;2018&quot;]]},&quot;publisher&quot;:&quot;ACM Press&quot;,&quot;event-place&quot;:&quot;Trondheim, Norway&quot;,&quot;page&quot;:&quot;289-299&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event-title&quot;:&quot;the 17th ACM Conference&quot;}}],&quot;schema&quot;:&quot;https://github.com/citation-style-language/schema/raw/master/csl-citation.json&quot;,&quot;properties&quot;:{&quot;noteIndex&quot;:0,&quot;unsorted&quot;:false,&quot;formattedCitation&quot;:&quot;[@yu_survey_2018]&quot;}} RND0000000159"/>.</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3">
        <text:list-item>
          <text:p text:style-name="P24">Block coding vs text coding, syntax</text:p>
        </text:list-item>
        <text:list-item>
          <text:p text:style-name="P24">Design principles for game making tools, <text:reference-mark-start text:name="ZOTERO_ITEM CSL_CITATION {&quot;citationID&quot;:&quot;00000160&quot;,&quot;citationItems&quot;:[{&quot;prefix&quot;:&quot;&quot;,&quot;id&quot;:1409,&quot;uris&quot;:[&quot;http://zotero.org/users/1913249/items/C9RM6JHC&quot;],&quot;itemData&quot;:{&quot;issued&quot;:{&quot;date-parts&quot;:[[&quot;2016&quot;,12,23]]},&quot;language&quot;:&quot;en&quot;,&quot;title-short&quot;:&quot;Connected Gaming&quot;,&quot;type&quot;:&quot;book&quot;,&quot;citation-key&quot;:&quot;kafai_connected_2016&quot;,&quot;author&quot;:[{&quot;given&quot;:&quot;Yasmin B.&quot;,&quot;family&quot;:&quot;Kafai&quot;},{&quot;given&quot;:&quot;Quinn&quot;,&quot;family&quot;:&quot;Burke&quot;},{&quot;given&quot;:&quot;Constance&quot;,&quot;family&quot;:&quot;Steinkuehler&quot;}],&quot;ISBN&quot;:&quot;978-0-262-03537-8&quot;,&quot;id&quot;:&quot;kafai_connected_2016&quot;,&quot;publisher&quot;:&quot;MIT Press&quot;,&quot;number-of-pages&quot;:&quot;221&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ource&quot;:&quot;Google Books&quot;,&quot;title&quot;:&quot;Connected Gaming: What Making Video Games Can Teach Us about Learning and Literacy&quot;}},{&quot;prefix&quot;:&quot;&quot;,&quot;id&quot;:1095,&quot;uris&quot;:[&quot;http://zotero.org/users/1913249/items/VWHA2FJX&quot;],&quot;itemData&quot;:{&quot;issued&quot;:{&quot;date-parts&quot;:[[&quot;2005&quot;]]},&quot;publisher&quot;:&quot;ACM&quot;,&quot;container-title&quot;:&quot;Proceedings of the 2005 conference on Interaction design and children&quot;,&quot;accessed&quot;:{&quot;date-parts&quot;:[[&quot;2015&quot;,5,9]]},&quot;author&quot;:[{&quot;given&quot;:&quot;Mitchel&quot;,&quot;family&quot;:&quot;Resnick&quot;},{&quot;given&quot;:&quot;Brian&quot;,&quot;family&quot;:&quot;Silverman&quot;}],&quot;citation-key&quot;:&quot;resnick_reflections_2005&quot;,&quot;id&quot;:&quot;resnick_reflections_2005&quot;,&quot;page&quot;:&quot;117–122&quot;,&quot;type&quot;:&quot;paper-conference&quot;,&quot;source&quot;:&quot;Google Scholar&quot;,&quot;title&quot;:&quot;Some reflections on designing construction kits for kids&quot;,&quot;URL&quot;:&quot;http://dl.acm.org/citation.cfm?id=1109556&quot;}}],&quot;schema&quot;:&quot;https://github.com/citation-style-language/schema/raw/master/csl-citation.json&quot;,&quot;properties&quot;:{&quot;noteIndex&quot;:0,&quot;unsorted&quot;:false,&quot;formattedCitation&quot;:&quot;[@kafai_connected_2016; @resnick_reflections_2005]&quot;}} RND0000000161"/>&lt;Do Zotero Refresh: [@kafai_connected_2016; @resnick_reflections_2005]&gt;<text:reference-mark-end text:name="ZOTERO_ITEM CSL_CITATION {&quot;citationID&quot;:&quot;00000160&quot;,&quot;citationItems&quot;:[{&quot;prefix&quot;:&quot;&quot;,&quot;id&quot;:1409,&quot;uris&quot;:[&quot;http://zotero.org/users/1913249/items/C9RM6JHC&quot;],&quot;itemData&quot;:{&quot;issued&quot;:{&quot;date-parts&quot;:[[&quot;2016&quot;,12,23]]},&quot;language&quot;:&quot;en&quot;,&quot;title-short&quot;:&quot;Connected Gaming&quot;,&quot;type&quot;:&quot;book&quot;,&quot;citation-key&quot;:&quot;kafai_connected_2016&quot;,&quot;author&quot;:[{&quot;given&quot;:&quot;Yasmin B.&quot;,&quot;family&quot;:&quot;Kafai&quot;},{&quot;given&quot;:&quot;Quinn&quot;,&quot;family&quot;:&quot;Burke&quot;},{&quot;given&quot;:&quot;Constance&quot;,&quot;family&quot;:&quot;Steinkuehler&quot;}],&quot;ISBN&quot;:&quot;978-0-262-03537-8&quot;,&quot;id&quot;:&quot;kafai_connected_2016&quot;,&quot;publisher&quot;:&quot;MIT Press&quot;,&quot;number-of-pages&quot;:&quot;221&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ource&quot;:&quot;Google Books&quot;,&quot;title&quot;:&quot;Connected Gaming: What Making Video Games Can Teach Us about Learning and Literacy&quot;}},{&quot;prefix&quot;:&quot;&quot;,&quot;id&quot;:1095,&quot;uris&quot;:[&quot;http://zotero.org/users/1913249/items/VWHA2FJX&quot;],&quot;itemData&quot;:{&quot;issued&quot;:{&quot;date-parts&quot;:[[&quot;2005&quot;]]},&quot;publisher&quot;:&quot;ACM&quot;,&quot;container-title&quot;:&quot;Proceedings of the 2005 conference on Interaction design and children&quot;,&quot;accessed&quot;:{&quot;date-parts&quot;:[[&quot;2015&quot;,5,9]]},&quot;author&quot;:[{&quot;given&quot;:&quot;Mitchel&quot;,&quot;family&quot;:&quot;Resnick&quot;},{&quot;given&quot;:&quot;Brian&quot;,&quot;family&quot;:&quot;Silverman&quot;}],&quot;citation-key&quot;:&quot;resnick_reflections_2005&quot;,&quot;id&quot;:&quot;resnick_reflections_2005&quot;,&quot;page&quot;:&quot;117–122&quot;,&quot;type&quot;:&quot;paper-conference&quot;,&quot;source&quot;:&quot;Google Scholar&quot;,&quot;title&quot;:&quot;Some reflections on designing construction kits for kids&quot;,&quot;URL&quot;:&quot;http://dl.acm.org/citation.cfm?id=1109556&quot;}}],&quot;schema&quot;:&quot;https://github.com/citation-style-language/schema/raw/master/csl-citation.json&quot;,&quot;properties&quot;:{&quot;noteIndex&quot;:0,&quot;unsorted&quot;:false,&quot;formattedCitation&quot;:&quot;[@kafai_connected_2016; @resnick_reflections_2005]&quot;}} RND0000000161"/> ()</text:p>
        </text:list-item>
        <text:list-item>
          <text:p text:style-name="P24">Barriers in using support material for code examples- mapping, understanding, <text:reference-mark-start text:name="ZOTERO_ITEM CSL_CITATION {&quot;citationID&quot;:&quot;00000162&quot;,&quot;citationItems&quot;:[{&quot;prefix&quot;:&quot;&quot;,&quot;id&quot;:8698,&quot;uris&quot;:[&quot;http://zotero.org/users/1913249/items/D6ZVJHNB&quot;],&quot;itemData&quot;:{&quot;ISBN&quot;:&quot;978-1-4503-8214-4&quot;,&quot;URL&quot;:&quot;https://dl.acm.org/doi/10.1145/3430665.3456370&quot;,&quot;id&quot;:&quot;wang_novices_2021&quot;,&quot;collection-title&quot;:&quot;ITiCSE '21&quot;,&quot;DOI&quot;:&quot;10.1145/3430665.3456370&quot;,&quot;source&quot;:&quot;ACM Digital Library&quot;,&quot;container-title&quot;:&quot;Proceedings of the 26th ACM Conference on Innovation and Technology in Computer Science Education V. 1&quot;,&quot;citation-key&quot;:&quot;wang_novices_2021&quot;,&quot;accessed&quot;:{&quot;date-parts&quot;:[[&quot;2023&quot;,6,12]]},&quot;title&quot;:&quot;Novices' Learning Barriers When Using Code Examples in Open-Ended Programming&quot;,&quot;publisher&quot;:&quot;Association for Computing Machinery&quot;,&quot;issued&quot;:{&quot;date-parts&quot;:[[&quot;2021&quot;,6,26]]},&quot;event-place&quot;:&quot;New York, NY, USA&quot;,&quot;page&quot;:&quot;394–400&quot;,&quot;publisher-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ype&quot;:&quot;paper-conference&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schema&quot;:&quot;https://github.com/citation-style-language/schema/raw/master/csl-citation.json&quot;,&quot;properties&quot;:{&quot;noteIndex&quot;:0,&quot;unsorted&quot;:false,&quot;formattedCitation&quot;:&quot;[@wang_novices_2021]&quot;}} RND0000000163"/>&lt;Do Zotero Refresh: [@wang_novices_2021]&gt;<text:reference-mark-end text:name="ZOTERO_ITEM CSL_CITATION {&quot;citationID&quot;:&quot;00000162&quot;,&quot;citationItems&quot;:[{&quot;prefix&quot;:&quot;&quot;,&quot;id&quot;:8698,&quot;uris&quot;:[&quot;http://zotero.org/users/1913249/items/D6ZVJHNB&quot;],&quot;itemData&quot;:{&quot;ISBN&quot;:&quot;978-1-4503-8214-4&quot;,&quot;URL&quot;:&quot;https://dl.acm.org/doi/10.1145/3430665.3456370&quot;,&quot;id&quot;:&quot;wang_novices_2021&quot;,&quot;collection-title&quot;:&quot;ITiCSE '21&quot;,&quot;DOI&quot;:&quot;10.1145/3430665.3456370&quot;,&quot;source&quot;:&quot;ACM Digital Library&quot;,&quot;container-title&quot;:&quot;Proceedings of the 26th ACM Conference on Innovation and Technology in Computer Science Education V. 1&quot;,&quot;citation-key&quot;:&quot;wang_novices_2021&quot;,&quot;accessed&quot;:{&quot;date-parts&quot;:[[&quot;2023&quot;,6,12]]},&quot;title&quot;:&quot;Novices' Learning Barriers When Using Code Examples in Open-Ended Programming&quot;,&quot;publisher&quot;:&quot;Association for Computing Machinery&quot;,&quot;issued&quot;:{&quot;date-parts&quot;:[[&quot;2021&quot;,6,26]]},&quot;event-place&quot;:&quot;New York, NY, USA&quot;,&quot;page&quot;:&quot;394–400&quot;,&quot;publisher-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ype&quot;:&quot;paper-conference&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schema&quot;:&quot;https://github.com/citation-style-language/schema/raw/master/csl-citation.json&quot;,&quot;properties&quot;:{&quot;noteIndex&quot;:0,&quot;unsorted&quot;:false,&quot;formattedCitation&quot;:&quot;[@wang_novices_2021]&quot;}} RND0000000163"/></text:p>
        </text:list-item>
      </text:list>
      <text:p text:style-name="First_20_paragraph">Scratch and GSM merit particular examination as mini-case studies. The</text:p>
      <text:list text:style-name="L24">
        <text:list-item>
          <text:p text:style-name="P25">Scratch and community element.</text:p>
        </text:list-item>
        <text:list-item>
          <text:p text:style-name="P25">Remix as a feature: <text:reference-mark-start text:name="ZOTERO_ITEM CSL_CITATION {&quot;citationID&quot;:&quot;00000164&quot;,&quot;citationItems&quot;:[{&quot;prefix&quot;:&quot;&quot;,&quot;id&quot;:9090,&quot;uris&quot;:[&quot;http://zotero.org/users/1913249/items/BB7BFTD6&quot;],&quot;itemData&quot;:{&quot;ISBN&quot;:&quot;978-1-7281-1746-1&quot;,&quot;URL&quot;:&quot;https://ieeexplore.ieee.org/document/9028475/&quot;,&quot;id&quot;:&quot;amanullah_evaluating_2019&quot;,&quot;title&quot;:&quot;Evaluating the Use of Remixing in Scratch Projects Based on Repertoire, Lines of Code (LOC), and Elementary Patterns&quot;,&quot;DOI&quot;:&quot;10.1109/FIE43999.2019.9028475&quot;,&quot;language&quot;:&quot;en&quot;,&quot;author&quot;:[{&quot;given&quot;:&quot;Kashif&quot;,&quot;family&quot;:&quot;Amanullah&quot;},{&quot;given&quot;:&quot;Tim&quot;,&quot;family&quot;:&quot;Bell&quot;}],&quot;citation-key&quot;:&quot;amanullah_evaluating_2019&quot;,&quot;container-title&quot;:&quot;2019 IEEE Frontiers in Education Conference (FIE)&quot;,&quot;accessed&quot;:{&quot;date-parts&quot;:[[&quot;2023&quot;,12,1]]},&quot;source&quot;:&quot;DOI.org (Crossref)&quot;,&quot;issued&quot;:{&quot;date-parts&quot;:[[&quot;2019&quot;,10]]},&quot;publisher&quot;:&quot;IEEE&quot;,&quot;event-place&quot;:&quot;Covington, KY, USA&quot;,&quot;page&quot;:&quot;1-8&quot;,&quot;publisher-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type&quot;:&quot;paper-conference&quot;,&quot;event-title&quot;:&quot;2019 IEEE Frontiers in Education Conference (FIE)&quot;}}],&quot;schema&quot;:&quot;https://github.com/citation-style-language/schema/raw/master/csl-citation.json&quot;,&quot;properties&quot;:{&quot;noteIndex&quot;:0,&quot;unsorted&quot;:false,&quot;formattedCitation&quot;:&quot;[@amanullah_evaluating_2019]&quot;}} RND0000000165"/>&lt;Do Zotero Refresh: [@amanullah_evaluating_2019]&gt;<text:reference-mark-end text:name="ZOTERO_ITEM CSL_CITATION {&quot;citationID&quot;:&quot;00000164&quot;,&quot;citationItems&quot;:[{&quot;prefix&quot;:&quot;&quot;,&quot;id&quot;:9090,&quot;uris&quot;:[&quot;http://zotero.org/users/1913249/items/BB7BFTD6&quot;],&quot;itemData&quot;:{&quot;ISBN&quot;:&quot;978-1-7281-1746-1&quot;,&quot;URL&quot;:&quot;https://ieeexplore.ieee.org/document/9028475/&quot;,&quot;id&quot;:&quot;amanullah_evaluating_2019&quot;,&quot;title&quot;:&quot;Evaluating the Use of Remixing in Scratch Projects Based on Repertoire, Lines of Code (LOC), and Elementary Patterns&quot;,&quot;DOI&quot;:&quot;10.1109/FIE43999.2019.9028475&quot;,&quot;language&quot;:&quot;en&quot;,&quot;author&quot;:[{&quot;given&quot;:&quot;Kashif&quot;,&quot;family&quot;:&quot;Amanullah&quot;},{&quot;given&quot;:&quot;Tim&quot;,&quot;family&quot;:&quot;Bell&quot;}],&quot;citation-key&quot;:&quot;amanullah_evaluating_2019&quot;,&quot;container-title&quot;:&quot;2019 IEEE Frontiers in Education Conference (FIE)&quot;,&quot;accessed&quot;:{&quot;date-parts&quot;:[[&quot;2023&quot;,12,1]]},&quot;source&quot;:&quot;DOI.org (Crossref)&quot;,&quot;issued&quot;:{&quot;date-parts&quot;:[[&quot;2019&quot;,10]]},&quot;publisher&quot;:&quot;IEEE&quot;,&quot;event-place&quot;:&quot;Covington, KY, USA&quot;,&quot;page&quot;:&quot;1-8&quot;,&quot;publisher-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type&quot;:&quot;paper-conference&quot;,&quot;event-title&quot;:&quot;2019 IEEE Frontiers in Education Conference (FIE)&quot;}}],&quot;schema&quot;:&quot;https://github.com/citation-style-language/schema/raw/master/csl-citation.json&quot;,&quot;properties&quot;:{&quot;noteIndex&quot;:0,&quot;unsorted&quot;:false,&quot;formattedCitation&quot;:&quot;[@amanullah_evaluating_2019]&quot;}} RND0000000165"/></text:p>
        </text:list-item>
        <text:list-item>
          <text:p text:style-name="P25">Online log in</text:p>
        </text:list-item>
        <text:list-item>
          <text:p text:style-name="P25">library of assets to speed up creation</text:p>
        </text:list-item>
        <text:list-item>
          <text:p text:style-name="P25">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00000166&quot;,&quot;citationItems&quot;:[{&quot;prefix&quot;:&quot;&quot;,&quot;id&quot;:2017,&quot;uris&quot;:[&quot;http://zotero.org/users/1913249/items/PN46846P&quot;],&quot;suppress-author&quot;:true,&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167"/>&lt;Do Zotero Refresh: [-@papert_epistemological_1990]&gt;<text:reference-mark-end text:name="ZOTERO_ITEM CSL_CITATION {&quot;citationID&quot;:&quot;00000166&quot;,&quot;citationItems&quot;:[{&quot;prefix&quot;:&quot;&quot;,&quot;id&quot;:2017,&quot;uris&quot;:[&quot;http://zotero.org/users/1913249/items/PN46846P&quot;],&quot;suppress-author&quot;:true,&quot;itemData&quot;:{&quot;issued&quot;:{&quot;date-parts&quot;:[[&quot;1990&quot;]]},&quot;citation-key&quot;:&quot;papert_epistemological_1990&quot;,&quot;volume&quot;:&quot;16&quot;,&quot;accessed&quot;:{&quot;date-parts&quot;:[[&quot;2017&quot;,11,1]]},&quot;author&quot;:[{&quot;given&quot;:&quot;Seymour&quot;,&quot;family&quot;:&quot;Papert&quot;},{&quot;given&quot;:&quot;Sherry&quot;,&quot;family&quot;:&quot;Turkle&quot;}],&quot;id&quot;:&quot;papert_epistemological_1990&quot;,&quot;container-title&quot;:&quot;Signs&quot;,&quot;type&quot;:&quot;article-journal&quot;,&quot;issue&quot;:&quot;1&quot;,&quot;title&quot;:&quot;Epistemological Pluralism and the Revaluation of the Concrete&quot;,&quot;URL&quot;:&quot;http://www.papert.org/articles/EpistemologicalPluralism.html&quot;}}],&quot;schema&quot;:&quot;https://github.com/citation-style-language/schema/raw/master/csl-citation.json&quot;,&quot;properties&quot;:{&quot;noteIndex&quot;:0,&quot;unsorted&quot;:false,&quot;formattedCitation&quot;:&quot;[-@papert_epistemological_1990]&quot;}} RND0000000167"/>.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00000168&quot;,&quot;citationItems&quot;:[{&quot;prefix&quot;:&quot;&quot;,&quot;id&quot;:1293,&quot;uris&quot;:[&quot;http://zotero.org/users/1913249/items/CQ6F79QS&quot;],&quot;itemData&quot;:{&quot;URL&quot;:&quot;http://rsta.royalsocietypublishing.org/cgi/doi/10.1098/rsta.2008.0118&quot;,&quot;id&quot;:&quot;wing_computational_2008&quot;,&quot;issue&quot;:&quot;1881&quot;,&quot;DOI&quot;:&quot;10.1098/rsta.2008.0118&quot;,&quot;language&quot;:&quot;en&quot;,&quot;citation-key&quot;:&quot;wing_computational_2008&quot;,&quot;volume&quot;:&quot;366&quot;,&quot;accessed&quot;:{&quot;date-parts&quot;:[[&quot;2016&quot;,8,8]]},&quot;author&quot;:[{&quot;given&quot;:&quot;J. M&quot;,&quot;family&quot;:&quot;Wing&quot;}],&quot;issued&quot;:{&quot;date-parts&quot;:[[&quot;2008&quot;,10,28]]},&quot;source&quot;:&quot;CrossRef&quot;,&quot;page&quot;:&quot;3717-3725&quot;,&quot;container-title&quot;:&quot;Philosophical Transactions of the Royal Society A: Mathematical, Physical and Engineering Sciences&quot;,&quot;ISSN&quot;:&quot;1364-503X, 1471-2962&quot;,&quot;type&quot;:&quot;article-journal&quot;,&quot;title&quot;:&quot;Computational thinking and thinking about computing&quot;}}],&quot;schema&quot;:&quot;https://github.com/citation-style-language/schema/raw/master/csl-citation.json&quot;,&quot;properties&quot;:{&quot;noteIndex&quot;:0,&quot;unsorted&quot;:false,&quot;formattedCitation&quot;:&quot;[@wing_computational_2008]&quot;}} RND0000000169"/>&lt;Do Zotero Refresh: [@wing_computational_2008]&gt;<text:reference-mark-end text:name="ZOTERO_ITEM CSL_CITATION {&quot;citationID&quot;:&quot;00000168&quot;,&quot;citationItems&quot;:[{&quot;prefix&quot;:&quot;&quot;,&quot;id&quot;:1293,&quot;uris&quot;:[&quot;http://zotero.org/users/1913249/items/CQ6F79QS&quot;],&quot;itemData&quot;:{&quot;URL&quot;:&quot;http://rsta.royalsocietypublishing.org/cgi/doi/10.1098/rsta.2008.0118&quot;,&quot;id&quot;:&quot;wing_computational_2008&quot;,&quot;issue&quot;:&quot;1881&quot;,&quot;DOI&quot;:&quot;10.1098/rsta.2008.0118&quot;,&quot;language&quot;:&quot;en&quot;,&quot;citation-key&quot;:&quot;wing_computational_2008&quot;,&quot;volume&quot;:&quot;366&quot;,&quot;accessed&quot;:{&quot;date-parts&quot;:[[&quot;2016&quot;,8,8]]},&quot;author&quot;:[{&quot;given&quot;:&quot;J. M&quot;,&quot;family&quot;:&quot;Wing&quot;}],&quot;issued&quot;:{&quot;date-parts&quot;:[[&quot;2008&quot;,10,28]]},&quot;source&quot;:&quot;CrossRef&quot;,&quot;page&quot;:&quot;3717-3725&quot;,&quot;container-title&quot;:&quot;Philosophical Transactions of the Royal Society A: Mathematical, Physical and Engineering Sciences&quot;,&quot;ISSN&quot;:&quot;1364-503X, 1471-2962&quot;,&quot;type&quot;:&quot;article-journal&quot;,&quot;title&quot;:&quot;Computational thinking and thinking about computing&quot;}}],&quot;schema&quot;:&quot;https://github.com/citation-style-language/schema/raw/master/csl-citation.json&quot;,&quot;properties&quot;:{&quot;noteIndex&quot;:0,&quot;unsorted&quot;:false,&quot;formattedCitation&quot;:&quot;[@wing_computational_2008]&quot;}} RND0000000169"/>.</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00000170&quot;,&quot;citationItems&quot;:[{&quot;prefix&quot;:&quot;&quot;,&quot;id&quot;:1131,&quot;uris&quot;:[&quot;http://zotero.org/users/1913249/items/ZWUAZAZN&quot;],&quot;label&quot;:&quot;page&quot;,&quot;locator&quot;:&quot;143&quot;,&quot;itemData&quot;:{&quot;issued&quot;:{&quot;date-parts&quot;:[[&quot;1993&quot;]]},&quot;language&quot;:&quot;English&quot;,&quot;title-short&quot;:&quot;The children's machine&quot;,&quot;type&quot;:&quot;book&quot;,&quot;citation-key&quot;:&quot;papert_childrens_1993&quot;,&quot;author&quot;:[{&quot;given&quot;:&quot;Seymour&quot;,&quot;family&quot;:&quot;Papert&quot;}],&quot;ISBN&quot;:&quot;0-465-01830-0 978-0-465-01830-7 0-465-01063-6 978-0-465-01063-9 0-7450-1603-0 978-0-7450-1603-0&quot;,&quot;event-place&quot;:&quot;New York&quot;,&quot;id&quot;:&quot;papert_childrens_1993&quot;,&quot;publisher-place&quot;:&quot;New York&quot;,&quot;publisher&quot;:&quot;BasicBooks&quot;,&quot;source&quot;:&quot;Open WorldCat&quot;,&quot;title&quot;:&quot;The children's machine: rethinking school in the age of the computer&quot;}}],&quot;schema&quot;:&quot;https://github.com/citation-style-language/schema/raw/master/csl-citation.json&quot;,&quot;properties&quot;:{&quot;noteIndex&quot;:0,&quot;unsorted&quot;:false,&quot;formattedCitation&quot;:&quot;[@papert_childrens_1993, p. 143]&quot;}} RND0000000171"/>&lt;Do Zotero Refresh: [@papert_childrens_1993, p. 143]&gt;<text:reference-mark-end text:name="ZOTERO_ITEM CSL_CITATION {&quot;citationID&quot;:&quot;00000170&quot;,&quot;citationItems&quot;:[{&quot;prefix&quot;:&quot;&quot;,&quot;id&quot;:1131,&quot;uris&quot;:[&quot;http://zotero.org/users/1913249/items/ZWUAZAZN&quot;],&quot;label&quot;:&quot;page&quot;,&quot;locator&quot;:&quot;143&quot;,&quot;itemData&quot;:{&quot;issued&quot;:{&quot;date-parts&quot;:[[&quot;1993&quot;]]},&quot;language&quot;:&quot;English&quot;,&quot;title-short&quot;:&quot;The children's machine&quot;,&quot;type&quot;:&quot;book&quot;,&quot;citation-key&quot;:&quot;papert_childrens_1993&quot;,&quot;author&quot;:[{&quot;given&quot;:&quot;Seymour&quot;,&quot;family&quot;:&quot;Papert&quot;}],&quot;ISBN&quot;:&quot;0-465-01830-0 978-0-465-01830-7 0-465-01063-6 978-0-465-01063-9 0-7450-1603-0 978-0-7450-1603-0&quot;,&quot;event-place&quot;:&quot;New York&quot;,&quot;id&quot;:&quot;papert_childrens_1993&quot;,&quot;publisher-place&quot;:&quot;New York&quot;,&quot;publisher&quot;:&quot;BasicBooks&quot;,&quot;source&quot;:&quot;Open WorldCat&quot;,&quot;title&quot;:&quot;The children's machine: rethinking school in the age of the computer&quot;}}],&quot;schema&quot;:&quot;https://github.com/citation-style-language/schema/raw/master/csl-citation.json&quot;,&quot;properties&quot;:{&quot;noteIndex&quot;:0,&quot;unsorted&quot;:false,&quot;formattedCitation&quot;:&quot;[@papert_childrens_1993, p. 143]&quot;}} RND0000000171"/>.</text:p>
      <text:p text:style-name="Text_20_body">Kafai and Peppler also address the issues of gender identities and game design <text:reference-mark-start text:name="ZOTERO_ITEM CSL_CITATION {&quot;citationID&quot;:&quot;00000172&quot;,&quot;citationItems&quot;:[{&quot;prefix&quot;:&quot;&quot;,&quot;id&quot;:3759,&quot;uris&quot;:[&quot;http://zotero.org/users/1913249/items/XCATBQNK&quot;],&quot;itemData&quot;:{&quot;title-short&quot;:&quot;Beyond game design for broadening participation&quot;,&quot;ISBN&quot;:&quot;978-1-4503-2105-1&quot;,&quot;URL&quot;:&quot;http://dl.acm.org/citation.cfm?id=2670296.2670301&quot;,&quot;id&quot;:&quot;kafai_beyond_2014&quot;,&quot;collection-title&quot;:&quot;Gender IT '14&quot;,&quot;issued&quot;:{&quot;date-parts&quot;:[[&quot;2014&quot;]]},&quot;publisher&quot;:&quot;European Society for Socially Embedded Technologies&quot;,&quot;type&quot;:&quot;paper-conference&quot;,&quot;accessed&quot;:{&quot;date-parts&quot;:[[&quot;2018&quot;,7,18]]},&quot;citation-key&quot;:&quot;kafai_beyond_20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age&quot;:&quot;21:21–21:28&quot;,&quot;publisher-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author&quot;:[{&quot;given&quot;:&quot;Yasmin&quot;,&quot;family&quot;:&quot;Kafai&quot;},{&quot;given&quot;:&quot;Quinn&quot;,&quot;family&quot;:&quot;Burke&quot;}]}}],&quot;schema&quot;:&quot;https://github.com/citation-style-language/schema/raw/master/csl-citation.json&quot;,&quot;properties&quot;:{&quot;noteIndex&quot;:0,&quot;unsorted&quot;:false,&quot;formattedCitation&quot;:&quot;[@kafai_beyond_2014]&quot;}} RND0000000173"/>&lt;Do Zotero Refresh: [@kafai_beyond_2014]&gt;<text:reference-mark-end text:name="ZOTERO_ITEM CSL_CITATION {&quot;citationID&quot;:&quot;00000172&quot;,&quot;citationItems&quot;:[{&quot;prefix&quot;:&quot;&quot;,&quot;id&quot;:3759,&quot;uris&quot;:[&quot;http://zotero.org/users/1913249/items/XCATBQNK&quot;],&quot;itemData&quot;:{&quot;title-short&quot;:&quot;Beyond game design for broadening participation&quot;,&quot;ISBN&quot;:&quot;978-1-4503-2105-1&quot;,&quot;URL&quot;:&quot;http://dl.acm.org/citation.cfm?id=2670296.2670301&quot;,&quot;id&quot;:&quot;kafai_beyond_2014&quot;,&quot;collection-title&quot;:&quot;Gender IT '14&quot;,&quot;issued&quot;:{&quot;date-parts&quot;:[[&quot;2014&quot;]]},&quot;publisher&quot;:&quot;European Society for Socially Embedded Technologies&quot;,&quot;type&quot;:&quot;paper-conference&quot;,&quot;accessed&quot;:{&quot;date-parts&quot;:[[&quot;2018&quot;,7,18]]},&quot;citation-key&quot;:&quot;kafai_beyond_20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age&quot;:&quot;21:21–21:28&quot;,&quot;publisher-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author&quot;:[{&quot;given&quot;:&quot;Yasmin&quot;,&quot;family&quot;:&quot;Kafai&quot;},{&quot;given&quot;:&quot;Quinn&quot;,&quot;family&quot;:&quot;Burke&quot;}]}}],&quot;schema&quot;:&quot;https://github.com/citation-style-language/schema/raw/master/csl-citation.json&quot;,&quot;properties&quot;:{&quot;noteIndex&quot;:0,&quot;unsorted&quot;:false,&quot;formattedCitation&quot;:&quot;[@kafai_beyond_2014]&quot;}} RND0000000173"/>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00000174&quot;,&quot;citationItems&quot;:[{&quot;prefix&quot;:&quot;&quot;,&quot;id&quot;:3048,&quot;uris&quot;:[&quot;http://zotero.org/users/1913249/items/HQWRSNXL&quot;],&quot;itemData&quot;:{&quot;language&quot;:&quot;en&quot;,&quot;type&quot;:&quot;article-journal&quot;,&quot;author&quot;:[{&quot;given&quot;:&quot;Ricarose&quot;,&quot;family&quot;:&quot;Roque&quot;},{&quot;given&quot;:&quot;Karina&quot;,&quot;family&quot;:&quot;Lin&quot;},{&quot;given&quot;:&quot;Richard&quot;,&quot;family&quot;:&quot;Liuzzi&quot;}],&quot;id&quot;:&quot;roque_engaging_nodate&quot;,&quot;page&quot;:&quot;2&quot;,&quot;source&quot;:&quot;Zotero&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citation-key&quot;:&quot;roque_engaging_nodate&quot;}},{&quot;prefix&quot;:&quot;&quot;,&quot;id&quot;:2772,&quot;uris&quot;:[&quot;http://zotero.org/users/1913249/items/XLTF7MAT&quot;],&quot;itemData&quot;:{&quot;issued&quot;:{&quot;date-parts&quot;:[[&quot;2018&quot;]]},&quot;language&quot;:&quot;en&quot;,&quot;type&quot;:&quot;article-journal&quot;,&quot;author&quot;:[{&quot;given&quot;:&quot;Ricarose&quot;,&quot;family&quot;:&quot;Roque&quot;},{&quot;given&quot;:&quot;Rupal&quot;,&quot;family&quot;:&quot;Jain&quot;}],&quot;id&quot;:&quot;roque_becoming_2018&quot;,&quot;page&quot;:&quot;8&quot;,&quot;source&quot;:&quot;Zotero&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itle&quot;:&quot;Becoming Facilitators of Creative Computing in Out-of-School Settings&quot;,&quot;citation-key&quot;:&quot;roque_becoming_2018&quot;}}],&quot;schema&quot;:&quot;https://github.com/citation-style-language/schema/raw/master/csl-citation.json&quot;,&quot;properties&quot;:{&quot;noteIndex&quot;:0,&quot;unsorted&quot;:false,&quot;formattedCitation&quot;:&quot;[@roque_engaging_nodate; @roque_becoming_2018]&quot;}} RND0000000175"/>&lt;Do Zotero Refresh: [@roque_engaging_nodate; @roque_becoming_2018]&gt;<text:reference-mark-end text:name="ZOTERO_ITEM CSL_CITATION {&quot;citationID&quot;:&quot;00000174&quot;,&quot;citationItems&quot;:[{&quot;prefix&quot;:&quot;&quot;,&quot;id&quot;:3048,&quot;uris&quot;:[&quot;http://zotero.org/users/1913249/items/HQWRSNXL&quot;],&quot;itemData&quot;:{&quot;language&quot;:&quot;en&quot;,&quot;type&quot;:&quot;article-journal&quot;,&quot;author&quot;:[{&quot;given&quot;:&quot;Ricarose&quot;,&quot;family&quot;:&quot;Roque&quot;},{&quot;given&quot;:&quot;Karina&quot;,&quot;family&quot;:&quot;Lin&quot;},{&quot;given&quot;:&quot;Richard&quot;,&quot;family&quot;:&quot;Liuzzi&quot;}],&quot;id&quot;:&quot;roque_engaging_nodate&quot;,&quot;page&quot;:&quot;2&quot;,&quot;source&quot;:&quot;Zotero&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citation-key&quot;:&quot;roque_engaging_nodate&quot;}},{&quot;prefix&quot;:&quot;&quot;,&quot;id&quot;:2772,&quot;uris&quot;:[&quot;http://zotero.org/users/1913249/items/XLTF7MAT&quot;],&quot;itemData&quot;:{&quot;issued&quot;:{&quot;date-parts&quot;:[[&quot;2018&quot;]]},&quot;language&quot;:&quot;en&quot;,&quot;type&quot;:&quot;article-journal&quot;,&quot;author&quot;:[{&quot;given&quot;:&quot;Ricarose&quot;,&quot;family&quot;:&quot;Roque&quot;},{&quot;given&quot;:&quot;Rupal&quot;,&quot;family&quot;:&quot;Jain&quot;}],&quot;id&quot;:&quot;roque_becoming_2018&quot;,&quot;page&quot;:&quot;8&quot;,&quot;source&quot;:&quot;Zotero&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itle&quot;:&quot;Becoming Facilitators of Creative Computing in Out-of-School Settings&quot;,&quot;citation-key&quot;:&quot;roque_becoming_2018&quot;}}],&quot;schema&quot;:&quot;https://github.com/citation-style-language/schema/raw/master/csl-citation.json&quot;,&quot;properties&quot;:{&quot;noteIndex&quot;:0,&quot;unsorted&quot;:false,&quot;formattedCitation&quot;:&quot;[@roque_engaging_nodate; @roque_becoming_2018]&quot;}} RND0000000175"/>.</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D&quot;:&quot;00000176&quot;,&quot;citationItems&quot;:[{&quot;prefix&quot;:&quot;&quot;,&quot;id&quot;:2943,&quot;uris&quot;:[&quot;http://zotero.org/users/1913249/items/CI3UYB78&quot;],&quot;itemData&quot;:{&quot;title-short&quot;:&quot;Gaming in Context&quot;,&quot;URL&quot;:&quot;http://discovery.ucl.ac.uk/1561023/&quot;,&quot;id&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ssued&quot;:{&quot;date-parts&quot;:[[&quot;2008&quot;]]},&quot;publisher&quot;:&quot;MIT Press&quot;,&quot;type&quot;:&quot;chapter&quot;,&quot;accessed&quot;:{&quot;date-parts&quot;:[[&quot;2018&quot;,7,19]]},&quot;title&quot;:&quot;Gaming in Context: How Young People Construct Their Gendered Identities in Playing and Making Games&quot;,&quot;citation-key&quot;:&quot;pelletier_gaming_2008&quot;,&quot;source&quot;:&quot;discovery.ucl.ac.uk&quot;,&quot;event-place&quot;:&quot;Cambridge, MA&quot;,&quot;page&quot;:&quot;145-159&quot;,&quot;publisher-place&quot;:&quot;Cambridge, MA&quot;,&quot;abstract&quot;:&quot;UCL Discovery is UCL's open access repository, showcasing and providing access to UCL research outputs from all UCL disciplines.&quot;,&quot;container-title&quot;:&quot;Beyond Barbie and Mortal Kombat: New Perspectives on Gender and Gaming&quot;,&quot;author&quot;:[{&quot;given&quot;:&quot;C.&quot;,&quot;family&quot;:&quot;Pelletier&quot;}]}}],&quot;schema&quot;:&quot;https://github.com/citation-style-language/schema/raw/master/csl-citation.json&quot;,&quot;properties&quot;:{&quot;noteIndex&quot;:0,&quot;unsorted&quot;:false,&quot;formattedCitation&quot;:&quot;[@pelletier_gaming_2008]&quot;}} RND0000000177"/>&lt;Do Zotero Refresh: [@pelletier_gaming_2008]&gt;<text:reference-mark-end text:name="ZOTERO_ITEM CSL_CITATION {&quot;citationID&quot;:&quot;00000176&quot;,&quot;citationItems&quot;:[{&quot;prefix&quot;:&quot;&quot;,&quot;id&quot;:2943,&quot;uris&quot;:[&quot;http://zotero.org/users/1913249/items/CI3UYB78&quot;],&quot;itemData&quot;:{&quot;title-short&quot;:&quot;Gaming in Context&quot;,&quot;URL&quot;:&quot;http://discovery.ucl.ac.uk/1561023/&quot;,&quot;id&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issued&quot;:{&quot;date-parts&quot;:[[&quot;2008&quot;]]},&quot;publisher&quot;:&quot;MIT Press&quot;,&quot;type&quot;:&quot;chapter&quot;,&quot;accessed&quot;:{&quot;date-parts&quot;:[[&quot;2018&quot;,7,19]]},&quot;title&quot;:&quot;Gaming in Context: How Young People Construct Their Gendered Identities in Playing and Making Games&quot;,&quot;citation-key&quot;:&quot;pelletier_gaming_2008&quot;,&quot;source&quot;:&quot;discovery.ucl.ac.uk&quot;,&quot;event-place&quot;:&quot;Cambridge, MA&quot;,&quot;page&quot;:&quot;145-159&quot;,&quot;publisher-place&quot;:&quot;Cambridge, MA&quot;,&quot;abstract&quot;:&quot;UCL Discovery is UCL's open access repository, showcasing and providing access to UCL research outputs from all UCL disciplines.&quot;,&quot;container-title&quot;:&quot;Beyond Barbie and Mortal Kombat: New Perspectives on Gender and Gaming&quot;,&quot;author&quot;:[{&quot;given&quot;:&quot;C.&quot;,&quot;family&quot;:&quot;Pelletier&quot;}]}}],&quot;schema&quot;:&quot;https://github.com/citation-style-language/schema/raw/master/csl-citation.json&quot;,&quot;properties&quot;:{&quot;noteIndex&quot;:0,&quot;unsorted&quot;:false,&quot;formattedCitation&quot;:&quot;[@pelletier_gaming_2008]&quot;}} RND0000000177"/>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citationID&quot;:&quot;00000178&quot;,&quot;citationItems&quot;:[{&quot;prefix&quot;:&quot;&quot;,&quot;id&quot;:9011,&quot;uris&quot;:[&quot;http://zotero.org/users/1913249/items/LV67TTVJ&quot;],&quot;itemData&quot;:{&quot;ISBN&quot;:&quot;978-1-4503-4968-0&quot;,&quot;URL&quot;:&quot;https://dl.acm.org/doi/10.1145/3105726.3106176&quot;,&quot;id&quot;:&quot;thayer_barriers_2017&quot;,&quot;collection-title&quot;:&quot;ICER '17&quot;,&quot;DOI&quot;:&quot;10.1145/3105726.3106176&quot;,&quot;source&quot;:&quot;ACM Digital Library&quot;,&quot;container-title&quot;:&quot;Proceedings of the 2017 ACM Conference on International Computing Education Research&quot;,&quot;citation-key&quot;:&quot;thayer_barriers_2017&quot;,&quot;accessed&quot;:{&quot;date-parts&quot;:[[&quot;2023&quot;,10,3]]},&quot;title&quot;:&quot;Barriers Faced by Coding Bootcamp Students&quot;,&quot;publisher&quot;:&quot;Association for Computing Machinery&quot;,&quot;issued&quot;:{&quot;date-parts&quot;:[[&quot;2017&quot;,8,14]]},&quot;event-place&quot;:&quot;New York, NY, USA&quot;,&quot;page&quot;:&quot;245–253&quot;,&quot;publisher-place&quot;:&quot;New York, NY, US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type&quot;:&quot;paper-conference&quot;,&quot;author&quot;:[{&quot;given&quot;:&quot;Kyle&quot;,&quot;family&quot;:&quot;Thayer&quot;},{&quot;given&quot;:&quot;Amy J.&quot;,&quot;family&quot;:&quot;Ko&quot;}]}}],&quot;schema&quot;:&quot;https://github.com/citation-style-language/schema/raw/master/csl-citation.json&quot;,&quot;properties&quot;:{&quot;noteIndex&quot;:0,&quot;unsorted&quot;:false,&quot;formattedCitation&quot;:&quot;[@thayer_barriers_2017]&quot;}} RND0000000179"/>&lt;Do Zotero Refresh: [@thayer_barriers_2017]&gt;<text:reference-mark-end text:name="ZOTERO_ITEM CSL_CITATION {&quot;citationID&quot;:&quot;00000178&quot;,&quot;citationItems&quot;:[{&quot;prefix&quot;:&quot;&quot;,&quot;id&quot;:9011,&quot;uris&quot;:[&quot;http://zotero.org/users/1913249/items/LV67TTVJ&quot;],&quot;itemData&quot;:{&quot;ISBN&quot;:&quot;978-1-4503-4968-0&quot;,&quot;URL&quot;:&quot;https://dl.acm.org/doi/10.1145/3105726.3106176&quot;,&quot;id&quot;:&quot;thayer_barriers_2017&quot;,&quot;collection-title&quot;:&quot;ICER '17&quot;,&quot;DOI&quot;:&quot;10.1145/3105726.3106176&quot;,&quot;source&quot;:&quot;ACM Digital Library&quot;,&quot;container-title&quot;:&quot;Proceedings of the 2017 ACM Conference on International Computing Education Research&quot;,&quot;citation-key&quot;:&quot;thayer_barriers_2017&quot;,&quot;accessed&quot;:{&quot;date-parts&quot;:[[&quot;2023&quot;,10,3]]},&quot;title&quot;:&quot;Barriers Faced by Coding Bootcamp Students&quot;,&quot;publisher&quot;:&quot;Association for Computing Machinery&quot;,&quot;issued&quot;:{&quot;date-parts&quot;:[[&quot;2017&quot;,8,14]]},&quot;event-place&quot;:&quot;New York, NY, USA&quot;,&quot;page&quot;:&quot;245–253&quot;,&quot;publisher-place&quot;:&quot;New York, NY, US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type&quot;:&quot;paper-conference&quot;,&quot;author&quot;:[{&quot;given&quot;:&quot;Kyle&quot;,&quot;family&quot;:&quot;Thayer&quot;},{&quot;given&quot;:&quot;Amy J.&quot;,&quot;family&quot;:&quot;Ko&quot;}]}}],&quot;schema&quot;:&quot;https://github.com/citation-style-language/schema/raw/master/csl-citation.json&quot;,&quot;properties&quot;:{&quot;noteIndex&quot;:0,&quot;unsorted&quot;:false,&quot;formattedCitation&quot;:&quot;[@thayer_barriers_2017]&quot;}} RND0000000179"/> the work of Margolis et al is analysed using concepts from communities of practice, type of barriers, and personal obstacles [(<text:span text:style-name="T1">margolis_stuck_2008?</text:span>);]</text:p>
      <text:p text:style-name="P26">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D&quot;:&quot;00000181&quot;,&quot;citationItems&quot;:[{&quot;prefix&quot;:&quot;&quot;,&quot;id&quot;:2650,&quot;uris&quot;:[&quot;http://zotero.org/users/1913249/items/HKBNN53C&quot;],&quot;itemData&quot;:{&quot;title-short&quot;:&quot;Saving Face While Geeking Out&quot;,&quot;URL&quot;:&quot;https://doi.org/10.1080/10508406.2014.893434&quot;,&quot;id&quot;:&quot;disalvo_saving_2014&quot;,&quot;issue&quot;:&quot;3&quot;,&quot;DOI&quot;:&quot;10.1080/10508406.2014.893434&quot;,&quot;source&quot;:&quot;Taylor and Francis+NEJM&quot;,&quot;citation-key&quot;:&quot;disalvo_saving_2014&quot;,&quot;volume&quot;:&quot;23&quot;,&quot;accessed&quot;:{&quot;date-parts&quot;:[[&quot;2018&quot;,7,16]]},&quot;author&quot;:[{&quot;given&quot;:&quot;Betsy&quot;,&quot;family&quot;:&quot;DiSalvo&quot;},{&quot;given&quot;:&quot;Mark&quot;,&quot;family&quot;:&quot;Guzdial&quot;},{&quot;given&quot;:&quot;Amy&quot;,&quot;family&quot;:&quot;Bruckman&quot;},{&quot;given&quot;:&quot;Tom&quot;,&quot;family&quot;:&quot;McKlin&quot;}],&quot;type&quot;:&quot;article-journal&quot;,&quot;issued&quot;:{&quot;date-parts&quot;:[[&quot;2014&quot;,7,3]]},&quot;page&quot;:&quot;272-315&quot;,&quot;container-title&quot;:&quot;Journal of the Learning Sciences&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itle&quot;:&quot;Saving Face While Geeking Out: Video Game Testing as a Justification for Learning Computer Science&quot;}},{&quot;prefix&quot;:&quot;&quot;,&quot;id&quot;:2670,&quot;uris&quot;:[&quot;http://zotero.org/users/1913249/items/9GLLZLMB&quot;],&quot;itemData&quot;:{&quot;issued&quot;:{&quot;date-parts&quot;:[[&quot;2009&quot;]]},&quot;language&quot;:&quot;en&quot;,&quot;type&quot;:&quot;paper-conference&quot;,&quot;title&quot;:&quot;Glitch Game Testers: African American Men Breaking Open the Consol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ontainer-title&quot;:&quot;Breaking New Ground: Innovation in Games, Play, Practice and Theory.&quot;,&quot;id&quot;:&quot;disalvo_glitch_2009-1&quot;,&quot;page&quot;:&quot;7&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Zotero&quot;,&quot;event-title&quot;:&quot;DiGRA&quot;}},{&quot;prefix&quot;:&quot;&quot;,&quot;id&quot;:2651,&quot;uris&quot;:[&quot;http://zotero.org/users/1913249/items/XMLVAMHU&quot;],&quot;itemData&quot;:{&quot;title-short&quot;:&quot;Learning in Context                                                    ,                                                             Learning in Context&quot;,&quot;URL&quot;:&quot;http://journals.sagepub.com/doi/abs/10.1177/1555412008314130&quot;,&quot;id&quot;:&quot;disalvo_learning_2008&quot;,&quot;issue&quot;:&quot;2&quot;,&quot;DOI&quot;:&quot;10.1177/1555412008314130&quot;,&quot;language&quot;:&quot;en&quot;,&quot;container-title-short&quot;:&quot;Games and Culture&quot;,&quot;type&quot;:&quot;article-journal&quot;,&quot;volume&quot;:&quot;3&quot;,&quot;accessed&quot;:{&quot;date-parts&quot;:[[&quot;2018&quot;,7,16]]},&quot;title&quot;:&quot;Learning in Context                                                    ,                                                             Learning in Context: Digital Games and Young Black Men             ,                      Digital Games and Young Black Men&quot;,&quot;ISSN&quot;:&quot;1555-4120&quot;,&quot;citation-key&quot;:&quot;disalvo_learning_2008&quot;,&quot;source&quot;:&quot;SAGE Journals&quot;,&quot;page&quot;:&quot;131-141&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author&quot;:[{&quot;given&quot;:&quot;Betsy James&quot;,&quot;family&quot;:&quot;DiSalvo&quot;},{&quot;given&quot;:&quot;Kevin&quot;,&quot;family&quot;:&quot;Crowley&quot;},{&quot;given&quot;:&quot;Roy&quot;,&quot;family&quot;:&quot;Norwood&quot;}]}}],&quot;schema&quot;:&quot;https://github.com/citation-style-language/schema/raw/master/csl-citation.json&quot;,&quot;properties&quot;:{&quot;noteIndex&quot;:0,&quot;unsorted&quot;:false,&quot;formattedCitation&quot;:&quot;[@disalvo_saving_2014; @disalvo_glitch_2009-1; @disalvo_learning_2008]&quot;}} RND0000000182"/>&lt;Do Zotero Refresh: [@disalvo_saving_2014; @disalvo_glitch_2009-1; @disalvo_learning_2008]&gt;<text:reference-mark-end text:name="ZOTERO_ITEM CSL_CITATION {&quot;citationID&quot;:&quot;00000181&quot;,&quot;citationItems&quot;:[{&quot;prefix&quot;:&quot;&quot;,&quot;id&quot;:2650,&quot;uris&quot;:[&quot;http://zotero.org/users/1913249/items/HKBNN53C&quot;],&quot;itemData&quot;:{&quot;title-short&quot;:&quot;Saving Face While Geeking Out&quot;,&quot;URL&quot;:&quot;https://doi.org/10.1080/10508406.2014.893434&quot;,&quot;id&quot;:&quot;disalvo_saving_2014&quot;,&quot;issue&quot;:&quot;3&quot;,&quot;DOI&quot;:&quot;10.1080/10508406.2014.893434&quot;,&quot;source&quot;:&quot;Taylor and Francis+NEJM&quot;,&quot;citation-key&quot;:&quot;disalvo_saving_2014&quot;,&quot;volume&quot;:&quot;23&quot;,&quot;accessed&quot;:{&quot;date-parts&quot;:[[&quot;2018&quot;,7,16]]},&quot;author&quot;:[{&quot;given&quot;:&quot;Betsy&quot;,&quot;family&quot;:&quot;DiSalvo&quot;},{&quot;given&quot;:&quot;Mark&quot;,&quot;family&quot;:&quot;Guzdial&quot;},{&quot;given&quot;:&quot;Amy&quot;,&quot;family&quot;:&quot;Bruckman&quot;},{&quot;given&quot;:&quot;Tom&quot;,&quot;family&quot;:&quot;McKlin&quot;}],&quot;type&quot;:&quot;article-journal&quot;,&quot;issued&quot;:{&quot;date-parts&quot;:[[&quot;2014&quot;,7,3]]},&quot;page&quot;:&quot;272-315&quot;,&quot;container-title&quot;:&quot;Journal of the Learning Sciences&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itle&quot;:&quot;Saving Face While Geeking Out: Video Game Testing as a Justification for Learning Computer Science&quot;}},{&quot;prefix&quot;:&quot;&quot;,&quot;id&quot;:2670,&quot;uris&quot;:[&quot;http://zotero.org/users/1913249/items/9GLLZLMB&quot;],&quot;itemData&quot;:{&quot;issued&quot;:{&quot;date-parts&quot;:[[&quot;2009&quot;]]},&quot;language&quot;:&quot;en&quot;,&quot;type&quot;:&quot;paper-conference&quot;,&quot;title&quot;:&quot;Glitch Game Testers: African American Men Breaking Open the Console&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ontainer-title&quot;:&quot;Breaking New Ground: Innovation in Games, Play, Practice and Theory.&quot;,&quot;id&quot;:&quot;disalvo_glitch_2009-1&quot;,&quot;page&quot;:&quot;7&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Zotero&quot;,&quot;event-title&quot;:&quot;DiGRA&quot;}},{&quot;prefix&quot;:&quot;&quot;,&quot;id&quot;:2651,&quot;uris&quot;:[&quot;http://zotero.org/users/1913249/items/XMLVAMHU&quot;],&quot;itemData&quot;:{&quot;title-short&quot;:&quot;Learning in Context                                                    ,                                                             Learning in Context&quot;,&quot;URL&quot;:&quot;http://journals.sagepub.com/doi/abs/10.1177/1555412008314130&quot;,&quot;id&quot;:&quot;disalvo_learning_2008&quot;,&quot;issue&quot;:&quot;2&quot;,&quot;DOI&quot;:&quot;10.1177/1555412008314130&quot;,&quot;language&quot;:&quot;en&quot;,&quot;container-title-short&quot;:&quot;Games and Culture&quot;,&quot;type&quot;:&quot;article-journal&quot;,&quot;volume&quot;:&quot;3&quot;,&quot;accessed&quot;:{&quot;date-parts&quot;:[[&quot;2018&quot;,7,16]]},&quot;title&quot;:&quot;Learning in Context                                                    ,                                                             Learning in Context: Digital Games and Young Black Men             ,                      Digital Games and Young Black Men&quot;,&quot;ISSN&quot;:&quot;1555-4120&quot;,&quot;citation-key&quot;:&quot;disalvo_learning_2008&quot;,&quot;source&quot;:&quot;SAGE Journals&quot;,&quot;page&quot;:&quot;131-141&quot;,&quot;issued&quot;:{&quot;date-parts&quot;:[[&quot;2008&quot;,4,1]]},&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author&quot;:[{&quot;given&quot;:&quot;Betsy James&quot;,&quot;family&quot;:&quot;DiSalvo&quot;},{&quot;given&quot;:&quot;Kevin&quot;,&quot;family&quot;:&quot;Crowley&quot;},{&quot;given&quot;:&quot;Roy&quot;,&quot;family&quot;:&quot;Norwood&quot;}]}}],&quot;schema&quot;:&quot;https://github.com/citation-style-language/schema/raw/master/csl-citation.json&quot;,&quot;properties&quot;:{&quot;noteIndex&quot;:0,&quot;unsorted&quot;:false,&quot;formattedCitation&quot;:&quot;[@disalvo_saving_2014; @disalvo_glitch_2009-1; @disalvo_learning_2008]&quot;}} RND0000000182"/></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D&quot;:&quot;00000183&quot;,&quot;citationItems&quot;:[{&quot;prefix&quot;:&quot;&quot;,&quot;id&quot;:3457,&quot;uris&quot;:[&quot;http://zotero.org/users/1913249/items/VBXU3WDU&quot;],&quot;itemData&quot;:{&quot;issued&quot;:{&quot;date-parts&quot;:[[&quot;2011&quot;]]},&quot;id&quot;:&quot;livingstone_next_2011&quot;,&quot;author&quot;:[{&quot;given&quot;:&quot;Ian&quot;,&quot;family&quot;:&quot;Livingstone&quot;},{&quot;given&quot;:&quot;Alex&quot;,&quot;family&quot;:&quot;Hope&quot;}],&quot;type&quot;:&quot;report&quot;,&quot;citation-key&quot;:&quot;livingstone_next_2011&quot;,&quot;publisher&quot;:&quot;National Endowment for Science, Technology and the Arts (NESTA),&quot;,&quot;title&quot;:&quot;Next Gen: Transforming the UK into the world’s leading talent hub for the video games and visual effects industries&quot;}}],&quot;schema&quot;:&quot;https://github.com/citation-style-language/schema/raw/master/csl-citation.json&quot;,&quot;properties&quot;:{&quot;noteIndex&quot;:0,&quot;unsorted&quot;:false,&quot;formattedCitation&quot;:&quot;[@livingstone_next_2011]&quot;}} RND0000000184"/>&lt;Do Zotero Refresh: [@livingstone_next_2011]&gt;<text:reference-mark-end text:name="ZOTERO_ITEM CSL_CITATION {&quot;citationID&quot;:&quot;00000183&quot;,&quot;citationItems&quot;:[{&quot;prefix&quot;:&quot;&quot;,&quot;id&quot;:3457,&quot;uris&quot;:[&quot;http://zotero.org/users/1913249/items/VBXU3WDU&quot;],&quot;itemData&quot;:{&quot;issued&quot;:{&quot;date-parts&quot;:[[&quot;2011&quot;]]},&quot;id&quot;:&quot;livingstone_next_2011&quot;,&quot;author&quot;:[{&quot;given&quot;:&quot;Ian&quot;,&quot;family&quot;:&quot;Livingstone&quot;},{&quot;given&quot;:&quot;Alex&quot;,&quot;family&quot;:&quot;Hope&quot;}],&quot;type&quot;:&quot;report&quot;,&quot;citation-key&quot;:&quot;livingstone_next_2011&quot;,&quot;publisher&quot;:&quot;National Endowment for Science, Technology and the Arts (NESTA),&quot;,&quot;title&quot;:&quot;Next Gen: Transforming the UK into the world’s leading talent hub for the video games and visual effects industries&quot;}}],&quot;schema&quot;:&quot;https://github.com/citation-style-language/schema/raw/master/csl-citation.json&quot;,&quot;properties&quot;:{&quot;noteIndex&quot;:0,&quot;unsorted&quot;:false,&quot;formattedCitation&quot;:&quot;[@livingstone_next_2011]&quot;}} RND0000000184"/>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D&quot;:&quot;00000185&quot;,&quot;citationItems&quot;:[{&quot;prefix&quot;:&quot;&quot;,&quot;id&quot;:3869,&quot;uris&quot;:[&quot;http://zotero.org/users/1913249/items/R4M4KKC8&quot;],&quot;itemData&quot;:{&quot;issued&quot;:{&quot;date-parts&quot;:[[&quot;2017&quot;]]},&quot;language&quot;:&quot;en&quot;,&quot;type&quot;:&quot;report&quot;,&quot;author&quot;:[{&quot;given&quot;:&quot;Jane&quot;,&quot;family&quot;:&quot;Waite&quot;}],&quot;publisher&quot;:&quot;Royal Society&quot;,&quot;id&quot;:&quot;waite_pedagogy_2017&quot;,&quot;page&quot;:&quot;90&quot;,&quot;citation-key&quot;:&quot;waite_pedagogy_2017&quot;,&quot;source&quot;:&quot;Zotero&quot;,&quot;title&quot;:&quot;Pedagogy in teaching Computer Science in schools: A Literature Review&quot;,&quot;URL&quot;:&quot;https://royalsociety.org/%7E/media/policy/projects/computing-education/literature-review-pedagogy-in-teaching.pdf&quot;}}],&quot;schema&quot;:&quot;https://github.com/citation-style-language/schema/raw/master/csl-citation.json&quot;,&quot;properties&quot;:{&quot;noteIndex&quot;:0,&quot;unsorted&quot;:false,&quot;formattedCitation&quot;:&quot;[@waite_pedagogy_2017]&quot;}} RND0000000186"/>&lt;Do Zotero Refresh: [@waite_pedagogy_2017]&gt;<text:reference-mark-end text:name="ZOTERO_ITEM CSL_CITATION {&quot;citationID&quot;:&quot;00000185&quot;,&quot;citationItems&quot;:[{&quot;prefix&quot;:&quot;&quot;,&quot;id&quot;:3869,&quot;uris&quot;:[&quot;http://zotero.org/users/1913249/items/R4M4KKC8&quot;],&quot;itemData&quot;:{&quot;issued&quot;:{&quot;date-parts&quot;:[[&quot;2017&quot;]]},&quot;language&quot;:&quot;en&quot;,&quot;type&quot;:&quot;report&quot;,&quot;author&quot;:[{&quot;given&quot;:&quot;Jane&quot;,&quot;family&quot;:&quot;Waite&quot;}],&quot;publisher&quot;:&quot;Royal Society&quot;,&quot;id&quot;:&quot;waite_pedagogy_2017&quot;,&quot;page&quot;:&quot;90&quot;,&quot;citation-key&quot;:&quot;waite_pedagogy_2017&quot;,&quot;source&quot;:&quot;Zotero&quot;,&quot;title&quot;:&quot;Pedagogy in teaching Computer Science in schools: A Literature Review&quot;,&quot;URL&quot;:&quot;https://royalsociety.org/%7E/media/policy/projects/computing-education/literature-review-pedagogy-in-teaching.pdf&quot;}}],&quot;schema&quot;:&quot;https://github.com/citation-style-language/schema/raw/master/csl-citation.json&quot;,&quot;properties&quot;:{&quot;noteIndex&quot;:0,&quot;unsorted&quot;:false,&quot;formattedCitation&quot;:&quot;[@waite_pedagogy_2017]&quot;}} RND0000000186"/>,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00000187&quot;,&quot;citationItems&quot;:[{&quot;prefix&quot;:&quot;&quot;,&quot;id&quot;:3,&quot;uris&quot;:[&quot;http://zotero.org/users/1913249/items/VYS48CXK&quot;],&quot;suppress-author&quot;:true,&quot;itemData&quot;:{&quot;URL&quot;:&quot;https://dl.acm.org/doi/10.1145/3375546&quot;,&quot;id&quot;:&quot;resnick_coding_2020&quot;,&quot;issue&quot;:&quot;11&quot;,&quot;DOI&quot;:&quot;10.1145/3375546&quot;,&quot;language&quot;:&quot;en&quot;,&quot;container-title-short&quot;:&quot;Commun. ACM&quot;,&quot;type&quot;:&quot;article-journal&quot;,&quot;volume&quot;:&quot;63&quot;,&quot;accessed&quot;:{&quot;date-parts&quot;:[[&quot;2021&quot;,12,21]]},&quot;title&quot;:&quot;Coding at a crossroads&quot;,&quot;ISSN&quot;:&quot;0001-0782, 1557-7317&quot;,&quot;citation-key&quot;:&quot;resnick_coding_2020&quot;,&quot;issued&quot;:{&quot;date-parts&quot;:[[&quot;2020&quot;,10,22]]},&quot;page&quot;:&quot;120-127&quot;,&quot;source&quot;:&quot;DOI.org (Crossref)&quot;,&quot;abstract&quot;:&quot;While millions of students worldwide have enjoyed coding experiences over the last decade, the next challenge is spreading educational values and approaches.&quot;,&quot;container-title&quot;:&quot;Communications of the ACM&quot;,&quot;author&quot;:[{&quot;given&quot;:&quot;Mitchel&quot;,&quot;family&quot;:&quot;Resnick&quot;},{&quot;given&quot;:&quot;Natalie&quot;,&quot;family&quot;:&quot;Rusk&quot;}]}}],&quot;schema&quot;:&quot;https://github.com/citation-style-language/schema/raw/master/csl-citation.json&quot;,&quot;properties&quot;:{&quot;noteIndex&quot;:0,&quot;unsorted&quot;:false,&quot;formattedCitation&quot;:&quot;[-@resnick_coding_2020]&quot;}} RND0000000188"/>&lt;Do Zotero Refresh: [-@resnick_coding_2020]&gt;<text:reference-mark-end text:name="ZOTERO_ITEM CSL_CITATION {&quot;citationID&quot;:&quot;00000187&quot;,&quot;citationItems&quot;:[{&quot;prefix&quot;:&quot;&quot;,&quot;id&quot;:3,&quot;uris&quot;:[&quot;http://zotero.org/users/1913249/items/VYS48CXK&quot;],&quot;suppress-author&quot;:true,&quot;itemData&quot;:{&quot;URL&quot;:&quot;https://dl.acm.org/doi/10.1145/3375546&quot;,&quot;id&quot;:&quot;resnick_coding_2020&quot;,&quot;issue&quot;:&quot;11&quot;,&quot;DOI&quot;:&quot;10.1145/3375546&quot;,&quot;language&quot;:&quot;en&quot;,&quot;container-title-short&quot;:&quot;Commun. ACM&quot;,&quot;type&quot;:&quot;article-journal&quot;,&quot;volume&quot;:&quot;63&quot;,&quot;accessed&quot;:{&quot;date-parts&quot;:[[&quot;2021&quot;,12,21]]},&quot;title&quot;:&quot;Coding at a crossroads&quot;,&quot;ISSN&quot;:&quot;0001-0782, 1557-7317&quot;,&quot;citation-key&quot;:&quot;resnick_coding_2020&quot;,&quot;issued&quot;:{&quot;date-parts&quot;:[[&quot;2020&quot;,10,22]]},&quot;page&quot;:&quot;120-127&quot;,&quot;source&quot;:&quot;DOI.org (Crossref)&quot;,&quot;abstract&quot;:&quot;While millions of students worldwide have enjoyed coding experiences over the last decade, the next challenge is spreading educational values and approaches.&quot;,&quot;container-title&quot;:&quot;Communications of the ACM&quot;,&quot;author&quot;:[{&quot;given&quot;:&quot;Mitchel&quot;,&quot;family&quot;:&quot;Resnick&quot;},{&quot;given&quot;:&quot;Natalie&quot;,&quot;family&quot;:&quot;Rusk&quot;}]}}],&quot;schema&quot;:&quot;https://github.com/citation-style-language/schema/raw/master/csl-citation.json&quot;,&quot;properties&quot;:{&quot;noteIndex&quot;:0,&quot;unsorted&quot;:false,&quot;formattedCitation&quot;:&quot;[-@resnick_coding_2020]&quot;}} RND0000000188"/>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D&quot;:&quot;00000189&quot;,&quot;citationItems&quot;:[{&quot;prefix&quot;:&quot;&quot;,&quot;id&quot;:1091,&quot;uris&quot;:[&quot;http://zotero.org/users/1913249/items/MRBIFKUU&quot;],&quot;itemData&quot;:{&quot;issued&quot;:{&quot;date-parts&quot;:[[&quot;2014&quot;]]},&quot;type&quot;:&quot;webpage&quot;,&quot;accessed&quot;:{&quot;date-parts&quot;:[[&quot;2015&quot;,5,9]]},&quot;author&quot;:[{&quot;literal&quot;:&quot;Mozilla Foundation&quot;}],&quot;id&quot;:&quot;mozilla_foundation_webmaker_2014&quot;,&quot;title&quot;:&quot;Webmaker Whitepaper&quot;,&quot;URL&quot;:&quot;https://wiki.mozilla.org/Webmaker/Whitepaper&quot;,&quot;citation-key&quot;:&quot;mozilla_foundation_webmaker_2014&quot;}}],&quot;schema&quot;:&quot;https://github.com/citation-style-language/schema/raw/master/csl-citation.json&quot;,&quot;properties&quot;:{&quot;noteIndex&quot;:0,&quot;unsorted&quot;:false,&quot;formattedCitation&quot;:&quot;[@mozilla_foundation_webmaker_2014]&quot;}} RND0000000190"/>&lt;Do Zotero Refresh: [@mozilla_foundation_webmaker_2014]&gt;<text:reference-mark-end text:name="ZOTERO_ITEM CSL_CITATION {&quot;citationID&quot;:&quot;00000189&quot;,&quot;citationItems&quot;:[{&quot;prefix&quot;:&quot;&quot;,&quot;id&quot;:1091,&quot;uris&quot;:[&quot;http://zotero.org/users/1913249/items/MRBIFKUU&quot;],&quot;itemData&quot;:{&quot;issued&quot;:{&quot;date-parts&quot;:[[&quot;2014&quot;]]},&quot;type&quot;:&quot;webpage&quot;,&quot;accessed&quot;:{&quot;date-parts&quot;:[[&quot;2015&quot;,5,9]]},&quot;author&quot;:[{&quot;literal&quot;:&quot;Mozilla Foundation&quot;}],&quot;id&quot;:&quot;mozilla_foundation_webmaker_2014&quot;,&quot;title&quot;:&quot;Webmaker Whitepaper&quot;,&quot;URL&quot;:&quot;https://wiki.mozilla.org/Webmaker/Whitepaper&quot;,&quot;citation-key&quot;:&quot;mozilla_foundation_webmaker_2014&quot;}}],&quot;schema&quot;:&quot;https://github.com/citation-style-language/schema/raw/master/csl-citation.json&quot;,&quot;properties&quot;:{&quot;noteIndex&quot;:0,&quot;unsorted&quot;:false,&quot;formattedCitation&quot;:&quot;[@mozilla_foundation_webmaker_2014]&quot;}} RND0000000190"/>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00000191&quot;,&quot;citationItems&quot;:[{&quot;prefix&quot;:&quot;&quot;,&quot;id&quot;:9602,&quot;uris&quot;:[&quot;http://zotero.org/users/1913249/items/J4X6L9CF&quot;],&quot;itemData&quot;:{&quot;issued&quot;:{&quot;date-parts&quot;:[[&quot;2015&quot;]]},&quot;language&quot;:&quot;en-US&quot;,&quot;title-short&quot;:&quot;Clubs&quot;,&quot;container-title&quot;:&quot;Mozilla Clubs&quot;,&quot;accessed&quot;:{&quot;date-parts&quot;:[[&quot;2024&quot;,7,11]]},&quot;author&quot;:[{&quot;given&quot;:&quot;Michelle&quot;,&quot;family&quot;:&quot;Thorne&quot;}],&quot;id&quot;:&quot;thorne_clubs_2015&quot;,&quot;citation-key&quot;:&quot;thorne_clubs_2015&quot;,&quot;type&quot;:&quot;post-weblog&quot;,&quot;title&quot;:&quot;Clubs: Web Literacy Basics curriculum&quot;,&quot;URL&quot;:&quot;https://michellethorne.cc/2015/03/clubs-web-literacy-basics-curriculum/&quot;}}],&quot;schema&quot;:&quot;https://github.com/citation-style-language/schema/raw/master/csl-citation.json&quot;,&quot;properties&quot;:{&quot;noteIndex&quot;:0,&quot;unsorted&quot;:false,&quot;formattedCitation&quot;:&quot;[@thorne_clubs_2015]&quot;}} RND0000000192"/>&lt;Do Zotero Refresh: [@thorne_clubs_2015]&gt;<text:reference-mark-end text:name="ZOTERO_ITEM CSL_CITATION {&quot;citationID&quot;:&quot;00000191&quot;,&quot;citationItems&quot;:[{&quot;prefix&quot;:&quot;&quot;,&quot;id&quot;:9602,&quot;uris&quot;:[&quot;http://zotero.org/users/1913249/items/J4X6L9CF&quot;],&quot;itemData&quot;:{&quot;issued&quot;:{&quot;date-parts&quot;:[[&quot;2015&quot;]]},&quot;language&quot;:&quot;en-US&quot;,&quot;title-short&quot;:&quot;Clubs&quot;,&quot;container-title&quot;:&quot;Mozilla Clubs&quot;,&quot;accessed&quot;:{&quot;date-parts&quot;:[[&quot;2024&quot;,7,11]]},&quot;author&quot;:[{&quot;given&quot;:&quot;Michelle&quot;,&quot;family&quot;:&quot;Thorne&quot;}],&quot;id&quot;:&quot;thorne_clubs_2015&quot;,&quot;citation-key&quot;:&quot;thorne_clubs_2015&quot;,&quot;type&quot;:&quot;post-weblog&quot;,&quot;title&quot;:&quot;Clubs: Web Literacy Basics curriculum&quot;,&quot;URL&quot;:&quot;https://michellethorne.cc/2015/03/clubs-web-literacy-basics-curriculum/&quot;}}],&quot;schema&quot;:&quot;https://github.com/citation-style-language/schema/raw/master/csl-citation.json&quot;,&quot;properties&quot;:{&quot;noteIndex&quot;:0,&quot;unsorted&quot;:false,&quot;formattedCitation&quot;:&quot;[@thorne_clubs_2015]&quot;}} RND0000000192"/>.</text:p>
      <text:p text:style-name="Text_20_body">In 2015 I contributed a short line course called Quacking Javascript to this webmaker curriclum. In my report on the underlying pedagogical approaches <text:reference-mark-start text:name="ZOTERO_ITEM CSL_CITATION {&quot;citationID&quot;:&quot;00000193&quot;,&quot;citationItems&quot;:[{&quot;prefix&quot;:&quot;&quot;,&quot;id&quot;:1019,&quot;uris&quot;:[&quot;http://zotero.org/users/1913249/items/UIIVWFPB&quot;],&quot;itemData&quot;:{&quot;issued&quot;:{&quot;date-parts&quot;:[[&quot;2015&quot;]]},&quot;type&quot;:&quot;webpage&quot;,&quot;accessed&quot;:{&quot;date-parts&quot;:[[&quot;2016&quot;,3,19]]},&quot;author&quot;:[{&quot;given&quot;:&quot;Mick&quot;,&quot;family&quot;:&quot;Chesterman&quot;}],&quot;id&quot;:&quot;chesterman_webmaking_2015&quot;,&quot;title&quot;:&quot;Webmaking using Javascript to promote student engagement and constructivist learning approaches at KS3&quot;,&quot;URL&quot;:&quot;https://web.archive.org/web/20180831105358/http://digitalducks.org/blog/project-report-webmaking/&quot;,&quot;citation-key&quot;:&quot;chesterman_webmaking_2015&quot;}}],&quot;schema&quot;:&quot;https://github.com/citation-style-language/schema/raw/master/csl-citation.json&quot;,&quot;properties&quot;:{&quot;noteIndex&quot;:0,&quot;unsorted&quot;:false,&quot;formattedCitation&quot;:&quot;[@chesterman_webmaking_2015]&quot;}} RND0000000194"/>&lt;Do Zotero Refresh: [@chesterman_webmaking_2015]&gt;<text:reference-mark-end text:name="ZOTERO_ITEM CSL_CITATION {&quot;citationID&quot;:&quot;00000193&quot;,&quot;citationItems&quot;:[{&quot;prefix&quot;:&quot;&quot;,&quot;id&quot;:1019,&quot;uris&quot;:[&quot;http://zotero.org/users/1913249/items/UIIVWFPB&quot;],&quot;itemData&quot;:{&quot;issued&quot;:{&quot;date-parts&quot;:[[&quot;2015&quot;]]},&quot;type&quot;:&quot;webpage&quot;,&quot;accessed&quot;:{&quot;date-parts&quot;:[[&quot;2016&quot;,3,19]]},&quot;author&quot;:[{&quot;given&quot;:&quot;Mick&quot;,&quot;family&quot;:&quot;Chesterman&quot;}],&quot;id&quot;:&quot;chesterman_webmaking_2015&quot;,&quot;title&quot;:&quot;Webmaking using Javascript to promote student engagement and constructivist learning approaches at KS3&quot;,&quot;URL&quot;:&quot;https://web.archive.org/web/20180831105358/http://digitalducks.org/blog/project-report-webmaking/&quot;,&quot;citation-key&quot;:&quot;chesterman_webmaking_2015&quot;}}],&quot;schema&quot;:&quot;https://github.com/citation-style-language/schema/raw/master/csl-citation.json&quot;,&quot;properties&quot;:{&quot;noteIndex&quot;:0,&quot;unsorted&quot;:false,&quot;formattedCitation&quot;:&quot;[@chesterman_webmaking_2015]&quot;}} RND0000000194"/>,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25">
        <text:list-item>
          <text:p text:style-name="P27">why not constructionism? given dominance in CDG&amp;P? (intro followed in Ch2. )</text:p>
        </text:list-item>
        <text:list-item>
          <text:p text:style-name="P27">what are we designing for in the context of this study</text:p>
        </text:list-item>
        <text:list-item>
          <text:p text:style-name="P27">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D&quot;:&quot;00000195&quot;,&quot;citationItems&quot;:[{&quot;prefix&quot;:&quot;&quot;,&quot;id&quot;:8822,&quot;uris&quot;:[&quot;http://zotero.org/users/1913249/items/PSMR8LFN&quot;],&quot;itemData&quot;:{&quot;URL&quot;:&quot;https://www.degruyter.com/document/doi/10.1515/cjal-2013-0002/html&quot;,&quot;id&quot;:&quot;huang_autonomy_2013&quot;,&quot;issue&quot;:&quot;1&quot;,&quot;DOI&quot;:&quot;10.1515/cjal-2013-0002&quot;,&quot;language&quot;:&quot;en&quot;,&quot;citation-key&quot;:&quot;huang_autonomy_2013&quot;,&quot;volume&quot;:&quot;36&quot;,&quot;accessed&quot;:{&quot;date-parts&quot;:[[&quot;2023&quot;,6,19]]},&quot;author&quot;:[{&quot;given&quot;:&quot;Jing (Peter)&quot;,&quot;family&quot;:&quot;Huang&quot;},{&quot;given&quot;:&quot;Phil&quot;,&quot;family&quot;:&quot;Benson&quot;}],&quot;issued&quot;:{&quot;date-parts&quot;:[[&quot;2013&quot;,1,2]]},&quot;source&quot;:&quot;DOI.org (Crossref)&quot;,&quot;container-title&quot;:&quot;Chinese Journal of Applied Linguistics&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ype&quot;:&quot;article-journal&quot;,&quot;title&quot;:&quot;Autonomy, Agency and Identity in Foreign and Second Language Education&quot;}},{&quot;prefix&quot;:&quot;&quot;,&quot;id&quot;:8819,&quot;uris&quot;:[&quot;http://zotero.org/users/1913249/items/ZU33LZ9E&quot;],&quot;itemData&quot;:{&quot;URL&quot;:&quot;https://doi.org/10.1007/s12124-015-9336-0&quot;,&quot;id&quot;:&quot;matusov_mapping_2016&quot;,&quot;issue&quot;:&quot;3&quot;,&quot;DOI&quot;:&quot;10.1007/s12124-015-9336-0&quot;,&quot;language&quot;:&quot;en&quot;,&quot;container-title-short&quot;:&quot;Integr. psych. behav.&quot;,&quot;type&quot;:&quot;article-journal&quot;,&quot;volume&quot;:&quot;50&quot;,&quot;accessed&quot;:{&quot;date-parts&quot;:[[&quot;2023&quot;,6,19]]},&quot;title&quot;:&quot;Mapping Concepts of Agency in Educational Contexts&quot;,&quot;ISSN&quot;:&quot;1936-3567&quot;,&quot;citation-key&quot;:&quot;matusov_mapping_2016&quot;,&quot;issued&quot;:{&quot;date-parts&quot;:[[&quot;2016&quot;,9,1]]},&quot;page&quot;:&quot;420-446&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schema&quot;:&quot;https://github.com/citation-style-language/schema/raw/master/csl-citation.json&quot;,&quot;properties&quot;:{&quot;noteIndex&quot;:0,&quot;unsorted&quot;:false,&quot;formattedCitation&quot;:&quot;[@huang_autonomy_2013; @matusov_mapping_2016]&quot;}} RND0000000196"/>&lt;Do Zotero Refresh: [@huang_autonomy_2013; @matusov_mapping_2016]&gt;<text:reference-mark-end text:name="ZOTERO_ITEM CSL_CITATION {&quot;citationID&quot;:&quot;00000195&quot;,&quot;citationItems&quot;:[{&quot;prefix&quot;:&quot;&quot;,&quot;id&quot;:8822,&quot;uris&quot;:[&quot;http://zotero.org/users/1913249/items/PSMR8LFN&quot;],&quot;itemData&quot;:{&quot;URL&quot;:&quot;https://www.degruyter.com/document/doi/10.1515/cjal-2013-0002/html&quot;,&quot;id&quot;:&quot;huang_autonomy_2013&quot;,&quot;issue&quot;:&quot;1&quot;,&quot;DOI&quot;:&quot;10.1515/cjal-2013-0002&quot;,&quot;language&quot;:&quot;en&quot;,&quot;citation-key&quot;:&quot;huang_autonomy_2013&quot;,&quot;volume&quot;:&quot;36&quot;,&quot;accessed&quot;:{&quot;date-parts&quot;:[[&quot;2023&quot;,6,19]]},&quot;author&quot;:[{&quot;given&quot;:&quot;Jing (Peter)&quot;,&quot;family&quot;:&quot;Huang&quot;},{&quot;given&quot;:&quot;Phil&quot;,&quot;family&quot;:&quot;Benson&quot;}],&quot;issued&quot;:{&quot;date-parts&quot;:[[&quot;2013&quot;,1,2]]},&quot;source&quot;:&quot;DOI.org (Crossref)&quot;,&quot;container-title&quot;:&quot;Chinese Journal of Applied Linguistics&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ype&quot;:&quot;article-journal&quot;,&quot;title&quot;:&quot;Autonomy, Agency and Identity in Foreign and Second Language Education&quot;}},{&quot;prefix&quot;:&quot;&quot;,&quot;id&quot;:8819,&quot;uris&quot;:[&quot;http://zotero.org/users/1913249/items/ZU33LZ9E&quot;],&quot;itemData&quot;:{&quot;URL&quot;:&quot;https://doi.org/10.1007/s12124-015-9336-0&quot;,&quot;id&quot;:&quot;matusov_mapping_2016&quot;,&quot;issue&quot;:&quot;3&quot;,&quot;DOI&quot;:&quot;10.1007/s12124-015-9336-0&quot;,&quot;language&quot;:&quot;en&quot;,&quot;container-title-short&quot;:&quot;Integr. psych. behav.&quot;,&quot;type&quot;:&quot;article-journal&quot;,&quot;volume&quot;:&quot;50&quot;,&quot;accessed&quot;:{&quot;date-parts&quot;:[[&quot;2023&quot;,6,19]]},&quot;title&quot;:&quot;Mapping Concepts of Agency in Educational Contexts&quot;,&quot;ISSN&quot;:&quot;1936-3567&quot;,&quot;citation-key&quot;:&quot;matusov_mapping_2016&quot;,&quot;issued&quot;:{&quot;date-parts&quot;:[[&quot;2016&quot;,9,1]]},&quot;page&quot;:&quot;420-446&quot;,&quot;source&quot;:&quot;Springer Link&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author&quot;:[{&quot;given&quot;:&quot;Eugene&quot;,&quot;family&quot;:&quot;Matusov&quot;},{&quot;given&quot;:&quot;Katherine&quot;,&quot;non-dropping-particle&quot;:&quot;von&quot;,&quot;family&quot;:&quot;Duyke&quot;},{&quot;given&quot;:&quot;Shakhnoza&quot;,&quot;family&quot;:&quot;Kayumova&quot;}]}}],&quot;schema&quot;:&quot;https://github.com/citation-style-language/schema/raw/master/csl-citation.json&quot;,&quot;properties&quot;:{&quot;noteIndex&quot;:0,&quot;unsorted&quot;:false,&quot;formattedCitation&quot;:&quot;[@huang_autonomy_2013; @matusov_mapping_2016]&quot;}} RND0000000196"/>,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D&quot;:&quot;00000197&quot;,&quot;citationItems&quot;:[{&quot;prefix&quot;:&quot;&quot;,&quot;id&quot;:9476,&quot;uris&quot;:[&quot;http://zotero.org/users/1913249/items/LFJJQN76&quot;],&quot;suppress-author&quot;:true,&quot;itemData&quot;:{&quot;title-short&quot;:&quot;Conjecture Mapping&quot;,&quot;URL&quot;:&quot;https://doi.org/10.1080/10508406.2013.778204&quot;,&quot;id&quot;:&quot;sandoval_conjecture_2014&quot;,&quot;issue&quot;:&quot;1&quot;,&quot;DOI&quot;:&quot;10.1080/10508406.2013.778204&quot;,&quot;publisher&quot;:&quot;Routledge&quot;,&quot;type&quot;:&quot;article-journal&quot;,&quot;volume&quot;:&quot;23&quot;,&quot;accessed&quot;:{&quot;date-parts&quot;:[[&quot;2024&quot;,5,22]]},&quot;title&quot;:&quot;Conjecture Mapping: An Approach to Systematic Educational Design Research&quot;,&quot;ISSN&quot;:&quot;1050-8406&quot;,&quot;citation-key&quot;:&quot;sandoval_conjecture_2014&quot;,&quot;issued&quot;:{&quot;date-parts&quot;:[[&quot;2014&quot;,1,2]]},&quot;page&quot;:&quot;18–36&quot;,&quot;source&quot;:&quot;Taylor and Francis+NEJM&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author&quot;:[{&quot;given&quot;:&quot;William&quot;,&quot;family&quot;:&quot;Sandoval&quot;}]}}],&quot;schema&quot;:&quot;https://github.com/citation-style-language/schema/raw/master/csl-citation.json&quot;,&quot;properties&quot;:{&quot;noteIndex&quot;:0,&quot;unsorted&quot;:false,&quot;formattedCitation&quot;:&quot;[-@sandoval_conjecture_2014]&quot;}} RND0000000198"/>&lt;Do Zotero Refresh: [-@sandoval_conjecture_2014]&gt;<text:reference-mark-end text:name="ZOTERO_ITEM CSL_CITATION {&quot;citationID&quot;:&quot;00000197&quot;,&quot;citationItems&quot;:[{&quot;prefix&quot;:&quot;&quot;,&quot;id&quot;:9476,&quot;uris&quot;:[&quot;http://zotero.org/users/1913249/items/LFJJQN76&quot;],&quot;suppress-author&quot;:true,&quot;itemData&quot;:{&quot;title-short&quot;:&quot;Conjecture Mapping&quot;,&quot;URL&quot;:&quot;https://doi.org/10.1080/10508406.2013.778204&quot;,&quot;id&quot;:&quot;sandoval_conjecture_2014&quot;,&quot;issue&quot;:&quot;1&quot;,&quot;DOI&quot;:&quot;10.1080/10508406.2013.778204&quot;,&quot;publisher&quot;:&quot;Routledge&quot;,&quot;type&quot;:&quot;article-journal&quot;,&quot;volume&quot;:&quot;23&quot;,&quot;accessed&quot;:{&quot;date-parts&quot;:[[&quot;2024&quot;,5,22]]},&quot;title&quot;:&quot;Conjecture Mapping: An Approach to Systematic Educational Design Research&quot;,&quot;ISSN&quot;:&quot;1050-8406&quot;,&quot;citation-key&quot;:&quot;sandoval_conjecture_2014&quot;,&quot;issued&quot;:{&quot;date-parts&quot;:[[&quot;2014&quot;,1,2]]},&quot;page&quot;:&quot;18–36&quot;,&quot;source&quot;:&quot;Taylor and Francis+NEJM&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author&quot;:[{&quot;given&quot;:&quot;William&quot;,&quot;family&quot;:&quot;Sandoval&quot;}]}}],&quot;schema&quot;:&quot;https://github.com/citation-style-language/schema/raw/master/csl-citation.json&quot;,&quot;properties&quot;:{&quot;noteIndex&quot;:0,&quot;unsorted&quot;:false,&quot;formattedCitation&quot;:&quot;[-@sandoval_conjecture_2014]&quot;}} RND0000000198"/>,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span text:style-name="T1">hoadley_creating_2002?</text:span>). To address this issue Chapter 4 of this thesis incorporates a design narrative, a process adopted from DBR, which I explain and justify in Chapters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19T11:20:13Z</meta:creation-date>
    <dc:date>2025-05-19T11:20:1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